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UnicodeMS" svg:font-family="ArialUnicodeMS"/>
    <style:font-face style:name="ArialUnicodeMS1" svg:font-family="ArialUnicodeMS" style:font-pitch="variable"/>
    <style:font-face style:name="ArialmonospacedforSAP" svg:font-family="ArialmonospacedforSAP" style:font-pitch="variable"/>
    <style:font-face style:name="ArialmonospacedforSAP1" svg:font-family="ArialmonospacedforSAP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XANSISymbols" svg:font-family="NXANSISymbols"/>
    <style:font-face style:name="NXANSISymbols1" svg:font-family="NXANSISymbol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2cm" svg:stroke-color="#000000" draw:stroke-linejoin="miter" svg:stroke-linecap="round" draw:fill="none" fo:padding-top="0.006cm" fo:padding-bottom="0.006cm" fo:padding-left="0.006cm" fo:padding-right="0.006cm"/>
    </style:style>
    <style:style style:name="gr2" style:family="graphic" style:parent-style-name="standard">
      <style:graphic-properties draw:stroke="solid" svg:stroke-width="0.012cm" svg:stroke-color="#000000" draw:stroke-linejoin="round" svg:stroke-linecap="round" draw:fill="none" draw:textarea-horizontal-align="center" draw:textarea-vertical-align="middle" fo:padding-top="0.006cm" fo:padding-bottom="0.006cm" fo:padding-left="0.006cm" fo:padding-right="0.006cm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.11cm" svg:height="1.11cm" svg:x="17.701cm" svg:y="9.939cm" svg:viewBox="0 0 1111 1111" svg:d="M0 1111c614 0 1111-498 1111-1111">
          <text:p/>
        </draw:path>
        <draw:path draw:style-name="gr1" draw:text-style-name="P1" draw:layer="layout" svg:width="1.11cm" svg:height="1.11cm" svg:x="6.181cm" svg:y="9.939cm" svg:viewBox="0 0 1111 1111" svg:d="M0 0c0 613 497 1111 1111 1111">
          <text:p/>
        </draw:path>
        <draw:path draw:style-name="gr1" draw:text-style-name="P1" draw:layer="layout" svg:width="1.11cm" svg:height="1.11cm" svg:x="6.181cm" svg:y="3.999cm" svg:viewBox="0 0 1111 1111" svg:d="M1111 0c-614 0-1111 497-1111 1111">
          <text:p/>
        </draw:path>
        <draw:path draw:style-name="gr1" draw:text-style-name="P1" draw:layer="layout" svg:width="1.11cm" svg:height="1.11cm" svg:x="17.701cm" svg:y="3.999cm" svg:viewBox="0 0 1111 1111" svg:d="M1111 1111c0-614-497-1111-1111-1111">
          <text:p/>
        </draw:path>
        <draw:path draw:style-name="gr1" draw:text-style-name="P1" draw:layer="layout" svg:width="1.11cm" svg:height="1.11cm" svg:x="6.286cm" svg:y="4.164cm" svg:viewBox="0 0 1111 1111" svg:d="M1111 0c-614 0-1111 497-1111 1111">
          <text:p/>
        </draw:path>
        <draw:path draw:style-name="gr1" draw:text-style-name="P1" draw:layer="layout" svg:width="1.11cm" svg:height="1.11cm" svg:x="6.286cm" svg:y="9.774cm" svg:viewBox="0 0 1111 1111" svg:d="M0 0c0 613 497 1111 1111 1111">
          <text:p/>
        </draw:path>
        <draw:path draw:style-name="gr1" draw:text-style-name="P1" draw:layer="layout" svg:width="1.11cm" svg:height="1.11cm" svg:x="17.596cm" svg:y="9.774cm" svg:viewBox="0 0 1111 1111" svg:d="M0 1111c614 0 1111-498 1111-1111">
          <text:p/>
        </draw:path>
        <draw:path draw:style-name="gr1" draw:text-style-name="P1" draw:layer="layout" svg:width="1.11cm" svg:height="1.11cm" svg:x="17.596cm" svg:y="4.164cm" svg:viewBox="0 0 1111 1111" svg:d="M1111 1111c0-614-497-1111-1111-1111">
          <text:p/>
        </draw:path>
        <draw:path draw:style-name="gr1" draw:text-style-name="P1" draw:layer="layout" svg:width="1.32cm" svg:height="1.32cm" svg:x="17.701cm" svg:y="9.939cm" svg:viewBox="0 0 1321 1321" svg:d="M0 1321c729 0 1321-592 1321-1321">
          <text:p/>
        </draw:path>
        <draw:path draw:style-name="gr1" draw:text-style-name="P1" draw:layer="layout" svg:width="1.32cm" svg:height="1.32cm" svg:x="5.971cm" svg:y="3.789cm" svg:viewBox="0 0 1321 1321" svg:d="M1321 0c-730 0-1321 592-1321 1321">
          <text:p/>
        </draw:path>
        <draw:path draw:style-name="gr1" draw:text-style-name="P1" draw:layer="layout" svg:width="0.9cm" svg:height="0.9cm" svg:x="6.496cm" svg:y="9.774cm" svg:viewBox="0 0 901 901" svg:d="M0 0c0 498 403 901 901 901">
          <text:p/>
        </draw:path>
        <draw:path draw:style-name="gr1" draw:text-style-name="P1" draw:layer="layout" svg:width="0.9cm" svg:height="0.9cm" svg:x="6.496cm" svg:y="4.374cm" svg:viewBox="0 0 901 901" svg:d="M901 0c-498 0-901 404-901 901">
          <text:p/>
        </draw:path>
        <draw:path draw:style-name="gr1" draw:text-style-name="P1" draw:layer="layout" svg:width="0.9cm" svg:height="0.9cm" svg:x="17.596cm" svg:y="9.774cm" svg:viewBox="0 0 901 901" svg:d="M0 901c498 0 901-403 901-901">
          <text:p/>
        </draw:path>
        <draw:path draw:style-name="gr1" draw:text-style-name="P1" draw:layer="layout" svg:width="0.9cm" svg:height="0.9cm" svg:x="17.596cm" svg:y="4.374cm" svg:viewBox="0 0 901 901" svg:d="M901 901c0-497-403-901-901-901">
          <text:p/>
        </draw:path>
        <draw:path draw:style-name="gr1" draw:text-style-name="P1" draw:layer="layout" svg:width="1.32cm" svg:height="1.32cm" svg:x="5.971cm" svg:y="9.939cm" svg:viewBox="0 0 1321 1321" svg:d="M0 0c0 729 591 1321 1321 1321">
          <text:p/>
        </draw:path>
        <draw:path draw:style-name="gr1" draw:text-style-name="P1" draw:layer="layout" svg:width="1.32cm" svg:height="1.32cm" svg:x="17.701cm" svg:y="3.789cm" svg:viewBox="0 0 1321 1321" svg:d="M1321 1321c0-729-592-1321-1321-1321">
          <text:p/>
        </draw:path>
        <draw:path draw:style-name="gr1" draw:text-style-name="P1" draw:layer="layout" svg:width="0.075cm" svg:height="0.075cm" svg:x="13.006cm" svg:y="3.714cm" svg:viewBox="0 0 76 76" svg:d="M0 0c0 43 34 76 76 76">
          <text:p/>
        </draw:path>
        <draw:path draw:style-name="gr1" draw:text-style-name="P1" draw:layer="layout" svg:width="0.075cm" svg:height="0.075cm" svg:x="11.911cm" svg:y="3.714cm" svg:viewBox="0 0 76 76" svg:d="M0 76c43 0 76-33 76-76">
          <text:p/>
        </draw:path>
        <draw:path draw:style-name="gr1" draw:text-style-name="P1" draw:layer="layout" svg:width="0.075cm" svg:height="0.075cm" svg:x="11.911cm" svg:y="11.259cm" svg:viewBox="0 0 76 76" svg:d="M76 76c0-42-33-76-76-76">
          <text:p/>
        </draw:path>
        <draw:path draw:style-name="gr1" draw:text-style-name="P1" draw:layer="layout" svg:width="0.075cm" svg:height="0.075cm" svg:x="13.006cm" svg:y="11.259cm" svg:viewBox="0 0 76 76" svg:d="M76 0c-42 0-76 34-76 76">
          <text:p/>
        </draw:path>
        <draw:path draw:style-name="gr1" draw:text-style-name="P1" draw:layer="layout" svg:width="0.075cm" svg:height="0.075cm" svg:x="11.911cm" svg:y="11.799cm" svg:viewBox="0 0 76 76" svg:d="M0 76c43 0 76-33 76-76">
          <text:p/>
        </draw:path>
        <draw:path draw:style-name="gr1" draw:text-style-name="P1" draw:layer="layout" svg:width="0.075cm" svg:height="0.075cm" svg:x="13.006cm" svg:y="11.799cm" svg:viewBox="0 0 76 76" svg:d="M0 0c0 43 34 76 76 76">
          <text:p/>
        </draw:path>
        <draw:path draw:style-name="gr1" draw:text-style-name="P1" draw:layer="layout" svg:width="0.075cm" svg:height="0.075cm" svg:x="11.911cm" svg:y="3.174cm" svg:viewBox="0 0 76 76" svg:d="M76 76c0-41-33-76-76-76">
          <text:p/>
        </draw:path>
        <draw:path draw:style-name="gr1" draw:text-style-name="P1" draw:layer="layout" svg:width="0.075cm" svg:height="0.075cm" svg:x="13.006cm" svg:y="3.174cm" svg:viewBox="0 0 76 76" svg:d="M76 0c-42 0-76 35-76 76">
          <text:p/>
        </draw:path>
        <draw:path draw:style-name="gr1" draw:text-style-name="P1" draw:layer="layout" svg:width="0.09cm" svg:height="0.09cm" svg:x="13.246cm" svg:y="12.024cm" svg:viewBox="0 0 91 91" svg:d="M0 91c51 0 91-40 91-91">
          <text:p/>
        </draw:path>
        <draw:path draw:style-name="gr1" draw:text-style-name="P1" draw:layer="layout" svg:width="0.09cm" svg:height="0.09cm" svg:x="11.656cm" svg:y="12.024cm" svg:viewBox="0 0 91 91" svg:d="M0 0c0 51 41 91 91 91">
          <text:p/>
        </draw:path>
        <draw:path draw:style-name="gr1" draw:text-style-name="P1" draw:layer="layout" svg:width="0.09cm" svg:height="0.09cm" svg:x="13.246cm" svg:y="2.934cm" svg:viewBox="0 0 91 91" svg:d="M91 91c0-51-40-91-91-91">
          <text:p/>
        </draw:path>
        <draw:path draw:style-name="gr1" draw:text-style-name="P1" draw:layer="layout" svg:width="0.09cm" svg:height="0.09cm" svg:x="11.656cm" svg:y="2.934cm" svg:viewBox="0 0 91 91" svg:d="M91 0c-50 0-91 40-91 91">
          <text:p/>
        </draw:path>
        <draw:path draw:style-name="gr1" draw:text-style-name="P1" draw:layer="layout" svg:width="0.09cm" svg:height="0.18cm" svg:x="7.756cm" svg:y="6.189cm" svg:viewBox="0 0 91 181" svg:d="M91 0c-50 0-91 40-91 91 0 50 41 90 91 90">
          <text:p/>
        </draw:path>
        <draw:path draw:style-name="gr1" draw:text-style-name="P1" draw:layer="layout" svg:width="0.09cm" svg:height="0.18cm" svg:x="10.096cm" svg:y="6.189cm" svg:viewBox="0 0 91 181" svg:d="M0 181c50 0 91-40 91-90 0-51-41-91-91-91">
          <text:p/>
        </draw:path>
        <draw:path draw:style-name="gr1" draw:text-style-name="P1" draw:layer="layout" svg:width="0.09cm" svg:height="0.18cm" svg:x="14.986cm" svg:y="8.679cm" svg:viewBox="0 0 91 181" svg:d="M0 181c50 0 91-40 91-90s-41-91-91-91">
          <text:p/>
        </draw:path>
        <draw:path draw:style-name="gr1" draw:text-style-name="P1" draw:layer="layout" svg:width="0.132cm" svg:height="0.264cm" svg:x="14.986cm" svg:y="8.637cm" svg:viewBox="0 0 133 265" svg:d="M0 265c74 0 133-59 133-133 0-73-59-132-133-132">
          <text:p/>
        </draw:path>
        <draw:path draw:style-name="gr1" draw:text-style-name="P1" draw:layer="layout" svg:width="0.09cm" svg:height="0.18cm" svg:x="12.646cm" svg:y="8.679cm" svg:viewBox="0 0 91 181" svg:d="M91 0c-50 0-91 41-91 91s41 90 91 90">
          <text:p/>
        </draw:path>
        <draw:path draw:style-name="gr1" draw:text-style-name="P1" draw:layer="layout" svg:width="0.132cm" svg:height="0.264cm" svg:x="10.096cm" svg:y="6.147cm" svg:viewBox="0 0 133 265" svg:d="M0 265c74 0 133-59 133-132s-59-133-133-133">
          <text:p/>
        </draw:path>
        <draw:path draw:style-name="gr1" draw:text-style-name="P1" draw:layer="layout" svg:width="0.132cm" svg:height="0.264cm" svg:x="12.604cm" svg:y="8.637cm" svg:viewBox="0 0 133 265" svg:d="M133 0c-73 0-133 59-133 132 0 74 60 133 133 133">
          <text:p/>
        </draw:path>
        <draw:path draw:style-name="gr1" draw:text-style-name="P1" draw:layer="layout" svg:width="0.09cm" svg:height="0.18cm" svg:x="7.756cm" svg:y="8.679cm" svg:viewBox="0 0 91 181" svg:d="M91 0c-50 0-91 41-91 91s41 90 91 90">
          <text:p/>
        </draw:path>
        <draw:path draw:style-name="gr1" draw:text-style-name="P1" draw:layer="layout" svg:width="0.132cm" svg:height="0.264cm" svg:x="7.714cm" svg:y="8.637cm" svg:viewBox="0 0 133 265" svg:d="M133 0c-73 0-133 59-133 132 0 74 60 133 133 133">
          <text:p/>
        </draw:path>
        <draw:path draw:style-name="gr1" draw:text-style-name="P1" draw:layer="layout" svg:width="0.09cm" svg:height="0.18cm" svg:x="12.646cm" svg:y="6.189cm" svg:viewBox="0 0 91 181" svg:d="M91 0c-50 0-91 40-91 91 0 50 41 90 91 90">
          <text:p/>
        </draw:path>
        <draw:path draw:style-name="gr1" draw:text-style-name="P1" draw:layer="layout" svg:width="0.132cm" svg:height="0.264cm" svg:x="12.604cm" svg:y="6.147cm" svg:viewBox="0 0 133 265" svg:d="M133 0c-73 0-133 60-133 133s60 132 133 132">
          <text:p/>
        </draw:path>
        <draw:path draw:style-name="gr1" draw:text-style-name="P1" draw:layer="layout" svg:width="0.09cm" svg:height="0.18cm" svg:x="14.986cm" svg:y="6.189cm" svg:viewBox="0 0 91 181" svg:d="M0 181c50 0 91-40 91-90 0-51-41-91-91-91">
          <text:p/>
        </draw:path>
        <draw:path draw:style-name="gr1" draw:text-style-name="P1" draw:layer="layout" svg:width="0.132cm" svg:height="0.264cm" svg:x="14.986cm" svg:y="6.147cm" svg:viewBox="0 0 133 265" svg:d="M0 265c74 0 133-59 133-132s-59-133-133-133">
          <text:p/>
        </draw:path>
        <draw:path draw:style-name="gr1" draw:text-style-name="P1" draw:layer="layout" svg:width="0.132cm" svg:height="0.264cm" svg:x="7.714cm" svg:y="6.147cm" svg:viewBox="0 0 133 265" svg:d="M133 0c-73 0-133 60-133 133s60 132 133 132">
          <text:p/>
        </draw:path>
        <draw:path draw:style-name="gr1" draw:text-style-name="P1" draw:layer="layout" svg:width="0.09cm" svg:height="0.18cm" svg:x="10.096cm" svg:y="8.679cm" svg:viewBox="0 0 91 181" svg:d="M0 181c50 0 91-40 91-90s-41-91-91-91">
          <text:p/>
        </draw:path>
        <draw:path draw:style-name="gr1" draw:text-style-name="P1" draw:layer="layout" svg:width="0.132cm" svg:height="0.264cm" svg:x="10.096cm" svg:y="8.637cm" svg:viewBox="0 0 133 265" svg:d="M0 265c74 0 133-59 133-133 0-73-59-132-133-132">
          <text:p/>
        </draw:path>
        <draw:path draw:style-name="gr1" draw:text-style-name="P1" draw:layer="layout" svg:width="1.05cm" svg:height="1.05cm" svg:x="4.321cm" svg:y="6.999cm" svg:viewBox="0 0 1051 1051" svg:d="M1051 525c0-290-235-525-525-525s-526 235-526 525 236 526 526 526 525-236 525-526z">
          <text:p/>
        </draw:path>
        <draw:path draw:style-name="gr1" draw:text-style-name="P1" draw:layer="layout" svg:width="1.743cm" svg:height="1.743cm" svg:x="3.975cm" svg:y="6.653cm" svg:viewBox="0 0 1744 1744" svg:d="M1744 871c0-481-392-871-873-871s-871 390-871 871 390 873 871 873 873-392 873-873z">
          <text:p/>
        </draw:path>
        <draw:path draw:style-name="gr1" draw:text-style-name="P1" draw:layer="layout" svg:width="1.743cm" svg:height="1.743cm" svg:x="19.275cm" svg:y="6.653cm" svg:viewBox="0 0 1744 1744" svg:d="M1744 871c0-481-391-871-872-871s-872 390-872 871 391 873 872 873 872-392 872-873z">
          <text:p/>
        </draw:path>
        <draw:path draw:style-name="gr1" draw:text-style-name="P1" draw:layer="layout" svg:width="1.05cm" svg:height="1.05cm" svg:x="19.621cm" svg:y="6.999cm" svg:viewBox="0 0 1051 1051" svg:d="M1051 525c0-290-235-525-525-525-291 0-526 235-526 525s235 526 526 526c290 0 525-236 525-526z">
          <text:p/>
        </draw:path>
        <draw:path draw:style-name="gr1" draw:text-style-name="P1" draw:layer="layout" svg:width="0.9cm" svg:height="0.9cm" svg:x="20.371cm" svg:y="2.889cm" svg:viewBox="0 0 901 901" svg:d="M901 901c0-498-403-901-901-901">
          <text:p/>
        </draw:path>
        <draw:path draw:style-name="gr1" draw:text-style-name="P1" draw:layer="layout" svg:width="0.9cm" svg:height="0.9cm" svg:x="3.721cm" svg:y="2.889cm" svg:viewBox="0 0 901 901" svg:d="M901 0c-498 0-901 403-901 901">
          <text:p/>
        </draw:path>
        <draw:path draw:style-name="gr1" draw:text-style-name="P1" draw:layer="layout" svg:width="0.9cm" svg:height="0.9cm" svg:x="3.721cm" svg:y="11.259cm" svg:viewBox="0 0 901 901" svg:d="M0 0c0 497 403 901 901 901">
          <text:p/>
        </draw:path>
        <draw:path draw:style-name="gr1" draw:text-style-name="P1" draw:layer="layout" svg:width="0.9cm" svg:height="0.9cm" svg:x="20.371cm" svg:y="11.259cm" svg:viewBox="0 0 901 901" svg:d="M0 901c498 0 901-404 901-901">
          <text:p/>
        </draw:path>
        <draw:path draw:style-name="gr1" draw:text-style-name="P1" draw:layer="layout" svg:width="0.282cm" svg:height="0.564cm" svg:x="10.096cm" svg:y="8.487cm" svg:viewBox="0 0 283 565" svg:d="M0 565c157 0 283-126 283-283 0-156-126-282-283-282">
          <text:p/>
        </draw:path>
        <draw:path draw:style-name="gr1" draw:text-style-name="P1" draw:layer="layout" svg:width="0.282cm" svg:height="0.564cm" svg:x="7.564cm" svg:y="5.997cm" svg:viewBox="0 0 283 565" svg:d="M283 0c-156 0-283 127-283 283s127 282 283 282">
          <text:p/>
        </draw:path>
        <draw:path draw:style-name="gr1" draw:text-style-name="P1" draw:layer="layout" svg:width="0.282cm" svg:height="0.564cm" svg:x="12.454cm" svg:y="5.997cm" svg:viewBox="0 0 283 565" svg:d="M283 0c-157 0-283 127-283 283s126 282 283 282">
          <text:p/>
        </draw:path>
        <draw:path draw:style-name="gr1" draw:text-style-name="P1" draw:layer="layout" svg:width="0.282cm" svg:height="0.564cm" svg:x="7.564cm" svg:y="8.487cm" svg:viewBox="0 0 283 565" svg:d="M283 0c-156 0-283 126-283 282 0 157 127 283 283 283">
          <text:p/>
        </draw:path>
        <draw:path draw:style-name="gr1" draw:text-style-name="P1" draw:layer="layout" svg:width="0.282cm" svg:height="0.564cm" svg:x="10.096cm" svg:y="5.997cm" svg:viewBox="0 0 283 565" svg:d="M0 565c157 0 283-126 283-282s-126-283-283-283">
          <text:p/>
        </draw:path>
        <draw:path draw:style-name="gr1" draw:text-style-name="P1" draw:layer="layout" svg:width="0.282cm" svg:height="0.564cm" svg:x="14.986cm" svg:y="5.997cm" svg:viewBox="0 0 283 565" svg:d="M0 565c156 0 283-126 283-282s-127-283-283-283">
          <text:p/>
        </draw:path>
        <draw:path draw:style-name="gr1" draw:text-style-name="P1" draw:layer="layout" svg:width="0.282cm" svg:height="0.564cm" svg:x="14.986cm" svg:y="8.487cm" svg:viewBox="0 0 283 565" svg:d="M0 565c156 0 283-126 283-283 0-156-127-282-283-282">
          <text:p/>
        </draw:path>
        <draw:path draw:style-name="gr1" draw:text-style-name="P1" draw:layer="layout" svg:width="0.282cm" svg:height="0.564cm" svg:x="12.454cm" svg:y="8.487cm" svg:viewBox="0 0 283 565" svg:d="M283 0c-157 0-283 126-283 282 0 157 126 283 283 283">
          <text:p/>
        </draw:path>
        <draw:path draw:style-name="gr1" draw:text-style-name="P1" draw:layer="layout" svg:width="0.045cm" svg:height="0.03cm" svg:x="15.737cm" svg:y="6.744cm" svg:viewBox="0 0 46 31" svg:d="M0 0c14 13 30 23 46 31">
          <text:p/>
        </draw:path>
        <draw:path draw:style-name="gr1" draw:text-style-name="P1" draw:layer="layout" svg:width="0.045cm" svg:height="0.03cm" svg:x="15.737cm" svg:y="7.014cm" svg:viewBox="0 0 46 31" svg:d="M46 0c-16 7-32 17-46 31">
          <text:p/>
        </draw:path>
        <draw:path draw:style-name="gr1" draw:text-style-name="P1" draw:layer="layout" svg:width="0.045cm" svg:height="0.03cm" svg:x="15.9cm" svg:y="7.014cm" svg:viewBox="0 0 46 31" svg:d="M46 31c-13-14-29-24-46-31">
          <text:p/>
        </draw:path>
        <draw:path draw:style-name="gr1" draw:text-style-name="P1" draw:layer="layout" svg:width="0.045cm" svg:height="0.03cm" svg:x="15.9cm" svg:y="6.744cm" svg:viewBox="0 0 46 31" svg:d="M0 31c17-8 33-18 46-31">
          <text:p/>
        </draw:path>
        <draw:path draw:style-name="gr1" draw:text-style-name="P1" draw:layer="layout" svg:width="0.045cm" svg:height="0.03cm" svg:x="15.737cm" svg:y="5.484cm" svg:viewBox="0 0 46 31" svg:d="M0 0c14 13 30 24 46 31">
          <text:p/>
        </draw:path>
        <draw:path draw:style-name="gr1" draw:text-style-name="P1" draw:layer="layout" svg:width="0.045cm" svg:height="0.03cm" svg:x="15.737cm" svg:y="5.754cm" svg:viewBox="0 0 46 31" svg:d="M46 0c-16 7-32 17-46 31">
          <text:p/>
        </draw:path>
        <draw:path draw:style-name="gr1" draw:text-style-name="P1" draw:layer="layout" svg:width="0.045cm" svg:height="0.03cm" svg:x="15.9cm" svg:y="5.754cm" svg:viewBox="0 0 46 31" svg:d="M46 31c-13-14-29-24-46-31">
          <text:p/>
        </draw:path>
        <draw:path draw:style-name="gr1" draw:text-style-name="P1" draw:layer="layout" svg:width="0.045cm" svg:height="0.03cm" svg:x="15.9cm" svg:y="5.484cm" svg:viewBox="0 0 46 31" svg:d="M0 31c17-7 33-18 46-31">
          <text:p/>
        </draw:path>
        <draw:path draw:style-name="gr1" draw:text-style-name="P1" draw:layer="layout" svg:width="0.045cm" svg:height="0.03cm" svg:x="16.847cm" svg:y="8.004cm" svg:viewBox="0 0 46 31" svg:d="M0 0c13 13 30 23 46 31">
          <text:p/>
        </draw:path>
        <draw:path draw:style-name="gr1" draw:text-style-name="P1" draw:layer="layout" svg:width="0.045cm" svg:height="0.03cm" svg:x="16.847cm" svg:y="8.274cm" svg:viewBox="0 0 46 31" svg:d="M46 0c-16 7-33 18-46 31">
          <text:p/>
        </draw:path>
        <draw:path draw:style-name="gr1" draw:text-style-name="P1" draw:layer="layout" svg:width="0.045cm" svg:height="0.03cm" svg:x="17.01cm" svg:y="8.274cm" svg:viewBox="0 0 46 31" svg:d="M46 31c-14-13-29-24-46-31">
          <text:p/>
        </draw:path>
        <draw:path draw:style-name="gr1" draw:text-style-name="P1" draw:layer="layout" svg:width="0.045cm" svg:height="0.03cm" svg:x="17.01cm" svg:y="8.004cm" svg:viewBox="0 0 46 31" svg:d="M0 31c17-8 32-18 46-31">
          <text:p/>
        </draw:path>
        <draw:path draw:style-name="gr1" draw:text-style-name="P1" draw:layer="layout" svg:width="0.045cm" svg:height="0.03cm" svg:x="16.847cm" svg:y="9.264cm" svg:viewBox="0 0 46 31" svg:d="M0 0c13 14 30 24 46 31">
          <text:p/>
        </draw:path>
        <draw:path draw:style-name="gr1" draw:text-style-name="P1" draw:layer="layout" svg:width="0.045cm" svg:height="0.03cm" svg:x="16.847cm" svg:y="9.534cm" svg:viewBox="0 0 46 31" svg:d="M46 0c-16 8-33 18-46 31">
          <text:p/>
        </draw:path>
        <draw:path draw:style-name="gr1" draw:text-style-name="P1" draw:layer="layout" svg:width="0.045cm" svg:height="0.03cm" svg:x="17.01cm" svg:y="9.534cm" svg:viewBox="0 0 46 31" svg:d="M46 31c-14-13-29-23-46-31">
          <text:p/>
        </draw:path>
        <draw:path draw:style-name="gr1" draw:text-style-name="P1" draw:layer="layout" svg:width="0.045cm" svg:height="0.03cm" svg:x="17.01cm" svg:y="9.264cm" svg:viewBox="0 0 46 31" svg:d="M0 31c17-7 32-17 46-31">
          <text:p/>
        </draw:path>
        <draw:path draw:style-name="gr1" draw:text-style-name="P1" draw:layer="layout" svg:width="0.041cm" svg:height="0.032cm" svg:x="10.237cm" svg:y="8.25cm" svg:viewBox="0 0 42 33" svg:d="M42 33c-11-14-25-25-42-33">
          <text:p/>
        </draw:path>
        <draw:path draw:style-name="gr1" draw:text-style-name="P1" draw:layer="layout" svg:width="0.042cm" svg:height="0.032cm" svg:x="10.304cm" svg:y="8.25cm" svg:viewBox="0 0 43 33" svg:d="M43 0c-17 8-32 19-43 33">
          <text:p/>
        </draw:path>
        <draw:path draw:style-name="gr1" draw:text-style-name="P1" draw:layer="layout" svg:width="0.107cm" svg:height="0.044cm" svg:x="10.387cm" svg:y="8.238cm" svg:viewBox="0 0 108 45" svg:d="M108 45c-27-31-67-48-108-44">
          <text:p/>
        </draw:path>
        <draw:path draw:style-name="gr1" draw:text-style-name="P1" draw:layer="layout" svg:width="0.107cm" svg:height="0.044cm" svg:x="10.387cm" svg:y="8.027cm" svg:viewBox="0 0 108 45" svg:d="M0 44c41 4 81-13 108-44">
          <text:p/>
        </draw:path>
        <draw:path draw:style-name="gr1" draw:text-style-name="P1" draw:layer="layout" svg:width="0.042cm" svg:height="0.031cm" svg:x="10.304cm" svg:y="8.027cm" svg:viewBox="0 0 43 32" svg:d="M0 0c11 13 26 25 43 32">
          <text:p/>
        </draw:path>
        <draw:path draw:style-name="gr1" draw:text-style-name="P1" draw:layer="layout" svg:width="0.041cm" svg:height="0.031cm" svg:x="10.237cm" svg:y="8.027cm" svg:viewBox="0 0 42 32" svg:d="M0 32c17-7 31-19 42-32">
          <text:p/>
        </draw:path>
        <draw:path draw:style-name="gr1" draw:text-style-name="P1" draw:layer="layout" svg:width="0.107cm" svg:height="0.044cm" svg:x="10.088cm" svg:y="8.027cm" svg:viewBox="0 0 108 45" svg:d="M0 0c27 31 68 48 108 44">
          <text:p/>
        </draw:path>
        <draw:path draw:style-name="gr1" draw:text-style-name="P1" draw:layer="layout" svg:width="0.107cm" svg:height="0.044cm" svg:x="10.088cm" svg:y="8.238cm" svg:viewBox="0 0 108 45" svg:d="M108 1c-40-4-81 13-108 44">
          <text:p/>
        </draw:path>
        <draw:path draw:style-name="gr1" draw:text-style-name="P1" draw:layer="layout" svg:width="0.042cm" svg:height="0.031cm" svg:x="11.054cm" svg:y="9.287cm" svg:viewBox="0 0 43 32" svg:d="M0 0c11 14 27 25 43 32">
          <text:p/>
        </draw:path>
        <draw:path draw:style-name="gr1" draw:text-style-name="P1" draw:layer="layout" svg:width="0.041cm" svg:height="0.031cm" svg:x="10.987cm" svg:y="9.287cm" svg:viewBox="0 0 42 32" svg:d="M0 32c17-7 31-18 42-32">
          <text:p/>
        </draw:path>
        <draw:path draw:style-name="gr1" draw:text-style-name="P1" draw:layer="layout" svg:width="0.107cm" svg:height="0.043cm" svg:x="10.838cm" svg:y="9.287cm" svg:viewBox="0 0 108 44" svg:d="M0 0c27 30 68 47 108 44">
          <text:p/>
        </draw:path>
        <draw:path draw:style-name="gr1" draw:text-style-name="P1" draw:layer="layout" svg:width="0.107cm" svg:height="0.044cm" svg:x="10.838cm" svg:y="9.498cm" svg:viewBox="0 0 108 45" svg:d="M108 1c-40-4-81 12-108 44">
          <text:p/>
        </draw:path>
        <draw:path draw:style-name="gr1" draw:text-style-name="P1" draw:layer="layout" svg:width="0.041cm" svg:height="0.032cm" svg:x="10.987cm" svg:y="9.51cm" svg:viewBox="0 0 42 33" svg:d="M42 33c-11-15-25-25-42-33">
          <text:p/>
        </draw:path>
        <draw:path draw:style-name="gr1" draw:text-style-name="P1" draw:layer="layout" svg:width="0.042cm" svg:height="0.032cm" svg:x="11.054cm" svg:y="9.51cm" svg:viewBox="0 0 43 33" svg:d="M43 0c-16 8-32 18-43 33">
          <text:p/>
        </draw:path>
        <draw:path draw:style-name="gr1" draw:text-style-name="P1" draw:layer="layout" svg:width="0.107cm" svg:height="0.044cm" svg:x="11.137cm" svg:y="9.498cm" svg:viewBox="0 0 108 45" svg:d="M108 45c-27-32-67-48-108-44">
          <text:p/>
        </draw:path>
        <draw:path draw:style-name="gr1" draw:text-style-name="P1" draw:layer="layout" svg:width="0.107cm" svg:height="0.043cm" svg:x="11.137cm" svg:y="9.287cm" svg:viewBox="0 0 108 44" svg:d="M0 44c41 3 81-14 108-44">
          <text:p/>
        </draw:path>
        <draw:path draw:style-name="gr1" draw:text-style-name="P1" draw:layer="layout" svg:width="0.042cm" svg:height="0.031cm" svg:x="11.054cm" svg:y="5.507cm" svg:viewBox="0 0 43 32" svg:d="M0 0c11 13 27 24 43 32">
          <text:p/>
        </draw:path>
        <draw:path draw:style-name="gr1" draw:text-style-name="P1" draw:layer="layout" svg:width="0.041cm" svg:height="0.031cm" svg:x="10.987cm" svg:y="5.507cm" svg:viewBox="0 0 42 32" svg:d="M0 32c17-8 31-19 42-32">
          <text:p/>
        </draw:path>
        <draw:path draw:style-name="gr1" draw:text-style-name="P1" draw:layer="layout" svg:width="0.107cm" svg:height="0.043cm" svg:x="10.838cm" svg:y="5.507cm" svg:viewBox="0 0 108 44" svg:d="M0 0c27 31 68 47 108 44">
          <text:p/>
        </draw:path>
        <draw:path draw:style-name="gr1" draw:text-style-name="P1" draw:layer="layout" svg:width="0.107cm" svg:height="0.044cm" svg:x="10.838cm" svg:y="5.718cm" svg:viewBox="0 0 108 45" svg:d="M108 1c-40-4-81 12-108 44">
          <text:p/>
        </draw:path>
        <draw:path draw:style-name="gr1" draw:text-style-name="P1" draw:layer="layout" svg:width="0.041cm" svg:height="0.032cm" svg:x="10.987cm" svg:y="5.73cm" svg:viewBox="0 0 42 33" svg:d="M42 33c-11-15-25-25-42-33">
          <text:p/>
        </draw:path>
        <draw:path draw:style-name="gr1" draw:text-style-name="P1" draw:layer="layout" svg:width="0.042cm" svg:height="0.032cm" svg:x="11.054cm" svg:y="5.73cm" svg:viewBox="0 0 43 33" svg:d="M43 0c-16 8-32 18-43 33">
          <text:p/>
        </draw:path>
        <draw:path draw:style-name="gr1" draw:text-style-name="P1" draw:layer="layout" svg:width="0.107cm" svg:height="0.044cm" svg:x="11.137cm" svg:y="5.718cm" svg:viewBox="0 0 108 45" svg:d="M108 45c-27-32-67-48-108-44">
          <text:p/>
        </draw:path>
        <draw:path draw:style-name="gr1" draw:text-style-name="P1" draw:layer="layout" svg:width="0.107cm" svg:height="0.043cm" svg:x="11.137cm" svg:y="5.507cm" svg:viewBox="0 0 108 44" svg:d="M0 44c41 3 81-13 108-44">
          <text:p/>
        </draw:path>
        <draw:path draw:style-name="gr1" draw:text-style-name="P1" draw:layer="layout" svg:width="0.042cm" svg:height="0.031cm" svg:x="11.054cm" svg:y="8.027cm" svg:viewBox="0 0 43 32" svg:d="M0 0c11 13 27 25 43 32">
          <text:p/>
        </draw:path>
        <draw:path draw:style-name="gr1" draw:text-style-name="P1" draw:layer="layout" svg:width="0.041cm" svg:height="0.031cm" svg:x="10.987cm" svg:y="8.027cm" svg:viewBox="0 0 42 32" svg:d="M0 32c17-7 31-19 42-32">
          <text:p/>
        </draw:path>
        <draw:path draw:style-name="gr1" draw:text-style-name="P1" draw:layer="layout" svg:width="0.107cm" svg:height="0.044cm" svg:x="10.838cm" svg:y="8.027cm" svg:viewBox="0 0 108 45" svg:d="M0 0c27 31 68 48 108 44">
          <text:p/>
        </draw:path>
        <draw:path draw:style-name="gr1" draw:text-style-name="P1" draw:layer="layout" svg:width="0.107cm" svg:height="0.044cm" svg:x="10.838cm" svg:y="8.238cm" svg:viewBox="0 0 108 45" svg:d="M108 1c-40-4-81 13-108 44">
          <text:p/>
        </draw:path>
        <draw:path draw:style-name="gr1" draw:text-style-name="P1" draw:layer="layout" svg:width="0.041cm" svg:height="0.032cm" svg:x="10.987cm" svg:y="8.25cm" svg:viewBox="0 0 42 33" svg:d="M42 33c-11-14-25-25-42-33">
          <text:p/>
        </draw:path>
        <draw:path draw:style-name="gr1" draw:text-style-name="P1" draw:layer="layout" svg:width="0.042cm" svg:height="0.032cm" svg:x="11.054cm" svg:y="8.25cm" svg:viewBox="0 0 43 33" svg:d="M43 0c-16 8-32 19-43 33">
          <text:p/>
        </draw:path>
        <draw:path draw:style-name="gr1" draw:text-style-name="P1" draw:layer="layout" svg:width="0.107cm" svg:height="0.044cm" svg:x="11.137cm" svg:y="8.238cm" svg:viewBox="0 0 108 45" svg:d="M108 45c-27-31-67-48-108-44">
          <text:p/>
        </draw:path>
        <draw:path draw:style-name="gr1" draw:text-style-name="P1" draw:layer="layout" svg:width="0.107cm" svg:height="0.044cm" svg:x="11.137cm" svg:y="8.027cm" svg:viewBox="0 0 108 45" svg:d="M0 44c41 4 81-13 108-44">
          <text:p/>
        </draw:path>
        <draw:path draw:style-name="gr1" draw:text-style-name="P1" draw:layer="layout" svg:width="0.042cm" svg:height="0.031cm" svg:x="11.054cm" svg:y="6.767cm" svg:viewBox="0 0 43 32" svg:d="M0 0c11 14 27 25 43 32">
          <text:p/>
        </draw:path>
        <draw:path draw:style-name="gr1" draw:text-style-name="P1" draw:layer="layout" svg:width="0.041cm" svg:height="0.031cm" svg:x="10.987cm" svg:y="6.767cm" svg:viewBox="0 0 42 32" svg:d="M0 32c17-7 31-18 42-32">
          <text:p/>
        </draw:path>
        <draw:path draw:style-name="gr1" draw:text-style-name="P1" draw:layer="layout" svg:width="0.107cm" svg:height="0.043cm" svg:x="10.838cm" svg:y="6.767cm" svg:viewBox="0 0 108 44" svg:d="M0 0c27 31 68 47 108 44">
          <text:p/>
        </draw:path>
        <draw:path draw:style-name="gr1" draw:text-style-name="P1" draw:layer="layout" svg:width="0.107cm" svg:height="0.044cm" svg:x="10.838cm" svg:y="6.978cm" svg:viewBox="0 0 108 45" svg:d="M108 1c-40-4-81 12-108 44">
          <text:p/>
        </draw:path>
        <draw:path draw:style-name="gr1" draw:text-style-name="P1" draw:layer="layout" svg:width="0.041cm" svg:height="0.032cm" svg:x="10.987cm" svg:y="6.99cm" svg:viewBox="0 0 42 33" svg:d="M42 33c-11-14-25-24-42-33">
          <text:p/>
        </draw:path>
        <draw:path draw:style-name="gr1" draw:text-style-name="P1" draw:layer="layout" svg:width="0.042cm" svg:height="0.032cm" svg:x="11.054cm" svg:y="6.99cm" svg:viewBox="0 0 43 33" svg:d="M43 0c-16 9-32 19-43 33">
          <text:p/>
        </draw:path>
        <draw:path draw:style-name="gr1" draw:text-style-name="P1" draw:layer="layout" svg:width="0.107cm" svg:height="0.044cm" svg:x="11.137cm" svg:y="6.978cm" svg:viewBox="0 0 108 45" svg:d="M108 45c-27-32-67-48-108-44">
          <text:p/>
        </draw:path>
        <draw:path draw:style-name="gr1" draw:text-style-name="P1" draw:layer="layout" svg:width="0.107cm" svg:height="0.043cm" svg:x="11.137cm" svg:y="6.767cm" svg:viewBox="0 0 108 44" svg:d="M0 44c41 3 81-13 108-44">
          <text:p/>
        </draw:path>
        <draw:path draw:style-name="gr1" draw:text-style-name="P1" draw:layer="layout" svg:width="0.041cm" svg:height="0.031cm" svg:x="11.804cm" svg:y="9.287cm" svg:viewBox="0 0 42 32" svg:d="M0 0c12 14 27 25 42 32">
          <text:p/>
        </draw:path>
        <draw:path draw:style-name="gr1" draw:text-style-name="P1" draw:layer="layout" svg:width="0.041cm" svg:height="0.031cm" svg:x="11.737cm" svg:y="9.287cm" svg:viewBox="0 0 42 32" svg:d="M0 32c16-7 30-18 42-32">
          <text:p/>
        </draw:path>
        <draw:path draw:style-name="gr1" draw:text-style-name="P1" draw:layer="layout" svg:width="0.107cm" svg:height="0.043cm" svg:x="11.588cm" svg:y="9.287cm" svg:viewBox="0 0 108 44" svg:d="M0 0c27 30 68 47 108 44">
          <text:p/>
        </draw:path>
        <draw:path draw:style-name="gr1" draw:text-style-name="P1" draw:layer="layout" svg:width="0.107cm" svg:height="0.044cm" svg:x="11.588cm" svg:y="9.498cm" svg:viewBox="0 0 108 45" svg:d="M108 1c-40-4-81 12-108 44">
          <text:p/>
        </draw:path>
        <draw:path draw:style-name="gr1" draw:text-style-name="P1" draw:layer="layout" svg:width="0.041cm" svg:height="0.032cm" svg:x="11.737cm" svg:y="9.51cm" svg:viewBox="0 0 42 33" svg:d="M42 33c-12-15-26-25-42-33">
          <text:p/>
        </draw:path>
        <draw:path draw:style-name="gr1" draw:text-style-name="P1" draw:layer="layout" svg:width="0.041cm" svg:height="0.032cm" svg:x="11.804cm" svg:y="9.51cm" svg:viewBox="0 0 42 33" svg:d="M42 0c-15 8-30 18-42 33">
          <text:p/>
        </draw:path>
        <draw:path draw:style-name="gr1" draw:text-style-name="P1" draw:layer="layout" svg:width="0.107cm" svg:height="0.044cm" svg:x="11.887cm" svg:y="9.498cm" svg:viewBox="0 0 108 45" svg:d="M108 45c-27-32-67-48-108-44">
          <text:p/>
        </draw:path>
        <draw:path draw:style-name="gr1" draw:text-style-name="P1" draw:layer="layout" svg:width="0.107cm" svg:height="0.043cm" svg:x="11.887cm" svg:y="9.287cm" svg:viewBox="0 0 108 44" svg:d="M0 44c41 3 81-14 108-44">
          <text:p/>
        </draw:path>
        <draw:path draw:style-name="gr1" draw:text-style-name="P1" draw:layer="layout" svg:width="0.041cm" svg:height="0.031cm" svg:x="11.804cm" svg:y="5.507cm" svg:viewBox="0 0 42 32" svg:d="M0 0c12 13 27 24 42 32">
          <text:p/>
        </draw:path>
        <draw:path draw:style-name="gr1" draw:text-style-name="P1" draw:layer="layout" svg:width="0.041cm" svg:height="0.031cm" svg:x="11.737cm" svg:y="5.507cm" svg:viewBox="0 0 42 32" svg:d="M0 32c16-8 30-19 42-32">
          <text:p/>
        </draw:path>
        <draw:path draw:style-name="gr1" draw:text-style-name="P1" draw:layer="layout" svg:width="0.107cm" svg:height="0.043cm" svg:x="11.588cm" svg:y="5.507cm" svg:viewBox="0 0 108 44" svg:d="M0 0c27 31 68 47 108 44">
          <text:p/>
        </draw:path>
        <draw:path draw:style-name="gr1" draw:text-style-name="P1" draw:layer="layout" svg:width="0.107cm" svg:height="0.044cm" svg:x="11.588cm" svg:y="5.718cm" svg:viewBox="0 0 108 45" svg:d="M108 1c-40-4-81 12-108 44">
          <text:p/>
        </draw:path>
        <draw:path draw:style-name="gr1" draw:text-style-name="P1" draw:layer="layout" svg:width="0.041cm" svg:height="0.032cm" svg:x="11.737cm" svg:y="5.73cm" svg:viewBox="0 0 42 33" svg:d="M42 33c-12-15-26-25-42-33">
          <text:p/>
        </draw:path>
        <draw:path draw:style-name="gr1" draw:text-style-name="P1" draw:layer="layout" svg:width="0.041cm" svg:height="0.032cm" svg:x="11.804cm" svg:y="5.73cm" svg:viewBox="0 0 42 33" svg:d="M42 0c-15 8-30 18-42 33">
          <text:p/>
        </draw:path>
        <draw:path draw:style-name="gr1" draw:text-style-name="P1" draw:layer="layout" svg:width="0.107cm" svg:height="0.044cm" svg:x="11.887cm" svg:y="5.718cm" svg:viewBox="0 0 108 45" svg:d="M108 45c-27-32-67-48-108-44">
          <text:p/>
        </draw:path>
        <draw:path draw:style-name="gr1" draw:text-style-name="P1" draw:layer="layout" svg:width="0.107cm" svg:height="0.043cm" svg:x="11.887cm" svg:y="5.507cm" svg:viewBox="0 0 108 44" svg:d="M0 44c41 3 81-13 108-44">
          <text:p/>
        </draw:path>
        <draw:path draw:style-name="gr1" draw:text-style-name="P1" draw:layer="layout" svg:width="0.041cm" svg:height="0.031cm" svg:x="11.804cm" svg:y="6.767cm" svg:viewBox="0 0 42 32" svg:d="M0 0c12 14 27 25 42 32">
          <text:p/>
        </draw:path>
        <draw:path draw:style-name="gr1" draw:text-style-name="P1" draw:layer="layout" svg:width="0.041cm" svg:height="0.031cm" svg:x="11.737cm" svg:y="6.767cm" svg:viewBox="0 0 42 32" svg:d="M0 32c16-7 30-18 42-32">
          <text:p/>
        </draw:path>
        <draw:path draw:style-name="gr1" draw:text-style-name="P1" draw:layer="layout" svg:width="0.107cm" svg:height="0.043cm" svg:x="11.588cm" svg:y="6.767cm" svg:viewBox="0 0 108 44" svg:d="M0 0c27 31 68 47 108 44">
          <text:p/>
        </draw:path>
        <draw:path draw:style-name="gr1" draw:text-style-name="P1" draw:layer="layout" svg:width="0.107cm" svg:height="0.044cm" svg:x="11.588cm" svg:y="6.978cm" svg:viewBox="0 0 108 45" svg:d="M108 1c-40-4-81 12-108 44">
          <text:p/>
        </draw:path>
        <draw:path draw:style-name="gr1" draw:text-style-name="P1" draw:layer="layout" svg:width="0.041cm" svg:height="0.032cm" svg:x="11.737cm" svg:y="6.99cm" svg:viewBox="0 0 42 33" svg:d="M42 33c-12-14-26-24-42-33">
          <text:p/>
        </draw:path>
        <draw:path draw:style-name="gr1" draw:text-style-name="P1" draw:layer="layout" svg:width="0.041cm" svg:height="0.032cm" svg:x="11.804cm" svg:y="6.99cm" svg:viewBox="0 0 42 33" svg:d="M42 0c-15 9-30 19-42 33">
          <text:p/>
        </draw:path>
        <draw:path draw:style-name="gr1" draw:text-style-name="P1" draw:layer="layout" svg:width="0.107cm" svg:height="0.044cm" svg:x="11.887cm" svg:y="6.978cm" svg:viewBox="0 0 108 45" svg:d="M108 45c-27-32-67-48-108-44">
          <text:p/>
        </draw:path>
        <draw:path draw:style-name="gr1" draw:text-style-name="P1" draw:layer="layout" svg:width="0.107cm" svg:height="0.043cm" svg:x="11.887cm" svg:y="6.767cm" svg:viewBox="0 0 108 44" svg:d="M0 44c41 3 81-13 108-44">
          <text:p/>
        </draw:path>
        <draw:path draw:style-name="gr1" draw:text-style-name="P1" draw:layer="layout" svg:width="0.041cm" svg:height="0.031cm" svg:x="11.804cm" svg:y="8.027cm" svg:viewBox="0 0 42 32" svg:d="M0 0c12 13 27 25 42 32">
          <text:p/>
        </draw:path>
        <draw:path draw:style-name="gr1" draw:text-style-name="P1" draw:layer="layout" svg:width="0.041cm" svg:height="0.031cm" svg:x="11.737cm" svg:y="8.027cm" svg:viewBox="0 0 42 32" svg:d="M0 32c16-7 30-19 42-32">
          <text:p/>
        </draw:path>
        <draw:path draw:style-name="gr1" draw:text-style-name="P1" draw:layer="layout" svg:width="0.107cm" svg:height="0.044cm" svg:x="11.588cm" svg:y="8.027cm" svg:viewBox="0 0 108 45" svg:d="M0 0c27 31 68 48 108 44">
          <text:p/>
        </draw:path>
        <draw:path draw:style-name="gr1" draw:text-style-name="P1" draw:layer="layout" svg:width="0.107cm" svg:height="0.044cm" svg:x="11.588cm" svg:y="8.238cm" svg:viewBox="0 0 108 45" svg:d="M108 1c-40-4-81 13-108 44">
          <text:p/>
        </draw:path>
        <draw:path draw:style-name="gr1" draw:text-style-name="P1" draw:layer="layout" svg:width="0.041cm" svg:height="0.032cm" svg:x="11.737cm" svg:y="8.25cm" svg:viewBox="0 0 42 33" svg:d="M42 33c-12-14-26-25-42-33">
          <text:p/>
        </draw:path>
        <draw:path draw:style-name="gr1" draw:text-style-name="P1" draw:layer="layout" svg:width="0.041cm" svg:height="0.032cm" svg:x="11.804cm" svg:y="8.25cm" svg:viewBox="0 0 42 33" svg:d="M42 0c-15 8-30 19-42 33">
          <text:p/>
        </draw:path>
        <draw:path draw:style-name="gr1" draw:text-style-name="P1" draw:layer="layout" svg:width="0.107cm" svg:height="0.044cm" svg:x="11.887cm" svg:y="8.238cm" svg:viewBox="0 0 108 45" svg:d="M108 45c-27-31-67-48-108-44">
          <text:p/>
        </draw:path>
        <draw:path draw:style-name="gr1" draw:text-style-name="P1" draw:layer="layout" svg:width="0.107cm" svg:height="0.044cm" svg:x="11.887cm" svg:y="8.027cm" svg:viewBox="0 0 108 45" svg:d="M0 44c41 4 81-13 108-44">
          <text:p/>
        </draw:path>
        <draw:path draw:style-name="gr1" draw:text-style-name="P1" draw:layer="layout" svg:width="0.041cm" svg:height="0.031cm" svg:x="12.554cm" svg:y="9.287cm" svg:viewBox="0 0 42 32" svg:d="M0 0c11 14 26 25 42 32">
          <text:p/>
        </draw:path>
        <draw:path draw:style-name="gr1" draw:text-style-name="P1" draw:layer="layout" svg:width="0.041cm" svg:height="0.031cm" svg:x="12.487cm" svg:y="9.287cm" svg:viewBox="0 0 42 32" svg:d="M0 32c16-7 31-18 42-32">
          <text:p/>
        </draw:path>
        <draw:path draw:style-name="gr1" draw:text-style-name="P1" draw:layer="layout" svg:width="0.107cm" svg:height="0.043cm" svg:x="12.338cm" svg:y="9.287cm" svg:viewBox="0 0 108 44" svg:d="M0 0c27 30 68 47 108 44">
          <text:p/>
        </draw:path>
        <draw:path draw:style-name="gr1" draw:text-style-name="P1" draw:layer="layout" svg:width="0.107cm" svg:height="0.044cm" svg:x="12.338cm" svg:y="9.498cm" svg:viewBox="0 0 108 45" svg:d="M108 1c-40-4-81 12-108 44">
          <text:p/>
        </draw:path>
        <draw:path draw:style-name="gr1" draw:text-style-name="P1" draw:layer="layout" svg:width="0.041cm" svg:height="0.032cm" svg:x="12.487cm" svg:y="9.51cm" svg:viewBox="0 0 42 33" svg:d="M42 33c-11-15-26-25-42-33">
          <text:p/>
        </draw:path>
        <draw:path draw:style-name="gr1" draw:text-style-name="P1" draw:layer="layout" svg:width="0.041cm" svg:height="0.032cm" svg:x="12.554cm" svg:y="9.51cm" svg:viewBox="0 0 42 33" svg:d="M42 0c-16 8-31 18-42 33">
          <text:p/>
        </draw:path>
        <draw:path draw:style-name="gr1" draw:text-style-name="P1" draw:layer="layout" svg:width="0.107cm" svg:height="0.044cm" svg:x="12.637cm" svg:y="9.498cm" svg:viewBox="0 0 108 45" svg:d="M108 45c-27-32-67-48-108-44">
          <text:p/>
        </draw:path>
        <draw:path draw:style-name="gr1" draw:text-style-name="P1" draw:layer="layout" svg:width="0.107cm" svg:height="0.043cm" svg:x="12.637cm" svg:y="9.287cm" svg:viewBox="0 0 108 44" svg:d="M0 44c41 3 81-14 108-44">
          <text:p/>
        </draw:path>
        <draw:path draw:style-name="gr1" draw:text-style-name="P1" draw:layer="layout" svg:width="0.041cm" svg:height="0.031cm" svg:x="12.554cm" svg:y="6.767cm" svg:viewBox="0 0 42 32" svg:d="M0 0c11 14 26 25 42 32">
          <text:p/>
        </draw:path>
        <draw:path draw:style-name="gr1" draw:text-style-name="P1" draw:layer="layout" svg:width="0.041cm" svg:height="0.031cm" svg:x="12.487cm" svg:y="6.767cm" svg:viewBox="0 0 42 32" svg:d="M0 32c16-7 31-18 42-32">
          <text:p/>
        </draw:path>
        <draw:path draw:style-name="gr1" draw:text-style-name="P1" draw:layer="layout" svg:width="0.107cm" svg:height="0.043cm" svg:x="12.338cm" svg:y="6.767cm" svg:viewBox="0 0 108 44" svg:d="M0 0c27 31 68 47 108 44">
          <text:p/>
        </draw:path>
        <draw:path draw:style-name="gr1" draw:text-style-name="P1" draw:layer="layout" svg:width="0.107cm" svg:height="0.044cm" svg:x="12.338cm" svg:y="6.978cm" svg:viewBox="0 0 108 45" svg:d="M108 1c-40-4-81 12-108 44">
          <text:p/>
        </draw:path>
        <draw:path draw:style-name="gr1" draw:text-style-name="P1" draw:layer="layout" svg:width="0.041cm" svg:height="0.032cm" svg:x="12.487cm" svg:y="6.99cm" svg:viewBox="0 0 42 33" svg:d="M42 33c-11-14-26-24-42-33">
          <text:p/>
        </draw:path>
        <draw:path draw:style-name="gr1" draw:text-style-name="P1" draw:layer="layout" svg:width="0.041cm" svg:height="0.032cm" svg:x="12.554cm" svg:y="6.99cm" svg:viewBox="0 0 42 33" svg:d="M42 0c-16 9-31 19-42 33">
          <text:p/>
        </draw:path>
        <draw:path draw:style-name="gr1" draw:text-style-name="P1" draw:layer="layout" svg:width="0.107cm" svg:height="0.044cm" svg:x="12.637cm" svg:y="6.978cm" svg:viewBox="0 0 108 45" svg:d="M108 45c-27-32-67-48-108-44">
          <text:p/>
        </draw:path>
        <draw:path draw:style-name="gr1" draw:text-style-name="P1" draw:layer="layout" svg:width="0.107cm" svg:height="0.043cm" svg:x="12.637cm" svg:y="6.767cm" svg:viewBox="0 0 108 44" svg:d="M0 44c41 3 81-13 108-44">
          <text:p/>
        </draw:path>
        <draw:path draw:style-name="gr1" draw:text-style-name="P1" draw:layer="layout" svg:width="0.041cm" svg:height="0.031cm" svg:x="12.554cm" svg:y="8.027cm" svg:viewBox="0 0 42 32" svg:d="M0 0c11 13 26 25 42 32">
          <text:p/>
        </draw:path>
        <draw:path draw:style-name="gr1" draw:text-style-name="P1" draw:layer="layout" svg:width="0.041cm" svg:height="0.031cm" svg:x="12.487cm" svg:y="8.027cm" svg:viewBox="0 0 42 32" svg:d="M0 32c16-7 31-19 42-32">
          <text:p/>
        </draw:path>
        <draw:path draw:style-name="gr1" draw:text-style-name="P1" draw:layer="layout" svg:width="0.107cm" svg:height="0.044cm" svg:x="12.338cm" svg:y="8.027cm" svg:viewBox="0 0 108 45" svg:d="M0 0c27 31 68 48 108 44">
          <text:p/>
        </draw:path>
        <draw:path draw:style-name="gr1" draw:text-style-name="P1" draw:layer="layout" svg:width="0.107cm" svg:height="0.044cm" svg:x="12.338cm" svg:y="8.238cm" svg:viewBox="0 0 108 45" svg:d="M108 1c-40-4-81 13-108 44">
          <text:p/>
        </draw:path>
        <draw:path draw:style-name="gr1" draw:text-style-name="P1" draw:layer="layout" svg:width="0.041cm" svg:height="0.032cm" svg:x="12.487cm" svg:y="8.25cm" svg:viewBox="0 0 42 33" svg:d="M42 33c-11-14-26-25-42-33">
          <text:p/>
        </draw:path>
        <draw:path draw:style-name="gr1" draw:text-style-name="P1" draw:layer="layout" svg:width="0.041cm" svg:height="0.032cm" svg:x="12.554cm" svg:y="8.25cm" svg:viewBox="0 0 42 33" svg:d="M42 0c-16 8-31 19-42 33">
          <text:p/>
        </draw:path>
        <draw:path draw:style-name="gr1" draw:text-style-name="P1" draw:layer="layout" svg:width="0.107cm" svg:height="0.044cm" svg:x="12.637cm" svg:y="8.238cm" svg:viewBox="0 0 108 45" svg:d="M108 45c-27-31-67-48-108-44">
          <text:p/>
        </draw:path>
        <draw:path draw:style-name="gr1" draw:text-style-name="P1" draw:layer="layout" svg:width="0.107cm" svg:height="0.044cm" svg:x="12.637cm" svg:y="8.027cm" svg:viewBox="0 0 108 45" svg:d="M0 44c41 4 81-13 108-44">
          <text:p/>
        </draw:path>
        <draw:path draw:style-name="gr1" draw:text-style-name="P1" draw:layer="layout" svg:width="0.041cm" svg:height="0.031cm" svg:x="12.554cm" svg:y="5.507cm" svg:viewBox="0 0 42 32" svg:d="M0 0c11 13 26 24 42 32">
          <text:p/>
        </draw:path>
        <draw:path draw:style-name="gr1" draw:text-style-name="P1" draw:layer="layout" svg:width="0.041cm" svg:height="0.031cm" svg:x="12.487cm" svg:y="5.507cm" svg:viewBox="0 0 42 32" svg:d="M0 32c16-8 31-19 42-32">
          <text:p/>
        </draw:path>
        <draw:path draw:style-name="gr1" draw:text-style-name="P1" draw:layer="layout" svg:width="0.107cm" svg:height="0.043cm" svg:x="12.338cm" svg:y="5.507cm" svg:viewBox="0 0 108 44" svg:d="M0 0c27 31 68 47 108 44">
          <text:p/>
        </draw:path>
        <draw:path draw:style-name="gr1" draw:text-style-name="P1" draw:layer="layout" svg:width="0.107cm" svg:height="0.044cm" svg:x="12.338cm" svg:y="5.718cm" svg:viewBox="0 0 108 45" svg:d="M108 1c-40-4-81 12-108 44">
          <text:p/>
        </draw:path>
        <draw:path draw:style-name="gr1" draw:text-style-name="P1" draw:layer="layout" svg:width="0.041cm" svg:height="0.032cm" svg:x="12.487cm" svg:y="5.73cm" svg:viewBox="0 0 42 33" svg:d="M42 33c-11-15-26-25-42-33">
          <text:p/>
        </draw:path>
        <draw:path draw:style-name="gr1" draw:text-style-name="P1" draw:layer="layout" svg:width="0.041cm" svg:height="0.032cm" svg:x="12.554cm" svg:y="5.73cm" svg:viewBox="0 0 42 33" svg:d="M42 0c-16 8-31 18-42 33">
          <text:p/>
        </draw:path>
        <draw:path draw:style-name="gr1" draw:text-style-name="P1" draw:layer="layout" svg:width="0.107cm" svg:height="0.044cm" svg:x="12.637cm" svg:y="5.718cm" svg:viewBox="0 0 108 45" svg:d="M108 45c-27-32-67-48-108-44">
          <text:p/>
        </draw:path>
        <draw:path draw:style-name="gr1" draw:text-style-name="P1" draw:layer="layout" svg:width="0.107cm" svg:height="0.043cm" svg:x="12.637cm" svg:y="5.507cm" svg:viewBox="0 0 108 44" svg:d="M0 44c41 3 81-13 108-44">
          <text:p/>
        </draw:path>
        <draw:path draw:style-name="gr1" draw:text-style-name="P1" draw:layer="layout" svg:width="0.042cm" svg:height="0.031cm" svg:x="13.304cm" svg:y="9.287cm" svg:viewBox="0 0 43 32" svg:d="M0 0c11 14 27 25 43 32">
          <text:p/>
        </draw:path>
        <draw:path draw:style-name="gr1" draw:text-style-name="P1" draw:layer="layout" svg:width="0.041cm" svg:height="0.031cm" svg:x="13.237cm" svg:y="9.287cm" svg:viewBox="0 0 42 32" svg:d="M0 32c17-7 31-18 42-32">
          <text:p/>
        </draw:path>
        <draw:path draw:style-name="gr1" draw:text-style-name="P1" draw:layer="layout" svg:width="0.107cm" svg:height="0.043cm" svg:x="13.088cm" svg:y="9.287cm" svg:viewBox="0 0 108 44" svg:d="M0 0c27 30 68 47 108 44">
          <text:p/>
        </draw:path>
        <draw:path draw:style-name="gr1" draw:text-style-name="P1" draw:layer="layout" svg:width="0.107cm" svg:height="0.044cm" svg:x="13.088cm" svg:y="9.498cm" svg:viewBox="0 0 108 45" svg:d="M108 1c-40-4-81 12-108 44">
          <text:p/>
        </draw:path>
        <draw:path draw:style-name="gr1" draw:text-style-name="P1" draw:layer="layout" svg:width="0.041cm" svg:height="0.032cm" svg:x="13.237cm" svg:y="9.51cm" svg:viewBox="0 0 42 33" svg:d="M42 33c-11-15-25-25-42-33">
          <text:p/>
        </draw:path>
        <draw:path draw:style-name="gr1" draw:text-style-name="P1" draw:layer="layout" svg:width="0.042cm" svg:height="0.032cm" svg:x="13.304cm" svg:y="9.51cm" svg:viewBox="0 0 43 33" svg:d="M43 0c-16 8-32 18-43 33">
          <text:p/>
        </draw:path>
        <draw:path draw:style-name="gr1" draw:text-style-name="P1" draw:layer="layout" svg:width="0.107cm" svg:height="0.044cm" svg:x="13.387cm" svg:y="9.498cm" svg:viewBox="0 0 108 45" svg:d="M108 45c-27-32-67-48-108-44">
          <text:p/>
        </draw:path>
        <draw:path draw:style-name="gr1" draw:text-style-name="P1" draw:layer="layout" svg:width="0.107cm" svg:height="0.043cm" svg:x="13.387cm" svg:y="9.287cm" svg:viewBox="0 0 108 44" svg:d="M0 44c41 3 81-14 108-44">
          <text:p/>
        </draw:path>
        <draw:path draw:style-name="gr1" draw:text-style-name="P1" draw:layer="layout" svg:width="0.042cm" svg:height="0.031cm" svg:x="13.304cm" svg:y="8.027cm" svg:viewBox="0 0 43 32" svg:d="M0 0c11 13 27 25 43 32">
          <text:p/>
        </draw:path>
        <draw:path draw:style-name="gr1" draw:text-style-name="P1" draw:layer="layout" svg:width="0.041cm" svg:height="0.031cm" svg:x="13.237cm" svg:y="8.027cm" svg:viewBox="0 0 42 32" svg:d="M0 32c17-7 31-19 42-32">
          <text:p/>
        </draw:path>
        <draw:path draw:style-name="gr1" draw:text-style-name="P1" draw:layer="layout" svg:width="0.107cm" svg:height="0.044cm" svg:x="13.088cm" svg:y="8.027cm" svg:viewBox="0 0 108 45" svg:d="M0 0c27 31 68 48 108 44">
          <text:p/>
        </draw:path>
        <draw:path draw:style-name="gr1" draw:text-style-name="P1" draw:layer="layout" svg:width="0.107cm" svg:height="0.044cm" svg:x="13.088cm" svg:y="8.238cm" svg:viewBox="0 0 108 45" svg:d="M108 1c-40-4-81 13-108 44">
          <text:p/>
        </draw:path>
        <draw:path draw:style-name="gr1" draw:text-style-name="P1" draw:layer="layout" svg:width="0.041cm" svg:height="0.032cm" svg:x="13.237cm" svg:y="8.25cm" svg:viewBox="0 0 42 33" svg:d="M42 33c-11-14-25-25-42-33">
          <text:p/>
        </draw:path>
        <draw:path draw:style-name="gr1" draw:text-style-name="P1" draw:layer="layout" svg:width="0.042cm" svg:height="0.032cm" svg:x="13.304cm" svg:y="8.25cm" svg:viewBox="0 0 43 33" svg:d="M43 0c-16 8-32 19-43 33">
          <text:p/>
        </draw:path>
        <draw:path draw:style-name="gr1" draw:text-style-name="P1" draw:layer="layout" svg:width="0.107cm" svg:height="0.044cm" svg:x="13.387cm" svg:y="8.238cm" svg:viewBox="0 0 108 45" svg:d="M108 45c-27-31-67-48-108-44">
          <text:p/>
        </draw:path>
        <draw:path draw:style-name="gr1" draw:text-style-name="P1" draw:layer="layout" svg:width="0.107cm" svg:height="0.044cm" svg:x="13.387cm" svg:y="8.027cm" svg:viewBox="0 0 108 45" svg:d="M0 44c41 4 81-13 108-44">
          <text:p/>
        </draw:path>
        <draw:path draw:style-name="gr1" draw:text-style-name="P1" draw:layer="layout" svg:width="0.042cm" svg:height="0.031cm" svg:x="13.304cm" svg:y="5.507cm" svg:viewBox="0 0 43 32" svg:d="M0 0c11 13 27 24 43 32">
          <text:p/>
        </draw:path>
        <draw:path draw:style-name="gr1" draw:text-style-name="P1" draw:layer="layout" svg:width="0.041cm" svg:height="0.031cm" svg:x="13.237cm" svg:y="5.507cm" svg:viewBox="0 0 42 32" svg:d="M0 32c17-8 31-19 42-32">
          <text:p/>
        </draw:path>
        <draw:path draw:style-name="gr1" draw:text-style-name="P1" draw:layer="layout" svg:width="0.107cm" svg:height="0.043cm" svg:x="13.088cm" svg:y="5.507cm" svg:viewBox="0 0 108 44" svg:d="M0 0c27 31 68 47 108 44">
          <text:p/>
        </draw:path>
        <draw:path draw:style-name="gr1" draw:text-style-name="P1" draw:layer="layout" svg:width="0.107cm" svg:height="0.044cm" svg:x="13.088cm" svg:y="5.718cm" svg:viewBox="0 0 108 45" svg:d="M108 1c-40-4-81 12-108 44">
          <text:p/>
        </draw:path>
        <draw:path draw:style-name="gr1" draw:text-style-name="P1" draw:layer="layout" svg:width="0.041cm" svg:height="0.032cm" svg:x="13.237cm" svg:y="5.73cm" svg:viewBox="0 0 42 33" svg:d="M42 33c-11-15-25-25-42-33">
          <text:p/>
        </draw:path>
        <draw:path draw:style-name="gr1" draw:text-style-name="P1" draw:layer="layout" svg:width="0.042cm" svg:height="0.032cm" svg:x="13.304cm" svg:y="5.73cm" svg:viewBox="0 0 43 33" svg:d="M43 0c-16 8-32 18-43 33">
          <text:p/>
        </draw:path>
        <draw:path draw:style-name="gr1" draw:text-style-name="P1" draw:layer="layout" svg:width="0.107cm" svg:height="0.044cm" svg:x="13.387cm" svg:y="5.718cm" svg:viewBox="0 0 108 45" svg:d="M108 45c-27-32-67-48-108-44">
          <text:p/>
        </draw:path>
        <draw:path draw:style-name="gr1" draw:text-style-name="P1" draw:layer="layout" svg:width="0.107cm" svg:height="0.043cm" svg:x="13.387cm" svg:y="5.507cm" svg:viewBox="0 0 108 44" svg:d="M0 44c41 3 81-13 108-44">
          <text:p/>
        </draw:path>
        <draw:path draw:style-name="gr1" draw:text-style-name="P1" draw:layer="layout" svg:width="0.042cm" svg:height="0.031cm" svg:x="13.304cm" svg:y="6.767cm" svg:viewBox="0 0 43 32" svg:d="M0 0c11 14 27 25 43 32">
          <text:p/>
        </draw:path>
        <draw:path draw:style-name="gr1" draw:text-style-name="P1" draw:layer="layout" svg:width="0.041cm" svg:height="0.031cm" svg:x="13.237cm" svg:y="6.767cm" svg:viewBox="0 0 42 32" svg:d="M0 32c17-7 31-18 42-32">
          <text:p/>
        </draw:path>
        <draw:path draw:style-name="gr1" draw:text-style-name="P1" draw:layer="layout" svg:width="0.107cm" svg:height="0.043cm" svg:x="13.088cm" svg:y="6.767cm" svg:viewBox="0 0 108 44" svg:d="M0 0c27 31 68 47 108 44">
          <text:p/>
        </draw:path>
        <draw:path draw:style-name="gr1" draw:text-style-name="P1" draw:layer="layout" svg:width="0.107cm" svg:height="0.044cm" svg:x="13.088cm" svg:y="6.978cm" svg:viewBox="0 0 108 45" svg:d="M108 1c-40-4-81 12-108 44">
          <text:p/>
        </draw:path>
        <draw:path draw:style-name="gr1" draw:text-style-name="P1" draw:layer="layout" svg:width="0.041cm" svg:height="0.032cm" svg:x="13.237cm" svg:y="6.99cm" svg:viewBox="0 0 42 33" svg:d="M42 33c-11-14-25-24-42-33">
          <text:p/>
        </draw:path>
        <draw:path draw:style-name="gr1" draw:text-style-name="P1" draw:layer="layout" svg:width="0.042cm" svg:height="0.032cm" svg:x="13.304cm" svg:y="6.99cm" svg:viewBox="0 0 43 33" svg:d="M43 0c-16 9-32 19-43 33">
          <text:p/>
        </draw:path>
        <draw:path draw:style-name="gr1" draw:text-style-name="P1" draw:layer="layout" svg:width="0.107cm" svg:height="0.044cm" svg:x="13.387cm" svg:y="6.978cm" svg:viewBox="0 0 108 45" svg:d="M108 45c-27-32-67-48-108-44">
          <text:p/>
        </draw:path>
        <draw:path draw:style-name="gr1" draw:text-style-name="P1" draw:layer="layout" svg:width="0.107cm" svg:height="0.043cm" svg:x="13.387cm" svg:y="6.767cm" svg:viewBox="0 0 108 44" svg:d="M0 44c41 3 81-13 108-44">
          <text:p/>
        </draw:path>
        <draw:path draw:style-name="gr1" draw:text-style-name="P1" draw:layer="layout" svg:width="0.045cm" svg:height="0.03cm" svg:x="15.737cm" svg:y="9.264cm" svg:viewBox="0 0 46 31" svg:d="M0 0c14 14 30 24 46 31">
          <text:p/>
        </draw:path>
        <draw:path draw:style-name="gr1" draw:text-style-name="P1" draw:layer="layout" svg:width="0.045cm" svg:height="0.03cm" svg:x="15.737cm" svg:y="9.534cm" svg:viewBox="0 0 46 31" svg:d="M46 0c-16 8-32 18-46 31">
          <text:p/>
        </draw:path>
        <draw:path draw:style-name="gr1" draw:text-style-name="P1" draw:layer="layout" svg:width="0.045cm" svg:height="0.03cm" svg:x="15.9cm" svg:y="9.534cm" svg:viewBox="0 0 46 31" svg:d="M46 31c-13-13-29-23-46-31">
          <text:p/>
        </draw:path>
        <draw:path draw:style-name="gr1" draw:text-style-name="P1" draw:layer="layout" svg:width="0.045cm" svg:height="0.03cm" svg:x="15.9cm" svg:y="9.264cm" svg:viewBox="0 0 46 31" svg:d="M0 31c17-7 33-17 46-31">
          <text:p/>
        </draw:path>
        <draw:path draw:style-name="gr1" draw:text-style-name="P1" draw:layer="layout" svg:width="0.042cm" svg:height="0.031cm" svg:x="14.804cm" svg:y="9.287cm" svg:viewBox="0 0 43 32" svg:d="M0 0c11 14 26 25 43 32">
          <text:p/>
        </draw:path>
        <draw:path draw:style-name="gr1" draw:text-style-name="P1" draw:layer="layout" svg:width="0.041cm" svg:height="0.031cm" svg:x="14.737cm" svg:y="9.287cm" svg:viewBox="0 0 42 32" svg:d="M0 32c16-7 31-18 42-32">
          <text:p/>
        </draw:path>
        <draw:path draw:style-name="gr1" draw:text-style-name="P1" draw:layer="layout" svg:width="0.107cm" svg:height="0.043cm" svg:x="14.588cm" svg:y="9.287cm" svg:viewBox="0 0 108 44" svg:d="M0 0c27 30 68 47 108 44">
          <text:p/>
        </draw:path>
        <draw:path draw:style-name="gr1" draw:text-style-name="P1" draw:layer="layout" svg:width="0.107cm" svg:height="0.044cm" svg:x="14.588cm" svg:y="9.498cm" svg:viewBox="0 0 108 45" svg:d="M108 1c-40-4-81 12-108 44">
          <text:p/>
        </draw:path>
        <draw:path draw:style-name="gr1" draw:text-style-name="P1" draw:layer="layout" svg:width="0.041cm" svg:height="0.032cm" svg:x="14.737cm" svg:y="9.51cm" svg:viewBox="0 0 42 33" svg:d="M42 33c-11-15-26-25-42-33">
          <text:p/>
        </draw:path>
        <draw:path draw:style-name="gr1" draw:text-style-name="P1" draw:layer="layout" svg:width="0.042cm" svg:height="0.032cm" svg:x="14.804cm" svg:y="9.51cm" svg:viewBox="0 0 43 33" svg:d="M43 0c-17 8-32 18-43 33">
          <text:p/>
        </draw:path>
        <draw:path draw:style-name="gr1" draw:text-style-name="P1" draw:layer="layout" svg:width="0.107cm" svg:height="0.044cm" svg:x="14.887cm" svg:y="9.498cm" svg:viewBox="0 0 108 45" svg:d="M108 45c-26-32-67-48-108-44">
          <text:p/>
        </draw:path>
        <draw:path draw:style-name="gr1" draw:text-style-name="P1" draw:layer="layout" svg:width="0.107cm" svg:height="0.043cm" svg:x="14.887cm" svg:y="9.287cm" svg:viewBox="0 0 108 44" svg:d="M0 44c41 3 82-14 108-44">
          <text:p/>
        </draw:path>
        <draw:path draw:style-name="gr1" draw:text-style-name="P1" draw:layer="layout" svg:width="0.042cm" svg:height="0.031cm" svg:x="14.054cm" svg:y="9.287cm" svg:viewBox="0 0 43 32" svg:d="M0 0c11 14 27 25 43 32">
          <text:p/>
        </draw:path>
        <draw:path draw:style-name="gr1" draw:text-style-name="P1" draw:layer="layout" svg:width="0.041cm" svg:height="0.031cm" svg:x="13.987cm" svg:y="9.287cm" svg:viewBox="0 0 42 32" svg:d="M0 32c16-7 30-18 42-32">
          <text:p/>
        </draw:path>
        <draw:path draw:style-name="gr1" draw:text-style-name="P1" draw:layer="layout" svg:width="0.107cm" svg:height="0.043cm" svg:x="13.838cm" svg:y="9.287cm" svg:viewBox="0 0 108 44" svg:d="M0 0c27 30 68 47 108 44">
          <text:p/>
        </draw:path>
        <draw:path draw:style-name="gr1" draw:text-style-name="P1" draw:layer="layout" svg:width="0.107cm" svg:height="0.044cm" svg:x="13.838cm" svg:y="9.498cm" svg:viewBox="0 0 108 45" svg:d="M108 1c-40-4-81 12-108 44">
          <text:p/>
        </draw:path>
        <draw:path draw:style-name="gr1" draw:text-style-name="P1" draw:layer="layout" svg:width="0.041cm" svg:height="0.032cm" svg:x="13.987cm" svg:y="9.51cm" svg:viewBox="0 0 42 33" svg:d="M42 33c-12-15-26-25-42-33">
          <text:p/>
        </draw:path>
        <draw:path draw:style-name="gr1" draw:text-style-name="P1" draw:layer="layout" svg:width="0.042cm" svg:height="0.032cm" svg:x="14.054cm" svg:y="9.51cm" svg:viewBox="0 0 43 33" svg:d="M43 0c-16 8-32 18-43 33">
          <text:p/>
        </draw:path>
        <draw:path draw:style-name="gr1" draw:text-style-name="P1" draw:layer="layout" svg:width="0.107cm" svg:height="0.044cm" svg:x="14.137cm" svg:y="9.498cm" svg:viewBox="0 0 108 45" svg:d="M108 45c-27-32-67-48-108-44">
          <text:p/>
        </draw:path>
        <draw:path draw:style-name="gr1" draw:text-style-name="P1" draw:layer="layout" svg:width="0.107cm" svg:height="0.043cm" svg:x="14.137cm" svg:y="9.287cm" svg:viewBox="0 0 108 44" svg:d="M0 44c41 3 81-14 108-44">
          <text:p/>
        </draw:path>
        <draw:path draw:style-name="gr1" draw:text-style-name="P1" draw:layer="layout" svg:width="0.042cm" svg:height="0.031cm" svg:x="14.054cm" svg:y="8.027cm" svg:viewBox="0 0 43 32" svg:d="M0 0c11 13 27 25 43 32">
          <text:p/>
        </draw:path>
        <draw:path draw:style-name="gr1" draw:text-style-name="P1" draw:layer="layout" svg:width="0.041cm" svg:height="0.031cm" svg:x="13.987cm" svg:y="8.027cm" svg:viewBox="0 0 42 32" svg:d="M0 32c16-7 30-19 42-32">
          <text:p/>
        </draw:path>
        <draw:path draw:style-name="gr1" draw:text-style-name="P1" draw:layer="layout" svg:width="0.107cm" svg:height="0.044cm" svg:x="13.838cm" svg:y="8.027cm" svg:viewBox="0 0 108 45" svg:d="M0 0c27 31 68 48 108 44">
          <text:p/>
        </draw:path>
        <draw:path draw:style-name="gr1" draw:text-style-name="P1" draw:layer="layout" svg:width="0.107cm" svg:height="0.044cm" svg:x="13.838cm" svg:y="8.238cm" svg:viewBox="0 0 108 45" svg:d="M108 1c-40-4-81 13-108 44">
          <text:p/>
        </draw:path>
        <draw:path draw:style-name="gr1" draw:text-style-name="P1" draw:layer="layout" svg:width="0.041cm" svg:height="0.032cm" svg:x="13.987cm" svg:y="8.25cm" svg:viewBox="0 0 42 33" svg:d="M42 33c-12-14-26-25-42-33">
          <text:p/>
        </draw:path>
        <draw:path draw:style-name="gr1" draw:text-style-name="P1" draw:layer="layout" svg:width="0.042cm" svg:height="0.032cm" svg:x="14.054cm" svg:y="8.25cm" svg:viewBox="0 0 43 33" svg:d="M43 0c-16 8-32 19-43 33">
          <text:p/>
        </draw:path>
        <draw:path draw:style-name="gr1" draw:text-style-name="P1" draw:layer="layout" svg:width="0.107cm" svg:height="0.044cm" svg:x="14.137cm" svg:y="8.238cm" svg:viewBox="0 0 108 45" svg:d="M108 45c-27-31-67-48-108-44">
          <text:p/>
        </draw:path>
        <draw:path draw:style-name="gr1" draw:text-style-name="P1" draw:layer="layout" svg:width="0.107cm" svg:height="0.044cm" svg:x="14.137cm" svg:y="8.027cm" svg:viewBox="0 0 108 45" svg:d="M0 44c41 4 81-13 108-44">
          <text:p/>
        </draw:path>
        <draw:path draw:style-name="gr1" draw:text-style-name="P1" draw:layer="layout" svg:width="0.042cm" svg:height="0.031cm" svg:x="14.054cm" svg:y="6.767cm" svg:viewBox="0 0 43 32" svg:d="M0 0c11 14 27 25 43 32">
          <text:p/>
        </draw:path>
        <draw:path draw:style-name="gr1" draw:text-style-name="P1" draw:layer="layout" svg:width="0.041cm" svg:height="0.031cm" svg:x="13.987cm" svg:y="6.767cm" svg:viewBox="0 0 42 32" svg:d="M0 32c16-7 30-18 42-32">
          <text:p/>
        </draw:path>
        <draw:path draw:style-name="gr1" draw:text-style-name="P1" draw:layer="layout" svg:width="0.107cm" svg:height="0.043cm" svg:x="13.838cm" svg:y="6.767cm" svg:viewBox="0 0 108 44" svg:d="M0 0c27 31 68 47 108 44">
          <text:p/>
        </draw:path>
        <draw:path draw:style-name="gr1" draw:text-style-name="P1" draw:layer="layout" svg:width="0.107cm" svg:height="0.044cm" svg:x="13.838cm" svg:y="6.978cm" svg:viewBox="0 0 108 45" svg:d="M108 1c-40-4-81 12-108 44">
          <text:p/>
        </draw:path>
        <draw:path draw:style-name="gr1" draw:text-style-name="P1" draw:layer="layout" svg:width="0.041cm" svg:height="0.032cm" svg:x="13.987cm" svg:y="6.99cm" svg:viewBox="0 0 42 33" svg:d="M42 33c-12-14-26-24-42-33">
          <text:p/>
        </draw:path>
        <draw:path draw:style-name="gr1" draw:text-style-name="P1" draw:layer="layout" svg:width="0.042cm" svg:height="0.032cm" svg:x="14.054cm" svg:y="6.99cm" svg:viewBox="0 0 43 33" svg:d="M43 0c-16 9-32 19-43 33">
          <text:p/>
        </draw:path>
        <draw:path draw:style-name="gr1" draw:text-style-name="P1" draw:layer="layout" svg:width="0.107cm" svg:height="0.044cm" svg:x="14.137cm" svg:y="6.978cm" svg:viewBox="0 0 108 45" svg:d="M108 45c-27-32-67-48-108-44">
          <text:p/>
        </draw:path>
        <draw:path draw:style-name="gr1" draw:text-style-name="P1" draw:layer="layout" svg:width="0.107cm" svg:height="0.043cm" svg:x="14.137cm" svg:y="6.767cm" svg:viewBox="0 0 108 44" svg:d="M0 44c41 3 81-13 108-44">
          <text:p/>
        </draw:path>
        <draw:path draw:style-name="gr1" draw:text-style-name="P1" draw:layer="layout" svg:width="0.042cm" svg:height="0.031cm" svg:x="14.054cm" svg:y="5.507cm" svg:viewBox="0 0 43 32" svg:d="M0 0c11 13 27 24 43 32">
          <text:p/>
        </draw:path>
        <draw:path draw:style-name="gr1" draw:text-style-name="P1" draw:layer="layout" svg:width="0.041cm" svg:height="0.031cm" svg:x="13.987cm" svg:y="5.507cm" svg:viewBox="0 0 42 32" svg:d="M0 32c16-8 30-19 42-32">
          <text:p/>
        </draw:path>
        <draw:path draw:style-name="gr1" draw:text-style-name="P1" draw:layer="layout" svg:width="0.107cm" svg:height="0.043cm" svg:x="13.838cm" svg:y="5.507cm" svg:viewBox="0 0 108 44" svg:d="M0 0c27 31 68 47 108 44">
          <text:p/>
        </draw:path>
        <draw:path draw:style-name="gr1" draw:text-style-name="P1" draw:layer="layout" svg:width="0.107cm" svg:height="0.044cm" svg:x="13.838cm" svg:y="5.718cm" svg:viewBox="0 0 108 45" svg:d="M108 1c-40-4-81 12-108 44">
          <text:p/>
        </draw:path>
        <draw:path draw:style-name="gr1" draw:text-style-name="P1" draw:layer="layout" svg:width="0.041cm" svg:height="0.032cm" svg:x="13.987cm" svg:y="5.73cm" svg:viewBox="0 0 42 33" svg:d="M42 33c-12-15-26-25-42-33">
          <text:p/>
        </draw:path>
        <draw:path draw:style-name="gr1" draw:text-style-name="P1" draw:layer="layout" svg:width="0.042cm" svg:height="0.032cm" svg:x="14.054cm" svg:y="5.73cm" svg:viewBox="0 0 43 33" svg:d="M43 0c-16 8-32 18-43 33">
          <text:p/>
        </draw:path>
        <draw:path draw:style-name="gr1" draw:text-style-name="P1" draw:layer="layout" svg:width="0.107cm" svg:height="0.044cm" svg:x="14.137cm" svg:y="5.718cm" svg:viewBox="0 0 108 45" svg:d="M108 45c-27-32-67-48-108-44">
          <text:p/>
        </draw:path>
        <draw:path draw:style-name="gr1" draw:text-style-name="P1" draw:layer="layout" svg:width="0.107cm" svg:height="0.043cm" svg:x="14.137cm" svg:y="5.507cm" svg:viewBox="0 0 108 44" svg:d="M0 44c41 3 81-13 108-44">
          <text:p/>
        </draw:path>
        <draw:path draw:style-name="gr1" draw:text-style-name="P1" draw:layer="layout" svg:width="0.042cm" svg:height="0.031cm" svg:x="14.804cm" svg:y="8.027cm" svg:viewBox="0 0 43 32" svg:d="M0 0c11 13 26 25 43 32">
          <text:p/>
        </draw:path>
        <draw:path draw:style-name="gr1" draw:text-style-name="P1" draw:layer="layout" svg:width="0.041cm" svg:height="0.031cm" svg:x="14.737cm" svg:y="8.027cm" svg:viewBox="0 0 42 32" svg:d="M0 32c16-7 31-19 42-32">
          <text:p/>
        </draw:path>
        <draw:path draw:style-name="gr1" draw:text-style-name="P1" draw:layer="layout" svg:width="0.107cm" svg:height="0.044cm" svg:x="14.588cm" svg:y="8.027cm" svg:viewBox="0 0 108 45" svg:d="M0 0c27 31 68 48 108 44">
          <text:p/>
        </draw:path>
        <draw:path draw:style-name="gr1" draw:text-style-name="P1" draw:layer="layout" svg:width="0.107cm" svg:height="0.044cm" svg:x="14.588cm" svg:y="8.238cm" svg:viewBox="0 0 108 45" svg:d="M108 1c-40-4-81 13-108 44">
          <text:p/>
        </draw:path>
        <draw:path draw:style-name="gr1" draw:text-style-name="P1" draw:layer="layout" svg:width="0.041cm" svg:height="0.032cm" svg:x="14.737cm" svg:y="8.25cm" svg:viewBox="0 0 42 33" svg:d="M42 33c-11-14-26-25-42-33">
          <text:p/>
        </draw:path>
        <draw:path draw:style-name="gr1" draw:text-style-name="P1" draw:layer="layout" svg:width="0.042cm" svg:height="0.032cm" svg:x="14.804cm" svg:y="8.25cm" svg:viewBox="0 0 43 33" svg:d="M43 0c-17 8-32 19-43 33">
          <text:p/>
        </draw:path>
        <draw:path draw:style-name="gr1" draw:text-style-name="P1" draw:layer="layout" svg:width="0.107cm" svg:height="0.044cm" svg:x="14.887cm" svg:y="8.238cm" svg:viewBox="0 0 108 45" svg:d="M108 45c-26-31-67-48-108-44">
          <text:p/>
        </draw:path>
        <draw:path draw:style-name="gr1" draw:text-style-name="P1" draw:layer="layout" svg:width="0.107cm" svg:height="0.044cm" svg:x="14.887cm" svg:y="8.027cm" svg:viewBox="0 0 108 45" svg:d="M0 44c41 4 82-13 108-44">
          <text:p/>
        </draw:path>
        <draw:path draw:style-name="gr1" draw:text-style-name="P1" draw:layer="layout" svg:width="0.042cm" svg:height="0.031cm" svg:x="14.804cm" svg:y="6.767cm" svg:viewBox="0 0 43 32" svg:d="M0 0c11 14 26 25 43 32">
          <text:p/>
        </draw:path>
        <draw:path draw:style-name="gr1" draw:text-style-name="P1" draw:layer="layout" svg:width="0.041cm" svg:height="0.031cm" svg:x="14.737cm" svg:y="6.767cm" svg:viewBox="0 0 42 32" svg:d="M0 32c16-7 31-18 42-32">
          <text:p/>
        </draw:path>
        <draw:path draw:style-name="gr1" draw:text-style-name="P1" draw:layer="layout" svg:width="0.107cm" svg:height="0.043cm" svg:x="14.588cm" svg:y="6.767cm" svg:viewBox="0 0 108 44" svg:d="M0 0c27 31 68 47 108 44">
          <text:p/>
        </draw:path>
        <draw:path draw:style-name="gr1" draw:text-style-name="P1" draw:layer="layout" svg:width="0.107cm" svg:height="0.044cm" svg:x="14.588cm" svg:y="6.978cm" svg:viewBox="0 0 108 45" svg:d="M108 1c-40-4-81 12-108 44">
          <text:p/>
        </draw:path>
        <draw:path draw:style-name="gr1" draw:text-style-name="P1" draw:layer="layout" svg:width="0.041cm" svg:height="0.032cm" svg:x="14.737cm" svg:y="6.99cm" svg:viewBox="0 0 42 33" svg:d="M42 33c-11-14-26-24-42-33">
          <text:p/>
        </draw:path>
        <draw:path draw:style-name="gr1" draw:text-style-name="P1" draw:layer="layout" svg:width="0.042cm" svg:height="0.032cm" svg:x="14.804cm" svg:y="6.99cm" svg:viewBox="0 0 43 33" svg:d="M43 0c-17 9-32 19-43 33">
          <text:p/>
        </draw:path>
        <draw:path draw:style-name="gr1" draw:text-style-name="P1" draw:layer="layout" svg:width="0.107cm" svg:height="0.044cm" svg:x="14.887cm" svg:y="6.978cm" svg:viewBox="0 0 108 45" svg:d="M108 45c-26-32-67-48-108-44">
          <text:p/>
        </draw:path>
        <draw:path draw:style-name="gr1" draw:text-style-name="P1" draw:layer="layout" svg:width="0.107cm" svg:height="0.043cm" svg:x="14.887cm" svg:y="6.767cm" svg:viewBox="0 0 108 44" svg:d="M0 44c41 3 82-13 108-44">
          <text:p/>
        </draw:path>
        <draw:path draw:style-name="gr1" draw:text-style-name="P1" draw:layer="layout" svg:width="0.042cm" svg:height="0.031cm" svg:x="14.804cm" svg:y="5.507cm" svg:viewBox="0 0 43 32" svg:d="M0 0c11 13 26 24 43 32">
          <text:p/>
        </draw:path>
        <draw:path draw:style-name="gr1" draw:text-style-name="P1" draw:layer="layout" svg:width="0.041cm" svg:height="0.031cm" svg:x="14.737cm" svg:y="5.507cm" svg:viewBox="0 0 42 32" svg:d="M0 32c16-8 31-19 42-32">
          <text:p/>
        </draw:path>
        <draw:path draw:style-name="gr1" draw:text-style-name="P1" draw:layer="layout" svg:width="0.107cm" svg:height="0.043cm" svg:x="14.588cm" svg:y="5.507cm" svg:viewBox="0 0 108 44" svg:d="M0 0c27 31 68 47 108 44">
          <text:p/>
        </draw:path>
        <draw:path draw:style-name="gr1" draw:text-style-name="P1" draw:layer="layout" svg:width="0.107cm" svg:height="0.044cm" svg:x="14.588cm" svg:y="5.718cm" svg:viewBox="0 0 108 45" svg:d="M108 1c-40-4-81 12-108 44">
          <text:p/>
        </draw:path>
        <draw:path draw:style-name="gr1" draw:text-style-name="P1" draw:layer="layout" svg:width="0.041cm" svg:height="0.032cm" svg:x="14.737cm" svg:y="5.73cm" svg:viewBox="0 0 42 33" svg:d="M42 33c-11-15-26-25-42-33">
          <text:p/>
        </draw:path>
        <draw:path draw:style-name="gr1" draw:text-style-name="P1" draw:layer="layout" svg:width="0.042cm" svg:height="0.032cm" svg:x="14.804cm" svg:y="5.73cm" svg:viewBox="0 0 43 33" svg:d="M43 0c-17 8-32 18-43 33">
          <text:p/>
        </draw:path>
        <draw:path draw:style-name="gr1" draw:text-style-name="P1" draw:layer="layout" svg:width="0.107cm" svg:height="0.044cm" svg:x="14.887cm" svg:y="5.718cm" svg:viewBox="0 0 108 45" svg:d="M108 45c-26-32-67-48-108-44">
          <text:p/>
        </draw:path>
        <draw:path draw:style-name="gr1" draw:text-style-name="P1" draw:layer="layout" svg:width="0.107cm" svg:height="0.043cm" svg:x="14.887cm" svg:y="5.507cm" svg:viewBox="0 0 108 44" svg:d="M0 44c41 3 82-13 108-44">
          <text:p/>
        </draw:path>
        <draw:path draw:style-name="gr1" draw:text-style-name="P1" draw:layer="layout" svg:width="0.045cm" svg:height="0.03cm" svg:x="15.737cm" svg:y="8.004cm" svg:viewBox="0 0 46 31" svg:d="M0 0c14 13 30 23 46 31">
          <text:p/>
        </draw:path>
        <draw:path draw:style-name="gr1" draw:text-style-name="P1" draw:layer="layout" svg:width="0.045cm" svg:height="0.03cm" svg:x="15.737cm" svg:y="8.274cm" svg:viewBox="0 0 46 31" svg:d="M46 0c-16 7-32 18-46 31">
          <text:p/>
        </draw:path>
        <draw:path draw:style-name="gr1" draw:text-style-name="P1" draw:layer="layout" svg:width="0.045cm" svg:height="0.03cm" svg:x="15.9cm" svg:y="8.274cm" svg:viewBox="0 0 46 31" svg:d="M46 31c-13-13-29-24-46-31">
          <text:p/>
        </draw:path>
        <draw:path draw:style-name="gr1" draw:text-style-name="P1" draw:layer="layout" svg:width="0.045cm" svg:height="0.03cm" svg:x="15.9cm" svg:y="8.004cm" svg:viewBox="0 0 46 31" svg:d="M0 31c17-8 33-18 46-31">
          <text:p/>
        </draw:path>
        <draw:path draw:style-name="gr1" draw:text-style-name="P1" draw:layer="layout" svg:width="0.045cm" svg:height="0.03cm" svg:x="16.847cm" svg:y="5.484cm" svg:viewBox="0 0 46 31" svg:d="M0 0c13 13 30 24 46 31">
          <text:p/>
        </draw:path>
        <draw:path draw:style-name="gr1" draw:text-style-name="P1" draw:layer="layout" svg:width="0.045cm" svg:height="0.03cm" svg:x="16.847cm" svg:y="5.754cm" svg:viewBox="0 0 46 31" svg:d="M46 0c-16 7-33 17-46 31">
          <text:p/>
        </draw:path>
        <draw:path draw:style-name="gr1" draw:text-style-name="P1" draw:layer="layout" svg:width="0.045cm" svg:height="0.03cm" svg:x="17.01cm" svg:y="5.754cm" svg:viewBox="0 0 46 31" svg:d="M46 31c-14-14-29-24-46-31">
          <text:p/>
        </draw:path>
        <draw:path draw:style-name="gr1" draw:text-style-name="P1" draw:layer="layout" svg:width="0.045cm" svg:height="0.03cm" svg:x="17.01cm" svg:y="5.484cm" svg:viewBox="0 0 46 31" svg:d="M0 31c17-7 32-18 46-31">
          <text:p/>
        </draw:path>
        <draw:path draw:style-name="gr1" draw:text-style-name="P1" draw:layer="layout" svg:width="0.045cm" svg:height="0.03cm" svg:x="16.847cm" svg:y="6.744cm" svg:viewBox="0 0 46 31" svg:d="M0 0c13 13 30 23 46 31">
          <text:p/>
        </draw:path>
        <draw:path draw:style-name="gr1" draw:text-style-name="P1" draw:layer="layout" svg:width="0.045cm" svg:height="0.03cm" svg:x="16.847cm" svg:y="7.014cm" svg:viewBox="0 0 46 31" svg:d="M46 0c-16 7-33 17-46 31">
          <text:p/>
        </draw:path>
        <draw:path draw:style-name="gr1" draw:text-style-name="P1" draw:layer="layout" svg:width="0.045cm" svg:height="0.03cm" svg:x="17.01cm" svg:y="7.014cm" svg:viewBox="0 0 46 31" svg:d="M46 31c-14-14-29-24-46-31">
          <text:p/>
        </draw:path>
        <draw:path draw:style-name="gr1" draw:text-style-name="P1" draw:layer="layout" svg:width="0.045cm" svg:height="0.03cm" svg:x="17.01cm" svg:y="6.744cm" svg:viewBox="0 0 46 31" svg:d="M0 31c17-8 32-18 46-31">
          <text:p/>
        </draw:path>
        <draw:path draw:style-name="gr1" draw:text-style-name="P1" draw:layer="layout" svg:width="0.042cm" svg:height="0.031cm" svg:x="9.554cm" svg:y="5.507cm" svg:viewBox="0 0 43 32" svg:d="M0 0c12 13 27 24 43 32">
          <text:p/>
        </draw:path>
        <draw:path draw:style-name="gr1" draw:text-style-name="P1" draw:layer="layout" svg:width="0.041cm" svg:height="0.031cm" svg:x="9.487cm" svg:y="5.507cm" svg:viewBox="0 0 42 32" svg:d="M0 32c16-8 31-19 42-32">
          <text:p/>
        </draw:path>
        <draw:path draw:style-name="gr1" draw:text-style-name="P1" draw:layer="layout" svg:width="0.107cm" svg:height="0.043cm" svg:x="9.338cm" svg:y="5.507cm" svg:viewBox="0 0 108 44" svg:d="M0 0c27 31 68 47 108 44">
          <text:p/>
        </draw:path>
        <draw:path draw:style-name="gr1" draw:text-style-name="P1" draw:layer="layout" svg:width="0.107cm" svg:height="0.044cm" svg:x="9.338cm" svg:y="5.718cm" svg:viewBox="0 0 108 45" svg:d="M108 1c-40-4-81 12-108 44">
          <text:p/>
        </draw:path>
        <draw:path draw:style-name="gr1" draw:text-style-name="P1" draw:layer="layout" svg:width="0.041cm" svg:height="0.032cm" svg:x="9.487cm" svg:y="5.73cm" svg:viewBox="0 0 42 33" svg:d="M42 33c-11-15-26-25-42-33">
          <text:p/>
        </draw:path>
        <draw:path draw:style-name="gr1" draw:text-style-name="P1" draw:layer="layout" svg:width="0.042cm" svg:height="0.032cm" svg:x="9.554cm" svg:y="5.73cm" svg:viewBox="0 0 43 33" svg:d="M43 0c-16 8-31 18-43 33">
          <text:p/>
        </draw:path>
        <draw:path draw:style-name="gr1" draw:text-style-name="P1" draw:layer="layout" svg:width="0.107cm" svg:height="0.044cm" svg:x="9.637cm" svg:y="5.718cm" svg:viewBox="0 0 108 45" svg:d="M108 45c-27-32-67-48-108-44">
          <text:p/>
        </draw:path>
        <draw:path draw:style-name="gr1" draw:text-style-name="P1" draw:layer="layout" svg:width="0.107cm" svg:height="0.043cm" svg:x="9.637cm" svg:y="5.507cm" svg:viewBox="0 0 108 44" svg:d="M0 44c41 3 81-13 108-44">
          <text:p/>
        </draw:path>
        <draw:path draw:style-name="gr1" draw:text-style-name="P1" draw:layer="layout" svg:width="0.042cm" svg:height="0.031cm" svg:x="10.304cm" svg:y="9.287cm" svg:viewBox="0 0 43 32" svg:d="M0 0c11 14 26 25 43 32">
          <text:p/>
        </draw:path>
        <draw:path draw:style-name="gr1" draw:text-style-name="P1" draw:layer="layout" svg:width="0.041cm" svg:height="0.031cm" svg:x="10.237cm" svg:y="9.287cm" svg:viewBox="0 0 42 32" svg:d="M0 32c17-7 31-18 42-32">
          <text:p/>
        </draw:path>
        <draw:path draw:style-name="gr1" draw:text-style-name="P1" draw:layer="layout" svg:width="0.107cm" svg:height="0.043cm" svg:x="10.088cm" svg:y="9.287cm" svg:viewBox="0 0 108 44" svg:d="M0 0c27 30 68 47 108 44">
          <text:p/>
        </draw:path>
        <draw:path draw:style-name="gr1" draw:text-style-name="P1" draw:layer="layout" svg:width="0.107cm" svg:height="0.044cm" svg:x="10.088cm" svg:y="9.498cm" svg:viewBox="0 0 108 45" svg:d="M108 1c-40-4-81 12-108 44">
          <text:p/>
        </draw:path>
        <draw:path draw:style-name="gr1" draw:text-style-name="P1" draw:layer="layout" svg:width="0.041cm" svg:height="0.032cm" svg:x="10.237cm" svg:y="9.51cm" svg:viewBox="0 0 42 33" svg:d="M42 33c-11-15-25-25-42-33">
          <text:p/>
        </draw:path>
        <draw:path draw:style-name="gr1" draw:text-style-name="P1" draw:layer="layout" svg:width="0.042cm" svg:height="0.032cm" svg:x="10.304cm" svg:y="9.51cm" svg:viewBox="0 0 43 33" svg:d="M43 0c-17 8-32 18-43 33">
          <text:p/>
        </draw:path>
        <draw:path draw:style-name="gr1" draw:text-style-name="P1" draw:layer="layout" svg:width="0.107cm" svg:height="0.044cm" svg:x="10.387cm" svg:y="9.498cm" svg:viewBox="0 0 108 45" svg:d="M108 45c-27-32-67-48-108-44">
          <text:p/>
        </draw:path>
        <draw:path draw:style-name="gr1" draw:text-style-name="P1" draw:layer="layout" svg:width="0.107cm" svg:height="0.043cm" svg:x="10.387cm" svg:y="9.287cm" svg:viewBox="0 0 108 44" svg:d="M0 44c41 3 81-14 108-44">
          <text:p/>
        </draw:path>
        <draw:path draw:style-name="gr1" draw:text-style-name="P1" draw:layer="layout" svg:width="0.042cm" svg:height="0.031cm" svg:x="9.554cm" svg:y="6.767cm" svg:viewBox="0 0 43 32" svg:d="M0 0c12 14 27 25 43 32">
          <text:p/>
        </draw:path>
        <draw:path draw:style-name="gr1" draw:text-style-name="P1" draw:layer="layout" svg:width="0.041cm" svg:height="0.031cm" svg:x="9.487cm" svg:y="6.767cm" svg:viewBox="0 0 42 32" svg:d="M0 32c16-7 31-18 42-32">
          <text:p/>
        </draw:path>
        <draw:path draw:style-name="gr1" draw:text-style-name="P1" draw:layer="layout" svg:width="0.107cm" svg:height="0.043cm" svg:x="9.338cm" svg:y="6.767cm" svg:viewBox="0 0 108 44" svg:d="M0 0c27 31 68 47 108 44">
          <text:p/>
        </draw:path>
        <draw:path draw:style-name="gr1" draw:text-style-name="P1" draw:layer="layout" svg:width="0.107cm" svg:height="0.044cm" svg:x="9.338cm" svg:y="6.978cm" svg:viewBox="0 0 108 45" svg:d="M108 1c-40-4-81 12-108 44">
          <text:p/>
        </draw:path>
        <draw:path draw:style-name="gr1" draw:text-style-name="P1" draw:layer="layout" svg:width="0.041cm" svg:height="0.032cm" svg:x="9.487cm" svg:y="6.99cm" svg:viewBox="0 0 42 33" svg:d="M42 33c-11-14-26-24-42-33">
          <text:p/>
        </draw:path>
        <draw:path draw:style-name="gr1" draw:text-style-name="P1" draw:layer="layout" svg:width="0.042cm" svg:height="0.032cm" svg:x="9.554cm" svg:y="6.99cm" svg:viewBox="0 0 43 33" svg:d="M43 0c-16 9-31 19-43 33">
          <text:p/>
        </draw:path>
        <draw:path draw:style-name="gr1" draw:text-style-name="P1" draw:layer="layout" svg:width="0.107cm" svg:height="0.044cm" svg:x="9.637cm" svg:y="6.978cm" svg:viewBox="0 0 108 45" svg:d="M108 45c-27-32-67-48-108-44">
          <text:p/>
        </draw:path>
        <draw:path draw:style-name="gr1" draw:text-style-name="P1" draw:layer="layout" svg:width="0.107cm" svg:height="0.043cm" svg:x="9.637cm" svg:y="6.767cm" svg:viewBox="0 0 108 44" svg:d="M0 44c41 3 81-13 108-44">
          <text:p/>
        </draw:path>
        <draw:path draw:style-name="gr1" draw:text-style-name="P1" draw:layer="layout" svg:width="0.042cm" svg:height="0.031cm" svg:x="9.554cm" svg:y="8.027cm" svg:viewBox="0 0 43 32" svg:d="M0 0c12 13 27 25 43 32">
          <text:p/>
        </draw:path>
        <draw:path draw:style-name="gr1" draw:text-style-name="P1" draw:layer="layout" svg:width="0.041cm" svg:height="0.031cm" svg:x="9.487cm" svg:y="8.027cm" svg:viewBox="0 0 42 32" svg:d="M0 32c16-7 31-19 42-32">
          <text:p/>
        </draw:path>
        <draw:path draw:style-name="gr1" draw:text-style-name="P1" draw:layer="layout" svg:width="0.107cm" svg:height="0.044cm" svg:x="9.338cm" svg:y="8.027cm" svg:viewBox="0 0 108 45" svg:d="M0 0c27 31 68 48 108 44">
          <text:p/>
        </draw:path>
        <draw:path draw:style-name="gr1" draw:text-style-name="P1" draw:layer="layout" svg:width="0.107cm" svg:height="0.044cm" svg:x="9.338cm" svg:y="8.238cm" svg:viewBox="0 0 108 45" svg:d="M108 1c-40-4-81 13-108 44">
          <text:p/>
        </draw:path>
        <draw:path draw:style-name="gr1" draw:text-style-name="P1" draw:layer="layout" svg:width="0.041cm" svg:height="0.032cm" svg:x="9.487cm" svg:y="8.25cm" svg:viewBox="0 0 42 33" svg:d="M42 33c-11-14-26-25-42-33">
          <text:p/>
        </draw:path>
        <draw:path draw:style-name="gr1" draw:text-style-name="P1" draw:layer="layout" svg:width="0.042cm" svg:height="0.032cm" svg:x="9.554cm" svg:y="8.25cm" svg:viewBox="0 0 43 33" svg:d="M43 0c-16 8-31 19-43 33">
          <text:p/>
        </draw:path>
        <draw:path draw:style-name="gr1" draw:text-style-name="P1" draw:layer="layout" svg:width="0.107cm" svg:height="0.044cm" svg:x="9.637cm" svg:y="8.238cm" svg:viewBox="0 0 108 45" svg:d="M108 45c-27-31-67-48-108-44">
          <text:p/>
        </draw:path>
        <draw:path draw:style-name="gr1" draw:text-style-name="P1" draw:layer="layout" svg:width="0.107cm" svg:height="0.044cm" svg:x="9.637cm" svg:y="8.027cm" svg:viewBox="0 0 108 45" svg:d="M0 44c41 4 81-13 108-44">
          <text:p/>
        </draw:path>
        <draw:path draw:style-name="gr1" draw:text-style-name="P1" draw:layer="layout" svg:width="0.042cm" svg:height="0.031cm" svg:x="8.804cm" svg:y="5.507cm" svg:viewBox="0 0 43 32" svg:d="M0 0c11 13 27 24 43 32">
          <text:p/>
        </draw:path>
        <draw:path draw:style-name="gr1" draw:text-style-name="P1" draw:layer="layout" svg:width="0.041cm" svg:height="0.031cm" svg:x="8.737cm" svg:y="5.507cm" svg:viewBox="0 0 42 32" svg:d="M0 32c16-8 30-19 42-32">
          <text:p/>
        </draw:path>
        <draw:path draw:style-name="gr1" draw:text-style-name="P1" draw:layer="layout" svg:width="0.107cm" svg:height="0.043cm" svg:x="8.588cm" svg:y="5.507cm" svg:viewBox="0 0 108 44" svg:d="M0 0c27 31 68 47 108 44">
          <text:p/>
        </draw:path>
        <draw:path draw:style-name="gr1" draw:text-style-name="P1" draw:layer="layout" svg:width="0.107cm" svg:height="0.044cm" svg:x="8.588cm" svg:y="5.718cm" svg:viewBox="0 0 108 45" svg:d="M108 1c-40-4-81 12-108 44">
          <text:p/>
        </draw:path>
        <draw:path draw:style-name="gr1" draw:text-style-name="P1" draw:layer="layout" svg:width="0.041cm" svg:height="0.032cm" svg:x="8.737cm" svg:y="5.73cm" svg:viewBox="0 0 42 33" svg:d="M42 33c-12-15-26-25-42-33">
          <text:p/>
        </draw:path>
        <draw:path draw:style-name="gr1" draw:text-style-name="P1" draw:layer="layout" svg:width="0.042cm" svg:height="0.032cm" svg:x="8.804cm" svg:y="5.73cm" svg:viewBox="0 0 43 33" svg:d="M43 0c-16 8-32 18-43 33">
          <text:p/>
        </draw:path>
        <draw:path draw:style-name="gr1" draw:text-style-name="P1" draw:layer="layout" svg:width="0.107cm" svg:height="0.044cm" svg:x="8.887cm" svg:y="5.718cm" svg:viewBox="0 0 108 45" svg:d="M108 45c-27-32-67-48-108-44">
          <text:p/>
        </draw:path>
        <draw:path draw:style-name="gr1" draw:text-style-name="P1" draw:layer="layout" svg:width="0.107cm" svg:height="0.043cm" svg:x="8.887cm" svg:y="5.507cm" svg:viewBox="0 0 108 44" svg:d="M0 44c41 3 81-13 108-44">
          <text:p/>
        </draw:path>
        <draw:path draw:style-name="gr1" draw:text-style-name="P1" draw:layer="layout" svg:width="0.042cm" svg:height="0.031cm" svg:x="9.554cm" svg:y="9.287cm" svg:viewBox="0 0 43 32" svg:d="M0 0c12 14 27 25 43 32">
          <text:p/>
        </draw:path>
        <draw:path draw:style-name="gr1" draw:text-style-name="P1" draw:layer="layout" svg:width="0.041cm" svg:height="0.031cm" svg:x="9.487cm" svg:y="9.287cm" svg:viewBox="0 0 42 32" svg:d="M0 32c16-7 31-18 42-32">
          <text:p/>
        </draw:path>
        <draw:path draw:style-name="gr1" draw:text-style-name="P1" draw:layer="layout" svg:width="0.107cm" svg:height="0.043cm" svg:x="9.338cm" svg:y="9.287cm" svg:viewBox="0 0 108 44" svg:d="M0 0c27 30 68 47 108 44">
          <text:p/>
        </draw:path>
        <draw:path draw:style-name="gr1" draw:text-style-name="P1" draw:layer="layout" svg:width="0.107cm" svg:height="0.044cm" svg:x="9.338cm" svg:y="9.498cm" svg:viewBox="0 0 108 45" svg:d="M108 1c-40-4-81 12-108 44">
          <text:p/>
        </draw:path>
        <draw:path draw:style-name="gr1" draw:text-style-name="P1" draw:layer="layout" svg:width="0.041cm" svg:height="0.032cm" svg:x="9.487cm" svg:y="9.51cm" svg:viewBox="0 0 42 33" svg:d="M42 33c-11-15-26-25-42-33">
          <text:p/>
        </draw:path>
        <draw:path draw:style-name="gr1" draw:text-style-name="P1" draw:layer="layout" svg:width="0.042cm" svg:height="0.032cm" svg:x="9.554cm" svg:y="9.51cm" svg:viewBox="0 0 43 33" svg:d="M43 0c-16 8-31 18-43 33">
          <text:p/>
        </draw:path>
        <draw:path draw:style-name="gr1" draw:text-style-name="P1" draw:layer="layout" svg:width="0.107cm" svg:height="0.044cm" svg:x="9.637cm" svg:y="9.498cm" svg:viewBox="0 0 108 45" svg:d="M108 45c-27-32-67-48-108-44">
          <text:p/>
        </draw:path>
        <draw:path draw:style-name="gr1" draw:text-style-name="P1" draw:layer="layout" svg:width="0.107cm" svg:height="0.043cm" svg:x="9.637cm" svg:y="9.287cm" svg:viewBox="0 0 108 44" svg:d="M0 44c41 3 81-14 108-44">
          <text:p/>
        </draw:path>
        <draw:path draw:style-name="gr1" draw:text-style-name="P1" draw:layer="layout" svg:width="0.042cm" svg:height="0.031cm" svg:x="8.804cm" svg:y="6.767cm" svg:viewBox="0 0 43 32" svg:d="M0 0c11 14 27 25 43 32">
          <text:p/>
        </draw:path>
        <draw:path draw:style-name="gr1" draw:text-style-name="P1" draw:layer="layout" svg:width="0.041cm" svg:height="0.031cm" svg:x="8.737cm" svg:y="6.767cm" svg:viewBox="0 0 42 32" svg:d="M0 32c16-7 30-18 42-32">
          <text:p/>
        </draw:path>
        <draw:path draw:style-name="gr1" draw:text-style-name="P1" draw:layer="layout" svg:width="0.107cm" svg:height="0.043cm" svg:x="8.588cm" svg:y="6.767cm" svg:viewBox="0 0 108 44" svg:d="M0 0c27 31 68 47 108 44">
          <text:p/>
        </draw:path>
        <draw:path draw:style-name="gr1" draw:text-style-name="P1" draw:layer="layout" svg:width="0.107cm" svg:height="0.044cm" svg:x="8.588cm" svg:y="6.978cm" svg:viewBox="0 0 108 45" svg:d="M108 1c-40-4-81 12-108 44">
          <text:p/>
        </draw:path>
        <draw:path draw:style-name="gr1" draw:text-style-name="P1" draw:layer="layout" svg:width="0.041cm" svg:height="0.032cm" svg:x="8.737cm" svg:y="6.99cm" svg:viewBox="0 0 42 33" svg:d="M42 33c-12-14-26-24-42-33">
          <text:p/>
        </draw:path>
        <draw:path draw:style-name="gr1" draw:text-style-name="P1" draw:layer="layout" svg:width="0.042cm" svg:height="0.032cm" svg:x="8.804cm" svg:y="6.99cm" svg:viewBox="0 0 43 33" svg:d="M43 0c-16 9-32 19-43 33">
          <text:p/>
        </draw:path>
        <draw:path draw:style-name="gr1" draw:text-style-name="P1" draw:layer="layout" svg:width="0.107cm" svg:height="0.044cm" svg:x="8.887cm" svg:y="6.978cm" svg:viewBox="0 0 108 45" svg:d="M108 45c-27-32-67-48-108-44">
          <text:p/>
        </draw:path>
        <draw:path draw:style-name="gr1" draw:text-style-name="P1" draw:layer="layout" svg:width="0.107cm" svg:height="0.043cm" svg:x="8.887cm" svg:y="6.767cm" svg:viewBox="0 0 108 44" svg:d="M0 44c41 3 81-13 108-44">
          <text:p/>
        </draw:path>
        <draw:path draw:style-name="gr1" draw:text-style-name="P1" draw:layer="layout" svg:width="0.042cm" svg:height="0.031cm" svg:x="8.804cm" svg:y="8.027cm" svg:viewBox="0 0 43 32" svg:d="M0 0c11 13 27 25 43 32">
          <text:p/>
        </draw:path>
        <draw:path draw:style-name="gr1" draw:text-style-name="P1" draw:layer="layout" svg:width="0.041cm" svg:height="0.031cm" svg:x="8.737cm" svg:y="8.027cm" svg:viewBox="0 0 42 32" svg:d="M0 32c16-7 30-19 42-32">
          <text:p/>
        </draw:path>
        <draw:path draw:style-name="gr1" draw:text-style-name="P1" draw:layer="layout" svg:width="0.107cm" svg:height="0.044cm" svg:x="8.588cm" svg:y="8.027cm" svg:viewBox="0 0 108 45" svg:d="M0 0c27 31 68 48 108 44">
          <text:p/>
        </draw:path>
        <draw:path draw:style-name="gr1" draw:text-style-name="P1" draw:layer="layout" svg:width="0.107cm" svg:height="0.044cm" svg:x="8.588cm" svg:y="8.238cm" svg:viewBox="0 0 108 45" svg:d="M108 1c-40-4-81 13-108 44">
          <text:p/>
        </draw:path>
        <draw:path draw:style-name="gr1" draw:text-style-name="P1" draw:layer="layout" svg:width="0.041cm" svg:height="0.032cm" svg:x="8.737cm" svg:y="8.25cm" svg:viewBox="0 0 42 33" svg:d="M42 33c-12-14-26-25-42-33">
          <text:p/>
        </draw:path>
        <draw:path draw:style-name="gr1" draw:text-style-name="P1" draw:layer="layout" svg:width="0.042cm" svg:height="0.032cm" svg:x="8.804cm" svg:y="8.25cm" svg:viewBox="0 0 43 33" svg:d="M43 0c-16 8-32 19-43 33">
          <text:p/>
        </draw:path>
        <draw:path draw:style-name="gr1" draw:text-style-name="P1" draw:layer="layout" svg:width="0.107cm" svg:height="0.044cm" svg:x="8.887cm" svg:y="8.238cm" svg:viewBox="0 0 108 45" svg:d="M108 45c-27-31-67-48-108-44">
          <text:p/>
        </draw:path>
        <draw:path draw:style-name="gr1" draw:text-style-name="P1" draw:layer="layout" svg:width="0.107cm" svg:height="0.044cm" svg:x="8.887cm" svg:y="8.027cm" svg:viewBox="0 0 108 45" svg:d="M0 44c41 4 81-13 108-44">
          <text:p/>
        </draw:path>
        <draw:path draw:style-name="gr1" draw:text-style-name="P1" draw:layer="layout" svg:width="0.042cm" svg:height="0.031cm" svg:x="8.054cm" svg:y="5.507cm" svg:viewBox="0 0 43 32" svg:d="M0 0c11 13 27 24 43 32">
          <text:p/>
        </draw:path>
        <draw:path draw:style-name="gr1" draw:text-style-name="P1" draw:layer="layout" svg:width="0.041cm" svg:height="0.031cm" svg:x="7.987cm" svg:y="5.507cm" svg:viewBox="0 0 42 32" svg:d="M0 32c17-8 31-19 42-32">
          <text:p/>
        </draw:path>
        <draw:path draw:style-name="gr1" draw:text-style-name="P1" draw:layer="layout" svg:width="0.107cm" svg:height="0.043cm" svg:x="7.838cm" svg:y="5.507cm" svg:viewBox="0 0 108 44" svg:d="M0 0c27 31 67 47 108 44">
          <text:p/>
        </draw:path>
        <draw:path draw:style-name="gr1" draw:text-style-name="P1" draw:layer="layout" svg:width="0.107cm" svg:height="0.044cm" svg:x="7.838cm" svg:y="5.718cm" svg:viewBox="0 0 108 45" svg:d="M108 1c-41-4-81 12-108 44">
          <text:p/>
        </draw:path>
        <draw:path draw:style-name="gr1" draw:text-style-name="P1" draw:layer="layout" svg:width="0.041cm" svg:height="0.032cm" svg:x="7.987cm" svg:y="5.73cm" svg:viewBox="0 0 42 33" svg:d="M42 33c-11-15-25-25-42-33">
          <text:p/>
        </draw:path>
        <draw:path draw:style-name="gr1" draw:text-style-name="P1" draw:layer="layout" svg:width="0.042cm" svg:height="0.032cm" svg:x="8.054cm" svg:y="5.73cm" svg:viewBox="0 0 43 33" svg:d="M43 0c-16 8-32 18-43 33">
          <text:p/>
        </draw:path>
        <draw:path draw:style-name="gr1" draw:text-style-name="P1" draw:layer="layout" svg:width="0.107cm" svg:height="0.044cm" svg:x="8.137cm" svg:y="5.718cm" svg:viewBox="0 0 108 45" svg:d="M108 45c-27-32-67-48-108-44">
          <text:p/>
        </draw:path>
        <draw:path draw:style-name="gr1" draw:text-style-name="P1" draw:layer="layout" svg:width="0.107cm" svg:height="0.043cm" svg:x="8.137cm" svg:y="5.507cm" svg:viewBox="0 0 108 44" svg:d="M0 44c41 3 81-13 108-44">
          <text:p/>
        </draw:path>
        <draw:path draw:style-name="gr1" draw:text-style-name="P1" draw:layer="layout" svg:width="0.042cm" svg:height="0.031cm" svg:x="8.804cm" svg:y="9.287cm" svg:viewBox="0 0 43 32" svg:d="M0 0c11 14 27 25 43 32">
          <text:p/>
        </draw:path>
        <draw:path draw:style-name="gr1" draw:text-style-name="P1" draw:layer="layout" svg:width="0.041cm" svg:height="0.031cm" svg:x="8.737cm" svg:y="9.287cm" svg:viewBox="0 0 42 32" svg:d="M0 32c16-7 30-18 42-32">
          <text:p/>
        </draw:path>
        <draw:path draw:style-name="gr1" draw:text-style-name="P1" draw:layer="layout" svg:width="0.107cm" svg:height="0.043cm" svg:x="8.588cm" svg:y="9.287cm" svg:viewBox="0 0 108 44" svg:d="M0 0c27 30 68 47 108 44">
          <text:p/>
        </draw:path>
        <draw:path draw:style-name="gr1" draw:text-style-name="P1" draw:layer="layout" svg:width="0.107cm" svg:height="0.044cm" svg:x="8.588cm" svg:y="9.498cm" svg:viewBox="0 0 108 45" svg:d="M108 1c-40-4-81 12-108 44">
          <text:p/>
        </draw:path>
        <draw:path draw:style-name="gr1" draw:text-style-name="P1" draw:layer="layout" svg:width="0.041cm" svg:height="0.032cm" svg:x="8.737cm" svg:y="9.51cm" svg:viewBox="0 0 42 33" svg:d="M42 33c-12-15-26-25-42-33">
          <text:p/>
        </draw:path>
        <draw:path draw:style-name="gr1" draw:text-style-name="P1" draw:layer="layout" svg:width="0.042cm" svg:height="0.032cm" svg:x="8.804cm" svg:y="9.51cm" svg:viewBox="0 0 43 33" svg:d="M43 0c-16 8-32 18-43 33">
          <text:p/>
        </draw:path>
        <draw:path draw:style-name="gr1" draw:text-style-name="P1" draw:layer="layout" svg:width="0.107cm" svg:height="0.044cm" svg:x="8.887cm" svg:y="9.498cm" svg:viewBox="0 0 108 45" svg:d="M108 45c-27-32-67-48-108-44">
          <text:p/>
        </draw:path>
        <draw:path draw:style-name="gr1" draw:text-style-name="P1" draw:layer="layout" svg:width="0.107cm" svg:height="0.043cm" svg:x="8.887cm" svg:y="9.287cm" svg:viewBox="0 0 108 44" svg:d="M0 44c41 3 81-14 108-44">
          <text:p/>
        </draw:path>
        <draw:path draw:style-name="gr1" draw:text-style-name="P1" draw:layer="layout" svg:width="0.042cm" svg:height="0.031cm" svg:x="8.054cm" svg:y="6.767cm" svg:viewBox="0 0 43 32" svg:d="M0 0c11 14 27 25 43 32">
          <text:p/>
        </draw:path>
        <draw:path draw:style-name="gr1" draw:text-style-name="P1" draw:layer="layout" svg:width="0.041cm" svg:height="0.031cm" svg:x="7.987cm" svg:y="6.767cm" svg:viewBox="0 0 42 32" svg:d="M0 32c17-7 31-18 42-32">
          <text:p/>
        </draw:path>
        <draw:path draw:style-name="gr1" draw:text-style-name="P1" draw:layer="layout" svg:width="0.107cm" svg:height="0.043cm" svg:x="7.838cm" svg:y="6.767cm" svg:viewBox="0 0 108 44" svg:d="M0 0c27 31 67 47 108 44">
          <text:p/>
        </draw:path>
        <draw:path draw:style-name="gr1" draw:text-style-name="P1" draw:layer="layout" svg:width="0.107cm" svg:height="0.044cm" svg:x="7.838cm" svg:y="6.978cm" svg:viewBox="0 0 108 45" svg:d="M108 1c-41-4-81 12-108 44">
          <text:p/>
        </draw:path>
        <draw:path draw:style-name="gr1" draw:text-style-name="P1" draw:layer="layout" svg:width="0.041cm" svg:height="0.032cm" svg:x="7.987cm" svg:y="6.99cm" svg:viewBox="0 0 42 33" svg:d="M42 33c-11-14-25-24-42-33">
          <text:p/>
        </draw:path>
        <draw:path draw:style-name="gr1" draw:text-style-name="P1" draw:layer="layout" svg:width="0.042cm" svg:height="0.032cm" svg:x="8.054cm" svg:y="6.99cm" svg:viewBox="0 0 43 33" svg:d="M43 0c-16 9-32 19-43 33">
          <text:p/>
        </draw:path>
        <draw:path draw:style-name="gr1" draw:text-style-name="P1" draw:layer="layout" svg:width="0.107cm" svg:height="0.044cm" svg:x="8.137cm" svg:y="6.978cm" svg:viewBox="0 0 108 45" svg:d="M108 45c-27-32-67-48-108-44">
          <text:p/>
        </draw:path>
        <draw:path draw:style-name="gr1" draw:text-style-name="P1" draw:layer="layout" svg:width="0.107cm" svg:height="0.043cm" svg:x="8.137cm" svg:y="6.767cm" svg:viewBox="0 0 108 44" svg:d="M0 44c41 3 81-13 108-44">
          <text:p/>
        </draw:path>
        <draw:path draw:style-name="gr1" draw:text-style-name="P1" draw:layer="layout" svg:width="0.042cm" svg:height="0.031cm" svg:x="8.054cm" svg:y="8.027cm" svg:viewBox="0 0 43 32" svg:d="M0 0c11 13 27 25 43 32">
          <text:p/>
        </draw:path>
        <draw:path draw:style-name="gr1" draw:text-style-name="P1" draw:layer="layout" svg:width="0.041cm" svg:height="0.031cm" svg:x="7.987cm" svg:y="8.027cm" svg:viewBox="0 0 42 32" svg:d="M0 32c17-7 31-19 42-32">
          <text:p/>
        </draw:path>
        <draw:path draw:style-name="gr1" draw:text-style-name="P1" draw:layer="layout" svg:width="0.107cm" svg:height="0.044cm" svg:x="7.838cm" svg:y="8.027cm" svg:viewBox="0 0 108 45" svg:d="M0 0c27 31 67 48 108 44">
          <text:p/>
        </draw:path>
        <draw:path draw:style-name="gr1" draw:text-style-name="P1" draw:layer="layout" svg:width="0.107cm" svg:height="0.044cm" svg:x="7.838cm" svg:y="8.238cm" svg:viewBox="0 0 108 45" svg:d="M108 1c-41-4-81 13-108 44">
          <text:p/>
        </draw:path>
        <draw:path draw:style-name="gr1" draw:text-style-name="P1" draw:layer="layout" svg:width="0.041cm" svg:height="0.032cm" svg:x="7.987cm" svg:y="8.25cm" svg:viewBox="0 0 42 33" svg:d="M42 33c-11-14-25-25-42-33">
          <text:p/>
        </draw:path>
        <draw:path draw:style-name="gr1" draw:text-style-name="P1" draw:layer="layout" svg:width="0.042cm" svg:height="0.032cm" svg:x="8.054cm" svg:y="8.25cm" svg:viewBox="0 0 43 33" svg:d="M43 0c-16 8-32 19-43 33">
          <text:p/>
        </draw:path>
        <draw:path draw:style-name="gr1" draw:text-style-name="P1" draw:layer="layout" svg:width="0.107cm" svg:height="0.044cm" svg:x="8.137cm" svg:y="8.238cm" svg:viewBox="0 0 108 45" svg:d="M108 45c-27-31-67-48-108-44">
          <text:p/>
        </draw:path>
        <draw:path draw:style-name="gr1" draw:text-style-name="P1" draw:layer="layout" svg:width="0.107cm" svg:height="0.044cm" svg:x="8.137cm" svg:y="8.027cm" svg:viewBox="0 0 108 45" svg:d="M0 44c41 4 81-13 108-44">
          <text:p/>
        </draw:path>
        <draw:path draw:style-name="gr1" draw:text-style-name="P1" draw:layer="layout" svg:width="0.042cm" svg:height="0.031cm" svg:x="8.054cm" svg:y="9.287cm" svg:viewBox="0 0 43 32" svg:d="M0 0c11 14 27 25 43 32">
          <text:p/>
        </draw:path>
        <draw:path draw:style-name="gr1" draw:text-style-name="P1" draw:layer="layout" svg:width="0.041cm" svg:height="0.031cm" svg:x="7.987cm" svg:y="9.287cm" svg:viewBox="0 0 42 32" svg:d="M0 32c17-7 31-18 42-32">
          <text:p/>
        </draw:path>
        <draw:path draw:style-name="gr1" draw:text-style-name="P1" draw:layer="layout" svg:width="0.107cm" svg:height="0.043cm" svg:x="7.838cm" svg:y="9.287cm" svg:viewBox="0 0 108 44" svg:d="M0 0c27 30 67 47 108 44">
          <text:p/>
        </draw:path>
        <draw:path draw:style-name="gr1" draw:text-style-name="P1" draw:layer="layout" svg:width="0.107cm" svg:height="0.044cm" svg:x="7.838cm" svg:y="9.498cm" svg:viewBox="0 0 108 45" svg:d="M108 1c-41-4-81 12-108 44">
          <text:p/>
        </draw:path>
        <draw:path draw:style-name="gr1" draw:text-style-name="P1" draw:layer="layout" svg:width="0.041cm" svg:height="0.032cm" svg:x="7.987cm" svg:y="9.51cm" svg:viewBox="0 0 42 33" svg:d="M42 33c-11-15-25-25-42-33">
          <text:p/>
        </draw:path>
        <draw:path draw:style-name="gr1" draw:text-style-name="P1" draw:layer="layout" svg:width="0.042cm" svg:height="0.032cm" svg:x="8.054cm" svg:y="9.51cm" svg:viewBox="0 0 43 33" svg:d="M43 0c-16 8-32 18-43 33">
          <text:p/>
        </draw:path>
        <draw:path draw:style-name="gr1" draw:text-style-name="P1" draw:layer="layout" svg:width="0.107cm" svg:height="0.044cm" svg:x="8.137cm" svg:y="9.498cm" svg:viewBox="0 0 108 45" svg:d="M108 45c-27-32-67-48-108-44">
          <text:p/>
        </draw:path>
        <draw:path draw:style-name="gr1" draw:text-style-name="P1" draw:layer="layout" svg:width="0.107cm" svg:height="0.043cm" svg:x="8.137cm" svg:y="9.287cm" svg:viewBox="0 0 108 44" svg:d="M0 44c41 3 81-14 108-44">
          <text:p/>
        </draw:path>
        <draw:path draw:style-name="gr1" draw:text-style-name="P1" draw:layer="layout" svg:width="0.042cm" svg:height="0.031cm" svg:x="10.304cm" svg:y="5.507cm" svg:viewBox="0 0 43 32" svg:d="M0 0c11 13 26 24 43 32">
          <text:p/>
        </draw:path>
        <draw:path draw:style-name="gr1" draw:text-style-name="P1" draw:layer="layout" svg:width="0.041cm" svg:height="0.031cm" svg:x="10.237cm" svg:y="5.507cm" svg:viewBox="0 0 42 32" svg:d="M0 32c17-8 31-19 42-32">
          <text:p/>
        </draw:path>
        <draw:path draw:style-name="gr1" draw:text-style-name="P1" draw:layer="layout" svg:width="0.107cm" svg:height="0.043cm" svg:x="10.088cm" svg:y="5.507cm" svg:viewBox="0 0 108 44" svg:d="M0 0c27 31 68 47 108 44">
          <text:p/>
        </draw:path>
        <draw:path draw:style-name="gr1" draw:text-style-name="P1" draw:layer="layout" svg:width="0.107cm" svg:height="0.044cm" svg:x="10.088cm" svg:y="5.718cm" svg:viewBox="0 0 108 45" svg:d="M108 1c-40-4-81 12-108 44">
          <text:p/>
        </draw:path>
        <draw:path draw:style-name="gr1" draw:text-style-name="P1" draw:layer="layout" svg:width="0.041cm" svg:height="0.032cm" svg:x="10.237cm" svg:y="5.73cm" svg:viewBox="0 0 42 33" svg:d="M42 33c-11-15-25-25-42-33">
          <text:p/>
        </draw:path>
        <draw:path draw:style-name="gr1" draw:text-style-name="P1" draw:layer="layout" svg:width="0.042cm" svg:height="0.032cm" svg:x="10.304cm" svg:y="5.73cm" svg:viewBox="0 0 43 33" svg:d="M43 0c-17 8-32 18-43 33">
          <text:p/>
        </draw:path>
        <draw:path draw:style-name="gr1" draw:text-style-name="P1" draw:layer="layout" svg:width="0.107cm" svg:height="0.044cm" svg:x="10.387cm" svg:y="5.718cm" svg:viewBox="0 0 108 45" svg:d="M108 45c-27-32-67-48-108-44">
          <text:p/>
        </draw:path>
        <draw:path draw:style-name="gr1" draw:text-style-name="P1" draw:layer="layout" svg:width="0.107cm" svg:height="0.043cm" svg:x="10.387cm" svg:y="5.507cm" svg:viewBox="0 0 108 44" svg:d="M0 44c41 3 81-13 108-44">
          <text:p/>
        </draw:path>
        <draw:path draw:style-name="gr1" draw:text-style-name="P1" draw:layer="layout" svg:width="0.042cm" svg:height="0.031cm" svg:x="10.304cm" svg:y="6.767cm" svg:viewBox="0 0 43 32" svg:d="M0 0c11 14 26 25 43 32">
          <text:p/>
        </draw:path>
        <draw:path draw:style-name="gr1" draw:text-style-name="P1" draw:layer="layout" svg:width="0.041cm" svg:height="0.031cm" svg:x="10.237cm" svg:y="6.767cm" svg:viewBox="0 0 42 32" svg:d="M0 32c17-7 31-18 42-32">
          <text:p/>
        </draw:path>
        <draw:path draw:style-name="gr1" draw:text-style-name="P1" draw:layer="layout" svg:width="0.107cm" svg:height="0.043cm" svg:x="10.088cm" svg:y="6.767cm" svg:viewBox="0 0 108 44" svg:d="M0 0c27 31 68 47 108 44">
          <text:p/>
        </draw:path>
        <draw:path draw:style-name="gr1" draw:text-style-name="P1" draw:layer="layout" svg:width="0.107cm" svg:height="0.044cm" svg:x="10.088cm" svg:y="6.978cm" svg:viewBox="0 0 108 45" svg:d="M108 1c-40-4-81 12-108 44">
          <text:p/>
        </draw:path>
        <draw:path draw:style-name="gr1" draw:text-style-name="P1" draw:layer="layout" svg:width="0.041cm" svg:height="0.032cm" svg:x="10.237cm" svg:y="6.99cm" svg:viewBox="0 0 42 33" svg:d="M42 33c-11-14-25-24-42-33">
          <text:p/>
        </draw:path>
        <draw:path draw:style-name="gr1" draw:text-style-name="P1" draw:layer="layout" svg:width="0.042cm" svg:height="0.032cm" svg:x="10.304cm" svg:y="6.99cm" svg:viewBox="0 0 43 33" svg:d="M43 0c-17 9-32 19-43 33">
          <text:p/>
        </draw:path>
        <draw:path draw:style-name="gr1" draw:text-style-name="P1" draw:layer="layout" svg:width="0.107cm" svg:height="0.044cm" svg:x="10.387cm" svg:y="6.978cm" svg:viewBox="0 0 108 45" svg:d="M108 45c-27-32-67-48-108-44">
          <text:p/>
        </draw:path>
        <draw:path draw:style-name="gr1" draw:text-style-name="P1" draw:layer="layout" svg:width="0.107cm" svg:height="0.043cm" svg:x="10.387cm" svg:y="6.767cm" svg:viewBox="0 0 108 44" svg:d="M0 44c41 3 81-13 108-44">
          <text:p/>
        </draw:path>
        <draw:line draw:style-name="gr2" draw:text-style-name="P2" draw:layer="layout" svg:x1="10.255cm" svg:y1="9.377cm" svg:x2="10.266cm" svg:y2="9.382cm">
          <text:p/>
        </draw:line>
        <draw:line draw:style-name="gr2" draw:text-style-name="P2" draw:layer="layout" svg:x1="10.266cm" svg:y1="9.382cm" svg:x2="10.283cm" svg:y2="9.384cm">
          <text:p/>
        </draw:line>
        <draw:line draw:style-name="gr2" draw:text-style-name="P2" draw:layer="layout" svg:x1="9.637cm" svg:y1="8.059cm" svg:x2="9.635cm" svg:y2="8.058cm">
          <text:p/>
        </draw:line>
        <draw:line draw:style-name="gr2" draw:text-style-name="P2" draw:layer="layout" svg:x1="9.551cm" svg:y1="8.124cm" svg:x2="9.568cm" svg:y2="8.122cm">
          <text:p/>
        </draw:line>
        <draw:line draw:style-name="gr2" draw:text-style-name="P2" draw:layer="layout" svg:x1="9.568cm" svg:y1="8.122cm" svg:x2="9.579cm" svg:y2="8.117cm">
          <text:p/>
        </draw:line>
        <draw:line draw:style-name="gr2" draw:text-style-name="P2" draw:layer="layout" svg:x1="9.449cm" svg:y1="8.058cm" svg:x2="9.447cm" svg:y2="8.059cm">
          <text:p/>
        </draw:line>
        <draw:line draw:style-name="gr2" draw:text-style-name="P2" draw:layer="layout" svg:x1="9.637cm" svg:y1="9.319cm" svg:x2="9.635cm" svg:y2="9.318cm">
          <text:p/>
        </draw:line>
        <draw:line draw:style-name="gr2" draw:text-style-name="P2" draw:layer="layout" svg:x1="9.449cm" svg:y1="9.318cm" svg:x2="9.447cm" svg:y2="9.319cm">
          <text:p/>
        </draw:line>
        <draw:line draw:style-name="gr2" draw:text-style-name="P2" draw:layer="layout" svg:x1="10.385cm" svg:y1="9.51cm" svg:x2="10.387cm" svg:y2="9.509cm">
          <text:p/>
        </draw:line>
        <draw:line draw:style-name="gr2" draw:text-style-name="P2" draw:layer="layout" svg:x1="10.197cm" svg:y1="9.509cm" svg:x2="10.199cm" svg:y2="9.51cm">
          <text:p/>
        </draw:line>
        <draw:line draw:style-name="gr2" draw:text-style-name="P2" draw:layer="layout" svg:x1="11.887cm" svg:y1="8.059cm" svg:x2="11.885cm" svg:y2="8.058cm">
          <text:p/>
        </draw:line>
        <draw:line draw:style-name="gr2" draw:text-style-name="P2" draw:layer="layout" svg:x1="11.699cm" svg:y1="8.058cm" svg:x2="11.697cm" svg:y2="8.059cm">
          <text:p/>
        </draw:line>
        <draw:line draw:style-name="gr2" draw:text-style-name="P2" draw:layer="layout" svg:x1="10.387cm" svg:y1="9.319cm" svg:x2="10.385cm" svg:y2="9.318cm">
          <text:p/>
        </draw:line>
        <draw:line draw:style-name="gr2" draw:text-style-name="P2" draw:layer="layout" svg:x1="10.199cm" svg:y1="9.318cm" svg:x2="10.197cm" svg:y2="9.319cm">
          <text:p/>
        </draw:line>
        <draw:line draw:style-name="gr2" draw:text-style-name="P2" draw:layer="layout" svg:x1="10.301cm" svg:y1="5.604cm" svg:x2="10.318cm" svg:y2="5.602cm">
          <text:p/>
        </draw:line>
        <draw:line draw:style-name="gr2" draw:text-style-name="P2" draw:layer="layout" svg:x1="10.318cm" svg:y1="5.602cm" svg:x2="10.329cm" svg:y2="5.597cm">
          <text:p/>
        </draw:line>
        <draw:line draw:style-name="gr2" draw:text-style-name="P2" draw:layer="layout" svg:x1="10.329cm" svg:y1="5.671cm" svg:x2="10.318cm" svg:y2="5.666cm">
          <text:p/>
        </draw:line>
        <draw:line draw:style-name="gr2" draw:text-style-name="P2" draw:layer="layout" svg:x1="10.318cm" svg:y1="5.666cm" svg:x2="10.301cm" svg:y2="5.664cm">
          <text:p/>
        </draw:line>
        <draw:line draw:style-name="gr2" draw:text-style-name="P2" draw:layer="layout" svg:x1="8.887cm" svg:y1="5.539cm" svg:x2="8.885cm" svg:y2="5.538cm">
          <text:p/>
        </draw:line>
        <draw:line draw:style-name="gr2" draw:text-style-name="P2" draw:layer="layout" svg:x1="8.801cm" svg:y1="5.604cm" svg:x2="8.818cm" svg:y2="5.602cm">
          <text:p/>
        </draw:line>
        <draw:line draw:style-name="gr2" draw:text-style-name="P2" draw:layer="layout" svg:x1="8.818cm" svg:y1="5.602cm" svg:x2="8.829cm" svg:y2="5.597cm">
          <text:p/>
        </draw:line>
        <draw:line draw:style-name="gr2" draw:text-style-name="P2" draw:layer="layout" svg:x1="8.755cm" svg:y1="5.597cm" svg:x2="8.766cm" svg:y2="5.602cm">
          <text:p/>
        </draw:line>
        <draw:line draw:style-name="gr2" draw:text-style-name="P2" draw:layer="layout" svg:x1="8.766cm" svg:y1="5.602cm" svg:x2="8.783cm" svg:y2="5.604cm">
          <text:p/>
        </draw:line>
        <draw:line draw:style-name="gr2" draw:text-style-name="P2" draw:layer="layout" svg:x1="8.699cm" svg:y1="5.538cm" svg:x2="8.697cm" svg:y2="5.539cm">
          <text:p/>
        </draw:line>
        <draw:line draw:style-name="gr2" draw:text-style-name="P2" draw:layer="layout" svg:x1="9.551cm" svg:y1="5.604cm" svg:x2="9.568cm" svg:y2="5.602cm">
          <text:p/>
        </draw:line>
        <draw:line draw:style-name="gr2" draw:text-style-name="P2" draw:layer="layout" svg:x1="9.568cm" svg:y1="5.602cm" svg:x2="9.579cm" svg:y2="5.597cm">
          <text:p/>
        </draw:line>
        <draw:line draw:style-name="gr2" draw:text-style-name="P2" draw:layer="layout" svg:x1="9.579cm" svg:y1="5.671cm" svg:x2="9.568cm" svg:y2="5.666cm">
          <text:p/>
        </draw:line>
        <draw:line draw:style-name="gr2" draw:text-style-name="P2" draw:layer="layout" svg:x1="9.568cm" svg:y1="5.666cm" svg:x2="9.551cm" svg:y2="5.664cm">
          <text:p/>
        </draw:line>
        <draw:line draw:style-name="gr2" draw:text-style-name="P2" draw:layer="layout" svg:x1="8.783cm" svg:y1="5.664cm" svg:x2="8.766cm" svg:y2="5.666cm">
          <text:p/>
        </draw:line>
        <draw:line draw:style-name="gr2" draw:text-style-name="P2" draw:layer="layout" svg:x1="8.766cm" svg:y1="5.666cm" svg:x2="8.755cm" svg:y2="5.671cm">
          <text:p/>
        </draw:line>
        <draw:line draw:style-name="gr2" draw:text-style-name="P2" draw:layer="layout" svg:x1="8.829cm" svg:y1="5.671cm" svg:x2="8.818cm" svg:y2="5.666cm">
          <text:p/>
        </draw:line>
        <draw:line draw:style-name="gr2" draw:text-style-name="P2" draw:layer="layout" svg:x1="8.818cm" svg:y1="5.666cm" svg:x2="8.801cm" svg:y2="5.664cm">
          <text:p/>
        </draw:line>
        <draw:line draw:style-name="gr2" draw:text-style-name="P2" draw:layer="layout" svg:x1="8.885cm" svg:y1="5.73cm" svg:x2="8.887cm" svg:y2="5.729cm">
          <text:p/>
        </draw:line>
        <draw:line draw:style-name="gr2" draw:text-style-name="P2" draw:layer="layout" svg:x1="8.697cm" svg:y1="5.729cm" svg:x2="8.699cm" svg:y2="5.73cm">
          <text:p/>
        </draw:line>
        <draw:line draw:style-name="gr2" draw:text-style-name="P2" draw:layer="layout" svg:x1="11.033cm" svg:y1="5.664cm" svg:x2="11.016cm" svg:y2="5.666cm">
          <text:p/>
        </draw:line>
        <draw:line draw:style-name="gr2" draw:text-style-name="P2" draw:layer="layout" svg:x1="11.016cm" svg:y1="5.666cm" svg:x2="11.005cm" svg:y2="5.671cm">
          <text:p/>
        </draw:line>
        <draw:line draw:style-name="gr2" draw:text-style-name="P2" draw:layer="layout" svg:x1="11.079cm" svg:y1="5.671cm" svg:x2="11.068cm" svg:y2="5.666cm">
          <text:p/>
        </draw:line>
        <draw:line draw:style-name="gr2" draw:text-style-name="P2" draw:layer="layout" svg:x1="11.068cm" svg:y1="5.666cm" svg:x2="11.051cm" svg:y2="5.664cm">
          <text:p/>
        </draw:line>
        <draw:line draw:style-name="gr2" draw:text-style-name="P2" draw:layer="layout" svg:x1="11.135cm" svg:y1="5.73cm" svg:x2="11.137cm" svg:y2="5.729cm">
          <text:p/>
        </draw:line>
        <draw:line draw:style-name="gr2" draw:text-style-name="P2" draw:layer="layout" svg:x1="10.947cm" svg:y1="5.729cm" svg:x2="10.949cm" svg:y2="5.73cm">
          <text:p/>
        </draw:line>
        <draw:line draw:style-name="gr2" draw:text-style-name="P2" draw:layer="layout" svg:x1="10.283cm" svg:y1="5.664cm" svg:x2="10.266cm" svg:y2="5.666cm">
          <text:p/>
        </draw:line>
        <draw:line draw:style-name="gr2" draw:text-style-name="P2" draw:layer="layout" svg:x1="10.266cm" svg:y1="5.666cm" svg:x2="10.255cm" svg:y2="5.671cm">
          <text:p/>
        </draw:line>
        <draw:line draw:style-name="gr2" draw:text-style-name="P2" draw:layer="layout" svg:x1="10.255cm" svg:y1="5.597cm" svg:x2="10.266cm" svg:y2="5.602cm">
          <text:p/>
        </draw:line>
        <draw:line draw:style-name="gr2" draw:text-style-name="P2" draw:layer="layout" svg:x1="10.266cm" svg:y1="5.602cm" svg:x2="10.283cm" svg:y2="5.604cm">
          <text:p/>
        </draw:line>
        <draw:line draw:style-name="gr2" draw:text-style-name="P2" draw:layer="layout" svg:x1="14.137cm" svg:y1="5.539cm" svg:x2="14.135cm" svg:y2="5.538cm">
          <text:p/>
        </draw:line>
        <draw:line draw:style-name="gr2" draw:text-style-name="P2" draw:layer="layout" svg:x1="14.051cm" svg:y1="5.604cm" svg:x2="14.068cm" svg:y2="5.602cm">
          <text:p/>
        </draw:line>
        <draw:line draw:style-name="gr2" draw:text-style-name="P2" draw:layer="layout" svg:x1="14.068cm" svg:y1="5.602cm" svg:x2="14.079cm" svg:y2="5.597cm">
          <text:p/>
        </draw:line>
        <draw:line draw:style-name="gr2" draw:text-style-name="P2" draw:layer="layout" svg:x1="14.005cm" svg:y1="5.597cm" svg:x2="14.016cm" svg:y2="5.602cm">
          <text:p/>
        </draw:line>
        <draw:line draw:style-name="gr2" draw:text-style-name="P2" draw:layer="layout" svg:x1="14.016cm" svg:y1="5.602cm" svg:x2="14.033cm" svg:y2="5.604cm">
          <text:p/>
        </draw:line>
        <draw:line draw:style-name="gr2" draw:text-style-name="P2" draw:layer="layout" svg:x1="13.949cm" svg:y1="5.538cm" svg:x2="13.947cm" svg:y2="5.539cm">
          <text:p/>
        </draw:line>
        <draw:line draw:style-name="gr2" draw:text-style-name="P2" draw:layer="layout" svg:x1="10.387cm" svg:y1="5.539cm" svg:x2="10.385cm" svg:y2="5.538cm">
          <text:p/>
        </draw:line>
        <draw:line draw:style-name="gr2" draw:text-style-name="P2" draw:layer="layout" svg:x1="10.199cm" svg:y1="5.538cm" svg:x2="10.197cm" svg:y2="5.539cm">
          <text:p/>
        </draw:line>
        <draw:line draw:style-name="gr2" draw:text-style-name="P2" draw:layer="layout" svg:x1="14.783cm" svg:y1="5.664cm" svg:x2="14.766cm" svg:y2="5.666cm">
          <text:p/>
        </draw:line>
        <draw:line draw:style-name="gr2" draw:text-style-name="P2" draw:layer="layout" svg:x1="14.766cm" svg:y1="5.666cm" svg:x2="14.755cm" svg:y2="5.671cm">
          <text:p/>
        </draw:line>
        <draw:line draw:style-name="gr2" draw:text-style-name="P2" draw:layer="layout" svg:x1="14.755cm" svg:y1="5.597cm" svg:x2="14.766cm" svg:y2="5.602cm">
          <text:p/>
        </draw:line>
        <draw:line draw:style-name="gr2" draw:text-style-name="P2" draw:layer="layout" svg:x1="14.766cm" svg:y1="5.602cm" svg:x2="14.783cm" svg:y2="5.604cm">
          <text:p/>
        </draw:line>
        <draw:line draw:style-name="gr2" draw:text-style-name="P2" draw:layer="layout" svg:x1="14.033cm" svg:y1="5.664cm" svg:x2="14.016cm" svg:y2="5.666cm">
          <text:p/>
        </draw:line>
        <draw:line draw:style-name="gr2" draw:text-style-name="P2" draw:layer="layout" svg:x1="14.016cm" svg:y1="5.666cm" svg:x2="14.005cm" svg:y2="5.671cm">
          <text:p/>
        </draw:line>
        <draw:line draw:style-name="gr2" draw:text-style-name="P2" draw:layer="layout" svg:x1="14.079cm" svg:y1="5.671cm" svg:x2="14.068cm" svg:y2="5.666cm">
          <text:p/>
        </draw:line>
        <draw:line draw:style-name="gr2" draw:text-style-name="P2" draw:layer="layout" svg:x1="14.068cm" svg:y1="5.666cm" svg:x2="14.051cm" svg:y2="5.664cm">
          <text:p/>
        </draw:line>
        <draw:line draw:style-name="gr2" draw:text-style-name="P2" draw:layer="layout" svg:x1="14.135cm" svg:y1="5.73cm" svg:x2="14.137cm" svg:y2="5.729cm">
          <text:p/>
        </draw:line>
        <draw:line draw:style-name="gr2" draw:text-style-name="P2" draw:layer="layout" svg:x1="13.947cm" svg:y1="5.729cm" svg:x2="13.949cm" svg:y2="5.73cm">
          <text:p/>
        </draw:line>
        <draw:line draw:style-name="gr2" draw:text-style-name="P2" draw:layer="layout" svg:x1="8.137cm" svg:y1="5.539cm" svg:x2="8.135cm" svg:y2="5.538cm">
          <text:p/>
        </draw:line>
        <draw:line draw:style-name="gr2" draw:text-style-name="P2" draw:layer="layout" svg:x1="8.051cm" svg:y1="5.604cm" svg:x2="8.068cm" svg:y2="5.602cm">
          <text:p/>
        </draw:line>
        <draw:line draw:style-name="gr2" draw:text-style-name="P2" draw:layer="layout" svg:x1="8.068cm" svg:y1="5.602cm" svg:x2="8.079cm" svg:y2="5.597cm">
          <text:p/>
        </draw:line>
        <draw:line draw:style-name="gr2" draw:text-style-name="P2" draw:layer="layout" svg:x1="8.005cm" svg:y1="5.597cm" svg:x2="8.016cm" svg:y2="5.602cm">
          <text:p/>
        </draw:line>
        <draw:line draw:style-name="gr2" draw:text-style-name="P2" draw:layer="layout" svg:x1="8.016cm" svg:y1="5.602cm" svg:x2="8.033cm" svg:y2="5.604cm">
          <text:p/>
        </draw:line>
        <draw:line draw:style-name="gr2" draw:text-style-name="P2" draw:layer="layout" svg:x1="7.949cm" svg:y1="5.538cm" svg:x2="7.947cm" svg:y2="5.539cm">
          <text:p/>
        </draw:line>
        <draw:line draw:style-name="gr2" draw:text-style-name="P2" draw:layer="layout" svg:x1="9.637cm" svg:y1="5.539cm" svg:x2="9.635cm" svg:y2="5.538cm">
          <text:p/>
        </draw:line>
        <draw:line draw:style-name="gr2" draw:text-style-name="P2" draw:layer="layout" svg:x1="9.505cm" svg:y1="5.597cm" svg:x2="9.516cm" svg:y2="5.602cm">
          <text:p/>
        </draw:line>
        <draw:line draw:style-name="gr2" draw:text-style-name="P2" draw:layer="layout" svg:x1="9.516cm" svg:y1="5.602cm" svg:x2="9.533cm" svg:y2="5.604cm">
          <text:p/>
        </draw:line>
        <draw:line draw:style-name="gr2" draw:text-style-name="P2" draw:layer="layout" svg:x1="9.449cm" svg:y1="5.538cm" svg:x2="9.447cm" svg:y2="5.539cm">
          <text:p/>
        </draw:line>
        <draw:line draw:style-name="gr2" draw:text-style-name="P2" draw:layer="layout" svg:x1="11.783cm" svg:y1="5.664cm" svg:x2="11.766cm" svg:y2="5.666cm">
          <text:p/>
        </draw:line>
        <draw:line draw:style-name="gr2" draw:text-style-name="P2" draw:layer="layout" svg:x1="11.766cm" svg:y1="5.666cm" svg:x2="11.755cm" svg:y2="5.671cm">
          <text:p/>
        </draw:line>
        <draw:line draw:style-name="gr2" draw:text-style-name="P2" draw:layer="layout" svg:x1="11.755cm" svg:y1="5.597cm" svg:x2="11.766cm" svg:y2="5.602cm">
          <text:p/>
        </draw:line>
        <draw:line draw:style-name="gr2" draw:text-style-name="P2" draw:layer="layout" svg:x1="11.766cm" svg:y1="5.602cm" svg:x2="11.783cm" svg:y2="5.604cm">
          <text:p/>
        </draw:line>
        <draw:line draw:style-name="gr2" draw:text-style-name="P2" draw:layer="layout" svg:x1="12.533cm" svg:y1="5.664cm" svg:x2="12.516cm" svg:y2="5.666cm">
          <text:p/>
        </draw:line>
        <draw:line draw:style-name="gr2" draw:text-style-name="P2" draw:layer="layout" svg:x1="12.516cm" svg:y1="5.666cm" svg:x2="12.505cm" svg:y2="5.671cm">
          <text:p/>
        </draw:line>
        <draw:line draw:style-name="gr2" draw:text-style-name="P2" draw:layer="layout" svg:x1="12.505cm" svg:y1="5.597cm" svg:x2="12.516cm" svg:y2="5.602cm">
          <text:p/>
        </draw:line>
        <draw:line draw:style-name="gr2" draw:text-style-name="P2" draw:layer="layout" svg:x1="12.516cm" svg:y1="5.602cm" svg:x2="12.533cm" svg:y2="5.604cm">
          <text:p/>
        </draw:line>
        <draw:line draw:style-name="gr2" draw:text-style-name="P2" draw:layer="layout" svg:x1="12.551cm" svg:y1="5.604cm" svg:x2="12.568cm" svg:y2="5.602cm">
          <text:p/>
        </draw:line>
        <draw:line draw:style-name="gr2" draw:text-style-name="P2" draw:layer="layout" svg:x1="12.568cm" svg:y1="5.602cm" svg:x2="12.579cm" svg:y2="5.597cm">
          <text:p/>
        </draw:line>
        <draw:line draw:style-name="gr2" draw:text-style-name="P2" draw:layer="layout" svg:x1="12.579cm" svg:y1="5.671cm" svg:x2="12.568cm" svg:y2="5.666cm">
          <text:p/>
        </draw:line>
        <draw:line draw:style-name="gr2" draw:text-style-name="P2" draw:layer="layout" svg:x1="12.568cm" svg:y1="5.666cm" svg:x2="12.551cm" svg:y2="5.664cm">
          <text:p/>
        </draw:line>
        <draw:line draw:style-name="gr2" draw:text-style-name="P2" draw:layer="layout" svg:x1="11.137cm" svg:y1="5.539cm" svg:x2="11.135cm" svg:y2="5.538cm">
          <text:p/>
        </draw:line>
        <draw:line draw:style-name="gr2" draw:text-style-name="P2" draw:layer="layout" svg:x1="11.051cm" svg:y1="5.604cm" svg:x2="11.068cm" svg:y2="5.602cm">
          <text:p/>
        </draw:line>
        <draw:line draw:style-name="gr2" draw:text-style-name="P2" draw:layer="layout" svg:x1="11.068cm" svg:y1="5.602cm" svg:x2="11.079cm" svg:y2="5.597cm">
          <text:p/>
        </draw:line>
        <draw:line draw:style-name="gr2" draw:text-style-name="P2" draw:layer="layout" svg:x1="11.005cm" svg:y1="5.597cm" svg:x2="11.016cm" svg:y2="5.602cm">
          <text:p/>
        </draw:line>
        <draw:line draw:style-name="gr2" draw:text-style-name="P2" draw:layer="layout" svg:x1="11.016cm" svg:y1="5.602cm" svg:x2="11.033cm" svg:y2="5.604cm">
          <text:p/>
        </draw:line>
        <draw:line draw:style-name="gr2" draw:text-style-name="P2" draw:layer="layout" svg:x1="10.949cm" svg:y1="5.538cm" svg:x2="10.947cm" svg:y2="5.539cm">
          <text:p/>
        </draw:line>
        <draw:line draw:style-name="gr2" draw:text-style-name="P2" draw:layer="layout" svg:x1="14.887cm" svg:y1="5.539cm" svg:x2="14.885cm" svg:y2="5.538cm">
          <text:p/>
        </draw:line>
        <draw:line draw:style-name="gr2" draw:text-style-name="P2" draw:layer="layout" svg:x1="14.801cm" svg:y1="5.604cm" svg:x2="14.818cm" svg:y2="5.602cm">
          <text:p/>
        </draw:line>
        <draw:line draw:style-name="gr2" draw:text-style-name="P2" draw:layer="layout" svg:x1="14.818cm" svg:y1="5.602cm" svg:x2="14.829cm" svg:y2="5.597cm">
          <text:p/>
        </draw:line>
        <draw:line draw:style-name="gr2" draw:text-style-name="P2" draw:layer="layout" svg:x1="14.699cm" svg:y1="5.538cm" svg:x2="14.697cm" svg:y2="5.539cm">
          <text:p/>
        </draw:line>
        <draw:line draw:style-name="gr2" draw:text-style-name="P2" draw:layer="layout" svg:x1="9.533cm" svg:y1="5.664cm" svg:x2="9.516cm" svg:y2="5.666cm">
          <text:p/>
        </draw:line>
        <draw:line draw:style-name="gr2" draw:text-style-name="P2" draw:layer="layout" svg:x1="9.516cm" svg:y1="5.666cm" svg:x2="9.505cm" svg:y2="5.671cm">
          <text:p/>
        </draw:line>
        <draw:line draw:style-name="gr2" draw:text-style-name="P2" draw:layer="layout" svg:x1="14.829cm" svg:y1="5.671cm" svg:x2="14.818cm" svg:y2="5.666cm">
          <text:p/>
        </draw:line>
        <draw:line draw:style-name="gr2" draw:text-style-name="P2" draw:layer="layout" svg:x1="14.818cm" svg:y1="5.666cm" svg:x2="14.801cm" svg:y2="5.664cm">
          <text:p/>
        </draw:line>
        <draw:line draw:style-name="gr2" draw:text-style-name="P2" draw:layer="layout" svg:x1="14.885cm" svg:y1="5.73cm" svg:x2="14.887cm" svg:y2="5.729cm">
          <text:p/>
        </draw:line>
        <draw:line draw:style-name="gr2" draw:text-style-name="P2" draw:layer="layout" svg:x1="14.697cm" svg:y1="5.729cm" svg:x2="14.699cm" svg:y2="5.73cm">
          <text:p/>
        </draw:line>
        <draw:line draw:style-name="gr2" draw:text-style-name="P2" draw:layer="layout" svg:x1="13.387cm" svg:y1="5.539cm" svg:x2="13.385cm" svg:y2="5.538cm">
          <text:p/>
        </draw:line>
        <draw:line draw:style-name="gr2" draw:text-style-name="P2" draw:layer="layout" svg:x1="13.301cm" svg:y1="5.604cm" svg:x2="13.318cm" svg:y2="5.602cm">
          <text:p/>
        </draw:line>
        <draw:line draw:style-name="gr2" draw:text-style-name="P2" draw:layer="layout" svg:x1="13.318cm" svg:y1="5.602cm" svg:x2="13.329cm" svg:y2="5.597cm">
          <text:p/>
        </draw:line>
        <draw:line draw:style-name="gr2" draw:text-style-name="P2" draw:layer="layout" svg:x1="13.255cm" svg:y1="5.597cm" svg:x2="13.266cm" svg:y2="5.602cm">
          <text:p/>
        </draw:line>
        <draw:line draw:style-name="gr2" draw:text-style-name="P2" draw:layer="layout" svg:x1="13.266cm" svg:y1="5.602cm" svg:x2="13.283cm" svg:y2="5.604cm">
          <text:p/>
        </draw:line>
        <draw:line draw:style-name="gr2" draw:text-style-name="P2" draw:layer="layout" svg:x1="13.199cm" svg:y1="5.538cm" svg:x2="13.197cm" svg:y2="5.539cm">
          <text:p/>
        </draw:line>
        <draw:line draw:style-name="gr2" draw:text-style-name="P2" draw:layer="layout" svg:x1="11.801cm" svg:y1="5.604cm" svg:x2="11.818cm" svg:y2="5.602cm">
          <text:p/>
        </draw:line>
        <draw:line draw:style-name="gr2" draw:text-style-name="P2" draw:layer="layout" svg:x1="11.818cm" svg:y1="5.602cm" svg:x2="11.829cm" svg:y2="5.597cm">
          <text:p/>
        </draw:line>
        <draw:line draw:style-name="gr2" draw:text-style-name="P2" draw:layer="layout" svg:x1="11.829cm" svg:y1="5.671cm" svg:x2="11.818cm" svg:y2="5.666cm">
          <text:p/>
        </draw:line>
        <draw:line draw:style-name="gr2" draw:text-style-name="P2" draw:layer="layout" svg:x1="11.818cm" svg:y1="5.666cm" svg:x2="11.801cm" svg:y2="5.664cm">
          <text:p/>
        </draw:line>
        <draw:line draw:style-name="gr2" draw:text-style-name="P2" draw:layer="layout" svg:x1="9.635cm" svg:y1="5.73cm" svg:x2="9.637cm" svg:y2="5.729cm">
          <text:p/>
        </draw:line>
        <draw:line draw:style-name="gr2" draw:text-style-name="P2" draw:layer="layout" svg:x1="9.447cm" svg:y1="5.729cm" svg:x2="9.449cm" svg:y2="5.73cm">
          <text:p/>
        </draw:line>
        <draw:line draw:style-name="gr2" draw:text-style-name="P2" draw:layer="layout" svg:x1="13.283cm" svg:y1="5.664cm" svg:x2="13.266cm" svg:y2="5.666cm">
          <text:p/>
        </draw:line>
        <draw:line draw:style-name="gr2" draw:text-style-name="P2" draw:layer="layout" svg:x1="13.266cm" svg:y1="5.666cm" svg:x2="13.255cm" svg:y2="5.671cm">
          <text:p/>
        </draw:line>
        <draw:line draw:style-name="gr2" draw:text-style-name="P2" draw:layer="layout" svg:x1="12.635cm" svg:y1="5.73cm" svg:x2="12.637cm" svg:y2="5.729cm">
          <text:p/>
        </draw:line>
        <draw:line draw:style-name="gr2" draw:text-style-name="P2" draw:layer="layout" svg:x1="12.447cm" svg:y1="5.729cm" svg:x2="12.449cm" svg:y2="5.73cm">
          <text:p/>
        </draw:line>
        <draw:line draw:style-name="gr2" draw:text-style-name="P2" draw:layer="layout" svg:x1="13.329cm" svg:y1="5.671cm" svg:x2="13.318cm" svg:y2="5.666cm">
          <text:p/>
        </draw:line>
        <draw:line draw:style-name="gr2" draw:text-style-name="P2" draw:layer="layout" svg:x1="13.318cm" svg:y1="5.666cm" svg:x2="13.301cm" svg:y2="5.664cm">
          <text:p/>
        </draw:line>
        <draw:line draw:style-name="gr2" draw:text-style-name="P2" draw:layer="layout" svg:x1="13.385cm" svg:y1="5.73cm" svg:x2="13.387cm" svg:y2="5.729cm">
          <text:p/>
        </draw:line>
        <draw:line draw:style-name="gr2" draw:text-style-name="P2" draw:layer="layout" svg:x1="13.197cm" svg:y1="5.729cm" svg:x2="13.199cm" svg:y2="5.73cm">
          <text:p/>
        </draw:line>
        <draw:line draw:style-name="gr2" draw:text-style-name="P2" draw:layer="layout" svg:x1="10.385cm" svg:y1="5.73cm" svg:x2="10.387cm" svg:y2="5.729cm">
          <text:p/>
        </draw:line>
        <draw:line draw:style-name="gr2" draw:text-style-name="P2" draw:layer="layout" svg:x1="10.197cm" svg:y1="5.729cm" svg:x2="10.199cm" svg:y2="5.73cm">
          <text:p/>
        </draw:line>
        <draw:line draw:style-name="gr2" draw:text-style-name="P2" draw:layer="layout" svg:x1="8.033cm" svg:y1="5.664cm" svg:x2="8.016cm" svg:y2="5.666cm">
          <text:p/>
        </draw:line>
        <draw:line draw:style-name="gr2" draw:text-style-name="P2" draw:layer="layout" svg:x1="8.016cm" svg:y1="5.666cm" svg:x2="8.005cm" svg:y2="5.671cm">
          <text:p/>
        </draw:line>
        <draw:line draw:style-name="gr2" draw:text-style-name="P2" draw:layer="layout" svg:x1="8.079cm" svg:y1="5.671cm" svg:x2="8.068cm" svg:y2="5.666cm">
          <text:p/>
        </draw:line>
        <draw:line draw:style-name="gr2" draw:text-style-name="P2" draw:layer="layout" svg:x1="8.068cm" svg:y1="5.666cm" svg:x2="8.051cm" svg:y2="5.664cm">
          <text:p/>
        </draw:line>
        <draw:line draw:style-name="gr2" draw:text-style-name="P2" draw:layer="layout" svg:x1="8.135cm" svg:y1="5.73cm" svg:x2="8.137cm" svg:y2="5.729cm">
          <text:p/>
        </draw:line>
        <draw:line draw:style-name="gr2" draw:text-style-name="P2" draw:layer="layout" svg:x1="7.947cm" svg:y1="5.729cm" svg:x2="7.949cm" svg:y2="5.73cm">
          <text:p/>
        </draw:line>
        <draw:line draw:style-name="gr2" draw:text-style-name="P2" draw:layer="layout" svg:x1="11.887cm" svg:y1="5.539cm" svg:x2="11.885cm" svg:y2="5.538cm">
          <text:p/>
        </draw:line>
        <draw:line draw:style-name="gr2" draw:text-style-name="P2" draw:layer="layout" svg:x1="11.699cm" svg:y1="5.538cm" svg:x2="11.697cm" svg:y2="5.539cm">
          <text:p/>
        </draw:line>
        <draw:line draw:style-name="gr2" draw:text-style-name="P2" draw:layer="layout" svg:x1="12.637cm" svg:y1="5.539cm" svg:x2="12.635cm" svg:y2="5.538cm">
          <text:p/>
        </draw:line>
        <draw:line draw:style-name="gr2" draw:text-style-name="P2" draw:layer="layout" svg:x1="12.449cm" svg:y1="5.538cm" svg:x2="12.447cm" svg:y2="5.539cm">
          <text:p/>
        </draw:line>
        <draw:line draw:style-name="gr2" draw:text-style-name="P2" draw:layer="layout" svg:x1="11.885cm" svg:y1="5.73cm" svg:x2="11.887cm" svg:y2="5.729cm">
          <text:p/>
        </draw:line>
        <draw:line draw:style-name="gr2" draw:text-style-name="P2" draw:layer="layout" svg:x1="11.697cm" svg:y1="5.729cm" svg:x2="11.699cm" svg:y2="5.73cm">
          <text:p/>
        </draw:line>
        <draw:line draw:style-name="gr2" draw:text-style-name="P2" draw:layer="layout" svg:x1="13.387cm" svg:y1="8.249cm" svg:x2="13.388cm" svg:y2="8.247cm">
          <text:p/>
        </draw:line>
        <draw:line draw:style-name="gr2" draw:text-style-name="P2" draw:layer="layout" svg:x1="13.388cm" svg:y1="8.061cm" svg:x2="13.387cm" svg:y2="8.059cm">
          <text:p/>
        </draw:line>
        <draw:line draw:style-name="gr2" draw:text-style-name="P2" draw:layer="layout" svg:x1="11.696cm" svg:y1="8.247cm" svg:x2="11.697cm" svg:y2="8.249cm">
          <text:p/>
        </draw:line>
        <draw:line draw:style-name="gr2" draw:text-style-name="P2" draw:layer="layout" svg:x1="11.697cm" svg:y1="8.059cm" svg:x2="11.696cm" svg:y2="8.061cm">
          <text:p/>
        </draw:line>
        <draw:line draw:style-name="gr2" draw:text-style-name="P2" draw:layer="layout" svg:x1="11.137cm" svg:y1="9.509cm" svg:x2="11.138cm" svg:y2="9.507cm">
          <text:p/>
        </draw:line>
        <draw:line draw:style-name="gr2" draw:text-style-name="P2" draw:layer="layout" svg:x1="11.138cm" svg:y1="9.321cm" svg:x2="11.137cm" svg:y2="9.319cm">
          <text:p/>
        </draw:line>
        <draw:line draw:style-name="gr2" draw:text-style-name="P2" draw:layer="layout" svg:x1="8.137cm" svg:y1="8.249cm" svg:x2="8.138cm" svg:y2="8.247cm">
          <text:p/>
        </draw:line>
        <draw:line draw:style-name="gr2" draw:text-style-name="P2" draw:layer="layout" svg:x1="8.138cm" svg:y1="8.061cm" svg:x2="8.137cm" svg:y2="8.059cm">
          <text:p/>
        </draw:line>
        <draw:line draw:style-name="gr2" draw:text-style-name="P2" draw:layer="layout" svg:x1="14.887cm" svg:y1="9.509cm" svg:x2="14.888cm" svg:y2="9.507cm">
          <text:p/>
        </draw:line>
        <draw:line draw:style-name="gr2" draw:text-style-name="P2" draw:layer="layout" svg:x1="14.888cm" svg:y1="9.321cm" svg:x2="14.887cm" svg:y2="9.319cm">
          <text:p/>
        </draw:line>
        <draw:line draw:style-name="gr2" draw:text-style-name="P2" draw:layer="layout" svg:x1="11.887cm" svg:y1="8.249cm" svg:x2="11.888cm" svg:y2="8.247cm">
          <text:p/>
        </draw:line>
        <draw:line draw:style-name="gr2" draw:text-style-name="P2" draw:layer="layout" svg:x1="11.888cm" svg:y1="8.061cm" svg:x2="11.887cm" svg:y2="8.059cm">
          <text:p/>
        </draw:line>
        <draw:line draw:style-name="gr2" draw:text-style-name="P2" draw:layer="layout" svg:x1="13.196cm" svg:y1="8.247cm" svg:x2="13.197cm" svg:y2="8.249cm">
          <text:p/>
        </draw:line>
        <draw:line draw:style-name="gr2" draw:text-style-name="P2" draw:layer="layout" svg:x1="13.197cm" svg:y1="8.059cm" svg:x2="13.196cm" svg:y2="8.061cm">
          <text:p/>
        </draw:line>
        <draw:line draw:style-name="gr2" draw:text-style-name="P2" draw:layer="layout" svg:x1="14.887cm" svg:y1="8.249cm" svg:x2="14.888cm" svg:y2="8.247cm">
          <text:p/>
        </draw:line>
        <draw:line draw:style-name="gr2" draw:text-style-name="P2" draw:layer="layout" svg:x1="14.888cm" svg:y1="8.061cm" svg:x2="14.887cm" svg:y2="8.059cm">
          <text:p/>
        </draw:line>
        <draw:line draw:style-name="gr2" draw:text-style-name="P2" draw:layer="layout" svg:x1="13.946cm" svg:y1="8.247cm" svg:x2="13.947cm" svg:y2="8.249cm">
          <text:p/>
        </draw:line>
        <draw:line draw:style-name="gr2" draw:text-style-name="P2" draw:layer="layout" svg:x1="13.947cm" svg:y1="8.059cm" svg:x2="13.946cm" svg:y2="8.061cm">
          <text:p/>
        </draw:line>
        <draw:line draw:style-name="gr2" draw:text-style-name="P2" draw:layer="layout" svg:x1="10.387cm" svg:y1="8.249cm" svg:x2="10.388cm" svg:y2="8.247cm">
          <text:p/>
        </draw:line>
        <draw:line draw:style-name="gr2" draw:text-style-name="P2" draw:layer="layout" svg:x1="10.388cm" svg:y1="8.061cm" svg:x2="10.387cm" svg:y2="8.059cm">
          <text:p/>
        </draw:line>
        <draw:line draw:style-name="gr2" draw:text-style-name="P2" draw:layer="layout" svg:x1="11.137cm" svg:y1="8.249cm" svg:x2="11.138cm" svg:y2="8.247cm">
          <text:p/>
        </draw:line>
        <draw:line draw:style-name="gr2" draw:text-style-name="P2" draw:layer="layout" svg:x1="11.138cm" svg:y1="8.061cm" svg:x2="11.137cm" svg:y2="8.059cm">
          <text:p/>
        </draw:line>
        <draw:line draw:style-name="gr2" draw:text-style-name="P2" draw:layer="layout" svg:x1="8.887cm" svg:y1="8.249cm" svg:x2="8.888cm" svg:y2="8.247cm">
          <text:p/>
        </draw:line>
        <draw:line draw:style-name="gr2" draw:text-style-name="P2" draw:layer="layout" svg:x1="8.888cm" svg:y1="8.061cm" svg:x2="8.887cm" svg:y2="8.059cm">
          <text:p/>
        </draw:line>
        <draw:line draw:style-name="gr2" draw:text-style-name="P2" draw:layer="layout" svg:x1="13.387cm" svg:y1="9.509cm" svg:x2="13.388cm" svg:y2="9.507cm">
          <text:p/>
        </draw:line>
        <draw:line draw:style-name="gr2" draw:text-style-name="P2" draw:layer="layout" svg:x1="13.388cm" svg:y1="9.321cm" svg:x2="13.387cm" svg:y2="9.319cm">
          <text:p/>
        </draw:line>
        <draw:line draw:style-name="gr2" draw:text-style-name="P2" draw:layer="layout" svg:x1="14.137cm" svg:y1="8.249cm" svg:x2="14.138cm" svg:y2="8.247cm">
          <text:p/>
        </draw:line>
        <draw:line draw:style-name="gr2" draw:text-style-name="P2" draw:layer="layout" svg:x1="14.138cm" svg:y1="8.061cm" svg:x2="14.137cm" svg:y2="8.059cm">
          <text:p/>
        </draw:line>
        <draw:line draw:style-name="gr2" draw:text-style-name="P2" draw:layer="layout" svg:x1="7.946cm" svg:y1="8.247cm" svg:x2="7.947cm" svg:y2="8.249cm">
          <text:p/>
        </draw:line>
        <draw:line draw:style-name="gr2" draw:text-style-name="P2" draw:layer="layout" svg:x1="7.947cm" svg:y1="8.059cm" svg:x2="7.946cm" svg:y2="8.061cm">
          <text:p/>
        </draw:line>
        <draw:line draw:style-name="gr2" draw:text-style-name="P2" draw:layer="layout" svg:x1="8.887cm" svg:y1="9.509cm" svg:x2="8.888cm" svg:y2="9.507cm">
          <text:p/>
        </draw:line>
        <draw:line draw:style-name="gr2" draw:text-style-name="P2" draw:layer="layout" svg:x1="8.888cm" svg:y1="9.321cm" svg:x2="8.887cm" svg:y2="9.319cm">
          <text:p/>
        </draw:line>
        <draw:line draw:style-name="gr2" draw:text-style-name="P2" draw:layer="layout" svg:x1="10.946cm" svg:y1="8.247cm" svg:x2="10.947cm" svg:y2="8.249cm">
          <text:p/>
        </draw:line>
        <draw:line draw:style-name="gr2" draw:text-style-name="P2" draw:layer="layout" svg:x1="10.947cm" svg:y1="8.059cm" svg:x2="10.946cm" svg:y2="8.061cm">
          <text:p/>
        </draw:line>
        <draw:line draw:style-name="gr2" draw:text-style-name="P2" draw:layer="layout" svg:x1="13.196cm" svg:y1="9.507cm" svg:x2="13.197cm" svg:y2="9.509cm">
          <text:p/>
        </draw:line>
        <draw:line draw:style-name="gr2" draw:text-style-name="P2" draw:layer="layout" svg:x1="13.197cm" svg:y1="9.319cm" svg:x2="13.196cm" svg:y2="9.321cm">
          <text:p/>
        </draw:line>
        <draw:line draw:style-name="gr2" draw:text-style-name="P2" draw:layer="layout" svg:x1="10.946cm" svg:y1="9.507cm" svg:x2="10.947cm" svg:y2="9.509cm">
          <text:p/>
        </draw:line>
        <draw:line draw:style-name="gr2" draw:text-style-name="P2" draw:layer="layout" svg:x1="10.947cm" svg:y1="9.319cm" svg:x2="10.946cm" svg:y2="9.321cm">
          <text:p/>
        </draw:line>
        <draw:line draw:style-name="gr2" draw:text-style-name="P2" draw:layer="layout" svg:x1="8.696cm" svg:y1="8.247cm" svg:x2="8.697cm" svg:y2="8.249cm">
          <text:p/>
        </draw:line>
        <draw:line draw:style-name="gr2" draw:text-style-name="P2" draw:layer="layout" svg:x1="8.697cm" svg:y1="8.059cm" svg:x2="8.696cm" svg:y2="8.061cm">
          <text:p/>
        </draw:line>
        <draw:line draw:style-name="gr2" draw:text-style-name="P2" draw:layer="layout" svg:x1="12.637cm" svg:y1="9.509cm" svg:x2="12.638cm" svg:y2="9.507cm">
          <text:p/>
        </draw:line>
        <draw:line draw:style-name="gr2" draw:text-style-name="P2" draw:layer="layout" svg:x1="12.638cm" svg:y1="9.321cm" svg:x2="12.637cm" svg:y2="9.319cm">
          <text:p/>
        </draw:line>
        <draw:line draw:style-name="gr2" draw:text-style-name="P2" draw:layer="layout" svg:x1="14.696cm" svg:y1="9.507cm" svg:x2="14.697cm" svg:y2="9.509cm">
          <text:p/>
        </draw:line>
        <draw:line draw:style-name="gr2" draw:text-style-name="P2" draw:layer="layout" svg:x1="14.697cm" svg:y1="9.319cm" svg:x2="14.696cm" svg:y2="9.321cm">
          <text:p/>
        </draw:line>
        <draw:line draw:style-name="gr2" draw:text-style-name="P2" draw:layer="layout" svg:x1="14.696cm" svg:y1="8.247cm" svg:x2="14.697cm" svg:y2="8.249cm">
          <text:p/>
        </draw:line>
        <draw:line draw:style-name="gr2" draw:text-style-name="P2" draw:layer="layout" svg:x1="14.697cm" svg:y1="8.059cm" svg:x2="14.696cm" svg:y2="8.061cm">
          <text:p/>
        </draw:line>
        <draw:line draw:style-name="gr2" draw:text-style-name="P2" draw:layer="layout" svg:x1="8.696cm" svg:y1="9.507cm" svg:x2="8.697cm" svg:y2="9.509cm">
          <text:p/>
        </draw:line>
        <draw:line draw:style-name="gr2" draw:text-style-name="P2" draw:layer="layout" svg:x1="8.697cm" svg:y1="9.319cm" svg:x2="8.696cm" svg:y2="9.321cm">
          <text:p/>
        </draw:line>
        <draw:line draw:style-name="gr2" draw:text-style-name="P2" draw:layer="layout" svg:x1="12.446cm" svg:y1="8.247cm" svg:x2="12.447cm" svg:y2="8.249cm">
          <text:p/>
        </draw:line>
        <draw:line draw:style-name="gr2" draw:text-style-name="P2" draw:layer="layout" svg:x1="12.447cm" svg:y1="8.059cm" svg:x2="12.446cm" svg:y2="8.061cm">
          <text:p/>
        </draw:line>
        <draw:line draw:style-name="gr2" draw:text-style-name="P2" draw:layer="layout" svg:x1="10.196cm" svg:y1="8.247cm" svg:x2="10.197cm" svg:y2="8.249cm">
          <text:p/>
        </draw:line>
        <draw:line draw:style-name="gr2" draw:text-style-name="P2" draw:layer="layout" svg:x1="10.197cm" svg:y1="8.059cm" svg:x2="10.196cm" svg:y2="8.061cm">
          <text:p/>
        </draw:line>
        <draw:line draw:style-name="gr2" draw:text-style-name="P2" draw:layer="layout" svg:x1="8.137cm" svg:y1="9.509cm" svg:x2="8.138cm" svg:y2="9.507cm">
          <text:p/>
        </draw:line>
        <draw:line draw:style-name="gr2" draw:text-style-name="P2" draw:layer="layout" svg:x1="8.138cm" svg:y1="9.321cm" svg:x2="8.137cm" svg:y2="9.319cm">
          <text:p/>
        </draw:line>
        <draw:line draw:style-name="gr2" draw:text-style-name="P2" draw:layer="layout" svg:x1="12.446cm" svg:y1="9.507cm" svg:x2="12.447cm" svg:y2="9.509cm">
          <text:p/>
        </draw:line>
        <draw:line draw:style-name="gr2" draw:text-style-name="P2" draw:layer="layout" svg:x1="12.447cm" svg:y1="9.319cm" svg:x2="12.446cm" svg:y2="9.321cm">
          <text:p/>
        </draw:line>
        <draw:line draw:style-name="gr2" draw:text-style-name="P2" draw:layer="layout" svg:x1="12.637cm" svg:y1="8.249cm" svg:x2="12.638cm" svg:y2="8.247cm">
          <text:p/>
        </draw:line>
        <draw:line draw:style-name="gr2" draw:text-style-name="P2" draw:layer="layout" svg:x1="12.638cm" svg:y1="8.061cm" svg:x2="12.637cm" svg:y2="8.059cm">
          <text:p/>
        </draw:line>
        <draw:line draw:style-name="gr2" draw:text-style-name="P2" draw:layer="layout" svg:x1="14.137cm" svg:y1="9.509cm" svg:x2="14.138cm" svg:y2="9.507cm">
          <text:p/>
        </draw:line>
        <draw:line draw:style-name="gr2" draw:text-style-name="P2" draw:layer="layout" svg:x1="14.138cm" svg:y1="9.321cm" svg:x2="14.137cm" svg:y2="9.319cm">
          <text:p/>
        </draw:line>
        <draw:line draw:style-name="gr2" draw:text-style-name="P2" draw:layer="layout" svg:x1="9.446cm" svg:y1="9.507cm" svg:x2="9.447cm" svg:y2="9.509cm">
          <text:p/>
        </draw:line>
        <draw:line draw:style-name="gr2" draw:text-style-name="P2" draw:layer="layout" svg:x1="9.447cm" svg:y1="9.319cm" svg:x2="9.446cm" svg:y2="9.321cm">
          <text:p/>
        </draw:line>
        <draw:line draw:style-name="gr2" draw:text-style-name="P2" draw:layer="layout" svg:x1="10.387cm" svg:y1="9.509cm" svg:x2="10.388cm" svg:y2="9.507cm">
          <text:p/>
        </draw:line>
        <draw:line draw:style-name="gr2" draw:text-style-name="P2" draw:layer="layout" svg:x1="10.388cm" svg:y1="9.321cm" svg:x2="10.387cm" svg:y2="9.319cm">
          <text:p/>
        </draw:line>
        <draw:line draw:style-name="gr2" draw:text-style-name="P2" draw:layer="layout" svg:x1="7.946cm" svg:y1="9.507cm" svg:x2="7.947cm" svg:y2="9.509cm">
          <text:p/>
        </draw:line>
        <draw:line draw:style-name="gr2" draw:text-style-name="P2" draw:layer="layout" svg:x1="7.947cm" svg:y1="9.319cm" svg:x2="7.946cm" svg:y2="9.321cm">
          <text:p/>
        </draw:line>
        <draw:line draw:style-name="gr2" draw:text-style-name="P2" draw:layer="layout" svg:x1="9.637cm" svg:y1="9.509cm" svg:x2="9.638cm" svg:y2="9.507cm">
          <text:p/>
        </draw:line>
        <draw:line draw:style-name="gr2" draw:text-style-name="P2" draw:layer="layout" svg:x1="9.638cm" svg:y1="9.321cm" svg:x2="9.637cm" svg:y2="9.319cm">
          <text:p/>
        </draw:line>
        <draw:line draw:style-name="gr2" draw:text-style-name="P2" draw:layer="layout" svg:x1="11.696cm" svg:y1="9.507cm" svg:x2="11.697cm" svg:y2="9.509cm">
          <text:p/>
        </draw:line>
        <draw:line draw:style-name="gr2" draw:text-style-name="P2" draw:layer="layout" svg:x1="11.697cm" svg:y1="9.319cm" svg:x2="11.696cm" svg:y2="9.321cm">
          <text:p/>
        </draw:line>
        <draw:line draw:style-name="gr2" draw:text-style-name="P2" draw:layer="layout" svg:x1="13.946cm" svg:y1="9.507cm" svg:x2="13.947cm" svg:y2="9.509cm">
          <text:p/>
        </draw:line>
        <draw:line draw:style-name="gr2" draw:text-style-name="P2" draw:layer="layout" svg:x1="13.947cm" svg:y1="9.319cm" svg:x2="13.946cm" svg:y2="9.321cm">
          <text:p/>
        </draw:line>
        <draw:line draw:style-name="gr2" draw:text-style-name="P2" draw:layer="layout" svg:x1="10.196cm" svg:y1="9.507cm" svg:x2="10.197cm" svg:y2="9.509cm">
          <text:p/>
        </draw:line>
        <draw:line draw:style-name="gr2" draw:text-style-name="P2" draw:layer="layout" svg:x1="10.197cm" svg:y1="9.319cm" svg:x2="10.196cm" svg:y2="9.321cm">
          <text:p/>
        </draw:line>
        <draw:line draw:style-name="gr2" draw:text-style-name="P2" draw:layer="layout" svg:x1="9.637cm" svg:y1="8.249cm" svg:x2="9.638cm" svg:y2="8.247cm">
          <text:p/>
        </draw:line>
        <draw:line draw:style-name="gr2" draw:text-style-name="P2" draw:layer="layout" svg:x1="9.638cm" svg:y1="8.061cm" svg:x2="9.637cm" svg:y2="8.059cm">
          <text:p/>
        </draw:line>
        <draw:line draw:style-name="gr2" draw:text-style-name="P2" draw:layer="layout" svg:x1="9.446cm" svg:y1="8.247cm" svg:x2="9.447cm" svg:y2="8.249cm">
          <text:p/>
        </draw:line>
        <draw:line draw:style-name="gr2" draw:text-style-name="P2" draw:layer="layout" svg:x1="9.447cm" svg:y1="8.059cm" svg:x2="9.446cm" svg:y2="8.061cm">
          <text:p/>
        </draw:line>
        <draw:line draw:style-name="gr2" draw:text-style-name="P2" draw:layer="layout" svg:x1="11.887cm" svg:y1="9.509cm" svg:x2="11.888cm" svg:y2="9.507cm">
          <text:p/>
        </draw:line>
        <draw:line draw:style-name="gr2" draw:text-style-name="P2" draw:layer="layout" svg:x1="11.888cm" svg:y1="9.321cm" svg:x2="11.887cm" svg:y2="9.319cm">
          <text:p/>
        </draw:line>
        <draw:line draw:style-name="gr2" draw:text-style-name="P2" draw:layer="layout" svg:x1="13.946cm" svg:y1="6.987cm" svg:x2="13.947cm" svg:y2="6.989cm">
          <text:p/>
        </draw:line>
        <draw:line draw:style-name="gr2" draw:text-style-name="P2" draw:layer="layout" svg:x1="13.947cm" svg:y1="6.799cm" svg:x2="13.946cm" svg:y2="6.801cm">
          <text:p/>
        </draw:line>
        <draw:line draw:style-name="gr2" draw:text-style-name="P2" draw:layer="layout" svg:x1="12.446cm" svg:y1="6.987cm" svg:x2="12.447cm" svg:y2="6.989cm">
          <text:p/>
        </draw:line>
        <draw:line draw:style-name="gr2" draw:text-style-name="P2" draw:layer="layout" svg:x1="12.447cm" svg:y1="6.799cm" svg:x2="12.446cm" svg:y2="6.801cm">
          <text:p/>
        </draw:line>
        <draw:line draw:style-name="gr2" draw:text-style-name="P2" draw:layer="layout" svg:x1="8.887cm" svg:y1="6.989cm" svg:x2="8.888cm" svg:y2="6.987cm">
          <text:p/>
        </draw:line>
        <draw:line draw:style-name="gr2" draw:text-style-name="P2" draw:layer="layout" svg:x1="8.888cm" svg:y1="6.801cm" svg:x2="8.887cm" svg:y2="6.799cm">
          <text:p/>
        </draw:line>
        <draw:line draw:style-name="gr2" draw:text-style-name="P2" draw:layer="layout" svg:x1="14.696cm" svg:y1="6.987cm" svg:x2="14.697cm" svg:y2="6.989cm">
          <text:p/>
        </draw:line>
        <draw:line draw:style-name="gr2" draw:text-style-name="P2" draw:layer="layout" svg:x1="14.697cm" svg:y1="6.799cm" svg:x2="14.696cm" svg:y2="6.801cm">
          <text:p/>
        </draw:line>
        <draw:line draw:style-name="gr2" draw:text-style-name="P2" draw:layer="layout" svg:x1="11.887cm" svg:y1="6.989cm" svg:x2="11.888cm" svg:y2="6.987cm">
          <text:p/>
        </draw:line>
        <draw:line draw:style-name="gr2" draw:text-style-name="P2" draw:layer="layout" svg:x1="11.888cm" svg:y1="6.801cm" svg:x2="11.887cm" svg:y2="6.799cm">
          <text:p/>
        </draw:line>
        <draw:line draw:style-name="gr2" draw:text-style-name="P2" draw:layer="layout" svg:x1="13.196cm" svg:y1="6.987cm" svg:x2="13.197cm" svg:y2="6.989cm">
          <text:p/>
        </draw:line>
        <draw:line draw:style-name="gr2" draw:text-style-name="P2" draw:layer="layout" svg:x1="13.197cm" svg:y1="6.799cm" svg:x2="13.196cm" svg:y2="6.801cm">
          <text:p/>
        </draw:line>
        <draw:line draw:style-name="gr2" draw:text-style-name="P2" draw:layer="layout" svg:x1="10.946cm" svg:y1="6.987cm" svg:x2="10.947cm" svg:y2="6.989cm">
          <text:p/>
        </draw:line>
        <draw:line draw:style-name="gr2" draw:text-style-name="P2" draw:layer="layout" svg:x1="10.947cm" svg:y1="6.799cm" svg:x2="10.946cm" svg:y2="6.801cm">
          <text:p/>
        </draw:line>
        <draw:line draw:style-name="gr2" draw:text-style-name="P2" draw:layer="layout" svg:x1="14.137cm" svg:y1="6.989cm" svg:x2="14.138cm" svg:y2="6.987cm">
          <text:p/>
        </draw:line>
        <draw:line draw:style-name="gr2" draw:text-style-name="P2" draw:layer="layout" svg:x1="14.138cm" svg:y1="6.801cm" svg:x2="14.137cm" svg:y2="6.799cm">
          <text:p/>
        </draw:line>
        <draw:line draw:style-name="gr2" draw:text-style-name="P2" draw:layer="layout" svg:x1="11.137cm" svg:y1="6.989cm" svg:x2="11.138cm" svg:y2="6.987cm">
          <text:p/>
        </draw:line>
        <draw:line draw:style-name="gr2" draw:text-style-name="P2" draw:layer="layout" svg:x1="11.138cm" svg:y1="6.801cm" svg:x2="11.137cm" svg:y2="6.799cm">
          <text:p/>
        </draw:line>
        <draw:line draw:style-name="gr2" draw:text-style-name="P2" draw:layer="layout" svg:x1="14.887cm" svg:y1="6.989cm" svg:x2="14.888cm" svg:y2="6.987cm">
          <text:p/>
        </draw:line>
        <draw:line draw:style-name="gr2" draw:text-style-name="P2" draw:layer="layout" svg:x1="14.888cm" svg:y1="6.801cm" svg:x2="14.887cm" svg:y2="6.799cm">
          <text:p/>
        </draw:line>
        <draw:line draw:style-name="gr2" draw:text-style-name="P2" draw:layer="layout" svg:x1="11.696cm" svg:y1="6.987cm" svg:x2="11.697cm" svg:y2="6.989cm">
          <text:p/>
        </draw:line>
        <draw:line draw:style-name="gr2" draw:text-style-name="P2" draw:layer="layout" svg:x1="11.697cm" svg:y1="6.799cm" svg:x2="11.696cm" svg:y2="6.801cm">
          <text:p/>
        </draw:line>
        <draw:line draw:style-name="gr2" draw:text-style-name="P2" draw:layer="layout" svg:x1="8.696cm" svg:y1="6.987cm" svg:x2="8.697cm" svg:y2="6.989cm">
          <text:p/>
        </draw:line>
        <draw:line draw:style-name="gr2" draw:text-style-name="P2" draw:layer="layout" svg:x1="8.697cm" svg:y1="6.799cm" svg:x2="8.696cm" svg:y2="6.801cm">
          <text:p/>
        </draw:line>
        <draw:line draw:style-name="gr2" draw:text-style-name="P2" draw:layer="layout" svg:x1="13.387cm" svg:y1="6.989cm" svg:x2="13.388cm" svg:y2="6.987cm">
          <text:p/>
        </draw:line>
        <draw:line draw:style-name="gr2" draw:text-style-name="P2" draw:layer="layout" svg:x1="13.388cm" svg:y1="6.801cm" svg:x2="13.387cm" svg:y2="6.799cm">
          <text:p/>
        </draw:line>
        <draw:line draw:style-name="gr2" draw:text-style-name="P2" draw:layer="layout" svg:x1="10.387cm" svg:y1="6.989cm" svg:x2="10.388cm" svg:y2="6.987cm">
          <text:p/>
        </draw:line>
        <draw:line draw:style-name="gr2" draw:text-style-name="P2" draw:layer="layout" svg:x1="10.388cm" svg:y1="6.801cm" svg:x2="10.387cm" svg:y2="6.799cm">
          <text:p/>
        </draw:line>
        <draw:line draw:style-name="gr2" draw:text-style-name="P2" draw:layer="layout" svg:x1="7.946cm" svg:y1="6.987cm" svg:x2="7.947cm" svg:y2="6.989cm">
          <text:p/>
        </draw:line>
        <draw:line draw:style-name="gr2" draw:text-style-name="P2" draw:layer="layout" svg:x1="7.947cm" svg:y1="6.799cm" svg:x2="7.946cm" svg:y2="6.801cm">
          <text:p/>
        </draw:line>
        <draw:line draw:style-name="gr2" draw:text-style-name="P2" draw:layer="layout" svg:x1="12.637cm" svg:y1="6.989cm" svg:x2="12.638cm" svg:y2="6.987cm">
          <text:p/>
        </draw:line>
        <draw:line draw:style-name="gr2" draw:text-style-name="P2" draw:layer="layout" svg:x1="12.638cm" svg:y1="6.801cm" svg:x2="12.637cm" svg:y2="6.799cm">
          <text:p/>
        </draw:line>
        <draw:line draw:style-name="gr2" draw:text-style-name="P2" draw:layer="layout" svg:x1="9.637cm" svg:y1="6.989cm" svg:x2="9.638cm" svg:y2="6.987cm">
          <text:p/>
        </draw:line>
        <draw:line draw:style-name="gr2" draw:text-style-name="P2" draw:layer="layout" svg:x1="9.638cm" svg:y1="6.801cm" svg:x2="9.637cm" svg:y2="6.799cm">
          <text:p/>
        </draw:line>
        <draw:line draw:style-name="gr2" draw:text-style-name="P2" draw:layer="layout" svg:x1="10.196cm" svg:y1="6.987cm" svg:x2="10.197cm" svg:y2="6.989cm">
          <text:p/>
        </draw:line>
        <draw:line draw:style-name="gr2" draw:text-style-name="P2" draw:layer="layout" svg:x1="10.197cm" svg:y1="6.799cm" svg:x2="10.196cm" svg:y2="6.801cm">
          <text:p/>
        </draw:line>
        <draw:line draw:style-name="gr2" draw:text-style-name="P2" draw:layer="layout" svg:x1="8.137cm" svg:y1="6.989cm" svg:x2="8.138cm" svg:y2="6.987cm">
          <text:p/>
        </draw:line>
        <draw:line draw:style-name="gr2" draw:text-style-name="P2" draw:layer="layout" svg:x1="8.138cm" svg:y1="6.801cm" svg:x2="8.137cm" svg:y2="6.799cm">
          <text:p/>
        </draw:line>
        <draw:line draw:style-name="gr2" draw:text-style-name="P2" draw:layer="layout" svg:x1="9.446cm" svg:y1="6.987cm" svg:x2="9.447cm" svg:y2="6.989cm">
          <text:p/>
        </draw:line>
        <draw:line draw:style-name="gr2" draw:text-style-name="P2" draw:layer="layout" svg:x1="9.447cm" svg:y1="6.799cm" svg:x2="9.446cm" svg:y2="6.801cm">
          <text:p/>
        </draw:line>
        <draw:line draw:style-name="gr2" draw:text-style-name="P2" draw:layer="layout" svg:x1="13.387cm" svg:y1="5.729cm" svg:x2="13.388cm" svg:y2="5.727cm">
          <text:p/>
        </draw:line>
        <draw:line draw:style-name="gr2" draw:text-style-name="P2" draw:layer="layout" svg:x1="13.388cm" svg:y1="5.541cm" svg:x2="13.387cm" svg:y2="5.539cm">
          <text:p/>
        </draw:line>
        <draw:line draw:style-name="gr2" draw:text-style-name="P2" draw:layer="layout" svg:x1="9.637cm" svg:y1="5.729cm" svg:x2="9.638cm" svg:y2="5.727cm">
          <text:p/>
        </draw:line>
        <draw:line draw:style-name="gr2" draw:text-style-name="P2" draw:layer="layout" svg:x1="9.638cm" svg:y1="5.541cm" svg:x2="9.637cm" svg:y2="5.539cm">
          <text:p/>
        </draw:line>
        <draw:line draw:style-name="gr2" draw:text-style-name="P2" draw:layer="layout" svg:x1="10.387cm" svg:y1="5.729cm" svg:x2="10.388cm" svg:y2="5.727cm">
          <text:p/>
        </draw:line>
        <draw:line draw:style-name="gr2" draw:text-style-name="P2" draw:layer="layout" svg:x1="10.388cm" svg:y1="5.541cm" svg:x2="10.387cm" svg:y2="5.539cm">
          <text:p/>
        </draw:line>
        <draw:line draw:style-name="gr2" draw:text-style-name="P2" draw:layer="layout" svg:x1="8.696cm" svg:y1="5.727cm" svg:x2="8.697cm" svg:y2="5.729cm">
          <text:p/>
        </draw:line>
        <draw:line draw:style-name="gr2" draw:text-style-name="P2" draw:layer="layout" svg:x1="8.697cm" svg:y1="5.539cm" svg:x2="8.696cm" svg:y2="5.541cm">
          <text:p/>
        </draw:line>
        <draw:line draw:style-name="gr2" draw:text-style-name="P2" draw:layer="layout" svg:x1="13.196cm" svg:y1="5.727cm" svg:x2="13.197cm" svg:y2="5.729cm">
          <text:p/>
        </draw:line>
        <draw:line draw:style-name="gr2" draw:text-style-name="P2" draw:layer="layout" svg:x1="13.197cm" svg:y1="5.539cm" svg:x2="13.196cm" svg:y2="5.541cm">
          <text:p/>
        </draw:line>
        <draw:line draw:style-name="gr2" draw:text-style-name="P2" draw:layer="layout" svg:x1="8.137cm" svg:y1="5.729cm" svg:x2="8.138cm" svg:y2="5.727cm">
          <text:p/>
        </draw:line>
        <draw:line draw:style-name="gr2" draw:text-style-name="P2" draw:layer="layout" svg:x1="8.138cm" svg:y1="5.541cm" svg:x2="8.137cm" svg:y2="5.539cm">
          <text:p/>
        </draw:line>
        <draw:line draw:style-name="gr2" draw:text-style-name="P2" draw:layer="layout" svg:x1="10.946cm" svg:y1="5.727cm" svg:x2="10.947cm" svg:y2="5.729cm">
          <text:p/>
        </draw:line>
        <draw:line draw:style-name="gr2" draw:text-style-name="P2" draw:layer="layout" svg:x1="10.947cm" svg:y1="5.539cm" svg:x2="10.946cm" svg:y2="5.541cm">
          <text:p/>
        </draw:line>
        <draw:line draw:style-name="gr2" draw:text-style-name="P2" draw:layer="layout" svg:x1="9.446cm" svg:y1="5.727cm" svg:x2="9.447cm" svg:y2="5.729cm">
          <text:p/>
        </draw:line>
        <draw:line draw:style-name="gr2" draw:text-style-name="P2" draw:layer="layout" svg:x1="9.447cm" svg:y1="5.539cm" svg:x2="9.446cm" svg:y2="5.541cm">
          <text:p/>
        </draw:line>
        <draw:line draw:style-name="gr2" draw:text-style-name="P2" draw:layer="layout" svg:x1="7.946cm" svg:y1="5.727cm" svg:x2="7.947cm" svg:y2="5.729cm">
          <text:p/>
        </draw:line>
        <draw:line draw:style-name="gr2" draw:text-style-name="P2" draw:layer="layout" svg:x1="7.947cm" svg:y1="5.539cm" svg:x2="7.946cm" svg:y2="5.541cm">
          <text:p/>
        </draw:line>
        <draw:line draw:style-name="gr2" draw:text-style-name="P2" draw:layer="layout" svg:x1="10.196cm" svg:y1="5.727cm" svg:x2="10.197cm" svg:y2="5.729cm">
          <text:p/>
        </draw:line>
        <draw:line draw:style-name="gr2" draw:text-style-name="P2" draw:layer="layout" svg:x1="10.197cm" svg:y1="5.539cm" svg:x2="10.196cm" svg:y2="5.541cm">
          <text:p/>
        </draw:line>
        <draw:line draw:style-name="gr2" draw:text-style-name="P2" draw:layer="layout" svg:x1="8.887cm" svg:y1="5.729cm" svg:x2="8.888cm" svg:y2="5.727cm">
          <text:p/>
        </draw:line>
        <draw:line draw:style-name="gr2" draw:text-style-name="P2" draw:layer="layout" svg:x1="8.888cm" svg:y1="5.541cm" svg:x2="8.887cm" svg:y2="5.539cm">
          <text:p/>
        </draw:line>
        <draw:line draw:style-name="gr2" draw:text-style-name="P2" draw:layer="layout" svg:x1="14.887cm" svg:y1="5.729cm" svg:x2="14.888cm" svg:y2="5.727cm">
          <text:p/>
        </draw:line>
        <draw:line draw:style-name="gr2" draw:text-style-name="P2" draw:layer="layout" svg:x1="14.888cm" svg:y1="5.541cm" svg:x2="14.887cm" svg:y2="5.539cm">
          <text:p/>
        </draw:line>
        <draw:line draw:style-name="gr2" draw:text-style-name="P2" draw:layer="layout" svg:x1="14.696cm" svg:y1="5.727cm" svg:x2="14.697cm" svg:y2="5.729cm">
          <text:p/>
        </draw:line>
        <draw:line draw:style-name="gr2" draw:text-style-name="P2" draw:layer="layout" svg:x1="14.697cm" svg:y1="5.539cm" svg:x2="14.696cm" svg:y2="5.541cm">
          <text:p/>
        </draw:line>
        <draw:line draw:style-name="gr2" draw:text-style-name="P2" draw:layer="layout" svg:x1="11.696cm" svg:y1="5.727cm" svg:x2="11.697cm" svg:y2="5.729cm">
          <text:p/>
        </draw:line>
        <draw:line draw:style-name="gr2" draw:text-style-name="P2" draw:layer="layout" svg:x1="11.697cm" svg:y1="5.539cm" svg:x2="11.696cm" svg:y2="5.541cm">
          <text:p/>
        </draw:line>
        <draw:line draw:style-name="gr2" draw:text-style-name="P2" draw:layer="layout" svg:x1="11.137cm" svg:y1="5.729cm" svg:x2="11.138cm" svg:y2="5.727cm">
          <text:p/>
        </draw:line>
        <draw:line draw:style-name="gr2" draw:text-style-name="P2" draw:layer="layout" svg:x1="11.138cm" svg:y1="5.541cm" svg:x2="11.137cm" svg:y2="5.539cm">
          <text:p/>
        </draw:line>
        <draw:line draw:style-name="gr2" draw:text-style-name="P2" draw:layer="layout" svg:x1="13.946cm" svg:y1="5.727cm" svg:x2="13.947cm" svg:y2="5.729cm">
          <text:p/>
        </draw:line>
        <draw:line draw:style-name="gr2" draw:text-style-name="P2" draw:layer="layout" svg:x1="13.947cm" svg:y1="5.539cm" svg:x2="13.946cm" svg:y2="5.541cm">
          <text:p/>
        </draw:line>
        <draw:line draw:style-name="gr2" draw:text-style-name="P2" draw:layer="layout" svg:x1="14.137cm" svg:y1="5.729cm" svg:x2="14.138cm" svg:y2="5.727cm">
          <text:p/>
        </draw:line>
        <draw:line draw:style-name="gr2" draw:text-style-name="P2" draw:layer="layout" svg:x1="14.138cm" svg:y1="5.541cm" svg:x2="14.137cm" svg:y2="5.539cm">
          <text:p/>
        </draw:line>
        <draw:line draw:style-name="gr2" draw:text-style-name="P2" draw:layer="layout" svg:x1="11.887cm" svg:y1="5.729cm" svg:x2="11.888cm" svg:y2="5.727cm">
          <text:p/>
        </draw:line>
        <draw:line draw:style-name="gr2" draw:text-style-name="P2" draw:layer="layout" svg:x1="11.888cm" svg:y1="5.541cm" svg:x2="11.887cm" svg:y2="5.539cm">
          <text:p/>
        </draw:line>
        <draw:line draw:style-name="gr2" draw:text-style-name="P2" draw:layer="layout" svg:x1="12.637cm" svg:y1="5.729cm" svg:x2="12.638cm" svg:y2="5.727cm">
          <text:p/>
        </draw:line>
        <draw:line draw:style-name="gr2" draw:text-style-name="P2" draw:layer="layout" svg:x1="12.638cm" svg:y1="5.541cm" svg:x2="12.637cm" svg:y2="5.539cm">
          <text:p/>
        </draw:line>
        <draw:line draw:style-name="gr2" draw:text-style-name="P2" draw:layer="layout" svg:x1="12.446cm" svg:y1="5.727cm" svg:x2="12.447cm" svg:y2="5.729cm">
          <text:p/>
        </draw:line>
        <draw:line draw:style-name="gr2" draw:text-style-name="P2" draw:layer="layout" svg:x1="12.447cm" svg:y1="5.539cm" svg:x2="12.446cm" svg:y2="5.541cm">
          <text:p/>
        </draw:line>
        <draw:line draw:style-name="gr2" draw:text-style-name="P2" draw:layer="layout" svg:x1="15.92cm" svg:y1="9.354cm" svg:x2="15.945cm" svg:y2="9.35cm">
          <text:p/>
        </draw:line>
        <draw:line draw:style-name="gr2" draw:text-style-name="P2" draw:layer="layout" svg:x1="15.945cm" svg:y1="9.478cm" svg:x2="15.92cm" svg:y2="9.474cm">
          <text:p/>
        </draw:line>
        <draw:line draw:style-name="gr2" draw:text-style-name="P2" draw:layer="layout" svg:x1="15.764cm" svg:y1="9.474cm" svg:x2="15.739cm" svg:y2="9.478cm">
          <text:p/>
        </draw:line>
        <draw:line draw:style-name="gr2" draw:text-style-name="P2" draw:layer="layout" svg:x1="15.739cm" svg:y1="9.35cm" svg:x2="15.764cm" svg:y2="9.354cm">
          <text:p/>
        </draw:line>
        <draw:line draw:style-name="gr2" draw:text-style-name="P2" draw:layer="layout" svg:x1="16.874cm" svg:y1="9.474cm" svg:x2="16.849cm" svg:y2="9.478cm">
          <text:p/>
        </draw:line>
        <draw:line draw:style-name="gr2" draw:text-style-name="P2" draw:layer="layout" svg:x1="16.849cm" svg:y1="9.35cm" svg:x2="16.874cm" svg:y2="9.354cm">
          <text:p/>
        </draw:line>
        <draw:polyline draw:style-name="gr2" draw:text-style-name="P2" draw:layer="layout" svg:width="0cm" svg:height="0cm" svg:x="15.617cm" svg:y="9.534cm" svg:viewBox="0 0 0 0" draw:points="0,0">
          <text:p/>
        </draw:polyline>
        <draw:polyline draw:style-name="gr2" draw:text-style-name="P2" draw:layer="layout" svg:width="0cm" svg:height="0cm" svg:x="16.067cm" svg:y="9.534cm" svg:viewBox="0 0 0 0" draw:points="0,0">
          <text:p/>
        </draw:polyline>
        <draw:polyline draw:style-name="gr2" draw:text-style-name="P2" draw:layer="layout" svg:width="0cm" svg:height="0cm" svg:x="16.727cm" svg:y="9.534cm" svg:viewBox="0 0 0 0" draw:points="0,0">
          <text:p/>
        </draw:polyline>
        <draw:line draw:style-name="gr2" draw:text-style-name="P2" draw:layer="layout" svg:x1="17.055cm" svg:y1="9.478cm" svg:x2="17.03cm" svg:y2="9.474cm">
          <text:p/>
        </draw:line>
        <draw:polyline draw:style-name="gr2" draw:text-style-name="P2" draw:layer="layout" svg:width="0cm" svg:height="0cm" svg:x="17.177cm" svg:y="9.534cm" svg:viewBox="0 0 0 0" draw:points="0,0">
          <text:p/>
        </draw:polyline>
        <draw:line draw:style-name="gr2" draw:text-style-name="P2" draw:layer="layout" svg:x1="17.03cm" svg:y1="9.354cm" svg:x2="17.055cm" svg:y2="9.35cm">
          <text:p/>
        </draw:line>
        <draw:polyline draw:style-name="gr2" draw:text-style-name="P2" draw:layer="layout" svg:width="0cm" svg:height="0cm" svg:x="15.617cm" svg:y="9.294cm" svg:viewBox="0 0 0 0" draw:points="0,0">
          <text:p/>
        </draw:polyline>
        <draw:polyline draw:style-name="gr2" draw:text-style-name="P2" draw:layer="layout" svg:width="0cm" svg:height="0cm" svg:x="16.067cm" svg:y="9.294cm" svg:viewBox="0 0 0 0" draw:points="0,0">
          <text:p/>
        </draw:polyline>
        <draw:polyline draw:style-name="gr2" draw:text-style-name="P2" draw:layer="layout" svg:width="0cm" svg:height="0cm" svg:x="16.727cm" svg:y="9.294cm" svg:viewBox="0 0 0 0" draw:points="0,0">
          <text:p/>
        </draw:polyline>
        <draw:polyline draw:style-name="gr2" draw:text-style-name="P2" draw:layer="layout" svg:width="0cm" svg:height="0cm" svg:x="17.177cm" svg:y="9.294cm" svg:viewBox="0 0 0 0" draw:points="0,0">
          <text:p/>
        </draw:polyline>
        <draw:polyline draw:style-name="gr2" draw:text-style-name="P2" draw:layer="layout" svg:width="0cm" svg:height="0cm" svg:x="17.177cm" svg:y="9.294cm" svg:viewBox="0 0 0 0" draw:points="0,0">
          <text:p/>
        </draw:polyline>
        <draw:polyline draw:style-name="gr2" draw:text-style-name="P2" draw:layer="layout" svg:width="0cm" svg:height="0cm" svg:x="17.177cm" svg:y="9.534cm" svg:viewBox="0 0 0 0" draw:points="0,0">
          <text:p/>
        </draw:polyline>
        <draw:polyline draw:style-name="gr2" draw:text-style-name="P2" draw:layer="layout" svg:width="0cm" svg:height="0cm" svg:x="16.067cm" svg:y="9.294cm" svg:viewBox="0 0 0 0" draw:points="0,0">
          <text:p/>
        </draw:polyline>
        <draw:polyline draw:style-name="gr2" draw:text-style-name="P2" draw:layer="layout" svg:width="0cm" svg:height="0cm" svg:x="16.067cm" svg:y="9.534cm" svg:viewBox="0 0 0 0" draw:points="0,0">
          <text:p/>
        </draw:polyline>
        <draw:polyline draw:style-name="gr2" draw:text-style-name="P2" draw:layer="layout" svg:width="0cm" svg:height="0cm" svg:x="16.727cm" svg:y="9.534cm" svg:viewBox="0 0 0 0" draw:points="0,0">
          <text:p/>
        </draw:polyline>
        <draw:polyline draw:style-name="gr2" draw:text-style-name="P2" draw:layer="layout" svg:width="0cm" svg:height="0cm" svg:x="16.727cm" svg:y="9.294cm" svg:viewBox="0 0 0 0" draw:points="0,0">
          <text:p/>
        </draw:polyline>
        <draw:polyline draw:style-name="gr2" draw:text-style-name="P2" draw:layer="layout" svg:width="0cm" svg:height="0cm" svg:x="15.617cm" svg:y="9.534cm" svg:viewBox="0 0 0 0" draw:points="0,0">
          <text:p/>
        </draw:polyline>
        <draw:polyline draw:style-name="gr2" draw:text-style-name="P2" draw:layer="layout" svg:width="0cm" svg:height="0cm" svg:x="15.617cm" svg:y="9.294cm" svg:viewBox="0 0 0 0" draw:points="0,0">
          <text:p/>
        </draw:polyline>
        <draw:line draw:style-name="gr2" draw:text-style-name="P2" draw:layer="layout" svg:x1="15.92cm" svg:y1="8.094cm" svg:x2="15.945cm" svg:y2="8.09cm">
          <text:p/>
        </draw:line>
        <draw:line draw:style-name="gr2" draw:text-style-name="P2" draw:layer="layout" svg:x1="15.945cm" svg:y1="8.218cm" svg:x2="15.92cm" svg:y2="8.214cm">
          <text:p/>
        </draw:line>
        <draw:polyline draw:style-name="gr2" draw:text-style-name="P2" draw:layer="layout" svg:width="0cm" svg:height="0cm" svg:x="16.727cm" svg:y="8.274cm" svg:viewBox="0 0 0 0" draw:points="0,0">
          <text:p/>
        </draw:polyline>
        <draw:line draw:style-name="gr2" draw:text-style-name="P2" draw:layer="layout" svg:x1="16.874cm" svg:y1="8.214cm" svg:x2="16.849cm" svg:y2="8.218cm">
          <text:p/>
        </draw:line>
        <draw:line draw:style-name="gr2" draw:text-style-name="P2" draw:layer="layout" svg:x1="17.055cm" svg:y1="8.218cm" svg:x2="17.03cm" svg:y2="8.214cm">
          <text:p/>
        </draw:line>
        <draw:polyline draw:style-name="gr2" draw:text-style-name="P2" draw:layer="layout" svg:width="0cm" svg:height="0cm" svg:x="17.177cm" svg:y="8.274cm" svg:viewBox="0 0 0 0" draw:points="0,0">
          <text:p/>
        </draw:polyline>
        <draw:line draw:style-name="gr2" draw:text-style-name="P2" draw:layer="layout" svg:x1="16.849cm" svg:y1="8.09cm" svg:x2="16.874cm" svg:y2="8.094cm">
          <text:p/>
        </draw:line>
        <draw:polyline draw:style-name="gr2" draw:text-style-name="P2" draw:layer="layout" svg:width="0cm" svg:height="0cm" svg:x="15.617cm" svg:y="8.274cm" svg:viewBox="0 0 0 0" draw:points="0,0">
          <text:p/>
        </draw:polyline>
        <draw:line draw:style-name="gr2" draw:text-style-name="P2" draw:layer="layout" svg:x1="15.764cm" svg:y1="8.214cm" svg:x2="15.739cm" svg:y2="8.218cm">
          <text:p/>
        </draw:line>
        <draw:polyline draw:style-name="gr2" draw:text-style-name="P2" draw:layer="layout" svg:width="0cm" svg:height="0cm" svg:x="16.067cm" svg:y="8.274cm" svg:viewBox="0 0 0 0" draw:points="0,0">
          <text:p/>
        </draw:polyline>
        <draw:line draw:style-name="gr2" draw:text-style-name="P2" draw:layer="layout" svg:x1="15.739cm" svg:y1="8.09cm" svg:x2="15.764cm" svg:y2="8.094cm">
          <text:p/>
        </draw:line>
        <draw:line draw:style-name="gr2" draw:text-style-name="P2" draw:layer="layout" svg:x1="17.03cm" svg:y1="8.094cm" svg:x2="17.055cm" svg:y2="8.09cm">
          <text:p/>
        </draw:line>
        <draw:polyline draw:style-name="gr2" draw:text-style-name="P2" draw:layer="layout" svg:width="0cm" svg:height="0cm" svg:x="16.727cm" svg:y="8.034cm" svg:viewBox="0 0 0 0" draw:points="0,0">
          <text:p/>
        </draw:polyline>
        <draw:polyline draw:style-name="gr2" draw:text-style-name="P2" draw:layer="layout" svg:width="0cm" svg:height="0cm" svg:x="17.177cm" svg:y="8.034cm" svg:viewBox="0 0 0 0" draw:points="0,0">
          <text:p/>
        </draw:polyline>
        <draw:polyline draw:style-name="gr2" draw:text-style-name="P2" draw:layer="layout" svg:width="0cm" svg:height="0cm" svg:x="15.617cm" svg:y="8.034cm" svg:viewBox="0 0 0 0" draw:points="0,0">
          <text:p/>
        </draw:polyline>
        <draw:polyline draw:style-name="gr2" draw:text-style-name="P2" draw:layer="layout" svg:width="0cm" svg:height="0cm" svg:x="16.067cm" svg:y="8.034cm" svg:viewBox="0 0 0 0" draw:points="0,0">
          <text:p/>
        </draw:polyline>
        <draw:polyline draw:style-name="gr2" draw:text-style-name="P2" draw:layer="layout" svg:width="0cm" svg:height="0cm" svg:x="15.617cm" svg:y="5.754cm" svg:viewBox="0 0 0 0" draw:points="0,0">
          <text:p/>
        </draw:polyline>
        <draw:line draw:style-name="gr2" draw:text-style-name="P2" draw:layer="layout" svg:x1="15.764cm" svg:y1="5.694cm" svg:x2="15.739cm" svg:y2="5.698cm">
          <text:p/>
        </draw:line>
        <draw:line draw:style-name="gr2" draw:text-style-name="P2" draw:layer="layout" svg:x1="15.945cm" svg:y1="5.698cm" svg:x2="15.92cm" svg:y2="5.694cm">
          <text:p/>
        </draw:line>
        <draw:polyline draw:style-name="gr2" draw:text-style-name="P2" draw:layer="layout" svg:width="0cm" svg:height="0cm" svg:x="16.067cm" svg:y="5.754cm" svg:viewBox="0 0 0 0" draw:points="0,0">
          <text:p/>
        </draw:polyline>
        <draw:line draw:style-name="gr2" draw:text-style-name="P2" draw:layer="layout" svg:x1="17.03cm" svg:y1="5.574cm" svg:x2="17.055cm" svg:y2="5.57cm">
          <text:p/>
        </draw:line>
        <draw:line draw:style-name="gr2" draw:text-style-name="P2" draw:layer="layout" svg:x1="16.849cm" svg:y1="5.57cm" svg:x2="16.874cm" svg:y2="5.574cm">
          <text:p/>
        </draw:line>
        <draw:polyline draw:style-name="gr2" draw:text-style-name="P2" draw:layer="layout" svg:width="0cm" svg:height="0cm" svg:x="16.727cm" svg:y="5.514cm" svg:viewBox="0 0 0 0" draw:points="0,0">
          <text:p/>
        </draw:polyline>
        <draw:polyline draw:style-name="gr2" draw:text-style-name="P2" draw:layer="layout" svg:width="0cm" svg:height="0cm" svg:x="17.177cm" svg:y="5.514cm" svg:viewBox="0 0 0 0" draw:points="0,0">
          <text:p/>
        </draw:polyline>
        <draw:line draw:style-name="gr2" draw:text-style-name="P2" draw:layer="layout" svg:x1="15.92cm" svg:y1="5.574cm" svg:x2="15.945cm" svg:y2="5.57cm">
          <text:p/>
        </draw:line>
        <draw:line draw:style-name="gr2" draw:text-style-name="P2" draw:layer="layout" svg:x1="17.055cm" svg:y1="5.698cm" svg:x2="17.03cm" svg:y2="5.694cm">
          <text:p/>
        </draw:line>
        <draw:line draw:style-name="gr2" draw:text-style-name="P2" draw:layer="layout" svg:x1="15.739cm" svg:y1="5.57cm" svg:x2="15.764cm" svg:y2="5.574cm">
          <text:p/>
        </draw:line>
        <draw:polyline draw:style-name="gr2" draw:text-style-name="P2" draw:layer="layout" svg:width="0cm" svg:height="0cm" svg:x="15.617cm" svg:y="5.514cm" svg:viewBox="0 0 0 0" draw:points="0,0">
          <text:p/>
        </draw:polyline>
        <draw:polyline draw:style-name="gr2" draw:text-style-name="P2" draw:layer="layout" svg:width="0cm" svg:height="0cm" svg:x="16.067cm" svg:y="5.514cm" svg:viewBox="0 0 0 0" draw:points="0,0">
          <text:p/>
        </draw:polyline>
        <draw:line draw:style-name="gr2" draw:text-style-name="P2" draw:layer="layout" svg:x1="16.874cm" svg:y1="5.694cm" svg:x2="16.849cm" svg:y2="5.698cm">
          <text:p/>
        </draw:line>
        <draw:polyline draw:style-name="gr2" draw:text-style-name="P2" draw:layer="layout" svg:width="0cm" svg:height="0cm" svg:x="16.727cm" svg:y="5.754cm" svg:viewBox="0 0 0 0" draw:points="0,0">
          <text:p/>
        </draw:polyline>
        <draw:polyline draw:style-name="gr2" draw:text-style-name="P2" draw:layer="layout" svg:width="0cm" svg:height="0cm" svg:x="17.177cm" svg:y="5.754cm" svg:viewBox="0 0 0 0" draw:points="0,0">
          <text:p/>
        </draw:polyline>
        <draw:line draw:style-name="gr2" draw:text-style-name="P2" draw:layer="layout" svg:x1="15.764cm" svg:y1="6.954cm" svg:x2="15.739cm" svg:y2="6.958cm">
          <text:p/>
        </draw:line>
        <draw:line draw:style-name="gr2" draw:text-style-name="P2" draw:layer="layout" svg:x1="15.739cm" svg:y1="6.83cm" svg:x2="15.764cm" svg:y2="6.834cm">
          <text:p/>
        </draw:line>
        <draw:polyline draw:style-name="gr2" draw:text-style-name="P2" draw:layer="layout" svg:width="0cm" svg:height="0cm" svg:x="16.727cm" svg:y="7.014cm" svg:viewBox="0 0 0 0" draw:points="0,0">
          <text:p/>
        </draw:polyline>
        <draw:line draw:style-name="gr2" draw:text-style-name="P2" draw:layer="layout" svg:x1="16.874cm" svg:y1="6.954cm" svg:x2="16.849cm" svg:y2="6.958cm">
          <text:p/>
        </draw:line>
        <draw:line draw:style-name="gr2" draw:text-style-name="P2" draw:layer="layout" svg:x1="17.055cm" svg:y1="6.958cm" svg:x2="17.03cm" svg:y2="6.954cm">
          <text:p/>
        </draw:line>
        <draw:polyline draw:style-name="gr2" draw:text-style-name="P2" draw:layer="layout" svg:width="0cm" svg:height="0cm" svg:x="17.177cm" svg:y="7.014cm" svg:viewBox="0 0 0 0" draw:points="0,0">
          <text:p/>
        </draw:polyline>
        <draw:line draw:style-name="gr2" draw:text-style-name="P2" draw:layer="layout" svg:x1="16.849cm" svg:y1="6.83cm" svg:x2="16.874cm" svg:y2="6.834cm">
          <text:p/>
        </draw:line>
        <draw:line draw:style-name="gr2" draw:text-style-name="P2" draw:layer="layout" svg:x1="15.92cm" svg:y1="6.834cm" svg:x2="15.945cm" svg:y2="6.83cm">
          <text:p/>
        </draw:line>
        <draw:line draw:style-name="gr2" draw:text-style-name="P2" draw:layer="layout" svg:x1="15.945cm" svg:y1="6.958cm" svg:x2="15.92cm" svg:y2="6.954cm">
          <text:p/>
        </draw:line>
        <draw:polyline draw:style-name="gr2" draw:text-style-name="P2" draw:layer="layout" svg:width="0cm" svg:height="0cm" svg:x="15.617cm" svg:y="7.014cm" svg:viewBox="0 0 0 0" draw:points="0,0">
          <text:p/>
        </draw:polyline>
        <draw:polyline draw:style-name="gr2" draw:text-style-name="P2" draw:layer="layout" svg:width="0cm" svg:height="0cm" svg:x="16.067cm" svg:y="7.014cm" svg:viewBox="0 0 0 0" draw:points="0,0">
          <text:p/>
        </draw:polyline>
        <draw:polyline draw:style-name="gr2" draw:text-style-name="P2" draw:layer="layout" svg:width="0cm" svg:height="0cm" svg:x="15.617cm" svg:y="6.774cm" svg:viewBox="0 0 0 0" draw:points="0,0">
          <text:p/>
        </draw:polyline>
        <draw:polyline draw:style-name="gr2" draw:text-style-name="P2" draw:layer="layout" svg:width="0cm" svg:height="0cm" svg:x="16.067cm" svg:y="6.774cm" svg:viewBox="0 0 0 0" draw:points="0,0">
          <text:p/>
        </draw:polyline>
        <draw:line draw:style-name="gr2" draw:text-style-name="P2" draw:layer="layout" svg:x1="17.03cm" svg:y1="6.834cm" svg:x2="17.055cm" svg:y2="6.83cm">
          <text:p/>
        </draw:line>
        <draw:polyline draw:style-name="gr2" draw:text-style-name="P2" draw:layer="layout" svg:width="0cm" svg:height="0cm" svg:x="16.727cm" svg:y="6.774cm" svg:viewBox="0 0 0 0" draw:points="0,0">
          <text:p/>
        </draw:polyline>
        <draw:polyline draw:style-name="gr2" draw:text-style-name="P2" draw:layer="layout" svg:width="0cm" svg:height="0cm" svg:x="17.177cm" svg:y="6.774cm" svg:viewBox="0 0 0 0" draw:points="0,0">
          <text:p/>
        </draw:polyline>
        <draw:polyline draw:style-name="gr2" draw:text-style-name="P2" draw:layer="layout" svg:width="0cm" svg:height="0cm" svg:x="16.067cm" svg:y="5.514cm" svg:viewBox="0 0 0 0" draw:points="0,0">
          <text:p/>
        </draw:polyline>
        <draw:polyline draw:style-name="gr2" draw:text-style-name="P2" draw:layer="layout" svg:width="0cm" svg:height="0cm" svg:x="16.067cm" svg:y="5.754cm" svg:viewBox="0 0 0 0" draw:points="0,0">
          <text:p/>
        </draw:polyline>
        <draw:polyline draw:style-name="gr2" draw:text-style-name="P2" draw:layer="layout" svg:width="0cm" svg:height="0cm" svg:x="17.177cm" svg:y="5.514cm" svg:viewBox="0 0 0 0" draw:points="0,0">
          <text:p/>
        </draw:polyline>
        <draw:polyline draw:style-name="gr2" draw:text-style-name="P2" draw:layer="layout" svg:width="0cm" svg:height="0cm" svg:x="17.177cm" svg:y="5.754cm" svg:viewBox="0 0 0 0" draw:points="0,0">
          <text:p/>
        </draw:polyline>
        <draw:polyline draw:style-name="gr2" draw:text-style-name="P2" draw:layer="layout" svg:width="0cm" svg:height="0cm" svg:x="15.617cm" svg:y="8.274cm" svg:viewBox="0 0 0 0" draw:points="0,0">
          <text:p/>
        </draw:polyline>
        <draw:polyline draw:style-name="gr2" draw:text-style-name="P2" draw:layer="layout" svg:width="0cm" svg:height="0cm" svg:x="15.617cm" svg:y="8.034cm" svg:viewBox="0 0 0 0" draw:points="0,0">
          <text:p/>
        </draw:polyline>
        <draw:polyline draw:style-name="gr2" draw:text-style-name="P2" draw:layer="layout" svg:width="0cm" svg:height="0cm" svg:x="15.617cm" svg:y="5.754cm" svg:viewBox="0 0 0 0" draw:points="0,0">
          <text:p/>
        </draw:polyline>
        <draw:polyline draw:style-name="gr2" draw:text-style-name="P2" draw:layer="layout" svg:width="0cm" svg:height="0cm" svg:x="15.617cm" svg:y="5.514cm" svg:viewBox="0 0 0 0" draw:points="0,0">
          <text:p/>
        </draw:polyline>
        <draw:polyline draw:style-name="gr2" draw:text-style-name="P2" draw:layer="layout" svg:width="0cm" svg:height="0cm" svg:x="17.177cm" svg:y="8.034cm" svg:viewBox="0 0 0 0" draw:points="0,0">
          <text:p/>
        </draw:polyline>
        <draw:polyline draw:style-name="gr2" draw:text-style-name="P2" draw:layer="layout" svg:width="0cm" svg:height="0cm" svg:x="17.177cm" svg:y="8.274cm" svg:viewBox="0 0 0 0" draw:points="0,0">
          <text:p/>
        </draw:polyline>
        <draw:polyline draw:style-name="gr2" draw:text-style-name="P2" draw:layer="layout" svg:width="0cm" svg:height="0cm" svg:x="16.067cm" svg:y="8.034cm" svg:viewBox="0 0 0 0" draw:points="0,0">
          <text:p/>
        </draw:polyline>
        <draw:polyline draw:style-name="gr2" draw:text-style-name="P2" draw:layer="layout" svg:width="0cm" svg:height="0cm" svg:x="16.067cm" svg:y="8.274cm" svg:viewBox="0 0 0 0" draw:points="0,0">
          <text:p/>
        </draw:polyline>
        <draw:polyline draw:style-name="gr2" draw:text-style-name="P2" draw:layer="layout" svg:width="0cm" svg:height="0cm" svg:x="16.727cm" svg:y="8.274cm" svg:viewBox="0 0 0 0" draw:points="0,0">
          <text:p/>
        </draw:polyline>
        <draw:polyline draw:style-name="gr2" draw:text-style-name="P2" draw:layer="layout" svg:width="0cm" svg:height="0cm" svg:x="16.727cm" svg:y="8.034cm" svg:viewBox="0 0 0 0" draw:points="0,0">
          <text:p/>
        </draw:polyline>
        <draw:polyline draw:style-name="gr2" draw:text-style-name="P2" draw:layer="layout" svg:width="0cm" svg:height="0cm" svg:x="16.727cm" svg:y="5.754cm" svg:viewBox="0 0 0 0" draw:points="0,0">
          <text:p/>
        </draw:polyline>
        <draw:polyline draw:style-name="gr2" draw:text-style-name="P2" draw:layer="layout" svg:width="0cm" svg:height="0cm" svg:x="16.727cm" svg:y="5.514cm" svg:viewBox="0 0 0 0" draw:points="0,0">
          <text:p/>
        </draw:polyline>
        <draw:polyline draw:style-name="gr2" draw:text-style-name="P2" draw:layer="layout" svg:width="0cm" svg:height="0cm" svg:x="16.727cm" svg:y="7.014cm" svg:viewBox="0 0 0 0" draw:points="0,0">
          <text:p/>
        </draw:polyline>
        <draw:polyline draw:style-name="gr2" draw:text-style-name="P2" draw:layer="layout" svg:width="0cm" svg:height="0cm" svg:x="16.727cm" svg:y="6.774cm" svg:viewBox="0 0 0 0" draw:points="0,0">
          <text:p/>
        </draw:polyline>
        <draw:polyline draw:style-name="gr2" draw:text-style-name="P2" draw:layer="layout" svg:width="0cm" svg:height="0cm" svg:x="17.177cm" svg:y="6.774cm" svg:viewBox="0 0 0 0" draw:points="0,0">
          <text:p/>
        </draw:polyline>
        <draw:polyline draw:style-name="gr2" draw:text-style-name="P2" draw:layer="layout" svg:width="0cm" svg:height="0cm" svg:x="17.177cm" svg:y="7.014cm" svg:viewBox="0 0 0 0" draw:points="0,0">
          <text:p/>
        </draw:polyline>
        <draw:polyline draw:style-name="gr2" draw:text-style-name="P2" draw:layer="layout" svg:width="0cm" svg:height="0cm" svg:x="15.617cm" svg:y="7.014cm" svg:viewBox="0 0 0 0" draw:points="0,0">
          <text:p/>
        </draw:polyline>
        <draw:polyline draw:style-name="gr2" draw:text-style-name="P2" draw:layer="layout" svg:width="0cm" svg:height="0cm" svg:x="15.617cm" svg:y="6.774cm" svg:viewBox="0 0 0 0" draw:points="0,0">
          <text:p/>
        </draw:polyline>
        <draw:polyline draw:style-name="gr2" draw:text-style-name="P2" draw:layer="layout" svg:width="0cm" svg:height="0cm" svg:x="16.067cm" svg:y="6.774cm" svg:viewBox="0 0 0 0" draw:points="0,0">
          <text:p/>
        </draw:polyline>
        <draw:polyline draw:style-name="gr2" draw:text-style-name="P2" draw:layer="layout" svg:width="0cm" svg:height="0cm" svg:x="16.067cm" svg:y="7.014cm" svg:viewBox="0 0 0 0" draw:points="0,0">
          <text:p/>
        </draw:polyline>
        <draw:line draw:style-name="gr2" draw:text-style-name="P2" draw:layer="layout" svg:x1="12.247cm" svg:y1="11.799cm" svg:x2="12.255cm" svg:y2="11.799cm">
          <text:p/>
        </draw:line>
        <draw:line draw:style-name="gr2" draw:text-style-name="P2" draw:layer="layout" svg:x1="12.255cm" svg:y1="11.799cm" svg:x2="12.263cm" svg:y2="11.8cm">
          <text:p/>
        </draw:line>
        <draw:line draw:style-name="gr2" draw:text-style-name="P2" draw:layer="layout" svg:x1="12.263cm" svg:y1="11.8cm" svg:x2="12.27cm" svg:y2="11.8cm">
          <text:p/>
        </draw:line>
        <draw:line draw:style-name="gr2" draw:text-style-name="P2" draw:layer="layout" svg:x1="12.27cm" svg:y1="11.8cm" svg:x2="12.278cm" svg:y2="11.801cm">
          <text:p/>
        </draw:line>
        <draw:line draw:style-name="gr2" draw:text-style-name="P2" draw:layer="layout" svg:x1="12.278cm" svg:y1="11.801cm" svg:x2="12.293cm" svg:y2="11.804cm">
          <text:p/>
        </draw:line>
        <draw:line draw:style-name="gr2" draw:text-style-name="P2" draw:layer="layout" svg:x1="12.293cm" svg:y1="11.804cm" svg:x2="12.309cm" svg:y2="11.807cm">
          <text:p/>
        </draw:line>
        <draw:line draw:style-name="gr2" draw:text-style-name="P2" draw:layer="layout" svg:x1="12.309cm" svg:y1="11.807cm" svg:x2="12.324cm" svg:y2="11.811cm">
          <text:p/>
        </draw:line>
        <draw:line draw:style-name="gr2" draw:text-style-name="P2" draw:layer="layout" svg:x1="12.324cm" svg:y1="11.811cm" svg:x2="12.34cm" svg:y2="11.815cm">
          <text:p/>
        </draw:line>
        <draw:line draw:style-name="gr2" draw:text-style-name="P2" draw:layer="layout" svg:x1="12.34cm" svg:y1="11.815cm" svg:x2="12.348cm" svg:y2="11.818cm">
          <text:p/>
        </draw:line>
        <draw:line draw:style-name="gr2" draw:text-style-name="P2" draw:layer="layout" svg:x1="12.348cm" svg:y1="11.818cm" svg:x2="12.355cm" svg:y2="11.82cm">
          <text:p/>
        </draw:line>
        <draw:line draw:style-name="gr2" draw:text-style-name="P2" draw:layer="layout" svg:x1="12.355cm" svg:y1="11.82cm" svg:x2="12.363cm" svg:y2="11.823cm">
          <text:p/>
        </draw:line>
        <draw:line draw:style-name="gr2" draw:text-style-name="P2" draw:layer="layout" svg:x1="12.363cm" svg:y1="11.823cm" svg:x2="12.371cm" svg:y2="11.825cm">
          <text:p/>
        </draw:line>
        <draw:line draw:style-name="gr2" draw:text-style-name="P2" draw:layer="layout" svg:x1="12.371cm" svg:y1="11.825cm" svg:x2="12.403cm" svg:y2="11.836cm">
          <text:p/>
        </draw:line>
        <draw:line draw:style-name="gr2" draw:text-style-name="P2" draw:layer="layout" svg:x1="12.403cm" svg:y1="11.836cm" svg:x2="12.434cm" svg:y2="11.849cm">
          <text:p/>
        </draw:line>
        <draw:line draw:style-name="gr2" draw:text-style-name="P2" draw:layer="layout" svg:x1="12.434cm" svg:y1="11.849cm" svg:x2="12.45cm" svg:y2="11.855cm">
          <text:p/>
        </draw:line>
        <draw:line draw:style-name="gr2" draw:text-style-name="P2" draw:layer="layout" svg:x1="12.45cm" svg:y1="11.855cm" svg:x2="12.466cm" svg:y2="11.861cm">
          <text:p/>
        </draw:line>
        <draw:line draw:style-name="gr2" draw:text-style-name="P2" draw:layer="layout" svg:x1="12.466cm" svg:y1="11.861cm" svg:x2="12.473cm" svg:y2="11.864cm">
          <text:p/>
        </draw:line>
        <draw:line draw:style-name="gr2" draw:text-style-name="P2" draw:layer="layout" svg:x1="12.473cm" svg:y1="11.864cm" svg:x2="12.481cm" svg:y2="11.868cm">
          <text:p/>
        </draw:line>
        <draw:line draw:style-name="gr2" draw:text-style-name="P2" draw:layer="layout" svg:x1="12.481cm" svg:y1="11.868cm" svg:x2="12.489cm" svg:y2="11.871cm">
          <text:p/>
        </draw:line>
        <draw:line draw:style-name="gr2" draw:text-style-name="P2" draw:layer="layout" svg:x1="12.489cm" svg:y1="11.871cm" svg:x2="12.497cm" svg:y2="11.874cm">
          <text:p/>
        </draw:line>
        <draw:line draw:style-name="gr2" draw:text-style-name="P2" draw:layer="layout" svg:x1="12.247cm" svg:y1="3.249cm" svg:x2="12.255cm" svg:y2="3.249cm">
          <text:p/>
        </draw:line>
        <draw:line draw:style-name="gr2" draw:text-style-name="P2" draw:layer="layout" svg:x1="12.255cm" svg:y1="3.249cm" svg:x2="12.263cm" svg:y2="3.249cm">
          <text:p/>
        </draw:line>
        <draw:line draw:style-name="gr2" draw:text-style-name="P2" draw:layer="layout" svg:x1="12.263cm" svg:y1="3.249cm" svg:x2="12.27cm" svg:y2="3.248cm">
          <text:p/>
        </draw:line>
        <draw:line draw:style-name="gr2" draw:text-style-name="P2" draw:layer="layout" svg:x1="12.27cm" svg:y1="3.248cm" svg:x2="12.278cm" svg:y2="3.247cm">
          <text:p/>
        </draw:line>
        <draw:line draw:style-name="gr2" draw:text-style-name="P2" draw:layer="layout" svg:x1="12.278cm" svg:y1="3.247cm" svg:x2="12.293cm" svg:y2="3.244cm">
          <text:p/>
        </draw:line>
        <draw:line draw:style-name="gr2" draw:text-style-name="P2" draw:layer="layout" svg:x1="12.293cm" svg:y1="3.244cm" svg:x2="12.309cm" svg:y2="3.241cm">
          <text:p/>
        </draw:line>
        <draw:line draw:style-name="gr2" draw:text-style-name="P2" draw:layer="layout" svg:x1="12.309cm" svg:y1="3.241cm" svg:x2="12.324cm" svg:y2="3.237cm">
          <text:p/>
        </draw:line>
        <draw:line draw:style-name="gr2" draw:text-style-name="P2" draw:layer="layout" svg:x1="12.324cm" svg:y1="3.237cm" svg:x2="12.34cm" svg:y2="3.233cm">
          <text:p/>
        </draw:line>
        <draw:line draw:style-name="gr2" draw:text-style-name="P2" draw:layer="layout" svg:x1="12.34cm" svg:y1="3.233cm" svg:x2="12.348cm" svg:y2="3.231cm">
          <text:p/>
        </draw:line>
        <draw:line draw:style-name="gr2" draw:text-style-name="P2" draw:layer="layout" svg:x1="12.348cm" svg:y1="3.231cm" svg:x2="12.355cm" svg:y2="3.228cm">
          <text:p/>
        </draw:line>
        <draw:line draw:style-name="gr2" draw:text-style-name="P2" draw:layer="layout" svg:x1="12.355cm" svg:y1="3.228cm" svg:x2="12.363cm" svg:y2="3.226cm">
          <text:p/>
        </draw:line>
        <draw:line draw:style-name="gr2" draw:text-style-name="P2" draw:layer="layout" svg:x1="12.363cm" svg:y1="3.226cm" svg:x2="12.371cm" svg:y2="3.223cm">
          <text:p/>
        </draw:line>
        <draw:line draw:style-name="gr2" draw:text-style-name="P2" draw:layer="layout" svg:x1="12.371cm" svg:y1="3.223cm" svg:x2="12.403cm" svg:y2="3.212cm">
          <text:p/>
        </draw:line>
        <draw:line draw:style-name="gr2" draw:text-style-name="P2" draw:layer="layout" svg:x1="12.403cm" svg:y1="3.212cm" svg:x2="12.434cm" svg:y2="3.2cm">
          <text:p/>
        </draw:line>
        <draw:line draw:style-name="gr2" draw:text-style-name="P2" draw:layer="layout" svg:x1="12.434cm" svg:y1="3.2cm" svg:x2="12.45cm" svg:y2="3.193cm">
          <text:p/>
        </draw:line>
        <draw:line draw:style-name="gr2" draw:text-style-name="P2" draw:layer="layout" svg:x1="12.45cm" svg:y1="3.193cm" svg:x2="12.466cm" svg:y2="3.187cm">
          <text:p/>
        </draw:line>
        <draw:line draw:style-name="gr2" draw:text-style-name="P2" draw:layer="layout" svg:x1="12.466cm" svg:y1="3.187cm" svg:x2="12.473cm" svg:y2="3.184cm">
          <text:p/>
        </draw:line>
        <draw:line draw:style-name="gr2" draw:text-style-name="P2" draw:layer="layout" svg:x1="12.473cm" svg:y1="3.184cm" svg:x2="12.481cm" svg:y2="3.181cm">
          <text:p/>
        </draw:line>
        <draw:line draw:style-name="gr2" draw:text-style-name="P2" draw:layer="layout" svg:x1="12.481cm" svg:y1="3.181cm" svg:x2="12.489cm" svg:y2="3.177cm">
          <text:p/>
        </draw:line>
        <draw:line draw:style-name="gr2" draw:text-style-name="P2" draw:layer="layout" svg:x1="12.489cm" svg:y1="3.177cm" svg:x2="12.497cm" svg:y2="3.174cm">
          <text:p/>
        </draw:line>
        <draw:line draw:style-name="gr2" draw:text-style-name="P2" draw:layer="layout" svg:x1="12.497cm" svg:y1="3.174cm" svg:x2="12.505cm" svg:y2="3.177cm">
          <text:p/>
        </draw:line>
        <draw:line draw:style-name="gr2" draw:text-style-name="P2" draw:layer="layout" svg:x1="12.505cm" svg:y1="3.177cm" svg:x2="12.513cm" svg:y2="3.181cm">
          <text:p/>
        </draw:line>
        <draw:line draw:style-name="gr2" draw:text-style-name="P2" draw:layer="layout" svg:x1="12.513cm" svg:y1="3.181cm" svg:x2="12.521cm" svg:y2="3.184cm">
          <text:p/>
        </draw:line>
        <draw:line draw:style-name="gr2" draw:text-style-name="P2" draw:layer="layout" svg:x1="12.521cm" svg:y1="3.184cm" svg:x2="12.529cm" svg:y2="3.187cm">
          <text:p/>
        </draw:line>
        <draw:line draw:style-name="gr2" draw:text-style-name="P2" draw:layer="layout" svg:x1="12.529cm" svg:y1="3.187cm" svg:x2="12.545cm" svg:y2="3.193cm">
          <text:p/>
        </draw:line>
        <draw:line draw:style-name="gr2" draw:text-style-name="P2" draw:layer="layout" svg:x1="12.545cm" svg:y1="3.193cm" svg:x2="12.56cm" svg:y2="3.2cm">
          <text:p/>
        </draw:line>
        <draw:line draw:style-name="gr2" draw:text-style-name="P2" draw:layer="layout" svg:x1="12.56cm" svg:y1="3.2cm" svg:x2="12.592cm" svg:y2="3.212cm">
          <text:p/>
        </draw:line>
        <draw:line draw:style-name="gr2" draw:text-style-name="P2" draw:layer="layout" svg:x1="12.592cm" svg:y1="3.212cm" svg:x2="12.623cm" svg:y2="3.223cm">
          <text:p/>
        </draw:line>
        <draw:line draw:style-name="gr2" draw:text-style-name="P2" draw:layer="layout" svg:x1="12.623cm" svg:y1="3.223cm" svg:x2="12.631cm" svg:y2="3.226cm">
          <text:p/>
        </draw:line>
        <draw:line draw:style-name="gr2" draw:text-style-name="P2" draw:layer="layout" svg:x1="12.631cm" svg:y1="3.226cm" svg:x2="12.639cm" svg:y2="3.228cm">
          <text:p/>
        </draw:line>
        <draw:line draw:style-name="gr2" draw:text-style-name="P2" draw:layer="layout" svg:x1="12.639cm" svg:y1="3.228cm" svg:x2="12.647cm" svg:y2="3.231cm">
          <text:p/>
        </draw:line>
        <draw:line draw:style-name="gr2" draw:text-style-name="P2" draw:layer="layout" svg:x1="12.647cm" svg:y1="3.231cm" svg:x2="12.655cm" svg:y2="3.233cm">
          <text:p/>
        </draw:line>
        <draw:line draw:style-name="gr2" draw:text-style-name="P2" draw:layer="layout" svg:x1="12.655cm" svg:y1="3.233cm" svg:x2="12.67cm" svg:y2="3.237cm">
          <text:p/>
        </draw:line>
        <draw:line draw:style-name="gr2" draw:text-style-name="P2" draw:layer="layout" svg:x1="12.67cm" svg:y1="3.237cm" svg:x2="12.686cm" svg:y2="3.241cm">
          <text:p/>
        </draw:line>
        <draw:line draw:style-name="gr2" draw:text-style-name="P2" draw:layer="layout" svg:x1="12.686cm" svg:y1="3.241cm" svg:x2="12.701cm" svg:y2="3.244cm">
          <text:p/>
        </draw:line>
        <draw:line draw:style-name="gr2" draw:text-style-name="P2" draw:layer="layout" svg:x1="12.701cm" svg:y1="3.244cm" svg:x2="12.717cm" svg:y2="3.247cm">
          <text:p/>
        </draw:line>
        <draw:line draw:style-name="gr2" draw:text-style-name="P2" draw:layer="layout" svg:x1="12.717cm" svg:y1="3.247cm" svg:x2="12.724cm" svg:y2="3.248cm">
          <text:p/>
        </draw:line>
        <draw:line draw:style-name="gr2" draw:text-style-name="P2" draw:layer="layout" svg:x1="12.724cm" svg:y1="3.248cm" svg:x2="12.732cm" svg:y2="3.249cm">
          <text:p/>
        </draw:line>
        <draw:line draw:style-name="gr2" draw:text-style-name="P2" draw:layer="layout" svg:x1="12.732cm" svg:y1="3.249cm" svg:x2="12.739cm" svg:y2="3.249cm">
          <text:p/>
        </draw:line>
        <draw:line draw:style-name="gr2" draw:text-style-name="P2" draw:layer="layout" svg:x1="12.739cm" svg:y1="3.249cm" svg:x2="12.747cm" svg:y2="3.249cm">
          <text:p/>
        </draw:line>
        <draw:line draw:style-name="gr2" draw:text-style-name="P2" draw:layer="layout" svg:x1="12.497cm" svg:y1="11.874cm" svg:x2="12.505cm" svg:y2="11.871cm">
          <text:p/>
        </draw:line>
        <draw:line draw:style-name="gr2" draw:text-style-name="P2" draw:layer="layout" svg:x1="12.505cm" svg:y1="11.871cm" svg:x2="12.513cm" svg:y2="11.868cm">
          <text:p/>
        </draw:line>
        <draw:line draw:style-name="gr2" draw:text-style-name="P2" draw:layer="layout" svg:x1="12.513cm" svg:y1="11.868cm" svg:x2="12.521cm" svg:y2="11.864cm">
          <text:p/>
        </draw:line>
        <draw:line draw:style-name="gr2" draw:text-style-name="P2" draw:layer="layout" svg:x1="12.521cm" svg:y1="11.864cm" svg:x2="12.529cm" svg:y2="11.861cm">
          <text:p/>
        </draw:line>
        <draw:line draw:style-name="gr2" draw:text-style-name="P2" draw:layer="layout" svg:x1="12.529cm" svg:y1="11.861cm" svg:x2="12.545cm" svg:y2="11.855cm">
          <text:p/>
        </draw:line>
        <draw:line draw:style-name="gr2" draw:text-style-name="P2" draw:layer="layout" svg:x1="12.545cm" svg:y1="11.855cm" svg:x2="12.56cm" svg:y2="11.849cm">
          <text:p/>
        </draw:line>
        <draw:line draw:style-name="gr2" draw:text-style-name="P2" draw:layer="layout" svg:x1="12.56cm" svg:y1="11.849cm" svg:x2="12.592cm" svg:y2="11.836cm">
          <text:p/>
        </draw:line>
        <draw:line draw:style-name="gr2" draw:text-style-name="P2" draw:layer="layout" svg:x1="12.592cm" svg:y1="11.836cm" svg:x2="12.623cm" svg:y2="11.825cm">
          <text:p/>
        </draw:line>
        <draw:line draw:style-name="gr2" draw:text-style-name="P2" draw:layer="layout" svg:x1="12.623cm" svg:y1="11.825cm" svg:x2="12.631cm" svg:y2="11.823cm">
          <text:p/>
        </draw:line>
        <draw:line draw:style-name="gr2" draw:text-style-name="P2" draw:layer="layout" svg:x1="12.631cm" svg:y1="11.823cm" svg:x2="12.639cm" svg:y2="11.82cm">
          <text:p/>
        </draw:line>
        <draw:line draw:style-name="gr2" draw:text-style-name="P2" draw:layer="layout" svg:x1="12.639cm" svg:y1="11.82cm" svg:x2="12.647cm" svg:y2="11.818cm">
          <text:p/>
        </draw:line>
        <draw:line draw:style-name="gr2" draw:text-style-name="P2" draw:layer="layout" svg:x1="12.647cm" svg:y1="11.818cm" svg:x2="12.655cm" svg:y2="11.815cm">
          <text:p/>
        </draw:line>
        <draw:line draw:style-name="gr2" draw:text-style-name="P2" draw:layer="layout" svg:x1="12.655cm" svg:y1="11.815cm" svg:x2="12.67cm" svg:y2="11.811cm">
          <text:p/>
        </draw:line>
        <draw:line draw:style-name="gr2" draw:text-style-name="P2" draw:layer="layout" svg:x1="12.67cm" svg:y1="11.811cm" svg:x2="12.686cm" svg:y2="11.807cm">
          <text:p/>
        </draw:line>
        <draw:line draw:style-name="gr2" draw:text-style-name="P2" draw:layer="layout" svg:x1="12.686cm" svg:y1="11.807cm" svg:x2="12.701cm" svg:y2="11.804cm">
          <text:p/>
        </draw:line>
        <draw:line draw:style-name="gr2" draw:text-style-name="P2" draw:layer="layout" svg:x1="12.701cm" svg:y1="11.804cm" svg:x2="12.717cm" svg:y2="11.801cm">
          <text:p/>
        </draw:line>
        <draw:line draw:style-name="gr2" draw:text-style-name="P2" draw:layer="layout" svg:x1="12.717cm" svg:y1="11.801cm" svg:x2="12.724cm" svg:y2="11.8cm">
          <text:p/>
        </draw:line>
        <draw:line draw:style-name="gr2" draw:text-style-name="P2" draw:layer="layout" svg:x1="12.724cm" svg:y1="11.8cm" svg:x2="12.732cm" svg:y2="11.8cm">
          <text:p/>
        </draw:line>
        <draw:line draw:style-name="gr2" draw:text-style-name="P2" draw:layer="layout" svg:x1="12.732cm" svg:y1="11.8cm" svg:x2="12.739cm" svg:y2="11.799cm">
          <text:p/>
        </draw:line>
        <draw:line draw:style-name="gr2" draw:text-style-name="P2" draw:layer="layout" svg:x1="12.739cm" svg:y1="11.799cm" svg:x2="12.747cm" svg:y2="11.799cm">
          <text:p/>
        </draw:line>
        <draw:line draw:style-name="gr2" draw:text-style-name="P2" draw:layer="layout" svg:x1="13.006cm" svg:y1="3.714cm" svg:x2="12.995cm" svg:y2="3.714cm">
          <text:p/>
        </draw:line>
        <draw:line draw:style-name="gr2" draw:text-style-name="P2" draw:layer="layout" svg:x1="12.995cm" svg:y1="3.714cm" svg:x2="12.962cm" svg:y2="3.714cm">
          <text:p/>
        </draw:line>
        <draw:line draw:style-name="gr2" draw:text-style-name="P2" draw:layer="layout" svg:x1="12.962cm" svg:y1="3.714cm" svg:x2="12.909cm" svg:y2="3.714cm">
          <text:p/>
        </draw:line>
        <draw:line draw:style-name="gr2" draw:text-style-name="P2" draw:layer="layout" svg:x1="12.909cm" svg:y1="3.714cm" svg:x2="12.837cm" svg:y2="3.714cm">
          <text:p/>
        </draw:line>
        <draw:line draw:style-name="gr2" draw:text-style-name="P2" draw:layer="layout" svg:x1="12.837cm" svg:y1="3.714cm" svg:x2="12.751cm" svg:y2="3.714cm">
          <text:p/>
        </draw:line>
        <draw:line draw:style-name="gr2" draw:text-style-name="P2" draw:layer="layout" svg:x1="12.751cm" svg:y1="3.714cm" svg:x2="12.654cm" svg:y2="3.714cm">
          <text:p/>
        </draw:line>
        <draw:line draw:style-name="gr2" draw:text-style-name="P2" draw:layer="layout" svg:x1="12.654cm" svg:y1="3.714cm" svg:x2="12.549cm" svg:y2="3.714cm">
          <text:p/>
        </draw:line>
        <draw:line draw:style-name="gr2" draw:text-style-name="P2" draw:layer="layout" svg:x1="12.549cm" svg:y1="3.714cm" svg:x2="12.443cm" svg:y2="3.714cm">
          <text:p/>
        </draw:line>
        <draw:line draw:style-name="gr2" draw:text-style-name="P2" draw:layer="layout" svg:x1="12.443cm" svg:y1="3.714cm" svg:x2="12.339cm" svg:y2="3.714cm">
          <text:p/>
        </draw:line>
        <draw:line draw:style-name="gr2" draw:text-style-name="P2" draw:layer="layout" svg:x1="12.339cm" svg:y1="3.714cm" svg:x2="12.241cm" svg:y2="3.714cm">
          <text:p/>
        </draw:line>
        <draw:line draw:style-name="gr2" draw:text-style-name="P2" draw:layer="layout" svg:x1="12.241cm" svg:y1="3.714cm" svg:x2="12.155cm" svg:y2="3.714cm">
          <text:p/>
        </draw:line>
        <draw:line draw:style-name="gr2" draw:text-style-name="P2" draw:layer="layout" svg:x1="12.155cm" svg:y1="3.714cm" svg:x2="12.084cm" svg:y2="3.714cm">
          <text:p/>
        </draw:line>
        <draw:line draw:style-name="gr2" draw:text-style-name="P2" draw:layer="layout" svg:x1="12.084cm" svg:y1="3.714cm" svg:x2="12.03cm" svg:y2="3.714cm">
          <text:p/>
        </draw:line>
        <draw:line draw:style-name="gr2" draw:text-style-name="P2" draw:layer="layout" svg:x1="12.03cm" svg:y1="3.714cm" svg:x2="11.997cm" svg:y2="3.714cm">
          <text:p/>
        </draw:line>
        <draw:line draw:style-name="gr2" draw:text-style-name="P2" draw:layer="layout" svg:x1="11.997cm" svg:y1="3.714cm" svg:x2="11.986cm" svg:y2="3.714cm">
          <text:p/>
        </draw:line>
        <draw:line draw:style-name="gr2" draw:text-style-name="P2" draw:layer="layout" svg:x1="13.006cm" svg:y1="11.335cm" svg:x2="12.995cm" svg:y2="11.335cm">
          <text:p/>
        </draw:line>
        <draw:line draw:style-name="gr2" draw:text-style-name="P2" draw:layer="layout" svg:x1="12.995cm" svg:y1="11.335cm" svg:x2="12.962cm" svg:y2="11.335cm">
          <text:p/>
        </draw:line>
        <draw:line draw:style-name="gr2" draw:text-style-name="P2" draw:layer="layout" svg:x1="12.962cm" svg:y1="11.335cm" svg:x2="12.909cm" svg:y2="11.335cm">
          <text:p/>
        </draw:line>
        <draw:line draw:style-name="gr2" draw:text-style-name="P2" draw:layer="layout" svg:x1="12.909cm" svg:y1="11.335cm" svg:x2="12.837cm" svg:y2="11.335cm">
          <text:p/>
        </draw:line>
        <draw:line draw:style-name="gr2" draw:text-style-name="P2" draw:layer="layout" svg:x1="12.837cm" svg:y1="11.335cm" svg:x2="12.751cm" svg:y2="11.335cm">
          <text:p/>
        </draw:line>
        <draw:line draw:style-name="gr2" draw:text-style-name="P2" draw:layer="layout" svg:x1="12.751cm" svg:y1="11.335cm" svg:x2="12.654cm" svg:y2="11.335cm">
          <text:p/>
        </draw:line>
        <draw:line draw:style-name="gr2" draw:text-style-name="P2" draw:layer="layout" svg:x1="12.654cm" svg:y1="11.335cm" svg:x2="12.549cm" svg:y2="11.335cm">
          <text:p/>
        </draw:line>
        <draw:line draw:style-name="gr2" draw:text-style-name="P2" draw:layer="layout" svg:x1="12.549cm" svg:y1="11.335cm" svg:x2="12.443cm" svg:y2="11.335cm">
          <text:p/>
        </draw:line>
        <draw:line draw:style-name="gr2" draw:text-style-name="P2" draw:layer="layout" svg:x1="12.443cm" svg:y1="11.335cm" svg:x2="12.339cm" svg:y2="11.335cm">
          <text:p/>
        </draw:line>
        <draw:line draw:style-name="gr2" draw:text-style-name="P2" draw:layer="layout" svg:x1="12.339cm" svg:y1="11.335cm" svg:x2="12.241cm" svg:y2="11.335cm">
          <text:p/>
        </draw:line>
        <draw:line draw:style-name="gr2" draw:text-style-name="P2" draw:layer="layout" svg:x1="12.241cm" svg:y1="11.335cm" svg:x2="12.155cm" svg:y2="11.335cm">
          <text:p/>
        </draw:line>
        <draw:line draw:style-name="gr2" draw:text-style-name="P2" draw:layer="layout" svg:x1="12.155cm" svg:y1="11.335cm" svg:x2="12.084cm" svg:y2="11.335cm">
          <text:p/>
        </draw:line>
        <draw:line draw:style-name="gr2" draw:text-style-name="P2" draw:layer="layout" svg:x1="12.084cm" svg:y1="11.335cm" svg:x2="12.03cm" svg:y2="11.335cm">
          <text:p/>
        </draw:line>
        <draw:line draw:style-name="gr2" draw:text-style-name="P2" draw:layer="layout" svg:x1="12.03cm" svg:y1="11.335cm" svg:x2="11.997cm" svg:y2="11.335cm">
          <text:p/>
        </draw:line>
        <draw:line draw:style-name="gr2" draw:text-style-name="P2" draw:layer="layout" svg:x1="11.997cm" svg:y1="11.335cm" svg:x2="11.986cm" svg:y2="11.335cm">
          <text:p/>
        </draw:line>
        <draw:line draw:style-name="gr2" draw:text-style-name="P2" draw:layer="layout" svg:x1="11.78cm" svg:y1="3.174cm" svg:x2="11.834cm" svg:y2="3.174cm">
          <text:p/>
        </draw:line>
        <draw:line draw:style-name="gr2" draw:text-style-name="P2" draw:layer="layout" svg:x1="11.834cm" svg:y1="3.174cm" svg:x2="11.908cm" svg:y2="3.174cm">
          <text:p/>
        </draw:line>
        <draw:line draw:style-name="gr2" draw:text-style-name="P2" draw:layer="layout" svg:x1="11.78cm" svg:y1="3.024cm" svg:x2="11.834cm" svg:y2="3.024cm">
          <text:p/>
        </draw:line>
        <draw:line draw:style-name="gr2" draw:text-style-name="P2" draw:layer="layout" svg:x1="11.834cm" svg:y1="3.024cm" svg:x2="11.908cm" svg:y2="3.024cm">
          <text:p/>
        </draw:line>
        <draw:line draw:style-name="gr2" draw:text-style-name="P2" draw:layer="layout" svg:x1="11.908cm" svg:y1="12.115cm" svg:x2="11.908cm" svg:y2="12.103cm">
          <text:p/>
        </draw:line>
        <draw:line draw:style-name="gr2" draw:text-style-name="P2" draw:layer="layout" svg:x1="11.908cm" svg:y1="12.103cm" svg:x2="11.908cm" svg:y2="12.07cm">
          <text:p/>
        </draw:line>
        <draw:line draw:style-name="gr2" draw:text-style-name="P2" draw:layer="layout" svg:x1="11.908cm" svg:y1="12.07cm" svg:x2="11.908cm" svg:y2="12.025cm">
          <text:p/>
        </draw:line>
        <draw:line draw:style-name="gr2" draw:text-style-name="P2" draw:layer="layout" svg:x1="13.085cm" svg:y1="12.115cm" svg:x2="13.085cm" svg:y2="12.103cm">
          <text:p/>
        </draw:line>
        <draw:line draw:style-name="gr2" draw:text-style-name="P2" draw:layer="layout" svg:x1="13.085cm" svg:y1="12.103cm" svg:x2="13.085cm" svg:y2="12.07cm">
          <text:p/>
        </draw:line>
        <draw:line draw:style-name="gr2" draw:text-style-name="P2" draw:layer="layout" svg:x1="13.085cm" svg:y1="12.07cm" svg:x2="13.085cm" svg:y2="12.025cm">
          <text:p/>
        </draw:line>
        <draw:line draw:style-name="gr2" draw:text-style-name="P2" draw:layer="layout" svg:x1="11.78cm" svg:y1="3.024cm" svg:x2="11.79cm" svg:y2="2.979cm">
          <text:p/>
        </draw:line>
        <draw:line draw:style-name="gr2" draw:text-style-name="P2" draw:layer="layout" svg:x1="11.79cm" svg:y1="2.979cm" svg:x2="11.818cm" svg:y2="2.946cm">
          <text:p/>
        </draw:line>
        <draw:line draw:style-name="gr2" draw:text-style-name="P2" draw:layer="layout" svg:x1="11.818cm" svg:y1="2.946cm" svg:x2="11.856cm" svg:y2="2.934cm">
          <text:p/>
        </draw:line>
        <draw:line draw:style-name="gr2" draw:text-style-name="P2" draw:layer="layout" svg:x1="11.908cm" svg:y1="2.934cm" svg:x2="11.878cm" svg:y2="2.934cm">
          <text:p/>
        </draw:line>
        <draw:line draw:style-name="gr2" draw:text-style-name="P2" draw:layer="layout" svg:x1="11.878cm" svg:y1="2.934cm" svg:x2="11.856cm" svg:y2="2.934cm">
          <text:p/>
        </draw:line>
        <draw:line draw:style-name="gr2" draw:text-style-name="P2" draw:layer="layout" svg:x1="11.908cm" svg:y1="2.934cm" svg:x2="11.908cm" svg:y2="2.946cm">
          <text:p/>
        </draw:line>
        <draw:line draw:style-name="gr2" draw:text-style-name="P2" draw:layer="layout" svg:x1="11.908cm" svg:y1="2.946cm" svg:x2="11.908cm" svg:y2="2.979cm">
          <text:p/>
        </draw:line>
        <draw:line draw:style-name="gr2" draw:text-style-name="P2" draw:layer="layout" svg:x1="11.908cm" svg:y1="2.979cm" svg:x2="11.908cm" svg:y2="3.024cm">
          <text:p/>
        </draw:line>
        <draw:line draw:style-name="gr2" draw:text-style-name="P2" draw:layer="layout" svg:x1="13.085cm" svg:y1="2.934cm" svg:x2="13.085cm" svg:y2="2.946cm">
          <text:p/>
        </draw:line>
        <draw:line draw:style-name="gr2" draw:text-style-name="P2" draw:layer="layout" svg:x1="13.085cm" svg:y1="2.946cm" svg:x2="13.085cm" svg:y2="2.979cm">
          <text:p/>
        </draw:line>
        <draw:line draw:style-name="gr2" draw:text-style-name="P2" draw:layer="layout" svg:x1="13.085cm" svg:y1="2.979cm" svg:x2="13.085cm" svg:y2="3.024cm">
          <text:p/>
        </draw:line>
        <draw:line draw:style-name="gr2" draw:text-style-name="P2" draw:layer="layout" svg:x1="11.908cm" svg:y1="12.115cm" svg:x2="11.878cm" svg:y2="12.115cm">
          <text:p/>
        </draw:line>
        <draw:line draw:style-name="gr2" draw:text-style-name="P2" draw:layer="layout" svg:x1="11.878cm" svg:y1="12.115cm" svg:x2="11.856cm" svg:y2="12.115cm">
          <text:p/>
        </draw:line>
        <draw:line draw:style-name="gr2" draw:text-style-name="P2" draw:layer="layout" svg:x1="11.78cm" svg:y1="12.025cm" svg:x2="11.79cm" svg:y2="12.07cm">
          <text:p/>
        </draw:line>
        <draw:line draw:style-name="gr2" draw:text-style-name="P2" draw:layer="layout" svg:x1="11.79cm" svg:y1="12.07cm" svg:x2="11.818cm" svg:y2="12.103cm">
          <text:p/>
        </draw:line>
        <draw:line draw:style-name="gr2" draw:text-style-name="P2" draw:layer="layout" svg:x1="11.818cm" svg:y1="12.103cm" svg:x2="11.856cm" svg:y2="12.115cm">
          <text:p/>
        </draw:line>
        <draw:line draw:style-name="gr2" draw:text-style-name="P2" draw:layer="layout" svg:x1="11.78cm" svg:y1="12.025cm" svg:x2="11.834cm" svg:y2="12.025cm">
          <text:p/>
        </draw:line>
        <draw:line draw:style-name="gr2" draw:text-style-name="P2" draw:layer="layout" svg:x1="11.834cm" svg:y1="12.025cm" svg:x2="11.908cm" svg:y2="12.025cm">
          <text:p/>
        </draw:line>
        <draw:line draw:style-name="gr2" draw:text-style-name="P2" draw:layer="layout" svg:x1="11.78cm" svg:y1="11.875cm" svg:x2="11.834cm" svg:y2="11.875cm">
          <text:p/>
        </draw:line>
        <draw:line draw:style-name="gr2" draw:text-style-name="P2" draw:layer="layout" svg:x1="11.834cm" svg:y1="11.875cm" svg:x2="11.908cm" svg:y2="11.875cm">
          <text:p/>
        </draw:line>
        <draw:line draw:style-name="gr2" draw:text-style-name="P2" draw:layer="layout" svg:x1="12.783cm" svg:y1="11.875cm" svg:x2="12.764cm" svg:y2="11.865cm">
          <text:p/>
        </draw:line>
        <draw:line draw:style-name="gr2" draw:text-style-name="P2" draw:layer="layout" svg:x1="12.764cm" svg:y1="11.865cm" svg:x2="12.751cm" svg:y2="11.838cm">
          <text:p/>
        </draw:line>
        <draw:line draw:style-name="gr2" draw:text-style-name="P2" draw:layer="layout" svg:x1="12.751cm" svg:y1="11.838cm" svg:x2="12.746cm" svg:y2="11.8cm">
          <text:p/>
        </draw:line>
        <draw:line draw:style-name="gr2" draw:text-style-name="P2" draw:layer="layout" svg:x1="12.746cm" svg:y1="11.8cm" svg:x2="12.834cm" svg:y2="11.8cm">
          <text:p/>
        </draw:line>
        <draw:line draw:style-name="gr2" draw:text-style-name="P2" draw:layer="layout" svg:x1="12.834cm" svg:y1="11.8cm" svg:x2="12.907cm" svg:y2="11.8cm">
          <text:p/>
        </draw:line>
        <draw:line draw:style-name="gr2" draw:text-style-name="P2" draw:layer="layout" svg:x1="12.907cm" svg:y1="11.8cm" svg:x2="12.961cm" svg:y2="11.8cm">
          <text:p/>
        </draw:line>
        <draw:line draw:style-name="gr2" draw:text-style-name="P2" draw:layer="layout" svg:x1="12.961cm" svg:y1="11.8cm" svg:x2="12.995cm" svg:y2="11.8cm">
          <text:p/>
        </draw:line>
        <draw:line draw:style-name="gr2" draw:text-style-name="P2" draw:layer="layout" svg:x1="12.995cm" svg:y1="11.8cm" svg:x2="13.006cm" svg:y2="11.8cm">
          <text:p/>
        </draw:line>
        <draw:line draw:style-name="gr2" draw:text-style-name="P2" draw:layer="layout" svg:x1="11.986cm" svg:y1="11.8cm" svg:x2="11.998cm" svg:y2="11.8cm">
          <text:p/>
        </draw:line>
        <draw:line draw:style-name="gr2" draw:text-style-name="P2" draw:layer="layout" svg:x1="11.998cm" svg:y1="11.8cm" svg:x2="12.031cm" svg:y2="11.8cm">
          <text:p/>
        </draw:line>
        <draw:line draw:style-name="gr2" draw:text-style-name="P2" draw:layer="layout" svg:x1="12.031cm" svg:y1="11.8cm" svg:x2="12.086cm" svg:y2="11.8cm">
          <text:p/>
        </draw:line>
        <draw:line draw:style-name="gr2" draw:text-style-name="P2" draw:layer="layout" svg:x1="12.086cm" svg:y1="11.8cm" svg:x2="12.158cm" svg:y2="11.8cm">
          <text:p/>
        </draw:line>
        <draw:line draw:style-name="gr2" draw:text-style-name="P2" draw:layer="layout" svg:x1="12.158cm" svg:y1="11.8cm" svg:x2="12.246cm" svg:y2="11.8cm">
          <text:p/>
        </draw:line>
        <draw:line draw:style-name="gr2" draw:text-style-name="P2" draw:layer="layout" svg:x1="12.21cm" svg:y1="11.875cm" svg:x2="12.228cm" svg:y2="11.865cm">
          <text:p/>
        </draw:line>
        <draw:line draw:style-name="gr2" draw:text-style-name="P2" draw:layer="layout" svg:x1="12.228cm" svg:y1="11.865cm" svg:x2="12.241cm" svg:y2="11.838cm">
          <text:p/>
        </draw:line>
        <draw:line draw:style-name="gr2" draw:text-style-name="P2" draw:layer="layout" svg:x1="12.241cm" svg:y1="11.838cm" svg:x2="12.246cm" svg:y2="11.8cm">
          <text:p/>
        </draw:line>
        <draw:line draw:style-name="gr2" draw:text-style-name="P2" draw:layer="layout" svg:x1="12.21cm" svg:y1="3.174cm" svg:x2="12.228cm" svg:y2="3.184cm">
          <text:p/>
        </draw:line>
        <draw:line draw:style-name="gr2" draw:text-style-name="P2" draw:layer="layout" svg:x1="12.228cm" svg:y1="3.184cm" svg:x2="12.241cm" svg:y2="3.212cm">
          <text:p/>
        </draw:line>
        <draw:line draw:style-name="gr2" draw:text-style-name="P2" draw:layer="layout" svg:x1="12.241cm" svg:y1="3.212cm" svg:x2="12.246cm" svg:y2="3.249cm">
          <text:p/>
        </draw:line>
        <draw:line draw:style-name="gr2" draw:text-style-name="P2" draw:layer="layout" svg:x1="12.746cm" svg:y1="3.249cm" svg:x2="12.834cm" svg:y2="3.249cm">
          <text:p/>
        </draw:line>
        <draw:line draw:style-name="gr2" draw:text-style-name="P2" draw:layer="layout" svg:x1="12.834cm" svg:y1="3.249cm" svg:x2="12.907cm" svg:y2="3.249cm">
          <text:p/>
        </draw:line>
        <draw:line draw:style-name="gr2" draw:text-style-name="P2" draw:layer="layout" svg:x1="12.907cm" svg:y1="3.249cm" svg:x2="12.961cm" svg:y2="3.249cm">
          <text:p/>
        </draw:line>
        <draw:line draw:style-name="gr2" draw:text-style-name="P2" draw:layer="layout" svg:x1="12.961cm" svg:y1="3.249cm" svg:x2="12.995cm" svg:y2="3.249cm">
          <text:p/>
        </draw:line>
        <draw:line draw:style-name="gr2" draw:text-style-name="P2" draw:layer="layout" svg:x1="12.995cm" svg:y1="3.249cm" svg:x2="13.006cm" svg:y2="3.249cm">
          <text:p/>
        </draw:line>
        <draw:line draw:style-name="gr2" draw:text-style-name="P2" draw:layer="layout" svg:x1="11.986cm" svg:y1="3.249cm" svg:x2="11.998cm" svg:y2="3.249cm">
          <text:p/>
        </draw:line>
        <draw:line draw:style-name="gr2" draw:text-style-name="P2" draw:layer="layout" svg:x1="11.998cm" svg:y1="3.249cm" svg:x2="12.031cm" svg:y2="3.249cm">
          <text:p/>
        </draw:line>
        <draw:line draw:style-name="gr2" draw:text-style-name="P2" draw:layer="layout" svg:x1="12.031cm" svg:y1="3.249cm" svg:x2="12.086cm" svg:y2="3.249cm">
          <text:p/>
        </draw:line>
        <draw:line draw:style-name="gr2" draw:text-style-name="P2" draw:layer="layout" svg:x1="12.086cm" svg:y1="3.249cm" svg:x2="12.158cm" svg:y2="3.249cm">
          <text:p/>
        </draw:line>
        <draw:line draw:style-name="gr2" draw:text-style-name="P2" draw:layer="layout" svg:x1="12.158cm" svg:y1="3.249cm" svg:x2="12.246cm" svg:y2="3.249cm">
          <text:p/>
        </draw:line>
        <draw:line draw:style-name="gr2" draw:text-style-name="P2" draw:layer="layout" svg:x1="12.783cm" svg:y1="3.174cm" svg:x2="12.764cm" svg:y2="3.184cm">
          <text:p/>
        </draw:line>
        <draw:line draw:style-name="gr2" draw:text-style-name="P2" draw:layer="layout" svg:x1="12.764cm" svg:y1="3.184cm" svg:x2="12.751cm" svg:y2="3.212cm">
          <text:p/>
        </draw:line>
        <draw:line draw:style-name="gr2" draw:text-style-name="P2" draw:layer="layout" svg:x1="12.751cm" svg:y1="3.212cm" svg:x2="12.746cm" svg:y2="3.249cm">
          <text:p/>
        </draw:line>
        <draw:line draw:style-name="gr2" draw:text-style-name="P2" draw:layer="layout" svg:x1="13.136cm" svg:y1="12.115cm" svg:x2="13.114cm" svg:y2="12.115cm">
          <text:p/>
        </draw:line>
        <draw:line draw:style-name="gr2" draw:text-style-name="P2" draw:layer="layout" svg:x1="13.114cm" svg:y1="12.115cm" svg:x2="13.085cm" svg:y2="12.115cm">
          <text:p/>
        </draw:line>
        <draw:line draw:style-name="gr2" draw:text-style-name="P2" draw:layer="layout" svg:x1="13.085cm" svg:y1="12.025cm" svg:x2="13.158cm" svg:y2="12.025cm">
          <text:p/>
        </draw:line>
        <draw:line draw:style-name="gr2" draw:text-style-name="P2" draw:layer="layout" svg:x1="13.158cm" svg:y1="12.025cm" svg:x2="13.213cm" svg:y2="12.025cm">
          <text:p/>
        </draw:line>
        <draw:line draw:style-name="gr2" draw:text-style-name="P2" draw:layer="layout" svg:x1="13.213cm" svg:y1="12.025cm" svg:x2="13.202cm" svg:y2="12.07cm">
          <text:p/>
        </draw:line>
        <draw:line draw:style-name="gr2" draw:text-style-name="P2" draw:layer="layout" svg:x1="13.202cm" svg:y1="12.07cm" svg:x2="13.174cm" svg:y2="12.103cm">
          <text:p/>
        </draw:line>
        <draw:line draw:style-name="gr2" draw:text-style-name="P2" draw:layer="layout" svg:x1="13.174cm" svg:y1="12.103cm" svg:x2="13.136cm" svg:y2="12.115cm">
          <text:p/>
        </draw:line>
        <draw:line draw:style-name="gr2" draw:text-style-name="P2" draw:layer="layout" svg:x1="13.085cm" svg:y1="3.024cm" svg:x2="13.158cm" svg:y2="3.024cm">
          <text:p/>
        </draw:line>
        <draw:line draw:style-name="gr2" draw:text-style-name="P2" draw:layer="layout" svg:x1="13.158cm" svg:y1="3.024cm" svg:x2="13.213cm" svg:y2="3.024cm">
          <text:p/>
        </draw:line>
        <draw:line draw:style-name="gr2" draw:text-style-name="P2" draw:layer="layout" svg:x1="13.136cm" svg:y1="2.934cm" svg:x2="13.114cm" svg:y2="2.934cm">
          <text:p/>
        </draw:line>
        <draw:line draw:style-name="gr2" draw:text-style-name="P2" draw:layer="layout" svg:x1="13.114cm" svg:y1="2.934cm" svg:x2="13.085cm" svg:y2="2.934cm">
          <text:p/>
        </draw:line>
        <draw:line draw:style-name="gr2" draw:text-style-name="P2" draw:layer="layout" svg:x1="13.213cm" svg:y1="3.024cm" svg:x2="13.202cm" svg:y2="2.979cm">
          <text:p/>
        </draw:line>
        <draw:line draw:style-name="gr2" draw:text-style-name="P2" draw:layer="layout" svg:x1="13.202cm" svg:y1="2.979cm" svg:x2="13.174cm" svg:y2="2.946cm">
          <text:p/>
        </draw:line>
        <draw:line draw:style-name="gr2" draw:text-style-name="P2" draw:layer="layout" svg:x1="13.174cm" svg:y1="2.946cm" svg:x2="13.136cm" svg:y2="2.934cm">
          <text:p/>
        </draw:line>
        <draw:line draw:style-name="gr2" draw:text-style-name="P2" draw:layer="layout" svg:x1="13.085cm" svg:y1="3.174cm" svg:x2="13.158cm" svg:y2="3.174cm">
          <text:p/>
        </draw:line>
        <draw:line draw:style-name="gr2" draw:text-style-name="P2" draw:layer="layout" svg:x1="13.158cm" svg:y1="3.174cm" svg:x2="13.213cm" svg:y2="3.174cm">
          <text:p/>
        </draw:line>
        <draw:line draw:style-name="gr2" draw:text-style-name="P2" draw:layer="layout" svg:x1="13.085cm" svg:y1="11.875cm" svg:x2="13.158cm" svg:y2="11.875cm">
          <text:p/>
        </draw:line>
        <draw:line draw:style-name="gr2" draw:text-style-name="P2" draw:layer="layout" svg:x1="13.158cm" svg:y1="11.875cm" svg:x2="13.213cm" svg:y2="11.875cm">
          <text:p/>
        </draw:line>
        <draw:line draw:style-name="gr2" draw:text-style-name="P2" draw:layer="layout" svg:x1="13.213cm" svg:y1="12.025cm" svg:x2="13.281cm" svg:y2="12.025cm">
          <text:p/>
        </draw:line>
        <draw:line draw:style-name="gr2" draw:text-style-name="P2" draw:layer="layout" svg:x1="13.281cm" svg:y1="12.025cm" svg:x2="13.322cm" svg:y2="12.025cm">
          <text:p/>
        </draw:line>
        <draw:line draw:style-name="gr2" draw:text-style-name="P2" draw:layer="layout" svg:x1="13.322cm" svg:y1="12.025cm" svg:x2="13.336cm" svg:y2="12.025cm">
          <text:p/>
        </draw:line>
        <draw:line draw:style-name="gr2" draw:text-style-name="P2" draw:layer="layout" svg:x1="11.656cm" svg:y1="12.025cm" svg:x2="11.67cm" svg:y2="12.025cm">
          <text:p/>
        </draw:line>
        <draw:line draw:style-name="gr2" draw:text-style-name="P2" draw:layer="layout" svg:x1="11.67cm" svg:y1="12.025cm" svg:x2="11.712cm" svg:y2="12.025cm">
          <text:p/>
        </draw:line>
        <draw:line draw:style-name="gr2" draw:text-style-name="P2" draw:layer="layout" svg:x1="11.712cm" svg:y1="12.025cm" svg:x2="11.78cm" svg:y2="12.025cm">
          <text:p/>
        </draw:line>
        <draw:line draw:style-name="gr2" draw:text-style-name="P2" draw:layer="layout" svg:x1="11.856cm" svg:y1="12.115cm" svg:x2="11.796cm" svg:y2="12.115cm">
          <text:p/>
        </draw:line>
        <draw:line draw:style-name="gr2" draw:text-style-name="P2" draw:layer="layout" svg:x1="11.796cm" svg:y1="12.115cm" svg:x2="11.759cm" svg:y2="12.115cm">
          <text:p/>
        </draw:line>
        <draw:line draw:style-name="gr2" draw:text-style-name="P2" draw:layer="layout" svg:x1="11.759cm" svg:y1="12.115cm" svg:x2="11.746cm" svg:y2="12.115cm">
          <text:p/>
        </draw:line>
        <draw:line draw:style-name="gr2" draw:text-style-name="P2" draw:layer="layout" svg:x1="13.246cm" svg:y1="12.115cm" svg:x2="13.234cm" svg:y2="12.115cm">
          <text:p/>
        </draw:line>
        <draw:line draw:style-name="gr2" draw:text-style-name="P2" draw:layer="layout" svg:x1="13.234cm" svg:y1="12.115cm" svg:x2="13.197cm" svg:y2="12.115cm">
          <text:p/>
        </draw:line>
        <draw:line draw:style-name="gr2" draw:text-style-name="P2" draw:layer="layout" svg:x1="13.197cm" svg:y1="12.115cm" svg:x2="13.136cm" svg:y2="12.115cm">
          <text:p/>
        </draw:line>
        <draw:line draw:style-name="gr2" draw:text-style-name="P2" draw:layer="layout" svg:x1="11.856cm" svg:y1="2.934cm" svg:x2="11.796cm" svg:y2="2.934cm">
          <text:p/>
        </draw:line>
        <draw:line draw:style-name="gr2" draw:text-style-name="P2" draw:layer="layout" svg:x1="11.796cm" svg:y1="2.934cm" svg:x2="11.759cm" svg:y2="2.934cm">
          <text:p/>
        </draw:line>
        <draw:line draw:style-name="gr2" draw:text-style-name="P2" draw:layer="layout" svg:x1="11.759cm" svg:y1="2.934cm" svg:x2="11.746cm" svg:y2="2.934cm">
          <text:p/>
        </draw:line>
        <draw:line draw:style-name="gr2" draw:text-style-name="P2" draw:layer="layout" svg:x1="13.246cm" svg:y1="2.934cm" svg:x2="13.234cm" svg:y2="2.934cm">
          <text:p/>
        </draw:line>
        <draw:line draw:style-name="gr2" draw:text-style-name="P2" draw:layer="layout" svg:x1="13.234cm" svg:y1="2.934cm" svg:x2="13.197cm" svg:y2="2.934cm">
          <text:p/>
        </draw:line>
        <draw:line draw:style-name="gr2" draw:text-style-name="P2" draw:layer="layout" svg:x1="13.197cm" svg:y1="2.934cm" svg:x2="13.136cm" svg:y2="2.934cm">
          <text:p/>
        </draw:line>
        <draw:line draw:style-name="gr2" draw:text-style-name="P2" draw:layer="layout" svg:x1="13.213cm" svg:y1="3.024cm" svg:x2="13.281cm" svg:y2="3.024cm">
          <text:p/>
        </draw:line>
        <draw:line draw:style-name="gr2" draw:text-style-name="P2" draw:layer="layout" svg:x1="13.281cm" svg:y1="3.024cm" svg:x2="13.322cm" svg:y2="3.024cm">
          <text:p/>
        </draw:line>
        <draw:line draw:style-name="gr2" draw:text-style-name="P2" draw:layer="layout" svg:x1="13.322cm" svg:y1="3.024cm" svg:x2="13.336cm" svg:y2="3.024cm">
          <text:p/>
        </draw:line>
        <draw:line draw:style-name="gr2" draw:text-style-name="P2" draw:layer="layout" svg:x1="11.656cm" svg:y1="3.024cm" svg:x2="11.67cm" svg:y2="3.024cm">
          <text:p/>
        </draw:line>
        <draw:line draw:style-name="gr2" draw:text-style-name="P2" draw:layer="layout" svg:x1="11.67cm" svg:y1="3.024cm" svg:x2="11.712cm" svg:y2="3.024cm">
          <text:p/>
        </draw:line>
        <draw:line draw:style-name="gr2" draw:text-style-name="P2" draw:layer="layout" svg:x1="11.712cm" svg:y1="3.024cm" svg:x2="11.78cm" svg:y2="3.024cm">
          <text:p/>
        </draw:line>
        <draw:line draw:style-name="gr2" draw:text-style-name="P2" draw:layer="layout" svg:x1="13.213cm" svg:y1="3.174cm" svg:x2="13.281cm" svg:y2="3.174cm">
          <text:p/>
        </draw:line>
        <draw:line draw:style-name="gr2" draw:text-style-name="P2" draw:layer="layout" svg:x1="13.281cm" svg:y1="3.174cm" svg:x2="13.322cm" svg:y2="3.174cm">
          <text:p/>
        </draw:line>
        <draw:line draw:style-name="gr2" draw:text-style-name="P2" draw:layer="layout" svg:x1="13.322cm" svg:y1="3.174cm" svg:x2="13.336cm" svg:y2="3.174cm">
          <text:p/>
        </draw:line>
        <draw:line draw:style-name="gr2" draw:text-style-name="P2" draw:layer="layout" svg:x1="11.656cm" svg:y1="3.174cm" svg:x2="11.67cm" svg:y2="3.174cm">
          <text:p/>
        </draw:line>
        <draw:line draw:style-name="gr2" draw:text-style-name="P2" draw:layer="layout" svg:x1="11.67cm" svg:y1="3.174cm" svg:x2="11.712cm" svg:y2="3.174cm">
          <text:p/>
        </draw:line>
        <draw:line draw:style-name="gr2" draw:text-style-name="P2" draw:layer="layout" svg:x1="11.712cm" svg:y1="3.174cm" svg:x2="11.78cm" svg:y2="3.174cm">
          <text:p/>
        </draw:line>
        <draw:line draw:style-name="gr2" draw:text-style-name="P2" draw:layer="layout" svg:x1="13.213cm" svg:y1="11.875cm" svg:x2="13.281cm" svg:y2="11.875cm">
          <text:p/>
        </draw:line>
        <draw:line draw:style-name="gr2" draw:text-style-name="P2" draw:layer="layout" svg:x1="13.281cm" svg:y1="11.875cm" svg:x2="13.322cm" svg:y2="11.875cm">
          <text:p/>
        </draw:line>
        <draw:line draw:style-name="gr2" draw:text-style-name="P2" draw:layer="layout" svg:x1="13.322cm" svg:y1="11.875cm" svg:x2="13.336cm" svg:y2="11.875cm">
          <text:p/>
        </draw:line>
        <draw:line draw:style-name="gr2" draw:text-style-name="P2" draw:layer="layout" svg:x1="11.656cm" svg:y1="11.875cm" svg:x2="11.67cm" svg:y2="11.875cm">
          <text:p/>
        </draw:line>
        <draw:line draw:style-name="gr2" draw:text-style-name="P2" draw:layer="layout" svg:x1="11.67cm" svg:y1="11.875cm" svg:x2="11.712cm" svg:y2="11.875cm">
          <text:p/>
        </draw:line>
        <draw:line draw:style-name="gr2" draw:text-style-name="P2" draw:layer="layout" svg:x1="11.712cm" svg:y1="11.875cm" svg:x2="11.78cm" svg:y2="11.875cm">
          <text:p/>
        </draw:line>
        <draw:line draw:style-name="gr2" draw:text-style-name="P2" draw:layer="layout" svg:x1="7.846cm" svg:y1="6.562cm" svg:x2="7.846cm" svg:y2="6.505cm">
          <text:p/>
        </draw:line>
        <draw:line draw:style-name="gr2" draw:text-style-name="P2" draw:layer="layout" svg:x1="7.846cm" svg:y1="6.505cm" svg:x2="7.846cm" svg:y2="6.457cm">
          <text:p/>
        </draw:line>
        <draw:line draw:style-name="gr2" draw:text-style-name="P2" draw:layer="layout" svg:x1="7.846cm" svg:y1="6.457cm" svg:x2="7.846cm" svg:y2="6.424cm">
          <text:p/>
        </draw:line>
        <draw:line draw:style-name="gr2" draw:text-style-name="P2" draw:layer="layout" svg:x1="7.846cm" svg:y1="6.424cm" svg:x2="7.846cm" svg:y2="6.412cm">
          <text:p/>
        </draw:line>
        <draw:line draw:style-name="gr2" draw:text-style-name="P2" draw:layer="layout" svg:x1="10.096cm" svg:y1="6.562cm" svg:x2="10.096cm" svg:y2="6.505cm">
          <text:p/>
        </draw:line>
        <draw:line draw:style-name="gr2" draw:text-style-name="P2" draw:layer="layout" svg:x1="10.096cm" svg:y1="6.505cm" svg:x2="10.096cm" svg:y2="6.457cm">
          <text:p/>
        </draw:line>
        <draw:line draw:style-name="gr2" draw:text-style-name="P2" draw:layer="layout" svg:x1="10.096cm" svg:y1="6.457cm" svg:x2="10.096cm" svg:y2="6.424cm">
          <text:p/>
        </draw:line>
        <draw:line draw:style-name="gr2" draw:text-style-name="P2" draw:layer="layout" svg:x1="10.096cm" svg:y1="6.424cm" svg:x2="10.096cm" svg:y2="6.412cm">
          <text:p/>
        </draw:line>
        <draw:line draw:style-name="gr2" draw:text-style-name="P2" draw:layer="layout" svg:x1="7.846cm" svg:y1="9.052cm" svg:x2="7.846cm" svg:y2="8.995cm">
          <text:p/>
        </draw:line>
        <draw:line draw:style-name="gr2" draw:text-style-name="P2" draw:layer="layout" svg:x1="7.846cm" svg:y1="8.995cm" svg:x2="7.846cm" svg:y2="8.947cm">
          <text:p/>
        </draw:line>
        <draw:line draw:style-name="gr2" draw:text-style-name="P2" draw:layer="layout" svg:x1="7.846cm" svg:y1="8.947cm" svg:x2="7.846cm" svg:y2="8.914cm">
          <text:p/>
        </draw:line>
        <draw:line draw:style-name="gr2" draw:text-style-name="P2" draw:layer="layout" svg:x1="7.846cm" svg:y1="8.914cm" svg:x2="7.846cm" svg:y2="8.902cm">
          <text:p/>
        </draw:line>
        <draw:line draw:style-name="gr2" draw:text-style-name="P2" draw:layer="layout" svg:x1="10.096cm" svg:y1="9.052cm" svg:x2="10.096cm" svg:y2="8.995cm">
          <text:p/>
        </draw:line>
        <draw:line draw:style-name="gr2" draw:text-style-name="P2" draw:layer="layout" svg:x1="10.096cm" svg:y1="8.995cm" svg:x2="10.096cm" svg:y2="8.947cm">
          <text:p/>
        </draw:line>
        <draw:line draw:style-name="gr2" draw:text-style-name="P2" draw:layer="layout" svg:x1="10.096cm" svg:y1="8.947cm" svg:x2="10.096cm" svg:y2="8.914cm">
          <text:p/>
        </draw:line>
        <draw:line draw:style-name="gr2" draw:text-style-name="P2" draw:layer="layout" svg:x1="10.096cm" svg:y1="8.914cm" svg:x2="10.096cm" svg:y2="8.902cm">
          <text:p/>
        </draw:line>
        <draw:line draw:style-name="gr2" draw:text-style-name="P2" draw:layer="layout" svg:x1="10.096cm" svg:y1="8.638cm" svg:x2="10.096cm" svg:y2="8.626cm">
          <text:p/>
        </draw:line>
        <draw:line draw:style-name="gr2" draw:text-style-name="P2" draw:layer="layout" svg:x1="10.096cm" svg:y1="8.626cm" svg:x2="10.096cm" svg:y2="8.593cm">
          <text:p/>
        </draw:line>
        <draw:line draw:style-name="gr2" draw:text-style-name="P2" draw:layer="layout" svg:x1="10.096cm" svg:y1="8.593cm" svg:x2="10.096cm" svg:y2="8.545cm">
          <text:p/>
        </draw:line>
        <draw:line draw:style-name="gr2" draw:text-style-name="P2" draw:layer="layout" svg:x1="10.096cm" svg:y1="8.545cm" svg:x2="10.096cm" svg:y2="8.488cm">
          <text:p/>
        </draw:line>
        <draw:line draw:style-name="gr2" draw:text-style-name="P2" draw:layer="layout" svg:x1="7.846cm" svg:y1="6.148cm" svg:x2="7.846cm" svg:y2="6.136cm">
          <text:p/>
        </draw:line>
        <draw:line draw:style-name="gr2" draw:text-style-name="P2" draw:layer="layout" svg:x1="7.846cm" svg:y1="6.136cm" svg:x2="7.846cm" svg:y2="6.103cm">
          <text:p/>
        </draw:line>
        <draw:line draw:style-name="gr2" draw:text-style-name="P2" draw:layer="layout" svg:x1="7.846cm" svg:y1="6.103cm" svg:x2="7.846cm" svg:y2="6.055cm">
          <text:p/>
        </draw:line>
        <draw:line draw:style-name="gr2" draw:text-style-name="P2" draw:layer="layout" svg:x1="7.846cm" svg:y1="6.055cm" svg:x2="7.846cm" svg:y2="5.998cm">
          <text:p/>
        </draw:line>
        <draw:line draw:style-name="gr2" draw:text-style-name="P2" draw:layer="layout" svg:x1="10.096cm" svg:y1="6.148cm" svg:x2="10.096cm" svg:y2="6.136cm">
          <text:p/>
        </draw:line>
        <draw:line draw:style-name="gr2" draw:text-style-name="P2" draw:layer="layout" svg:x1="10.096cm" svg:y1="6.136cm" svg:x2="10.096cm" svg:y2="6.103cm">
          <text:p/>
        </draw:line>
        <draw:line draw:style-name="gr2" draw:text-style-name="P2" draw:layer="layout" svg:x1="10.096cm" svg:y1="6.103cm" svg:x2="10.096cm" svg:y2="6.055cm">
          <text:p/>
        </draw:line>
        <draw:line draw:style-name="gr2" draw:text-style-name="P2" draw:layer="layout" svg:x1="10.096cm" svg:y1="6.055cm" svg:x2="10.096cm" svg:y2="5.998cm">
          <text:p/>
        </draw:line>
        <draw:line draw:style-name="gr2" draw:text-style-name="P2" draw:layer="layout" svg:x1="12.736cm" svg:y1="6.148cm" svg:x2="12.736cm" svg:y2="6.136cm">
          <text:p/>
        </draw:line>
        <draw:line draw:style-name="gr2" draw:text-style-name="P2" draw:layer="layout" svg:x1="12.736cm" svg:y1="6.136cm" svg:x2="12.736cm" svg:y2="6.103cm">
          <text:p/>
        </draw:line>
        <draw:line draw:style-name="gr2" draw:text-style-name="P2" draw:layer="layout" svg:x1="12.736cm" svg:y1="6.103cm" svg:x2="12.736cm" svg:y2="6.055cm">
          <text:p/>
        </draw:line>
        <draw:line draw:style-name="gr2" draw:text-style-name="P2" draw:layer="layout" svg:x1="12.736cm" svg:y1="6.055cm" svg:x2="12.736cm" svg:y2="5.998cm">
          <text:p/>
        </draw:line>
        <draw:line draw:style-name="gr2" draw:text-style-name="P2" draw:layer="layout" svg:x1="14.986cm" svg:y1="6.148cm" svg:x2="14.986cm" svg:y2="6.136cm">
          <text:p/>
        </draw:line>
        <draw:line draw:style-name="gr2" draw:text-style-name="P2" draw:layer="layout" svg:x1="14.986cm" svg:y1="6.136cm" svg:x2="14.986cm" svg:y2="6.103cm">
          <text:p/>
        </draw:line>
        <draw:line draw:style-name="gr2" draw:text-style-name="P2" draw:layer="layout" svg:x1="14.986cm" svg:y1="6.103cm" svg:x2="14.986cm" svg:y2="6.055cm">
          <text:p/>
        </draw:line>
        <draw:line draw:style-name="gr2" draw:text-style-name="P2" draw:layer="layout" svg:x1="14.986cm" svg:y1="6.055cm" svg:x2="14.986cm" svg:y2="5.998cm">
          <text:p/>
        </draw:line>
        <draw:line draw:style-name="gr2" draw:text-style-name="P2" draw:layer="layout" svg:x1="7.846cm" svg:y1="8.638cm" svg:x2="7.846cm" svg:y2="8.626cm">
          <text:p/>
        </draw:line>
        <draw:line draw:style-name="gr2" draw:text-style-name="P2" draw:layer="layout" svg:x1="7.846cm" svg:y1="8.626cm" svg:x2="7.846cm" svg:y2="8.593cm">
          <text:p/>
        </draw:line>
        <draw:line draw:style-name="gr2" draw:text-style-name="P2" draw:layer="layout" svg:x1="7.846cm" svg:y1="8.593cm" svg:x2="7.846cm" svg:y2="8.545cm">
          <text:p/>
        </draw:line>
        <draw:line draw:style-name="gr2" draw:text-style-name="P2" draw:layer="layout" svg:x1="7.846cm" svg:y1="8.545cm" svg:x2="7.846cm" svg:y2="8.488cm">
          <text:p/>
        </draw:line>
        <draw:line draw:style-name="gr2" draw:text-style-name="P2" draw:layer="layout" svg:x1="12.736cm" svg:y1="6.562cm" svg:x2="12.736cm" svg:y2="6.505cm">
          <text:p/>
        </draw:line>
        <draw:line draw:style-name="gr2" draw:text-style-name="P2" draw:layer="layout" svg:x1="12.736cm" svg:y1="6.505cm" svg:x2="12.736cm" svg:y2="6.457cm">
          <text:p/>
        </draw:line>
        <draw:line draw:style-name="gr2" draw:text-style-name="P2" draw:layer="layout" svg:x1="12.736cm" svg:y1="6.457cm" svg:x2="12.736cm" svg:y2="6.424cm">
          <text:p/>
        </draw:line>
        <draw:line draw:style-name="gr2" draw:text-style-name="P2" draw:layer="layout" svg:x1="12.736cm" svg:y1="6.424cm" svg:x2="12.736cm" svg:y2="6.412cm">
          <text:p/>
        </draw:line>
        <draw:line draw:style-name="gr2" draw:text-style-name="P2" draw:layer="layout" svg:x1="14.986cm" svg:y1="6.562cm" svg:x2="14.986cm" svg:y2="6.505cm">
          <text:p/>
        </draw:line>
        <draw:line draw:style-name="gr2" draw:text-style-name="P2" draw:layer="layout" svg:x1="14.986cm" svg:y1="6.505cm" svg:x2="14.986cm" svg:y2="6.457cm">
          <text:p/>
        </draw:line>
        <draw:line draw:style-name="gr2" draw:text-style-name="P2" draw:layer="layout" svg:x1="14.986cm" svg:y1="6.457cm" svg:x2="14.986cm" svg:y2="6.424cm">
          <text:p/>
        </draw:line>
        <draw:line draw:style-name="gr2" draw:text-style-name="P2" draw:layer="layout" svg:x1="14.986cm" svg:y1="6.424cm" svg:x2="14.986cm" svg:y2="6.412cm">
          <text:p/>
        </draw:line>
        <draw:line draw:style-name="gr2" draw:text-style-name="P2" draw:layer="layout" svg:x1="14.986cm" svg:y1="8.638cm" svg:x2="14.986cm" svg:y2="8.626cm">
          <text:p/>
        </draw:line>
        <draw:line draw:style-name="gr2" draw:text-style-name="P2" draw:layer="layout" svg:x1="14.986cm" svg:y1="8.626cm" svg:x2="14.986cm" svg:y2="8.593cm">
          <text:p/>
        </draw:line>
        <draw:line draw:style-name="gr2" draw:text-style-name="P2" draw:layer="layout" svg:x1="14.986cm" svg:y1="8.593cm" svg:x2="14.986cm" svg:y2="8.545cm">
          <text:p/>
        </draw:line>
        <draw:line draw:style-name="gr2" draw:text-style-name="P2" draw:layer="layout" svg:x1="14.986cm" svg:y1="8.545cm" svg:x2="14.986cm" svg:y2="8.488cm">
          <text:p/>
        </draw:line>
        <draw:line draw:style-name="gr2" draw:text-style-name="P2" draw:layer="layout" svg:x1="14.986cm" svg:y1="9.052cm" svg:x2="14.986cm" svg:y2="8.995cm">
          <text:p/>
        </draw:line>
        <draw:line draw:style-name="gr2" draw:text-style-name="P2" draw:layer="layout" svg:x1="14.986cm" svg:y1="8.995cm" svg:x2="14.986cm" svg:y2="8.947cm">
          <text:p/>
        </draw:line>
        <draw:line draw:style-name="gr2" draw:text-style-name="P2" draw:layer="layout" svg:x1="14.986cm" svg:y1="8.947cm" svg:x2="14.986cm" svg:y2="8.914cm">
          <text:p/>
        </draw:line>
        <draw:line draw:style-name="gr2" draw:text-style-name="P2" draw:layer="layout" svg:x1="14.986cm" svg:y1="8.914cm" svg:x2="14.986cm" svg:y2="8.902cm">
          <text:p/>
        </draw:line>
        <draw:line draw:style-name="gr2" draw:text-style-name="P2" draw:layer="layout" svg:x1="12.736cm" svg:y1="9.052cm" svg:x2="12.736cm" svg:y2="8.995cm">
          <text:p/>
        </draw:line>
        <draw:line draw:style-name="gr2" draw:text-style-name="P2" draw:layer="layout" svg:x1="12.736cm" svg:y1="8.995cm" svg:x2="12.736cm" svg:y2="8.947cm">
          <text:p/>
        </draw:line>
        <draw:line draw:style-name="gr2" draw:text-style-name="P2" draw:layer="layout" svg:x1="12.736cm" svg:y1="8.947cm" svg:x2="12.736cm" svg:y2="8.914cm">
          <text:p/>
        </draw:line>
        <draw:line draw:style-name="gr2" draw:text-style-name="P2" draw:layer="layout" svg:x1="12.736cm" svg:y1="8.914cm" svg:x2="12.736cm" svg:y2="8.902cm">
          <text:p/>
        </draw:line>
        <draw:line draw:style-name="gr2" draw:text-style-name="P2" draw:layer="layout" svg:x1="12.736cm" svg:y1="8.638cm" svg:x2="12.736cm" svg:y2="8.626cm">
          <text:p/>
        </draw:line>
        <draw:line draw:style-name="gr2" draw:text-style-name="P2" draw:layer="layout" svg:x1="12.736cm" svg:y1="8.626cm" svg:x2="12.736cm" svg:y2="8.593cm">
          <text:p/>
        </draw:line>
        <draw:line draw:style-name="gr2" draw:text-style-name="P2" draw:layer="layout" svg:x1="12.736cm" svg:y1="8.593cm" svg:x2="12.736cm" svg:y2="8.545cm">
          <text:p/>
        </draw:line>
        <draw:line draw:style-name="gr2" draw:text-style-name="P2" draw:layer="layout" svg:x1="12.736cm" svg:y1="8.545cm" svg:x2="12.736cm" svg:y2="8.488cm">
          <text:p/>
        </draw:line>
        <draw:line draw:style-name="gr2" draw:text-style-name="P2" draw:layer="layout" svg:x1="8.782cm" svg:y1="6.925cm" svg:x2="8.765cm" svg:y2="6.927cm">
          <text:p/>
        </draw:line>
        <draw:line draw:style-name="gr2" draw:text-style-name="P2" draw:layer="layout" svg:x1="8.765cm" svg:y1="6.927cm" svg:x2="8.754cm" svg:y2="6.932cm">
          <text:p/>
        </draw:line>
        <draw:line draw:style-name="gr2" draw:text-style-name="P2" draw:layer="layout" svg:x1="8.754cm" svg:y1="6.858cm" svg:x2="8.765cm" svg:y2="6.863cm">
          <text:p/>
        </draw:line>
        <draw:line draw:style-name="gr2" draw:text-style-name="P2" draw:layer="layout" svg:x1="8.765cm" svg:y1="6.863cm" svg:x2="8.782cm" svg:y2="6.865cm">
          <text:p/>
        </draw:line>
        <draw:line draw:style-name="gr2" draw:text-style-name="P2" draw:layer="layout" svg:x1="12.636cm" svg:y1="6.8cm" svg:x2="12.634cm" svg:y2="6.799cm">
          <text:p/>
        </draw:line>
        <draw:line draw:style-name="gr2" draw:text-style-name="P2" draw:layer="layout" svg:x1="12.55cm" svg:y1="6.865cm" svg:x2="12.567cm" svg:y2="6.863cm">
          <text:p/>
        </draw:line>
        <draw:line draw:style-name="gr2" draw:text-style-name="P2" draw:layer="layout" svg:x1="12.567cm" svg:y1="6.863cm" svg:x2="12.578cm" svg:y2="6.858cm">
          <text:p/>
        </draw:line>
        <draw:line draw:style-name="gr2" draw:text-style-name="P2" draw:layer="layout" svg:x1="12.504cm" svg:y1="6.858cm" svg:x2="12.515cm" svg:y2="6.863cm">
          <text:p/>
        </draw:line>
        <draw:line draw:style-name="gr2" draw:text-style-name="P2" draw:layer="layout" svg:x1="12.515cm" svg:y1="6.863cm" svg:x2="12.532cm" svg:y2="6.865cm">
          <text:p/>
        </draw:line>
        <draw:line draw:style-name="gr2" draw:text-style-name="P2" draw:layer="layout" svg:x1="12.448cm" svg:y1="6.799cm" svg:x2="12.446cm" svg:y2="6.8cm">
          <text:p/>
        </draw:line>
        <draw:line draw:style-name="gr2" draw:text-style-name="P2" draw:layer="layout" svg:x1="9.532cm" svg:y1="6.925cm" svg:x2="9.515cm" svg:y2="6.927cm">
          <text:p/>
        </draw:line>
        <draw:line draw:style-name="gr2" draw:text-style-name="P2" draw:layer="layout" svg:x1="9.515cm" svg:y1="6.927cm" svg:x2="9.504cm" svg:y2="6.932cm">
          <text:p/>
        </draw:line>
        <draw:line draw:style-name="gr2" draw:text-style-name="P2" draw:layer="layout" svg:x1="9.578cm" svg:y1="6.932cm" svg:x2="9.567cm" svg:y2="6.927cm">
          <text:p/>
        </draw:line>
        <draw:line draw:style-name="gr2" draw:text-style-name="P2" draw:layer="layout" svg:x1="9.567cm" svg:y1="6.927cm" svg:x2="9.55cm" svg:y2="6.925cm">
          <text:p/>
        </draw:line>
        <draw:line draw:style-name="gr2" draw:text-style-name="P2" draw:layer="layout" svg:x1="9.634cm" svg:y1="6.991cm" svg:x2="9.636cm" svg:y2="6.99cm">
          <text:p/>
        </draw:line>
        <draw:line draw:style-name="gr2" draw:text-style-name="P2" draw:layer="layout" svg:x1="9.446cm" svg:y1="6.99cm" svg:x2="9.448cm" svg:y2="6.991cm">
          <text:p/>
        </draw:line>
        <draw:line draw:style-name="gr2" draw:text-style-name="P2" draw:layer="layout" svg:x1="11.032cm" svg:y1="6.925cm" svg:x2="11.015cm" svg:y2="6.927cm">
          <text:p/>
        </draw:line>
        <draw:line draw:style-name="gr2" draw:text-style-name="P2" draw:layer="layout" svg:x1="11.015cm" svg:y1="6.927cm" svg:x2="11.004cm" svg:y2="6.932cm">
          <text:p/>
        </draw:line>
        <draw:line draw:style-name="gr2" draw:text-style-name="P2" draw:layer="layout" svg:x1="11.004cm" svg:y1="6.858cm" svg:x2="11.015cm" svg:y2="6.863cm">
          <text:p/>
        </draw:line>
        <draw:line draw:style-name="gr2" draw:text-style-name="P2" draw:layer="layout" svg:x1="11.015cm" svg:y1="6.863cm" svg:x2="11.032cm" svg:y2="6.865cm">
          <text:p/>
        </draw:line>
        <draw:line draw:style-name="gr2" draw:text-style-name="P2" draw:layer="layout" svg:x1="11.05cm" svg:y1="6.865cm" svg:x2="11.067cm" svg:y2="6.863cm">
          <text:p/>
        </draw:line>
        <draw:line draw:style-name="gr2" draw:text-style-name="P2" draw:layer="layout" svg:x1="11.067cm" svg:y1="6.863cm" svg:x2="11.078cm" svg:y2="6.858cm">
          <text:p/>
        </draw:line>
        <draw:line draw:style-name="gr2" draw:text-style-name="P2" draw:layer="layout" svg:x1="11.078cm" svg:y1="6.932cm" svg:x2="11.067cm" svg:y2="6.927cm">
          <text:p/>
        </draw:line>
        <draw:line draw:style-name="gr2" draw:text-style-name="P2" draw:layer="layout" svg:x1="11.067cm" svg:y1="6.927cm" svg:x2="11.05cm" svg:y2="6.925cm">
          <text:p/>
        </draw:line>
        <draw:line draw:style-name="gr2" draw:text-style-name="P2" draw:layer="layout" svg:x1="12.532cm" svg:y1="6.925cm" svg:x2="12.515cm" svg:y2="6.927cm">
          <text:p/>
        </draw:line>
        <draw:line draw:style-name="gr2" draw:text-style-name="P2" draw:layer="layout" svg:x1="12.515cm" svg:y1="6.927cm" svg:x2="12.504cm" svg:y2="6.932cm">
          <text:p/>
        </draw:line>
        <draw:line draw:style-name="gr2" draw:text-style-name="P2" draw:layer="layout" svg:x1="12.578cm" svg:y1="6.932cm" svg:x2="12.567cm" svg:y2="6.927cm">
          <text:p/>
        </draw:line>
        <draw:line draw:style-name="gr2" draw:text-style-name="P2" draw:layer="layout" svg:x1="12.567cm" svg:y1="6.927cm" svg:x2="12.55cm" svg:y2="6.925cm">
          <text:p/>
        </draw:line>
        <draw:line draw:style-name="gr2" draw:text-style-name="P2" draw:layer="layout" svg:x1="12.634cm" svg:y1="6.991cm" svg:x2="12.636cm" svg:y2="6.99cm">
          <text:p/>
        </draw:line>
        <draw:line draw:style-name="gr2" draw:text-style-name="P2" draw:layer="layout" svg:x1="12.446cm" svg:y1="6.99cm" svg:x2="12.448cm" svg:y2="6.991cm">
          <text:p/>
        </draw:line>
        <draw:line draw:style-name="gr2" draw:text-style-name="P2" draw:layer="layout" svg:x1="14.05cm" svg:y1="6.865cm" svg:x2="14.067cm" svg:y2="6.863cm">
          <text:p/>
        </draw:line>
        <draw:line draw:style-name="gr2" draw:text-style-name="P2" draw:layer="layout" svg:x1="14.067cm" svg:y1="6.863cm" svg:x2="14.078cm" svg:y2="6.858cm">
          <text:p/>
        </draw:line>
        <draw:line draw:style-name="gr2" draw:text-style-name="P2" draw:layer="layout" svg:x1="14.078cm" svg:y1="6.932cm" svg:x2="14.067cm" svg:y2="6.927cm">
          <text:p/>
        </draw:line>
        <draw:line draw:style-name="gr2" draw:text-style-name="P2" draw:layer="layout" svg:x1="14.067cm" svg:y1="6.927cm" svg:x2="14.05cm" svg:y2="6.925cm">
          <text:p/>
        </draw:line>
        <draw:line draw:style-name="gr2" draw:text-style-name="P2" draw:layer="layout" svg:x1="8.136cm" svg:y1="6.8cm" svg:x2="8.134cm" svg:y2="6.799cm">
          <text:p/>
        </draw:line>
        <draw:line draw:style-name="gr2" draw:text-style-name="P2" draw:layer="layout" svg:x1="8.05cm" svg:y1="6.865cm" svg:x2="8.067cm" svg:y2="6.863cm">
          <text:p/>
        </draw:line>
        <draw:line draw:style-name="gr2" draw:text-style-name="P2" draw:layer="layout" svg:x1="8.067cm" svg:y1="6.863cm" svg:x2="8.078cm" svg:y2="6.858cm">
          <text:p/>
        </draw:line>
        <draw:line draw:style-name="gr2" draw:text-style-name="P2" draw:layer="layout" svg:x1="8.004cm" svg:y1="6.858cm" svg:x2="8.015cm" svg:y2="6.863cm">
          <text:p/>
        </draw:line>
        <draw:line draw:style-name="gr2" draw:text-style-name="P2" draw:layer="layout" svg:x1="8.015cm" svg:y1="6.863cm" svg:x2="8.032cm" svg:y2="6.865cm">
          <text:p/>
        </draw:line>
        <draw:line draw:style-name="gr2" draw:text-style-name="P2" draw:layer="layout" svg:x1="7.948cm" svg:y1="6.799cm" svg:x2="7.946cm" svg:y2="6.8cm">
          <text:p/>
        </draw:line>
        <draw:line draw:style-name="gr2" draw:text-style-name="P2" draw:layer="layout" svg:x1="9.504cm" svg:y1="6.858cm" svg:x2="9.515cm" svg:y2="6.863cm">
          <text:p/>
        </draw:line>
        <draw:line draw:style-name="gr2" draw:text-style-name="P2" draw:layer="layout" svg:x1="9.515cm" svg:y1="6.863cm" svg:x2="9.532cm" svg:y2="6.865cm">
          <text:p/>
        </draw:line>
        <draw:line draw:style-name="gr2" draw:text-style-name="P2" draw:layer="layout" svg:x1="9.55cm" svg:y1="6.865cm" svg:x2="9.567cm" svg:y2="6.863cm">
          <text:p/>
        </draw:line>
        <draw:line draw:style-name="gr2" draw:text-style-name="P2" draw:layer="layout" svg:x1="9.567cm" svg:y1="6.863cm" svg:x2="9.578cm" svg:y2="6.858cm">
          <text:p/>
        </draw:line>
        <draw:line draw:style-name="gr2" draw:text-style-name="P2" draw:layer="layout" svg:x1="14.886cm" svg:y1="6.8cm" svg:x2="14.884cm" svg:y2="6.799cm">
          <text:p/>
        </draw:line>
        <draw:line draw:style-name="gr2" draw:text-style-name="P2" draw:layer="layout" svg:x1="14.8cm" svg:y1="6.865cm" svg:x2="14.817cm" svg:y2="6.863cm">
          <text:p/>
        </draw:line>
        <draw:line draw:style-name="gr2" draw:text-style-name="P2" draw:layer="layout" svg:x1="14.817cm" svg:y1="6.863cm" svg:x2="14.828cm" svg:y2="6.858cm">
          <text:p/>
        </draw:line>
        <draw:line draw:style-name="gr2" draw:text-style-name="P2" draw:layer="layout" svg:x1="14.754cm" svg:y1="6.858cm" svg:x2="14.765cm" svg:y2="6.863cm">
          <text:p/>
        </draw:line>
        <draw:line draw:style-name="gr2" draw:text-style-name="P2" draw:layer="layout" svg:x1="14.765cm" svg:y1="6.863cm" svg:x2="14.782cm" svg:y2="6.865cm">
          <text:p/>
        </draw:line>
        <draw:line draw:style-name="gr2" draw:text-style-name="P2" draw:layer="layout" svg:x1="14.698cm" svg:y1="6.799cm" svg:x2="14.696cm" svg:y2="6.8cm">
          <text:p/>
        </draw:line>
        <draw:line draw:style-name="gr2" draw:text-style-name="P2" draw:layer="layout" svg:x1="14.782cm" svg:y1="6.925cm" svg:x2="14.765cm" svg:y2="6.927cm">
          <text:p/>
        </draw:line>
        <draw:line draw:style-name="gr2" draw:text-style-name="P2" draw:layer="layout" svg:x1="14.765cm" svg:y1="6.927cm" svg:x2="14.754cm" svg:y2="6.932cm">
          <text:p/>
        </draw:line>
        <draw:line draw:style-name="gr2" draw:text-style-name="P2" draw:layer="layout" svg:x1="14.828cm" svg:y1="6.932cm" svg:x2="14.817cm" svg:y2="6.927cm">
          <text:p/>
        </draw:line>
        <draw:line draw:style-name="gr2" draw:text-style-name="P2" draw:layer="layout" svg:x1="14.817cm" svg:y1="6.927cm" svg:x2="14.8cm" svg:y2="6.925cm">
          <text:p/>
        </draw:line>
        <draw:line draw:style-name="gr2" draw:text-style-name="P2" draw:layer="layout" svg:x1="14.884cm" svg:y1="6.991cm" svg:x2="14.886cm" svg:y2="6.99cm">
          <text:p/>
        </draw:line>
        <draw:line draw:style-name="gr2" draw:text-style-name="P2" draw:layer="layout" svg:x1="14.696cm" svg:y1="6.99cm" svg:x2="14.698cm" svg:y2="6.991cm">
          <text:p/>
        </draw:line>
        <draw:line draw:style-name="gr2" draw:text-style-name="P2" draw:layer="layout" svg:x1="9.636cm" svg:y1="6.8cm" svg:x2="9.634cm" svg:y2="6.799cm">
          <text:p/>
        </draw:line>
        <draw:line draw:style-name="gr2" draw:text-style-name="P2" draw:layer="layout" svg:x1="9.448cm" svg:y1="6.799cm" svg:x2="9.446cm" svg:y2="6.8cm">
          <text:p/>
        </draw:line>
        <draw:line draw:style-name="gr2" draw:text-style-name="P2" draw:layer="layout" svg:x1="10.282cm" svg:y1="6.925cm" svg:x2="10.265cm" svg:y2="6.927cm">
          <text:p/>
        </draw:line>
        <draw:line draw:style-name="gr2" draw:text-style-name="P2" draw:layer="layout" svg:x1="10.265cm" svg:y1="6.927cm" svg:x2="10.254cm" svg:y2="6.932cm">
          <text:p/>
        </draw:line>
        <draw:line draw:style-name="gr2" draw:text-style-name="P2" draw:layer="layout" svg:x1="10.328cm" svg:y1="6.932cm" svg:x2="10.317cm" svg:y2="6.927cm">
          <text:p/>
        </draw:line>
        <draw:line draw:style-name="gr2" draw:text-style-name="P2" draw:layer="layout" svg:x1="10.317cm" svg:y1="6.927cm" svg:x2="10.3cm" svg:y2="6.925cm">
          <text:p/>
        </draw:line>
        <draw:line draw:style-name="gr2" draw:text-style-name="P2" draw:layer="layout" svg:x1="10.384cm" svg:y1="6.991cm" svg:x2="10.386cm" svg:y2="6.99cm">
          <text:p/>
        </draw:line>
        <draw:line draw:style-name="gr2" draw:text-style-name="P2" draw:layer="layout" svg:x1="10.196cm" svg:y1="6.99cm" svg:x2="10.198cm" svg:y2="6.991cm">
          <text:p/>
        </draw:line>
        <draw:line draw:style-name="gr2" draw:text-style-name="P2" draw:layer="layout" svg:x1="14.032cm" svg:y1="6.925cm" svg:x2="14.015cm" svg:y2="6.927cm">
          <text:p/>
        </draw:line>
        <draw:line draw:style-name="gr2" draw:text-style-name="P2" draw:layer="layout" svg:x1="14.015cm" svg:y1="6.927cm" svg:x2="14.004cm" svg:y2="6.932cm">
          <text:p/>
        </draw:line>
        <draw:line draw:style-name="gr2" draw:text-style-name="P2" draw:layer="layout" svg:x1="14.004cm" svg:y1="6.858cm" svg:x2="14.015cm" svg:y2="6.863cm">
          <text:p/>
        </draw:line>
        <draw:line draw:style-name="gr2" draw:text-style-name="P2" draw:layer="layout" svg:x1="14.015cm" svg:y1="6.863cm" svg:x2="14.032cm" svg:y2="6.865cm">
          <text:p/>
        </draw:line>
        <draw:line draw:style-name="gr2" draw:text-style-name="P2" draw:layer="layout" svg:x1="13.386cm" svg:y1="6.8cm" svg:x2="13.384cm" svg:y2="6.799cm">
          <text:p/>
        </draw:line>
        <draw:line draw:style-name="gr2" draw:text-style-name="P2" draw:layer="layout" svg:x1="13.3cm" svg:y1="6.865cm" svg:x2="13.317cm" svg:y2="6.863cm">
          <text:p/>
        </draw:line>
        <draw:line draw:style-name="gr2" draw:text-style-name="P2" draw:layer="layout" svg:x1="13.317cm" svg:y1="6.863cm" svg:x2="13.328cm" svg:y2="6.858cm">
          <text:p/>
        </draw:line>
        <draw:line draw:style-name="gr2" draw:text-style-name="P2" draw:layer="layout" svg:x1="13.254cm" svg:y1="6.858cm" svg:x2="13.265cm" svg:y2="6.863cm">
          <text:p/>
        </draw:line>
        <draw:line draw:style-name="gr2" draw:text-style-name="P2" draw:layer="layout" svg:x1="13.265cm" svg:y1="6.863cm" svg:x2="13.282cm" svg:y2="6.865cm">
          <text:p/>
        </draw:line>
        <draw:line draw:style-name="gr2" draw:text-style-name="P2" draw:layer="layout" svg:x1="13.198cm" svg:y1="6.799cm" svg:x2="13.196cm" svg:y2="6.8cm">
          <text:p/>
        </draw:line>
        <draw:line draw:style-name="gr2" draw:text-style-name="P2" draw:layer="layout" svg:x1="11.136cm" svg:y1="6.8cm" svg:x2="11.134cm" svg:y2="6.799cm">
          <text:p/>
        </draw:line>
        <draw:line draw:style-name="gr2" draw:text-style-name="P2" draw:layer="layout" svg:x1="10.948cm" svg:y1="6.799cm" svg:x2="10.946cm" svg:y2="6.8cm">
          <text:p/>
        </draw:line>
        <draw:line draw:style-name="gr2" draw:text-style-name="P2" draw:layer="layout" svg:x1="8.032cm" svg:y1="6.925cm" svg:x2="8.015cm" svg:y2="6.927cm">
          <text:p/>
        </draw:line>
        <draw:line draw:style-name="gr2" draw:text-style-name="P2" draw:layer="layout" svg:x1="8.015cm" svg:y1="6.927cm" svg:x2="8.004cm" svg:y2="6.932cm">
          <text:p/>
        </draw:line>
        <draw:line draw:style-name="gr2" draw:text-style-name="P2" draw:layer="layout" svg:x1="8.078cm" svg:y1="6.932cm" svg:x2="8.067cm" svg:y2="6.927cm">
          <text:p/>
        </draw:line>
        <draw:line draw:style-name="gr2" draw:text-style-name="P2" draw:layer="layout" svg:x1="8.067cm" svg:y1="6.927cm" svg:x2="8.05cm" svg:y2="6.925cm">
          <text:p/>
        </draw:line>
        <draw:line draw:style-name="gr2" draw:text-style-name="P2" draw:layer="layout" svg:x1="8.134cm" svg:y1="6.991cm" svg:x2="8.136cm" svg:y2="6.99cm">
          <text:p/>
        </draw:line>
        <draw:line draw:style-name="gr2" draw:text-style-name="P2" draw:layer="layout" svg:x1="7.946cm" svg:y1="6.99cm" svg:x2="7.948cm" svg:y2="6.991cm">
          <text:p/>
        </draw:line>
        <draw:line draw:style-name="gr2" draw:text-style-name="P2" draw:layer="layout" svg:x1="14.136cm" svg:y1="6.8cm" svg:x2="14.134cm" svg:y2="6.799cm">
          <text:p/>
        </draw:line>
        <draw:line draw:style-name="gr2" draw:text-style-name="P2" draw:layer="layout" svg:x1="13.948cm" svg:y1="6.799cm" svg:x2="13.946cm" svg:y2="6.8cm">
          <text:p/>
        </draw:line>
        <draw:line draw:style-name="gr2" draw:text-style-name="P2" draw:layer="layout" svg:x1="14.134cm" svg:y1="6.991cm" svg:x2="14.136cm" svg:y2="6.99cm">
          <text:p/>
        </draw:line>
        <draw:line draw:style-name="gr2" draw:text-style-name="P2" draw:layer="layout" svg:x1="13.946cm" svg:y1="6.99cm" svg:x2="13.948cm" svg:y2="6.991cm">
          <text:p/>
        </draw:line>
        <draw:line draw:style-name="gr2" draw:text-style-name="P2" draw:layer="layout" svg:x1="10.3cm" svg:y1="6.865cm" svg:x2="10.317cm" svg:y2="6.863cm">
          <text:p/>
        </draw:line>
        <draw:line draw:style-name="gr2" draw:text-style-name="P2" draw:layer="layout" svg:x1="10.317cm" svg:y1="6.863cm" svg:x2="10.328cm" svg:y2="6.858cm">
          <text:p/>
        </draw:line>
        <draw:line draw:style-name="gr2" draw:text-style-name="P2" draw:layer="layout" svg:x1="8.8cm" svg:y1="6.865cm" svg:x2="8.817cm" svg:y2="6.863cm">
          <text:p/>
        </draw:line>
        <draw:line draw:style-name="gr2" draw:text-style-name="P2" draw:layer="layout" svg:x1="8.817cm" svg:y1="6.863cm" svg:x2="8.828cm" svg:y2="6.858cm">
          <text:p/>
        </draw:line>
        <draw:line draw:style-name="gr2" draw:text-style-name="P2" draw:layer="layout" svg:x1="8.828cm" svg:y1="6.932cm" svg:x2="8.817cm" svg:y2="6.927cm">
          <text:p/>
        </draw:line>
        <draw:line draw:style-name="gr2" draw:text-style-name="P2" draw:layer="layout" svg:x1="8.817cm" svg:y1="6.927cm" svg:x2="8.8cm" svg:y2="6.925cm">
          <text:p/>
        </draw:line>
        <draw:line draw:style-name="gr2" draw:text-style-name="P2" draw:layer="layout" svg:x1="13.282cm" svg:y1="6.925cm" svg:x2="13.265cm" svg:y2="6.927cm">
          <text:p/>
        </draw:line>
        <draw:line draw:style-name="gr2" draw:text-style-name="P2" draw:layer="layout" svg:x1="13.265cm" svg:y1="6.927cm" svg:x2="13.254cm" svg:y2="6.932cm">
          <text:p/>
        </draw:line>
        <draw:line draw:style-name="gr2" draw:text-style-name="P2" draw:layer="layout" svg:x1="13.328cm" svg:y1="6.932cm" svg:x2="13.317cm" svg:y2="6.927cm">
          <text:p/>
        </draw:line>
        <draw:line draw:style-name="gr2" draw:text-style-name="P2" draw:layer="layout" svg:x1="13.317cm" svg:y1="6.927cm" svg:x2="13.3cm" svg:y2="6.925cm">
          <text:p/>
        </draw:line>
        <draw:line draw:style-name="gr2" draw:text-style-name="P2" draw:layer="layout" svg:x1="8.884cm" svg:y1="6.991cm" svg:x2="8.886cm" svg:y2="6.99cm">
          <text:p/>
        </draw:line>
        <draw:line draw:style-name="gr2" draw:text-style-name="P2" draw:layer="layout" svg:x1="8.696cm" svg:y1="6.99cm" svg:x2="8.698cm" svg:y2="6.991cm">
          <text:p/>
        </draw:line>
        <draw:line draw:style-name="gr2" draw:text-style-name="P2" draw:layer="layout" svg:x1="11.8cm" svg:y1="6.865cm" svg:x2="11.817cm" svg:y2="6.863cm">
          <text:p/>
        </draw:line>
        <draw:line draw:style-name="gr2" draw:text-style-name="P2" draw:layer="layout" svg:x1="11.817cm" svg:y1="6.863cm" svg:x2="11.828cm" svg:y2="6.858cm">
          <text:p/>
        </draw:line>
        <draw:line draw:style-name="gr2" draw:text-style-name="P2" draw:layer="layout" svg:x1="11.828cm" svg:y1="6.932cm" svg:x2="11.817cm" svg:y2="6.927cm">
          <text:p/>
        </draw:line>
        <draw:line draw:style-name="gr2" draw:text-style-name="P2" draw:layer="layout" svg:x1="11.817cm" svg:y1="6.927cm" svg:x2="11.8cm" svg:y2="6.925cm">
          <text:p/>
        </draw:line>
        <draw:line draw:style-name="gr2" draw:text-style-name="P2" draw:layer="layout" svg:x1="11.134cm" svg:y1="6.991cm" svg:x2="11.136cm" svg:y2="6.99cm">
          <text:p/>
        </draw:line>
        <draw:line draw:style-name="gr2" draw:text-style-name="P2" draw:layer="layout" svg:x1="10.946cm" svg:y1="6.99cm" svg:x2="10.948cm" svg:y2="6.991cm">
          <text:p/>
        </draw:line>
        <draw:line draw:style-name="gr2" draw:text-style-name="P2" draw:layer="layout" svg:x1="11.886cm" svg:y1="6.8cm" svg:x2="11.884cm" svg:y2="6.799cm">
          <text:p/>
        </draw:line>
        <draw:line draw:style-name="gr2" draw:text-style-name="P2" draw:layer="layout" svg:x1="11.754cm" svg:y1="6.858cm" svg:x2="11.765cm" svg:y2="6.863cm">
          <text:p/>
        </draw:line>
        <draw:line draw:style-name="gr2" draw:text-style-name="P2" draw:layer="layout" svg:x1="11.765cm" svg:y1="6.863cm" svg:x2="11.782cm" svg:y2="6.865cm">
          <text:p/>
        </draw:line>
        <draw:line draw:style-name="gr2" draw:text-style-name="P2" draw:layer="layout" svg:x1="11.698cm" svg:y1="6.799cm" svg:x2="11.696cm" svg:y2="6.8cm">
          <text:p/>
        </draw:line>
        <draw:line draw:style-name="gr2" draw:text-style-name="P2" draw:layer="layout" svg:x1="10.254cm" svg:y1="6.858cm" svg:x2="10.265cm" svg:y2="6.863cm">
          <text:p/>
        </draw:line>
        <draw:line draw:style-name="gr2" draw:text-style-name="P2" draw:layer="layout" svg:x1="10.265cm" svg:y1="6.863cm" svg:x2="10.282cm" svg:y2="6.865cm">
          <text:p/>
        </draw:line>
        <draw:line draw:style-name="gr2" draw:text-style-name="P2" draw:layer="layout" svg:x1="11.782cm" svg:y1="6.925cm" svg:x2="11.765cm" svg:y2="6.927cm">
          <text:p/>
        </draw:line>
        <draw:line draw:style-name="gr2" draw:text-style-name="P2" draw:layer="layout" svg:x1="11.765cm" svg:y1="6.927cm" svg:x2="11.754cm" svg:y2="6.932cm">
          <text:p/>
        </draw:line>
        <draw:line draw:style-name="gr2" draw:text-style-name="P2" draw:layer="layout" svg:x1="11.884cm" svg:y1="6.991cm" svg:x2="11.886cm" svg:y2="6.99cm">
          <text:p/>
        </draw:line>
        <draw:line draw:style-name="gr2" draw:text-style-name="P2" draw:layer="layout" svg:x1="11.696cm" svg:y1="6.99cm" svg:x2="11.698cm" svg:y2="6.991cm">
          <text:p/>
        </draw:line>
        <draw:line draw:style-name="gr2" draw:text-style-name="P2" draw:layer="layout" svg:x1="8.886cm" svg:y1="6.8cm" svg:x2="8.884cm" svg:y2="6.799cm">
          <text:p/>
        </draw:line>
        <draw:line draw:style-name="gr2" draw:text-style-name="P2" draw:layer="layout" svg:x1="8.698cm" svg:y1="6.799cm" svg:x2="8.696cm" svg:y2="6.8cm">
          <text:p/>
        </draw:line>
        <draw:line draw:style-name="gr2" draw:text-style-name="P2" draw:layer="layout" svg:x1="10.386cm" svg:y1="6.8cm" svg:x2="10.384cm" svg:y2="6.799cm">
          <text:p/>
        </draw:line>
        <draw:line draw:style-name="gr2" draw:text-style-name="P2" draw:layer="layout" svg:x1="10.198cm" svg:y1="6.799cm" svg:x2="10.196cm" svg:y2="6.8cm">
          <text:p/>
        </draw:line>
        <draw:line draw:style-name="gr2" draw:text-style-name="P2" draw:layer="layout" svg:x1="13.384cm" svg:y1="6.991cm" svg:x2="13.386cm" svg:y2="6.99cm">
          <text:p/>
        </draw:line>
        <draw:line draw:style-name="gr2" draw:text-style-name="P2" draw:layer="layout" svg:x1="13.196cm" svg:y1="6.99cm" svg:x2="13.198cm" svg:y2="6.991cm">
          <text:p/>
        </draw:line>
        <draw:line draw:style-name="gr2" draw:text-style-name="P2" draw:layer="layout" svg:x1="14.886cm" svg:y1="9.32cm" svg:x2="14.884cm" svg:y2="9.319cm">
          <text:p/>
        </draw:line>
        <draw:line draw:style-name="gr2" draw:text-style-name="P2" draw:layer="layout" svg:x1="14.8cm" svg:y1="9.385cm" svg:x2="14.817cm" svg:y2="9.383cm">
          <text:p/>
        </draw:line>
        <draw:line draw:style-name="gr2" draw:text-style-name="P2" draw:layer="layout" svg:x1="14.817cm" svg:y1="9.383cm" svg:x2="14.828cm" svg:y2="9.378cm">
          <text:p/>
        </draw:line>
        <draw:line draw:style-name="gr2" draw:text-style-name="P2" draw:layer="layout" svg:x1="14.754cm" svg:y1="9.378cm" svg:x2="14.765cm" svg:y2="9.383cm">
          <text:p/>
        </draw:line>
        <draw:line draw:style-name="gr2" draw:text-style-name="P2" draw:layer="layout" svg:x1="14.765cm" svg:y1="9.383cm" svg:x2="14.782cm" svg:y2="9.385cm">
          <text:p/>
        </draw:line>
        <draw:line draw:style-name="gr2" draw:text-style-name="P2" draw:layer="layout" svg:x1="14.698cm" svg:y1="9.319cm" svg:x2="14.696cm" svg:y2="9.32cm">
          <text:p/>
        </draw:line>
        <draw:line draw:style-name="gr2" draw:text-style-name="P2" draw:layer="layout" svg:x1="14.032cm" svg:y1="8.185cm" svg:x2="14.015cm" svg:y2="8.187cm">
          <text:p/>
        </draw:line>
        <draw:line draw:style-name="gr2" draw:text-style-name="P2" draw:layer="layout" svg:x1="14.015cm" svg:y1="8.187cm" svg:x2="14.004cm" svg:y2="8.192cm">
          <text:p/>
        </draw:line>
        <draw:line draw:style-name="gr2" draw:text-style-name="P2" draw:layer="layout" svg:x1="14.078cm" svg:y1="8.192cm" svg:x2="14.067cm" svg:y2="8.187cm">
          <text:p/>
        </draw:line>
        <draw:line draw:style-name="gr2" draw:text-style-name="P2" draw:layer="layout" svg:x1="14.067cm" svg:y1="8.187cm" svg:x2="14.05cm" svg:y2="8.185cm">
          <text:p/>
        </draw:line>
        <draw:line draw:style-name="gr2" draw:text-style-name="P2" draw:layer="layout" svg:x1="14.134cm" svg:y1="8.251cm" svg:x2="14.136cm" svg:y2="8.25cm">
          <text:p/>
        </draw:line>
        <draw:line draw:style-name="gr2" draw:text-style-name="P2" draw:layer="layout" svg:x1="13.946cm" svg:y1="8.25cm" svg:x2="13.948cm" svg:y2="8.251cm">
          <text:p/>
        </draw:line>
        <draw:line draw:style-name="gr2" draw:text-style-name="P2" draw:layer="layout" svg:x1="13.386cm" svg:y1="9.32cm" svg:x2="13.384cm" svg:y2="9.319cm">
          <text:p/>
        </draw:line>
        <draw:line draw:style-name="gr2" draw:text-style-name="P2" draw:layer="layout" svg:x1="13.3cm" svg:y1="9.385cm" svg:x2="13.317cm" svg:y2="9.383cm">
          <text:p/>
        </draw:line>
        <draw:line draw:style-name="gr2" draw:text-style-name="P2" draw:layer="layout" svg:x1="13.317cm" svg:y1="9.383cm" svg:x2="13.328cm" svg:y2="9.378cm">
          <text:p/>
        </draw:line>
        <draw:line draw:style-name="gr2" draw:text-style-name="P2" draw:layer="layout" svg:x1="13.254cm" svg:y1="9.378cm" svg:x2="13.265cm" svg:y2="9.383cm">
          <text:p/>
        </draw:line>
        <draw:line draw:style-name="gr2" draw:text-style-name="P2" draw:layer="layout" svg:x1="13.265cm" svg:y1="9.383cm" svg:x2="13.282cm" svg:y2="9.385cm">
          <text:p/>
        </draw:line>
        <draw:line draw:style-name="gr2" draw:text-style-name="P2" draw:layer="layout" svg:x1="13.198cm" svg:y1="9.319cm" svg:x2="13.196cm" svg:y2="9.32cm">
          <text:p/>
        </draw:line>
        <draw:line draw:style-name="gr2" draw:text-style-name="P2" draw:layer="layout" svg:x1="8.8cm" svg:y1="8.125cm" svg:x2="8.817cm" svg:y2="8.123cm">
          <text:p/>
        </draw:line>
        <draw:line draw:style-name="gr2" draw:text-style-name="P2" draw:layer="layout" svg:x1="8.817cm" svg:y1="8.123cm" svg:x2="8.828cm" svg:y2="8.118cm">
          <text:p/>
        </draw:line>
        <draw:line draw:style-name="gr2" draw:text-style-name="P2" draw:layer="layout" svg:x1="8.828cm" svg:y1="8.192cm" svg:x2="8.817cm" svg:y2="8.187cm">
          <text:p/>
        </draw:line>
        <draw:line draw:style-name="gr2" draw:text-style-name="P2" draw:layer="layout" svg:x1="8.817cm" svg:y1="8.187cm" svg:x2="8.8cm" svg:y2="8.185cm">
          <text:p/>
        </draw:line>
        <draw:line draw:style-name="gr2" draw:text-style-name="P2" draw:layer="layout" svg:x1="14.136cm" svg:y1="8.06cm" svg:x2="14.134cm" svg:y2="8.059cm">
          <text:p/>
        </draw:line>
        <draw:line draw:style-name="gr2" draw:text-style-name="P2" draw:layer="layout" svg:x1="14.05cm" svg:y1="8.125cm" svg:x2="14.067cm" svg:y2="8.123cm">
          <text:p/>
        </draw:line>
        <draw:line draw:style-name="gr2" draw:text-style-name="P2" draw:layer="layout" svg:x1="14.067cm" svg:y1="8.123cm" svg:x2="14.078cm" svg:y2="8.118cm">
          <text:p/>
        </draw:line>
        <draw:line draw:style-name="gr2" draw:text-style-name="P2" draw:layer="layout" svg:x1="14.004cm" svg:y1="8.118cm" svg:x2="14.015cm" svg:y2="8.123cm">
          <text:p/>
        </draw:line>
        <draw:line draw:style-name="gr2" draw:text-style-name="P2" draw:layer="layout" svg:x1="14.015cm" svg:y1="8.123cm" svg:x2="14.032cm" svg:y2="8.125cm">
          <text:p/>
        </draw:line>
        <draw:line draw:style-name="gr2" draw:text-style-name="P2" draw:layer="layout" svg:x1="13.948cm" svg:y1="8.059cm" svg:x2="13.946cm" svg:y2="8.06cm">
          <text:p/>
        </draw:line>
        <draw:line draw:style-name="gr2" draw:text-style-name="P2" draw:layer="layout" svg:x1="8.886cm" svg:y1="9.32cm" svg:x2="8.884cm" svg:y2="9.319cm">
          <text:p/>
        </draw:line>
        <draw:line draw:style-name="gr2" draw:text-style-name="P2" draw:layer="layout" svg:x1="8.8cm" svg:y1="9.385cm" svg:x2="8.817cm" svg:y2="9.383cm">
          <text:p/>
        </draw:line>
        <draw:line draw:style-name="gr2" draw:text-style-name="P2" draw:layer="layout" svg:x1="8.817cm" svg:y1="9.383cm" svg:x2="8.828cm" svg:y2="9.378cm">
          <text:p/>
        </draw:line>
        <draw:line draw:style-name="gr2" draw:text-style-name="P2" draw:layer="layout" svg:x1="8.754cm" svg:y1="9.378cm" svg:x2="8.765cm" svg:y2="9.383cm">
          <text:p/>
        </draw:line>
        <draw:line draw:style-name="gr2" draw:text-style-name="P2" draw:layer="layout" svg:x1="8.765cm" svg:y1="9.383cm" svg:x2="8.782cm" svg:y2="9.385cm">
          <text:p/>
        </draw:line>
        <draw:line draw:style-name="gr2" draw:text-style-name="P2" draw:layer="layout" svg:x1="8.698cm" svg:y1="9.319cm" svg:x2="8.696cm" svg:y2="9.32cm">
          <text:p/>
        </draw:line>
        <draw:line draw:style-name="gr2" draw:text-style-name="P2" draw:layer="layout" svg:x1="12.636cm" svg:y1="9.32cm" svg:x2="12.634cm" svg:y2="9.319cm">
          <text:p/>
        </draw:line>
        <draw:line draw:style-name="gr2" draw:text-style-name="P2" draw:layer="layout" svg:x1="12.55cm" svg:y1="9.385cm" svg:x2="12.567cm" svg:y2="9.383cm">
          <text:p/>
        </draw:line>
        <draw:line draw:style-name="gr2" draw:text-style-name="P2" draw:layer="layout" svg:x1="12.567cm" svg:y1="9.383cm" svg:x2="12.578cm" svg:y2="9.378cm">
          <text:p/>
        </draw:line>
        <draw:line draw:style-name="gr2" draw:text-style-name="P2" draw:layer="layout" svg:x1="12.504cm" svg:y1="9.378cm" svg:x2="12.515cm" svg:y2="9.383cm">
          <text:p/>
        </draw:line>
        <draw:line draw:style-name="gr2" draw:text-style-name="P2" draw:layer="layout" svg:x1="12.515cm" svg:y1="9.383cm" svg:x2="12.532cm" svg:y2="9.385cm">
          <text:p/>
        </draw:line>
        <draw:line draw:style-name="gr2" draw:text-style-name="P2" draw:layer="layout" svg:x1="12.448cm" svg:y1="9.319cm" svg:x2="12.446cm" svg:y2="9.32cm">
          <text:p/>
        </draw:line>
        <draw:line draw:style-name="gr2" draw:text-style-name="P2" draw:layer="layout" svg:x1="13.386cm" svg:y1="8.06cm" svg:x2="13.384cm" svg:y2="8.059cm">
          <text:p/>
        </draw:line>
        <draw:line draw:style-name="gr2" draw:text-style-name="P2" draw:layer="layout" svg:x1="13.3cm" svg:y1="8.125cm" svg:x2="13.317cm" svg:y2="8.123cm">
          <text:p/>
        </draw:line>
        <draw:line draw:style-name="gr2" draw:text-style-name="P2" draw:layer="layout" svg:x1="13.317cm" svg:y1="8.123cm" svg:x2="13.328cm" svg:y2="8.118cm">
          <text:p/>
        </draw:line>
        <draw:line draw:style-name="gr2" draw:text-style-name="P2" draw:layer="layout" svg:x1="13.254cm" svg:y1="8.118cm" svg:x2="13.265cm" svg:y2="8.123cm">
          <text:p/>
        </draw:line>
        <draw:line draw:style-name="gr2" draw:text-style-name="P2" draw:layer="layout" svg:x1="13.265cm" svg:y1="8.123cm" svg:x2="13.282cm" svg:y2="8.125cm">
          <text:p/>
        </draw:line>
        <draw:line draw:style-name="gr2" draw:text-style-name="P2" draw:layer="layout" svg:x1="13.198cm" svg:y1="8.059cm" svg:x2="13.196cm" svg:y2="8.06cm">
          <text:p/>
        </draw:line>
        <draw:line draw:style-name="gr2" draw:text-style-name="P2" draw:layer="layout" svg:x1="13.282cm" svg:y1="8.185cm" svg:x2="13.265cm" svg:y2="8.187cm">
          <text:p/>
        </draw:line>
        <draw:line draw:style-name="gr2" draw:text-style-name="P2" draw:layer="layout" svg:x1="13.265cm" svg:y1="8.187cm" svg:x2="13.254cm" svg:y2="8.192cm">
          <text:p/>
        </draw:line>
        <draw:line draw:style-name="gr2" draw:text-style-name="P2" draw:layer="layout" svg:x1="13.328cm" svg:y1="8.192cm" svg:x2="13.317cm" svg:y2="8.187cm">
          <text:p/>
        </draw:line>
        <draw:line draw:style-name="gr2" draw:text-style-name="P2" draw:layer="layout" svg:x1="13.317cm" svg:y1="8.187cm" svg:x2="13.3cm" svg:y2="8.185cm">
          <text:p/>
        </draw:line>
        <draw:line draw:style-name="gr2" draw:text-style-name="P2" draw:layer="layout" svg:x1="13.384cm" svg:y1="8.251cm" svg:x2="13.386cm" svg:y2="8.25cm">
          <text:p/>
        </draw:line>
        <draw:line draw:style-name="gr2" draw:text-style-name="P2" draw:layer="layout" svg:x1="13.196cm" svg:y1="8.25cm" svg:x2="13.198cm" svg:y2="8.251cm">
          <text:p/>
        </draw:line>
        <draw:line draw:style-name="gr2" draw:text-style-name="P2" draw:layer="layout" svg:x1="13.282cm" svg:y1="9.445cm" svg:x2="13.265cm" svg:y2="9.447cm">
          <text:p/>
        </draw:line>
        <draw:line draw:style-name="gr2" draw:text-style-name="P2" draw:layer="layout" svg:x1="13.265cm" svg:y1="9.447cm" svg:x2="13.254cm" svg:y2="9.452cm">
          <text:p/>
        </draw:line>
        <draw:line draw:style-name="gr2" draw:text-style-name="P2" draw:layer="layout" svg:x1="12.532cm" svg:y1="8.185cm" svg:x2="12.515cm" svg:y2="8.187cm">
          <text:p/>
        </draw:line>
        <draw:line draw:style-name="gr2" draw:text-style-name="P2" draw:layer="layout" svg:x1="12.515cm" svg:y1="8.187cm" svg:x2="12.504cm" svg:y2="8.192cm">
          <text:p/>
        </draw:line>
        <draw:line draw:style-name="gr2" draw:text-style-name="P2" draw:layer="layout" svg:x1="12.578cm" svg:y1="8.192cm" svg:x2="12.567cm" svg:y2="8.187cm">
          <text:p/>
        </draw:line>
        <draw:line draw:style-name="gr2" draw:text-style-name="P2" draw:layer="layout" svg:x1="12.567cm" svg:y1="8.187cm" svg:x2="12.55cm" svg:y2="8.185cm">
          <text:p/>
        </draw:line>
        <draw:line draw:style-name="gr2" draw:text-style-name="P2" draw:layer="layout" svg:x1="12.634cm" svg:y1="8.251cm" svg:x2="12.636cm" svg:y2="8.25cm">
          <text:p/>
        </draw:line>
        <draw:line draw:style-name="gr2" draw:text-style-name="P2" draw:layer="layout" svg:x1="12.446cm" svg:y1="8.25cm" svg:x2="12.448cm" svg:y2="8.251cm">
          <text:p/>
        </draw:line>
        <draw:line draw:style-name="gr2" draw:text-style-name="P2" draw:layer="layout" svg:x1="10.3cm" svg:y1="9.385cm" svg:x2="10.317cm" svg:y2="9.383cm">
          <text:p/>
        </draw:line>
        <draw:line draw:style-name="gr2" draw:text-style-name="P2" draw:layer="layout" svg:x1="10.317cm" svg:y1="9.383cm" svg:x2="10.328cm" svg:y2="9.378cm">
          <text:p/>
        </draw:line>
        <draw:line draw:style-name="gr2" draw:text-style-name="P2" draw:layer="layout" svg:x1="10.328cm" svg:y1="9.452cm" svg:x2="10.317cm" svg:y2="9.447cm">
          <text:p/>
        </draw:line>
        <draw:line draw:style-name="gr2" draw:text-style-name="P2" draw:layer="layout" svg:x1="10.317cm" svg:y1="9.447cm" svg:x2="10.3cm" svg:y2="9.445cm">
          <text:p/>
        </draw:line>
        <draw:line draw:style-name="gr2" draw:text-style-name="P2" draw:layer="layout" svg:x1="12.504cm" svg:y1="8.118cm" svg:x2="12.515cm" svg:y2="8.123cm">
          <text:p/>
        </draw:line>
        <draw:line draw:style-name="gr2" draw:text-style-name="P2" draw:layer="layout" svg:x1="12.515cm" svg:y1="8.123cm" svg:x2="12.532cm" svg:y2="8.125cm">
          <text:p/>
        </draw:line>
        <draw:line draw:style-name="gr2" draw:text-style-name="P2" draw:layer="layout" svg:x1="8.032cm" svg:y1="9.445cm" svg:x2="8.015cm" svg:y2="9.447cm">
          <text:p/>
        </draw:line>
        <draw:line draw:style-name="gr2" draw:text-style-name="P2" draw:layer="layout" svg:x1="8.015cm" svg:y1="9.447cm" svg:x2="8.004cm" svg:y2="9.452cm">
          <text:p/>
        </draw:line>
        <draw:line draw:style-name="gr2" draw:text-style-name="P2" draw:layer="layout" svg:x1="8.078cm" svg:y1="9.452cm" svg:x2="8.067cm" svg:y2="9.447cm">
          <text:p/>
        </draw:line>
        <draw:line draw:style-name="gr2" draw:text-style-name="P2" draw:layer="layout" svg:x1="8.067cm" svg:y1="9.447cm" svg:x2="8.05cm" svg:y2="9.445cm">
          <text:p/>
        </draw:line>
        <draw:line draw:style-name="gr2" draw:text-style-name="P2" draw:layer="layout" svg:x1="8.134cm" svg:y1="9.511cm" svg:x2="8.136cm" svg:y2="9.51cm">
          <text:p/>
        </draw:line>
        <draw:line draw:style-name="gr2" draw:text-style-name="P2" draw:layer="layout" svg:x1="7.946cm" svg:y1="9.51cm" svg:x2="7.948cm" svg:y2="9.511cm">
          <text:p/>
        </draw:line>
        <draw:line draw:style-name="gr2" draw:text-style-name="P2" draw:layer="layout" svg:x1="12.532cm" svg:y1="9.445cm" svg:x2="12.515cm" svg:y2="9.447cm">
          <text:p/>
        </draw:line>
        <draw:line draw:style-name="gr2" draw:text-style-name="P2" draw:layer="layout" svg:x1="12.515cm" svg:y1="9.447cm" svg:x2="12.504cm" svg:y2="9.452cm">
          <text:p/>
        </draw:line>
        <draw:line draw:style-name="gr2" draw:text-style-name="P2" draw:layer="layout" svg:x1="8.782cm" svg:y1="8.185cm" svg:x2="8.765cm" svg:y2="8.187cm">
          <text:p/>
        </draw:line>
        <draw:line draw:style-name="gr2" draw:text-style-name="P2" draw:layer="layout" svg:x1="8.765cm" svg:y1="8.187cm" svg:x2="8.754cm" svg:y2="8.192cm">
          <text:p/>
        </draw:line>
        <draw:line draw:style-name="gr2" draw:text-style-name="P2" draw:layer="layout" svg:x1="8.754cm" svg:y1="8.118cm" svg:x2="8.765cm" svg:y2="8.123cm">
          <text:p/>
        </draw:line>
        <draw:line draw:style-name="gr2" draw:text-style-name="P2" draw:layer="layout" svg:x1="8.765cm" svg:y1="8.123cm" svg:x2="8.782cm" svg:y2="8.125cm">
          <text:p/>
        </draw:line>
        <draw:line draw:style-name="gr2" draw:text-style-name="P2" draw:layer="layout" svg:x1="12.578cm" svg:y1="9.452cm" svg:x2="12.567cm" svg:y2="9.447cm">
          <text:p/>
        </draw:line>
        <draw:line draw:style-name="gr2" draw:text-style-name="P2" draw:layer="layout" svg:x1="12.567cm" svg:y1="9.447cm" svg:x2="12.55cm" svg:y2="9.445cm">
          <text:p/>
        </draw:line>
        <draw:line draw:style-name="gr2" draw:text-style-name="P2" draw:layer="layout" svg:x1="12.636cm" svg:y1="8.06cm" svg:x2="12.634cm" svg:y2="8.059cm">
          <text:p/>
        </draw:line>
        <draw:line draw:style-name="gr2" draw:text-style-name="P2" draw:layer="layout" svg:x1="12.55cm" svg:y1="8.125cm" svg:x2="12.567cm" svg:y2="8.123cm">
          <text:p/>
        </draw:line>
        <draw:line draw:style-name="gr2" draw:text-style-name="P2" draw:layer="layout" svg:x1="12.567cm" svg:y1="8.123cm" svg:x2="12.578cm" svg:y2="8.118cm">
          <text:p/>
        </draw:line>
        <draw:line draw:style-name="gr2" draw:text-style-name="P2" draw:layer="layout" svg:x1="12.448cm" svg:y1="8.059cm" svg:x2="12.446cm" svg:y2="8.06cm">
          <text:p/>
        </draw:line>
        <draw:line draw:style-name="gr2" draw:text-style-name="P2" draw:layer="layout" svg:x1="11.782cm" svg:y1="9.445cm" svg:x2="11.765cm" svg:y2="9.447cm">
          <text:p/>
        </draw:line>
        <draw:line draw:style-name="gr2" draw:text-style-name="P2" draw:layer="layout" svg:x1="11.765cm" svg:y1="9.447cm" svg:x2="11.754cm" svg:y2="9.452cm">
          <text:p/>
        </draw:line>
        <draw:line draw:style-name="gr2" draw:text-style-name="P2" draw:layer="layout" svg:x1="11.828cm" svg:y1="9.452cm" svg:x2="11.817cm" svg:y2="9.447cm">
          <text:p/>
        </draw:line>
        <draw:line draw:style-name="gr2" draw:text-style-name="P2" draw:layer="layout" svg:x1="11.817cm" svg:y1="9.447cm" svg:x2="11.8cm" svg:y2="9.445cm">
          <text:p/>
        </draw:line>
        <draw:line draw:style-name="gr2" draw:text-style-name="P2" draw:layer="layout" svg:x1="11.884cm" svg:y1="9.511cm" svg:x2="11.886cm" svg:y2="9.51cm">
          <text:p/>
        </draw:line>
        <draw:line draw:style-name="gr2" draw:text-style-name="P2" draw:layer="layout" svg:x1="11.696cm" svg:y1="9.51cm" svg:x2="11.698cm" svg:y2="9.511cm">
          <text:p/>
        </draw:line>
        <draw:line draw:style-name="gr2" draw:text-style-name="P2" draw:layer="layout" svg:x1="11.8cm" svg:y1="8.125cm" svg:x2="11.817cm" svg:y2="8.123cm">
          <text:p/>
        </draw:line>
        <draw:line draw:style-name="gr2" draw:text-style-name="P2" draw:layer="layout" svg:x1="11.817cm" svg:y1="8.123cm" svg:x2="11.828cm" svg:y2="8.118cm">
          <text:p/>
        </draw:line>
        <draw:line draw:style-name="gr2" draw:text-style-name="P2" draw:layer="layout" svg:x1="11.828cm" svg:y1="8.192cm" svg:x2="11.817cm" svg:y2="8.187cm">
          <text:p/>
        </draw:line>
        <draw:line draw:style-name="gr2" draw:text-style-name="P2" draw:layer="layout" svg:x1="11.817cm" svg:y1="8.187cm" svg:x2="11.8cm" svg:y2="8.185cm">
          <text:p/>
        </draw:line>
        <draw:line draw:style-name="gr2" draw:text-style-name="P2" draw:layer="layout" svg:x1="8.136cm" svg:y1="8.06cm" svg:x2="8.134cm" svg:y2="8.059cm">
          <text:p/>
        </draw:line>
        <draw:line draw:style-name="gr2" draw:text-style-name="P2" draw:layer="layout" svg:x1="8.05cm" svg:y1="8.125cm" svg:x2="8.067cm" svg:y2="8.123cm">
          <text:p/>
        </draw:line>
        <draw:line draw:style-name="gr2" draw:text-style-name="P2" draw:layer="layout" svg:x1="8.067cm" svg:y1="8.123cm" svg:x2="8.078cm" svg:y2="8.118cm">
          <text:p/>
        </draw:line>
        <draw:line draw:style-name="gr2" draw:text-style-name="P2" draw:layer="layout" svg:x1="8.004cm" svg:y1="8.118cm" svg:x2="8.015cm" svg:y2="8.123cm">
          <text:p/>
        </draw:line>
        <draw:line draw:style-name="gr2" draw:text-style-name="P2" draw:layer="layout" svg:x1="8.015cm" svg:y1="8.123cm" svg:x2="8.032cm" svg:y2="8.125cm">
          <text:p/>
        </draw:line>
        <draw:line draw:style-name="gr2" draw:text-style-name="P2" draw:layer="layout" svg:x1="7.948cm" svg:y1="8.059cm" svg:x2="7.946cm" svg:y2="8.06cm">
          <text:p/>
        </draw:line>
        <draw:line draw:style-name="gr2" draw:text-style-name="P2" draw:layer="layout" svg:x1="8.004cm" svg:y1="9.378cm" svg:x2="8.015cm" svg:y2="9.383cm">
          <text:p/>
        </draw:line>
        <draw:line draw:style-name="gr2" draw:text-style-name="P2" draw:layer="layout" svg:x1="8.015cm" svg:y1="9.383cm" svg:x2="8.032cm" svg:y2="9.385cm">
          <text:p/>
        </draw:line>
        <draw:line draw:style-name="gr2" draw:text-style-name="P2" draw:layer="layout" svg:x1="8.05cm" svg:y1="9.385cm" svg:x2="8.067cm" svg:y2="9.383cm">
          <text:p/>
        </draw:line>
        <draw:line draw:style-name="gr2" draw:text-style-name="P2" draw:layer="layout" svg:x1="8.067cm" svg:y1="9.383cm" svg:x2="8.078cm" svg:y2="9.378cm">
          <text:p/>
        </draw:line>
        <draw:line draw:style-name="gr2" draw:text-style-name="P2" draw:layer="layout" svg:x1="13.328cm" svg:y1="9.452cm" svg:x2="13.317cm" svg:y2="9.447cm">
          <text:p/>
        </draw:line>
        <draw:line draw:style-name="gr2" draw:text-style-name="P2" draw:layer="layout" svg:x1="13.317cm" svg:y1="9.447cm" svg:x2="13.3cm" svg:y2="9.445cm">
          <text:p/>
        </draw:line>
        <draw:line draw:style-name="gr2" draw:text-style-name="P2" draw:layer="layout" svg:x1="11.754cm" svg:y1="9.378cm" svg:x2="11.765cm" svg:y2="9.383cm">
          <text:p/>
        </draw:line>
        <draw:line draw:style-name="gr2" draw:text-style-name="P2" draw:layer="layout" svg:x1="11.765cm" svg:y1="9.383cm" svg:x2="11.782cm" svg:y2="9.385cm">
          <text:p/>
        </draw:line>
        <draw:line draw:style-name="gr2" draw:text-style-name="P2" draw:layer="layout" svg:x1="9.55cm" svg:y1="9.385cm" svg:x2="9.567cm" svg:y2="9.383cm">
          <text:p/>
        </draw:line>
        <draw:line draw:style-name="gr2" draw:text-style-name="P2" draw:layer="layout" svg:x1="9.567cm" svg:y1="9.383cm" svg:x2="9.578cm" svg:y2="9.378cm">
          <text:p/>
        </draw:line>
        <draw:line draw:style-name="gr2" draw:text-style-name="P2" draw:layer="layout" svg:x1="9.578cm" svg:y1="9.452cm" svg:x2="9.567cm" svg:y2="9.447cm">
          <text:p/>
        </draw:line>
        <draw:line draw:style-name="gr2" draw:text-style-name="P2" draw:layer="layout" svg:x1="9.567cm" svg:y1="9.447cm" svg:x2="9.55cm" svg:y2="9.445cm">
          <text:p/>
        </draw:line>
        <draw:line draw:style-name="gr2" draw:text-style-name="P2" draw:layer="layout" svg:x1="8.136cm" svg:y1="9.32cm" svg:x2="8.134cm" svg:y2="9.319cm">
          <text:p/>
        </draw:line>
        <draw:line draw:style-name="gr2" draw:text-style-name="P2" draw:layer="layout" svg:x1="7.948cm" svg:y1="9.319cm" svg:x2="7.946cm" svg:y2="9.32cm">
          <text:p/>
        </draw:line>
        <draw:line draw:style-name="gr2" draw:text-style-name="P2" draw:layer="layout" svg:x1="13.384cm" svg:y1="9.511cm" svg:x2="13.386cm" svg:y2="9.51cm">
          <text:p/>
        </draw:line>
        <draw:line draw:style-name="gr2" draw:text-style-name="P2" draw:layer="layout" svg:x1="13.196cm" svg:y1="9.51cm" svg:x2="13.198cm" svg:y2="9.511cm">
          <text:p/>
        </draw:line>
        <draw:line draw:style-name="gr2" draw:text-style-name="P2" draw:layer="layout" svg:x1="10.386cm" svg:y1="8.06cm" svg:x2="10.384cm" svg:y2="8.059cm">
          <text:p/>
        </draw:line>
        <draw:line draw:style-name="gr2" draw:text-style-name="P2" draw:layer="layout" svg:x1="10.3cm" svg:y1="8.125cm" svg:x2="10.317cm" svg:y2="8.123cm">
          <text:p/>
        </draw:line>
        <draw:line draw:style-name="gr2" draw:text-style-name="P2" draw:layer="layout" svg:x1="10.317cm" svg:y1="8.123cm" svg:x2="10.328cm" svg:y2="8.118cm">
          <text:p/>
        </draw:line>
        <draw:line draw:style-name="gr2" draw:text-style-name="P2" draw:layer="layout" svg:x1="10.254cm" svg:y1="8.118cm" svg:x2="10.265cm" svg:y2="8.123cm">
          <text:p/>
        </draw:line>
        <draw:line draw:style-name="gr2" draw:text-style-name="P2" draw:layer="layout" svg:x1="10.265cm" svg:y1="8.123cm" svg:x2="10.282cm" svg:y2="8.125cm">
          <text:p/>
        </draw:line>
        <draw:line draw:style-name="gr2" draw:text-style-name="P2" draw:layer="layout" svg:x1="10.198cm" svg:y1="8.059cm" svg:x2="10.196cm" svg:y2="8.06cm">
          <text:p/>
        </draw:line>
        <draw:line draw:style-name="gr2" draw:text-style-name="P2" draw:layer="layout" svg:x1="9.532cm" svg:y1="8.185cm" svg:x2="9.515cm" svg:y2="8.187cm">
          <text:p/>
        </draw:line>
        <draw:line draw:style-name="gr2" draw:text-style-name="P2" draw:layer="layout" svg:x1="9.515cm" svg:y1="8.187cm" svg:x2="9.504cm" svg:y2="8.192cm">
          <text:p/>
        </draw:line>
        <draw:line draw:style-name="gr2" draw:text-style-name="P2" draw:layer="layout" svg:x1="9.578cm" svg:y1="8.192cm" svg:x2="9.567cm" svg:y2="8.187cm">
          <text:p/>
        </draw:line>
        <draw:line draw:style-name="gr2" draw:text-style-name="P2" draw:layer="layout" svg:x1="9.567cm" svg:y1="8.187cm" svg:x2="9.55cm" svg:y2="8.185cm">
          <text:p/>
        </draw:line>
        <draw:line draw:style-name="gr2" draw:text-style-name="P2" draw:layer="layout" svg:x1="9.634cm" svg:y1="8.251cm" svg:x2="9.636cm" svg:y2="8.25cm">
          <text:p/>
        </draw:line>
        <draw:line draw:style-name="gr2" draw:text-style-name="P2" draw:layer="layout" svg:x1="9.446cm" svg:y1="8.25cm" svg:x2="9.448cm" svg:y2="8.251cm">
          <text:p/>
        </draw:line>
        <draw:line draw:style-name="gr2" draw:text-style-name="P2" draw:layer="layout" svg:x1="11.782cm" svg:y1="8.185cm" svg:x2="11.765cm" svg:y2="8.187cm">
          <text:p/>
        </draw:line>
        <draw:line draw:style-name="gr2" draw:text-style-name="P2" draw:layer="layout" svg:x1="11.765cm" svg:y1="8.187cm" svg:x2="11.754cm" svg:y2="8.192cm">
          <text:p/>
        </draw:line>
        <draw:line draw:style-name="gr2" draw:text-style-name="P2" draw:layer="layout" svg:x1="11.754cm" svg:y1="8.118cm" svg:x2="11.765cm" svg:y2="8.123cm">
          <text:p/>
        </draw:line>
        <draw:line draw:style-name="gr2" draw:text-style-name="P2" draw:layer="layout" svg:x1="11.765cm" svg:y1="8.123cm" svg:x2="11.782cm" svg:y2="8.125cm">
          <text:p/>
        </draw:line>
        <draw:line draw:style-name="gr2" draw:text-style-name="P2" draw:layer="layout" svg:x1="8.078cm" svg:y1="8.192cm" svg:x2="8.067cm" svg:y2="8.187cm">
          <text:p/>
        </draw:line>
        <draw:line draw:style-name="gr2" draw:text-style-name="P2" draw:layer="layout" svg:x1="8.067cm" svg:y1="8.187cm" svg:x2="8.05cm" svg:y2="8.185cm">
          <text:p/>
        </draw:line>
        <draw:line draw:style-name="gr2" draw:text-style-name="P2" draw:layer="layout" svg:x1="14.828cm" svg:y1="9.452cm" svg:x2="14.817cm" svg:y2="9.447cm">
          <text:p/>
        </draw:line>
        <draw:line draw:style-name="gr2" draw:text-style-name="P2" draw:layer="layout" svg:x1="14.817cm" svg:y1="9.447cm" svg:x2="14.8cm" svg:y2="9.445cm">
          <text:p/>
        </draw:line>
        <draw:line draw:style-name="gr2" draw:text-style-name="P2" draw:layer="layout" svg:x1="8.886cm" svg:y1="8.06cm" svg:x2="8.884cm" svg:y2="8.059cm">
          <text:p/>
        </draw:line>
        <draw:line draw:style-name="gr2" draw:text-style-name="P2" draw:layer="layout" svg:x1="8.698cm" svg:y1="8.059cm" svg:x2="8.696cm" svg:y2="8.06cm">
          <text:p/>
        </draw:line>
        <draw:line draw:style-name="gr2" draw:text-style-name="P2" draw:layer="layout" svg:x1="8.884cm" svg:y1="8.251cm" svg:x2="8.886cm" svg:y2="8.25cm">
          <text:p/>
        </draw:line>
        <draw:line draw:style-name="gr2" draw:text-style-name="P2" draw:layer="layout" svg:x1="8.696cm" svg:y1="8.25cm" svg:x2="8.698cm" svg:y2="8.251cm">
          <text:p/>
        </draw:line>
        <draw:line draw:style-name="gr2" draw:text-style-name="P2" draw:layer="layout" svg:x1="8.032cm" svg:y1="8.185cm" svg:x2="8.015cm" svg:y2="8.187cm">
          <text:p/>
        </draw:line>
        <draw:line draw:style-name="gr2" draw:text-style-name="P2" draw:layer="layout" svg:x1="8.015cm" svg:y1="8.187cm" svg:x2="8.004cm" svg:y2="8.192cm">
          <text:p/>
        </draw:line>
        <draw:line draw:style-name="gr2" draw:text-style-name="P2" draw:layer="layout" svg:x1="8.134cm" svg:y1="8.251cm" svg:x2="8.136cm" svg:y2="8.25cm">
          <text:p/>
        </draw:line>
        <draw:line draw:style-name="gr2" draw:text-style-name="P2" draw:layer="layout" svg:x1="7.946cm" svg:y1="8.25cm" svg:x2="7.948cm" svg:y2="8.251cm">
          <text:p/>
        </draw:line>
        <draw:line draw:style-name="gr2" draw:text-style-name="P2" draw:layer="layout" svg:x1="14.032cm" svg:y1="9.445cm" svg:x2="14.015cm" svg:y2="9.447cm">
          <text:p/>
        </draw:line>
        <draw:line draw:style-name="gr2" draw:text-style-name="P2" draw:layer="layout" svg:x1="14.015cm" svg:y1="9.447cm" svg:x2="14.004cm" svg:y2="9.452cm">
          <text:p/>
        </draw:line>
        <draw:line draw:style-name="gr2" draw:text-style-name="P2" draw:layer="layout" svg:x1="14.004cm" svg:y1="9.378cm" svg:x2="14.015cm" svg:y2="9.383cm">
          <text:p/>
        </draw:line>
        <draw:line draw:style-name="gr2" draw:text-style-name="P2" draw:layer="layout" svg:x1="14.015cm" svg:y1="9.383cm" svg:x2="14.032cm" svg:y2="9.385cm">
          <text:p/>
        </draw:line>
        <draw:line draw:style-name="gr2" draw:text-style-name="P2" draw:layer="layout" svg:x1="9.504cm" svg:y1="8.118cm" svg:x2="9.515cm" svg:y2="8.123cm">
          <text:p/>
        </draw:line>
        <draw:line draw:style-name="gr2" draw:text-style-name="P2" draw:layer="layout" svg:x1="9.515cm" svg:y1="8.123cm" svg:x2="9.532cm" svg:y2="8.125cm">
          <text:p/>
        </draw:line>
        <draw:line draw:style-name="gr2" draw:text-style-name="P2" draw:layer="layout" svg:x1="14.05cm" svg:y1="9.385cm" svg:x2="14.067cm" svg:y2="9.383cm">
          <text:p/>
        </draw:line>
        <draw:line draw:style-name="gr2" draw:text-style-name="P2" draw:layer="layout" svg:x1="14.067cm" svg:y1="9.383cm" svg:x2="14.078cm" svg:y2="9.378cm">
          <text:p/>
        </draw:line>
        <draw:line draw:style-name="gr2" draw:text-style-name="P2" draw:layer="layout" svg:x1="14.078cm" svg:y1="9.452cm" svg:x2="14.067cm" svg:y2="9.447cm">
          <text:p/>
        </draw:line>
        <draw:line draw:style-name="gr2" draw:text-style-name="P2" draw:layer="layout" svg:x1="14.067cm" svg:y1="9.447cm" svg:x2="14.05cm" svg:y2="9.445cm">
          <text:p/>
        </draw:line>
        <draw:line draw:style-name="gr2" draw:text-style-name="P2" draw:layer="layout" svg:x1="14.886cm" svg:y1="8.06cm" svg:x2="14.884cm" svg:y2="8.059cm">
          <text:p/>
        </draw:line>
        <draw:line draw:style-name="gr2" draw:text-style-name="P2" draw:layer="layout" svg:x1="14.8cm" svg:y1="8.125cm" svg:x2="14.817cm" svg:y2="8.123cm">
          <text:p/>
        </draw:line>
        <draw:line draw:style-name="gr2" draw:text-style-name="P2" draw:layer="layout" svg:x1="14.817cm" svg:y1="8.123cm" svg:x2="14.828cm" svg:y2="8.118cm">
          <text:p/>
        </draw:line>
        <draw:line draw:style-name="gr2" draw:text-style-name="P2" draw:layer="layout" svg:x1="14.754cm" svg:y1="8.118cm" svg:x2="14.765cm" svg:y2="8.123cm">
          <text:p/>
        </draw:line>
        <draw:line draw:style-name="gr2" draw:text-style-name="P2" draw:layer="layout" svg:x1="14.765cm" svg:y1="8.123cm" svg:x2="14.782cm" svg:y2="8.125cm">
          <text:p/>
        </draw:line>
        <draw:line draw:style-name="gr2" draw:text-style-name="P2" draw:layer="layout" svg:x1="14.698cm" svg:y1="8.059cm" svg:x2="14.696cm" svg:y2="8.06cm">
          <text:p/>
        </draw:line>
        <draw:line draw:style-name="gr2" draw:text-style-name="P2" draw:layer="layout" svg:x1="14.782cm" svg:y1="8.185cm" svg:x2="14.765cm" svg:y2="8.187cm">
          <text:p/>
        </draw:line>
        <draw:line draw:style-name="gr2" draw:text-style-name="P2" draw:layer="layout" svg:x1="14.765cm" svg:y1="8.187cm" svg:x2="14.754cm" svg:y2="8.192cm">
          <text:p/>
        </draw:line>
        <draw:line draw:style-name="gr2" draw:text-style-name="P2" draw:layer="layout" svg:x1="14.828cm" svg:y1="8.192cm" svg:x2="14.817cm" svg:y2="8.187cm">
          <text:p/>
        </draw:line>
        <draw:line draw:style-name="gr2" draw:text-style-name="P2" draw:layer="layout" svg:x1="14.817cm" svg:y1="8.187cm" svg:x2="14.8cm" svg:y2="8.185cm">
          <text:p/>
        </draw:line>
        <draw:line draw:style-name="gr2" draw:text-style-name="P2" draw:layer="layout" svg:x1="14.884cm" svg:y1="8.251cm" svg:x2="14.886cm" svg:y2="8.25cm">
          <text:p/>
        </draw:line>
        <draw:line draw:style-name="gr2" draw:text-style-name="P2" draw:layer="layout" svg:x1="14.696cm" svg:y1="8.25cm" svg:x2="14.698cm" svg:y2="8.251cm">
          <text:p/>
        </draw:line>
        <draw:line draw:style-name="gr2" draw:text-style-name="P2" draw:layer="layout" svg:x1="14.136cm" svg:y1="9.32cm" svg:x2="14.134cm" svg:y2="9.319cm">
          <text:p/>
        </draw:line>
        <draw:line draw:style-name="gr2" draw:text-style-name="P2" draw:layer="layout" svg:x1="13.948cm" svg:y1="9.319cm" svg:x2="13.946cm" svg:y2="9.32cm">
          <text:p/>
        </draw:line>
        <draw:line draw:style-name="gr2" draw:text-style-name="P2" draw:layer="layout" svg:x1="11.886cm" svg:y1="9.32cm" svg:x2="11.884cm" svg:y2="9.319cm">
          <text:p/>
        </draw:line>
        <draw:line draw:style-name="gr2" draw:text-style-name="P2" draw:layer="layout" svg:x1="11.8cm" svg:y1="9.385cm" svg:x2="11.817cm" svg:y2="9.383cm">
          <text:p/>
        </draw:line>
        <draw:line draw:style-name="gr2" draw:text-style-name="P2" draw:layer="layout" svg:x1="11.817cm" svg:y1="9.383cm" svg:x2="11.828cm" svg:y2="9.378cm">
          <text:p/>
        </draw:line>
        <draw:line draw:style-name="gr2" draw:text-style-name="P2" draw:layer="layout" svg:x1="11.698cm" svg:y1="9.319cm" svg:x2="11.696cm" svg:y2="9.32cm">
          <text:p/>
        </draw:line>
        <draw:line draw:style-name="gr2" draw:text-style-name="P2" draw:layer="layout" svg:x1="9.532cm" svg:y1="9.445cm" svg:x2="9.515cm" svg:y2="9.447cm">
          <text:p/>
        </draw:line>
        <draw:line draw:style-name="gr2" draw:text-style-name="P2" draw:layer="layout" svg:x1="9.515cm" svg:y1="9.447cm" svg:x2="9.504cm" svg:y2="9.452cm">
          <text:p/>
        </draw:line>
        <draw:line draw:style-name="gr2" draw:text-style-name="P2" draw:layer="layout" svg:x1="9.634cm" svg:y1="9.511cm" svg:x2="9.636cm" svg:y2="9.51cm">
          <text:p/>
        </draw:line>
        <draw:line draw:style-name="gr2" draw:text-style-name="P2" draw:layer="layout" svg:x1="9.446cm" svg:y1="9.51cm" svg:x2="9.448cm" svg:y2="9.511cm">
          <text:p/>
        </draw:line>
        <draw:line draw:style-name="gr2" draw:text-style-name="P2" draw:layer="layout" svg:x1="11.136cm" svg:y1="9.32cm" svg:x2="11.134cm" svg:y2="9.319cm">
          <text:p/>
        </draw:line>
        <draw:line draw:style-name="gr2" draw:text-style-name="P2" draw:layer="layout" svg:x1="11.05cm" svg:y1="9.385cm" svg:x2="11.067cm" svg:y2="9.383cm">
          <text:p/>
        </draw:line>
        <draw:line draw:style-name="gr2" draw:text-style-name="P2" draw:layer="layout" svg:x1="11.067cm" svg:y1="9.383cm" svg:x2="11.078cm" svg:y2="9.378cm">
          <text:p/>
        </draw:line>
        <draw:line draw:style-name="gr2" draw:text-style-name="P2" draw:layer="layout" svg:x1="11.004cm" svg:y1="9.378cm" svg:x2="11.015cm" svg:y2="9.383cm">
          <text:p/>
        </draw:line>
        <draw:line draw:style-name="gr2" draw:text-style-name="P2" draw:layer="layout" svg:x1="11.015cm" svg:y1="9.383cm" svg:x2="11.032cm" svg:y2="9.385cm">
          <text:p/>
        </draw:line>
        <draw:line draw:style-name="gr2" draw:text-style-name="P2" draw:layer="layout" svg:x1="10.948cm" svg:y1="9.319cm" svg:x2="10.946cm" svg:y2="9.32cm">
          <text:p/>
        </draw:line>
        <draw:line draw:style-name="gr2" draw:text-style-name="P2" draw:layer="layout" svg:x1="11.032cm" svg:y1="8.185cm" svg:x2="11.015cm" svg:y2="8.187cm">
          <text:p/>
        </draw:line>
        <draw:line draw:style-name="gr2" draw:text-style-name="P2" draw:layer="layout" svg:x1="11.015cm" svg:y1="8.187cm" svg:x2="11.004cm" svg:y2="8.192cm">
          <text:p/>
        </draw:line>
        <draw:line draw:style-name="gr2" draw:text-style-name="P2" draw:layer="layout" svg:x1="11.078cm" svg:y1="8.192cm" svg:x2="11.067cm" svg:y2="8.187cm">
          <text:p/>
        </draw:line>
        <draw:line draw:style-name="gr2" draw:text-style-name="P2" draw:layer="layout" svg:x1="11.067cm" svg:y1="8.187cm" svg:x2="11.05cm" svg:y2="8.185cm">
          <text:p/>
        </draw:line>
        <draw:line draw:style-name="gr2" draw:text-style-name="P2" draw:layer="layout" svg:x1="11.134cm" svg:y1="8.251cm" svg:x2="11.136cm" svg:y2="8.25cm">
          <text:p/>
        </draw:line>
        <draw:line draw:style-name="gr2" draw:text-style-name="P2" draw:layer="layout" svg:x1="10.946cm" svg:y1="8.25cm" svg:x2="10.948cm" svg:y2="8.251cm">
          <text:p/>
        </draw:line>
        <draw:line draw:style-name="gr2" draw:text-style-name="P2" draw:layer="layout" svg:x1="12.634cm" svg:y1="9.511cm" svg:x2="12.636cm" svg:y2="9.51cm">
          <text:p/>
        </draw:line>
        <draw:line draw:style-name="gr2" draw:text-style-name="P2" draw:layer="layout" svg:x1="12.446cm" svg:y1="9.51cm" svg:x2="12.448cm" svg:y2="9.511cm">
          <text:p/>
        </draw:line>
        <draw:line draw:style-name="gr2" draw:text-style-name="P2" draw:layer="layout" svg:x1="11.884cm" svg:y1="8.251cm" svg:x2="11.886cm" svg:y2="8.25cm">
          <text:p/>
        </draw:line>
        <draw:line draw:style-name="gr2" draw:text-style-name="P2" draw:layer="layout" svg:x1="11.696cm" svg:y1="8.25cm" svg:x2="11.698cm" svg:y2="8.251cm">
          <text:p/>
        </draw:line>
        <draw:line draw:style-name="gr2" draw:text-style-name="P2" draw:layer="layout" svg:x1="14.782cm" svg:y1="9.445cm" svg:x2="14.765cm" svg:y2="9.447cm">
          <text:p/>
        </draw:line>
        <draw:line draw:style-name="gr2" draw:text-style-name="P2" draw:layer="layout" svg:x1="14.765cm" svg:y1="9.447cm" svg:x2="14.754cm" svg:y2="9.452cm">
          <text:p/>
        </draw:line>
        <draw:line draw:style-name="gr2" draw:text-style-name="P2" draw:layer="layout" svg:x1="14.884cm" svg:y1="9.511cm" svg:x2="14.886cm" svg:y2="9.51cm">
          <text:p/>
        </draw:line>
        <draw:line draw:style-name="gr2" draw:text-style-name="P2" draw:layer="layout" svg:x1="14.696cm" svg:y1="9.51cm" svg:x2="14.698cm" svg:y2="9.511cm">
          <text:p/>
        </draw:line>
        <draw:line draw:style-name="gr2" draw:text-style-name="P2" draw:layer="layout" svg:x1="10.282cm" svg:y1="8.185cm" svg:x2="10.265cm" svg:y2="8.187cm">
          <text:p/>
        </draw:line>
        <draw:line draw:style-name="gr2" draw:text-style-name="P2" draw:layer="layout" svg:x1="10.265cm" svg:y1="8.187cm" svg:x2="10.254cm" svg:y2="8.192cm">
          <text:p/>
        </draw:line>
        <draw:line draw:style-name="gr2" draw:text-style-name="P2" draw:layer="layout" svg:x1="9.504cm" svg:y1="9.378cm" svg:x2="9.515cm" svg:y2="9.383cm">
          <text:p/>
        </draw:line>
        <draw:line draw:style-name="gr2" draw:text-style-name="P2" draw:layer="layout" svg:x1="9.515cm" svg:y1="9.383cm" svg:x2="9.532cm" svg:y2="9.385cm">
          <text:p/>
        </draw:line>
        <draw:line draw:style-name="gr2" draw:text-style-name="P2" draw:layer="layout" svg:x1="10.328cm" svg:y1="8.192cm" svg:x2="10.317cm" svg:y2="8.187cm">
          <text:p/>
        </draw:line>
        <draw:line draw:style-name="gr2" draw:text-style-name="P2" draw:layer="layout" svg:x1="10.317cm" svg:y1="8.187cm" svg:x2="10.3cm" svg:y2="8.185cm">
          <text:p/>
        </draw:line>
        <draw:line draw:style-name="gr2" draw:text-style-name="P2" draw:layer="layout" svg:x1="10.384cm" svg:y1="8.251cm" svg:x2="10.386cm" svg:y2="8.25cm">
          <text:p/>
        </draw:line>
        <draw:line draw:style-name="gr2" draw:text-style-name="P2" draw:layer="layout" svg:x1="10.196cm" svg:y1="8.25cm" svg:x2="10.198cm" svg:y2="8.251cm">
          <text:p/>
        </draw:line>
        <draw:line draw:style-name="gr2" draw:text-style-name="P2" draw:layer="layout" svg:x1="14.134cm" svg:y1="9.511cm" svg:x2="14.136cm" svg:y2="9.51cm">
          <text:p/>
        </draw:line>
        <draw:line draw:style-name="gr2" draw:text-style-name="P2" draw:layer="layout" svg:x1="13.946cm" svg:y1="9.51cm" svg:x2="13.948cm" svg:y2="9.511cm">
          <text:p/>
        </draw:line>
        <draw:line draw:style-name="gr2" draw:text-style-name="P2" draw:layer="layout" svg:x1="11.032cm" svg:y1="9.445cm" svg:x2="11.015cm" svg:y2="9.447cm">
          <text:p/>
        </draw:line>
        <draw:line draw:style-name="gr2" draw:text-style-name="P2" draw:layer="layout" svg:x1="11.015cm" svg:y1="9.447cm" svg:x2="11.004cm" svg:y2="9.452cm">
          <text:p/>
        </draw:line>
        <draw:line draw:style-name="gr2" draw:text-style-name="P2" draw:layer="layout" svg:x1="11.078cm" svg:y1="9.452cm" svg:x2="11.067cm" svg:y2="9.447cm">
          <text:p/>
        </draw:line>
        <draw:line draw:style-name="gr2" draw:text-style-name="P2" draw:layer="layout" svg:x1="11.067cm" svg:y1="9.447cm" svg:x2="11.05cm" svg:y2="9.445cm">
          <text:p/>
        </draw:line>
        <draw:line draw:style-name="gr2" draw:text-style-name="P2" draw:layer="layout" svg:x1="11.134cm" svg:y1="9.511cm" svg:x2="11.136cm" svg:y2="9.51cm">
          <text:p/>
        </draw:line>
        <draw:line draw:style-name="gr2" draw:text-style-name="P2" draw:layer="layout" svg:x1="10.946cm" svg:y1="9.51cm" svg:x2="10.948cm" svg:y2="9.511cm">
          <text:p/>
        </draw:line>
        <draw:line draw:style-name="gr2" draw:text-style-name="P2" draw:layer="layout" svg:x1="8.782cm" svg:y1="9.445cm" svg:x2="8.765cm" svg:y2="9.447cm">
          <text:p/>
        </draw:line>
        <draw:line draw:style-name="gr2" draw:text-style-name="P2" draw:layer="layout" svg:x1="8.765cm" svg:y1="9.447cm" svg:x2="8.754cm" svg:y2="9.452cm">
          <text:p/>
        </draw:line>
        <draw:line draw:style-name="gr2" draw:text-style-name="P2" draw:layer="layout" svg:x1="8.828cm" svg:y1="9.452cm" svg:x2="8.817cm" svg:y2="9.447cm">
          <text:p/>
        </draw:line>
        <draw:line draw:style-name="gr2" draw:text-style-name="P2" draw:layer="layout" svg:x1="8.817cm" svg:y1="9.447cm" svg:x2="8.8cm" svg:y2="9.445cm">
          <text:p/>
        </draw:line>
        <draw:line draw:style-name="gr2" draw:text-style-name="P2" draw:layer="layout" svg:x1="8.884cm" svg:y1="9.511cm" svg:x2="8.886cm" svg:y2="9.51cm">
          <text:p/>
        </draw:line>
        <draw:line draw:style-name="gr2" draw:text-style-name="P2" draw:layer="layout" svg:x1="8.696cm" svg:y1="9.51cm" svg:x2="8.698cm" svg:y2="9.511cm">
          <text:p/>
        </draw:line>
        <draw:line draw:style-name="gr2" draw:text-style-name="P2" draw:layer="layout" svg:x1="11.136cm" svg:y1="8.06cm" svg:x2="11.134cm" svg:y2="8.059cm">
          <text:p/>
        </draw:line>
        <draw:line draw:style-name="gr2" draw:text-style-name="P2" draw:layer="layout" svg:x1="11.05cm" svg:y1="8.125cm" svg:x2="11.067cm" svg:y2="8.123cm">
          <text:p/>
        </draw:line>
        <draw:line draw:style-name="gr2" draw:text-style-name="P2" draw:layer="layout" svg:x1="11.067cm" svg:y1="8.123cm" svg:x2="11.078cm" svg:y2="8.118cm">
          <text:p/>
        </draw:line>
        <draw:line draw:style-name="gr2" draw:text-style-name="P2" draw:layer="layout" svg:x1="11.004cm" svg:y1="8.118cm" svg:x2="11.015cm" svg:y2="8.123cm">
          <text:p/>
        </draw:line>
        <draw:line draw:style-name="gr2" draw:text-style-name="P2" draw:layer="layout" svg:x1="11.015cm" svg:y1="8.123cm" svg:x2="11.032cm" svg:y2="8.125cm">
          <text:p/>
        </draw:line>
        <draw:line draw:style-name="gr2" draw:text-style-name="P2" draw:layer="layout" svg:x1="10.948cm" svg:y1="8.059cm" svg:x2="10.946cm" svg:y2="8.06cm">
          <text:p/>
        </draw:line>
        <draw:line draw:style-name="gr2" draw:text-style-name="P2" draw:layer="layout" svg:x1="10.282cm" svg:y1="9.445cm" svg:x2="10.265cm" svg:y2="9.447cm">
          <text:p/>
        </draw:line>
        <draw:line draw:style-name="gr2" draw:text-style-name="P2" draw:layer="layout" svg:x1="10.265cm" svg:y1="9.447cm" svg:x2="10.254cm" svg:y2="9.452cm">
          <text:p/>
        </draw:line>
        <draw:line draw:style-name="gr2" draw:text-style-name="P2" draw:layer="layout" svg:x1="8.828cm" svg:y1="9.377cm" svg:x2="8.886cm" svg:y2="9.319cm">
          <text:p/>
        </draw:line>
        <draw:line draw:style-name="gr2" draw:text-style-name="P2" draw:layer="layout" svg:x1="8.8cm" svg:y1="9.384cm" svg:x2="8.782cm" svg:y2="9.384cm">
          <text:p/>
        </draw:line>
        <draw:line draw:style-name="gr2" draw:text-style-name="P2" draw:layer="layout" svg:x1="8.754cm" svg:y1="9.377cm" svg:x2="8.696cm" svg:y2="9.319cm">
          <text:p/>
        </draw:line>
        <draw:line draw:style-name="gr2" draw:text-style-name="P2" draw:layer="layout" svg:x1="8.698cm" svg:y1="9.318cm" svg:x2="8.884cm" svg:y2="9.318cm">
          <text:p/>
        </draw:line>
        <draw:line draw:style-name="gr2" draw:text-style-name="P2" draw:layer="layout" svg:x1="12.578cm" svg:y1="9.377cm" svg:x2="12.636cm" svg:y2="9.319cm">
          <text:p/>
        </draw:line>
        <draw:line draw:style-name="gr2" draw:text-style-name="P2" draw:layer="layout" svg:x1="12.55cm" svg:y1="9.384cm" svg:x2="12.532cm" svg:y2="9.384cm">
          <text:p/>
        </draw:line>
        <draw:line draw:style-name="gr2" draw:text-style-name="P2" draw:layer="layout" svg:x1="12.504cm" svg:y1="9.377cm" svg:x2="12.446cm" svg:y2="9.319cm">
          <text:p/>
        </draw:line>
        <draw:line draw:style-name="gr2" draw:text-style-name="P2" draw:layer="layout" svg:x1="12.448cm" svg:y1="9.318cm" svg:x2="12.634cm" svg:y2="9.318cm">
          <text:p/>
        </draw:line>
        <draw:line draw:style-name="gr2" draw:text-style-name="P2" draw:layer="layout" svg:x1="13.328cm" svg:y1="8.117cm" svg:x2="13.386cm" svg:y2="8.059cm">
          <text:p/>
        </draw:line>
        <draw:line draw:style-name="gr2" draw:text-style-name="P2" draw:layer="layout" svg:x1="13.3cm" svg:y1="8.124cm" svg:x2="13.282cm" svg:y2="8.124cm">
          <text:p/>
        </draw:line>
        <draw:line draw:style-name="gr2" draw:text-style-name="P2" draw:layer="layout" svg:x1="13.254cm" svg:y1="8.117cm" svg:x2="13.196cm" svg:y2="8.059cm">
          <text:p/>
        </draw:line>
        <draw:line draw:style-name="gr2" draw:text-style-name="P2" draw:layer="layout" svg:x1="13.198cm" svg:y1="8.058cm" svg:x2="13.384cm" svg:y2="8.058cm">
          <text:p/>
        </draw:line>
        <draw:line draw:style-name="gr2" draw:text-style-name="P2" draw:layer="layout" svg:x1="13.282cm" svg:y1="8.184cm" svg:x2="13.3cm" svg:y2="8.184cm">
          <text:p/>
        </draw:line>
        <draw:line draw:style-name="gr2" draw:text-style-name="P2" draw:layer="layout" svg:x1="13.386cm" svg:y1="8.249cm" svg:x2="13.328cm" svg:y2="8.191cm">
          <text:p/>
        </draw:line>
        <draw:line draw:style-name="gr2" draw:text-style-name="P2" draw:layer="layout" svg:x1="13.384cm" svg:y1="8.25cm" svg:x2="13.198cm" svg:y2="8.25cm">
          <text:p/>
        </draw:line>
        <draw:line draw:style-name="gr2" draw:text-style-name="P2" draw:layer="layout" svg:x1="13.196cm" svg:y1="8.249cm" svg:x2="13.254cm" svg:y2="8.191cm">
          <text:p/>
        </draw:line>
        <draw:line draw:style-name="gr2" draw:text-style-name="P2" draw:layer="layout" svg:x1="13.282cm" svg:y1="9.384cm" svg:x2="13.282cm" svg:y2="9.444cm">
          <text:p/>
        </draw:line>
        <draw:line draw:style-name="gr2" draw:text-style-name="P2" draw:layer="layout" svg:x1="13.254cm" svg:y1="9.451cm" svg:x2="13.254cm" svg:y2="9.377cm">
          <text:p/>
        </draw:line>
        <draw:line draw:style-name="gr2" draw:text-style-name="P2" draw:layer="layout" svg:x1="12.532cm" svg:y1="8.184cm" svg:x2="12.55cm" svg:y2="8.184cm">
          <text:p/>
        </draw:line>
        <draw:line draw:style-name="gr2" draw:text-style-name="P2" draw:layer="layout" svg:x1="12.636cm" svg:y1="8.249cm" svg:x2="12.578cm" svg:y2="8.191cm">
          <text:p/>
        </draw:line>
        <draw:line draw:style-name="gr2" draw:text-style-name="P2" draw:layer="layout" svg:x1="12.634cm" svg:y1="8.25cm" svg:x2="12.448cm" svg:y2="8.25cm">
          <text:p/>
        </draw:line>
        <draw:line draw:style-name="gr2" draw:text-style-name="P2" draw:layer="layout" svg:x1="12.446cm" svg:y1="8.249cm" svg:x2="12.504cm" svg:y2="8.191cm">
          <text:p/>
        </draw:line>
        <draw:line draw:style-name="gr2" draw:text-style-name="P2" draw:layer="layout" svg:x1="10.3cm" svg:y1="9.444cm" svg:x2="10.3cm" svg:y2="9.384cm">
          <text:p/>
        </draw:line>
        <draw:line draw:style-name="gr2" draw:text-style-name="P2" draw:layer="layout" svg:x1="10.328cm" svg:y1="9.377cm" svg:x2="10.328cm" svg:y2="9.451cm">
          <text:p/>
        </draw:line>
        <draw:line draw:style-name="gr2" draw:text-style-name="P2" draw:layer="layout" svg:x1="12.532cm" svg:y1="8.124cm" svg:x2="12.532cm" svg:y2="8.184cm">
          <text:p/>
        </draw:line>
        <draw:line draw:style-name="gr2" draw:text-style-name="P2" draw:layer="layout" svg:x1="12.504cm" svg:y1="8.191cm" svg:x2="12.504cm" svg:y2="8.117cm">
          <text:p/>
        </draw:line>
        <draw:line draw:style-name="gr2" draw:text-style-name="P2" draw:layer="layout" svg:x1="8.032cm" svg:y1="9.444cm" svg:x2="8.05cm" svg:y2="9.444cm">
          <text:p/>
        </draw:line>
        <draw:line draw:style-name="gr2" draw:text-style-name="P2" draw:layer="layout" svg:x1="8.136cm" svg:y1="9.509cm" svg:x2="8.078cm" svg:y2="9.451cm">
          <text:p/>
        </draw:line>
        <draw:line draw:style-name="gr2" draw:text-style-name="P2" draw:layer="layout" svg:x1="8.134cm" svg:y1="9.51cm" svg:x2="7.948cm" svg:y2="9.51cm">
          <text:p/>
        </draw:line>
        <draw:line draw:style-name="gr2" draw:text-style-name="P2" draw:layer="layout" svg:x1="7.946cm" svg:y1="9.509cm" svg:x2="8.004cm" svg:y2="9.451cm">
          <text:p/>
        </draw:line>
        <draw:line draw:style-name="gr2" draw:text-style-name="P2" draw:layer="layout" svg:x1="12.532cm" svg:y1="9.384cm" svg:x2="12.532cm" svg:y2="9.444cm">
          <text:p/>
        </draw:line>
        <draw:line draw:style-name="gr2" draw:text-style-name="P2" draw:layer="layout" svg:x1="12.504cm" svg:y1="9.451cm" svg:x2="12.504cm" svg:y2="9.377cm">
          <text:p/>
        </draw:line>
        <draw:line draw:style-name="gr2" draw:text-style-name="P2" draw:layer="layout" svg:x1="8.782cm" svg:y1="8.124cm" svg:x2="8.782cm" svg:y2="8.184cm">
          <text:p/>
        </draw:line>
        <draw:line draw:style-name="gr2" draw:text-style-name="P2" draw:layer="layout" svg:x1="8.754cm" svg:y1="8.191cm" svg:x2="8.754cm" svg:y2="8.117cm">
          <text:p/>
        </draw:line>
        <draw:line draw:style-name="gr2" draw:text-style-name="P2" draw:layer="layout" svg:x1="12.55cm" svg:y1="9.444cm" svg:x2="12.55cm" svg:y2="9.384cm">
          <text:p/>
        </draw:line>
        <draw:line draw:style-name="gr2" draw:text-style-name="P2" draw:layer="layout" svg:x1="12.578cm" svg:y1="9.377cm" svg:x2="12.578cm" svg:y2="9.451cm">
          <text:p/>
        </draw:line>
        <draw:line draw:style-name="gr2" draw:text-style-name="P2" draw:layer="layout" svg:x1="12.578cm" svg:y1="8.117cm" svg:x2="12.636cm" svg:y2="8.059cm">
          <text:p/>
        </draw:line>
        <draw:line draw:style-name="gr2" draw:text-style-name="P2" draw:layer="layout" svg:x1="12.55cm" svg:y1="8.124cm" svg:x2="12.532cm" svg:y2="8.124cm">
          <text:p/>
        </draw:line>
        <draw:line draw:style-name="gr2" draw:text-style-name="P2" draw:layer="layout" svg:x1="12.504cm" svg:y1="8.117cm" svg:x2="12.446cm" svg:y2="8.059cm">
          <text:p/>
        </draw:line>
        <draw:line draw:style-name="gr2" draw:text-style-name="P2" draw:layer="layout" svg:x1="12.448cm" svg:y1="8.058cm" svg:x2="12.634cm" svg:y2="8.058cm">
          <text:p/>
        </draw:line>
        <draw:line draw:style-name="gr2" draw:text-style-name="P2" draw:layer="layout" svg:x1="11.782cm" svg:y1="9.444cm" svg:x2="11.8cm" svg:y2="9.444cm">
          <text:p/>
        </draw:line>
        <draw:line draw:style-name="gr2" draw:text-style-name="P2" draw:layer="layout" svg:x1="11.886cm" svg:y1="9.509cm" svg:x2="11.828cm" svg:y2="9.451cm">
          <text:p/>
        </draw:line>
        <draw:line draw:style-name="gr2" draw:text-style-name="P2" draw:layer="layout" svg:x1="11.884cm" svg:y1="9.51cm" svg:x2="11.698cm" svg:y2="9.51cm">
          <text:p/>
        </draw:line>
        <draw:line draw:style-name="gr2" draw:text-style-name="P2" draw:layer="layout" svg:x1="11.696cm" svg:y1="9.509cm" svg:x2="11.754cm" svg:y2="9.451cm">
          <text:p/>
        </draw:line>
        <draw:line draw:style-name="gr2" draw:text-style-name="P2" draw:layer="layout" svg:x1="11.8cm" svg:y1="8.184cm" svg:x2="11.8cm" svg:y2="8.124cm">
          <text:p/>
        </draw:line>
        <draw:line draw:style-name="gr2" draw:text-style-name="P2" draw:layer="layout" svg:x1="11.828cm" svg:y1="8.117cm" svg:x2="11.828cm" svg:y2="8.191cm">
          <text:p/>
        </draw:line>
        <draw:line draw:style-name="gr2" draw:text-style-name="P2" draw:layer="layout" svg:x1="14.033cm" svg:y1="8.124cm" svg:x2="14.033cm" svg:y2="8.184cm">
          <text:p/>
        </draw:line>
        <draw:line draw:style-name="gr2" draw:text-style-name="P2" draw:layer="layout" svg:x1="14.005cm" svg:y1="8.191cm" svg:x2="14.005cm" svg:y2="8.117cm">
          <text:p/>
        </draw:line>
        <draw:line draw:style-name="gr2" draw:text-style-name="P2" draw:layer="layout" svg:x1="8.078cm" svg:y1="8.117cm" svg:x2="8.136cm" svg:y2="8.059cm">
          <text:p/>
        </draw:line>
        <draw:line draw:style-name="gr2" draw:text-style-name="P2" draw:layer="layout" svg:x1="8.05cm" svg:y1="8.124cm" svg:x2="8.032cm" svg:y2="8.124cm">
          <text:p/>
        </draw:line>
        <draw:line draw:style-name="gr2" draw:text-style-name="P2" draw:layer="layout" svg:x1="8.004cm" svg:y1="8.117cm" svg:x2="7.946cm" svg:y2="8.059cm">
          <text:p/>
        </draw:line>
        <draw:line draw:style-name="gr2" draw:text-style-name="P2" draw:layer="layout" svg:x1="7.948cm" svg:y1="8.058cm" svg:x2="8.134cm" svg:y2="8.058cm">
          <text:p/>
        </draw:line>
        <draw:line draw:style-name="gr2" draw:text-style-name="P2" draw:layer="layout" svg:x1="8.032cm" svg:y1="9.384cm" svg:x2="8.032cm" svg:y2="9.444cm">
          <text:p/>
        </draw:line>
        <draw:line draw:style-name="gr2" draw:text-style-name="P2" draw:layer="layout" svg:x1="8.004cm" svg:y1="9.451cm" svg:x2="8.004cm" svg:y2="9.377cm">
          <text:p/>
        </draw:line>
        <draw:line draw:style-name="gr2" draw:text-style-name="P2" draw:layer="layout" svg:x1="8.05cm" svg:y1="9.444cm" svg:x2="8.05cm" svg:y2="9.384cm">
          <text:p/>
        </draw:line>
        <draw:line draw:style-name="gr2" draw:text-style-name="P2" draw:layer="layout" svg:x1="8.078cm" svg:y1="9.377cm" svg:x2="8.078cm" svg:y2="9.451cm">
          <text:p/>
        </draw:line>
        <draw:line draw:style-name="gr2" draw:text-style-name="P2" draw:layer="layout" svg:x1="13.3cm" svg:y1="9.444cm" svg:x2="13.3cm" svg:y2="9.384cm">
          <text:p/>
        </draw:line>
        <draw:line draw:style-name="gr2" draw:text-style-name="P2" draw:layer="layout" svg:x1="13.328cm" svg:y1="9.377cm" svg:x2="13.328cm" svg:y2="9.451cm">
          <text:p/>
        </draw:line>
        <draw:line draw:style-name="gr2" draw:text-style-name="P2" draw:layer="layout" svg:x1="11.782cm" svg:y1="9.384cm" svg:x2="11.782cm" svg:y2="9.444cm">
          <text:p/>
        </draw:line>
        <draw:line draw:style-name="gr2" draw:text-style-name="P2" draw:layer="layout" svg:x1="11.754cm" svg:y1="9.451cm" svg:x2="11.754cm" svg:y2="9.377cm">
          <text:p/>
        </draw:line>
        <draw:line draw:style-name="gr2" draw:text-style-name="P2" draw:layer="layout" svg:x1="9.55cm" svg:y1="9.444cm" svg:x2="9.55cm" svg:y2="9.384cm">
          <text:p/>
        </draw:line>
        <draw:line draw:style-name="gr2" draw:text-style-name="P2" draw:layer="layout" svg:x1="9.578cm" svg:y1="9.377cm" svg:x2="9.578cm" svg:y2="9.451cm">
          <text:p/>
        </draw:line>
        <draw:line draw:style-name="gr2" draw:text-style-name="P2" draw:layer="layout" svg:x1="8.078cm" svg:y1="9.377cm" svg:x2="8.136cm" svg:y2="9.319cm">
          <text:p/>
        </draw:line>
        <draw:line draw:style-name="gr2" draw:text-style-name="P2" draw:layer="layout" svg:x1="8.05cm" svg:y1="9.384cm" svg:x2="8.032cm" svg:y2="9.384cm">
          <text:p/>
        </draw:line>
        <draw:line draw:style-name="gr2" draw:text-style-name="P2" draw:layer="layout" svg:x1="8.004cm" svg:y1="9.377cm" svg:x2="7.946cm" svg:y2="9.319cm">
          <text:p/>
        </draw:line>
        <draw:line draw:style-name="gr2" draw:text-style-name="P2" draw:layer="layout" svg:x1="7.948cm" svg:y1="9.318cm" svg:x2="8.134cm" svg:y2="9.318cm">
          <text:p/>
        </draw:line>
        <draw:line draw:style-name="gr2" draw:text-style-name="P2" draw:layer="layout" svg:x1="13.282cm" svg:y1="9.444cm" svg:x2="13.3cm" svg:y2="9.444cm">
          <text:p/>
        </draw:line>
        <draw:line draw:style-name="gr2" draw:text-style-name="P2" draw:layer="layout" svg:x1="13.386cm" svg:y1="9.509cm" svg:x2="13.328cm" svg:y2="9.451cm">
          <text:p/>
        </draw:line>
        <draw:line draw:style-name="gr2" draw:text-style-name="P2" draw:layer="layout" svg:x1="13.384cm" svg:y1="9.51cm" svg:x2="13.198cm" svg:y2="9.51cm">
          <text:p/>
        </draw:line>
        <draw:line draw:style-name="gr2" draw:text-style-name="P2" draw:layer="layout" svg:x1="13.196cm" svg:y1="9.509cm" svg:x2="13.254cm" svg:y2="9.451cm">
          <text:p/>
        </draw:line>
        <draw:line draw:style-name="gr2" draw:text-style-name="P2" draw:layer="layout" svg:x1="10.328cm" svg:y1="8.117cm" svg:x2="10.386cm" svg:y2="8.059cm">
          <text:p/>
        </draw:line>
        <draw:line draw:style-name="gr2" draw:text-style-name="P2" draw:layer="layout" svg:x1="10.3cm" svg:y1="8.124cm" svg:x2="10.282cm" svg:y2="8.124cm">
          <text:p/>
        </draw:line>
        <draw:line draw:style-name="gr2" draw:text-style-name="P2" draw:layer="layout" svg:x1="10.254cm" svg:y1="8.117cm" svg:x2="10.196cm" svg:y2="8.059cm">
          <text:p/>
        </draw:line>
        <draw:line draw:style-name="gr2" draw:text-style-name="P2" draw:layer="layout" svg:x1="10.198cm" svg:y1="8.058cm" svg:x2="10.384cm" svg:y2="8.058cm">
          <text:p/>
        </draw:line>
        <draw:line draw:style-name="gr2" draw:text-style-name="P2" draw:layer="layout" svg:x1="9.532cm" svg:y1="8.184cm" svg:x2="9.55cm" svg:y2="8.184cm">
          <text:p/>
        </draw:line>
        <draw:line draw:style-name="gr2" draw:text-style-name="P2" draw:layer="layout" svg:x1="9.636cm" svg:y1="8.249cm" svg:x2="9.578cm" svg:y2="8.191cm">
          <text:p/>
        </draw:line>
        <draw:line draw:style-name="gr2" draw:text-style-name="P2" draw:layer="layout" svg:x1="9.634cm" svg:y1="8.25cm" svg:x2="9.448cm" svg:y2="8.25cm">
          <text:p/>
        </draw:line>
        <draw:line draw:style-name="gr2" draw:text-style-name="P2" draw:layer="layout" svg:x1="9.446cm" svg:y1="8.249cm" svg:x2="9.504cm" svg:y2="8.191cm">
          <text:p/>
        </draw:line>
        <draw:line draw:style-name="gr2" draw:text-style-name="P2" draw:layer="layout" svg:x1="11.782cm" svg:y1="8.124cm" svg:x2="11.782cm" svg:y2="8.184cm">
          <text:p/>
        </draw:line>
        <draw:line draw:style-name="gr2" draw:text-style-name="P2" draw:layer="layout" svg:x1="11.754cm" svg:y1="8.191cm" svg:x2="11.754cm" svg:y2="8.117cm">
          <text:p/>
        </draw:line>
        <draw:line draw:style-name="gr2" draw:text-style-name="P2" draw:layer="layout" svg:x1="8.05cm" svg:y1="8.184cm" svg:x2="8.05cm" svg:y2="8.124cm">
          <text:p/>
        </draw:line>
        <draw:line draw:style-name="gr2" draw:text-style-name="P2" draw:layer="layout" svg:x1="8.078cm" svg:y1="8.117cm" svg:x2="8.078cm" svg:y2="8.191cm">
          <text:p/>
        </draw:line>
        <draw:line draw:style-name="gr2" draw:text-style-name="P2" draw:layer="layout" svg:x1="14.801cm" svg:y1="9.444cm" svg:x2="14.801cm" svg:y2="9.384cm">
          <text:p/>
        </draw:line>
        <draw:line draw:style-name="gr2" draw:text-style-name="P2" draw:layer="layout" svg:x1="14.829cm" svg:y1="9.377cm" svg:x2="14.829cm" svg:y2="9.451cm">
          <text:p/>
        </draw:line>
        <draw:line draw:style-name="gr2" draw:text-style-name="P2" draw:layer="layout" svg:x1="8.828cm" svg:y1="8.117cm" svg:x2="8.886cm" svg:y2="8.059cm">
          <text:p/>
        </draw:line>
        <draw:line draw:style-name="gr2" draw:text-style-name="P2" draw:layer="layout" svg:x1="8.8cm" svg:y1="8.124cm" svg:x2="8.782cm" svg:y2="8.124cm">
          <text:p/>
        </draw:line>
        <draw:line draw:style-name="gr2" draw:text-style-name="P2" draw:layer="layout" svg:x1="8.754cm" svg:y1="8.117cm" svg:x2="8.696cm" svg:y2="8.059cm">
          <text:p/>
        </draw:line>
        <draw:line draw:style-name="gr2" draw:text-style-name="P2" draw:layer="layout" svg:x1="8.698cm" svg:y1="8.058cm" svg:x2="8.884cm" svg:y2="8.058cm">
          <text:p/>
        </draw:line>
        <draw:line draw:style-name="gr2" draw:text-style-name="P2" draw:layer="layout" svg:x1="8.782cm" svg:y1="8.184cm" svg:x2="8.8cm" svg:y2="8.184cm">
          <text:p/>
        </draw:line>
        <draw:line draw:style-name="gr2" draw:text-style-name="P2" draw:layer="layout" svg:x1="8.886cm" svg:y1="8.249cm" svg:x2="8.828cm" svg:y2="8.191cm">
          <text:p/>
        </draw:line>
        <draw:line draw:style-name="gr2" draw:text-style-name="P2" draw:layer="layout" svg:x1="8.884cm" svg:y1="8.25cm" svg:x2="8.698cm" svg:y2="8.25cm">
          <text:p/>
        </draw:line>
        <draw:line draw:style-name="gr2" draw:text-style-name="P2" draw:layer="layout" svg:x1="8.696cm" svg:y1="8.249cm" svg:x2="8.754cm" svg:y2="8.191cm">
          <text:p/>
        </draw:line>
        <draw:line draw:style-name="gr2" draw:text-style-name="P2" draw:layer="layout" svg:x1="8.032cm" svg:y1="8.184cm" svg:x2="8.05cm" svg:y2="8.184cm">
          <text:p/>
        </draw:line>
        <draw:line draw:style-name="gr2" draw:text-style-name="P2" draw:layer="layout" svg:x1="8.136cm" svg:y1="8.249cm" svg:x2="8.078cm" svg:y2="8.191cm">
          <text:p/>
        </draw:line>
        <draw:line draw:style-name="gr2" draw:text-style-name="P2" draw:layer="layout" svg:x1="8.134cm" svg:y1="8.25cm" svg:x2="7.948cm" svg:y2="8.25cm">
          <text:p/>
        </draw:line>
        <draw:line draw:style-name="gr2" draw:text-style-name="P2" draw:layer="layout" svg:x1="7.946cm" svg:y1="8.249cm" svg:x2="8.004cm" svg:y2="8.191cm">
          <text:p/>
        </draw:line>
        <draw:line draw:style-name="gr2" draw:text-style-name="P2" draw:layer="layout" svg:x1="14.033cm" svg:y1="9.384cm" svg:x2="14.033cm" svg:y2="9.444cm">
          <text:p/>
        </draw:line>
        <draw:line draw:style-name="gr2" draw:text-style-name="P2" draw:layer="layout" svg:x1="14.005cm" svg:y1="9.451cm" svg:x2="14.005cm" svg:y2="9.377cm">
          <text:p/>
        </draw:line>
        <draw:line draw:style-name="gr2" draw:text-style-name="P2" draw:layer="layout" svg:x1="9.532cm" svg:y1="8.124cm" svg:x2="9.532cm" svg:y2="8.184cm">
          <text:p/>
        </draw:line>
        <draw:line draw:style-name="gr2" draw:text-style-name="P2" draw:layer="layout" svg:x1="9.504cm" svg:y1="8.191cm" svg:x2="9.504cm" svg:y2="8.117cm">
          <text:p/>
        </draw:line>
        <draw:line draw:style-name="gr2" draw:text-style-name="P2" draw:layer="layout" svg:x1="14.051cm" svg:y1="9.444cm" svg:x2="14.051cm" svg:y2="9.384cm">
          <text:p/>
        </draw:line>
        <draw:line draw:style-name="gr2" draw:text-style-name="P2" draw:layer="layout" svg:x1="14.079cm" svg:y1="9.377cm" svg:x2="14.079cm" svg:y2="9.451cm">
          <text:p/>
        </draw:line>
        <draw:line draw:style-name="gr2" draw:text-style-name="P2" draw:layer="layout" svg:x1="14.829cm" svg:y1="8.117cm" svg:x2="14.887cm" svg:y2="8.059cm">
          <text:p/>
        </draw:line>
        <draw:line draw:style-name="gr2" draw:text-style-name="P2" draw:layer="layout" svg:x1="14.801cm" svg:y1="8.124cm" svg:x2="14.783cm" svg:y2="8.124cm">
          <text:p/>
        </draw:line>
        <draw:line draw:style-name="gr2" draw:text-style-name="P2" draw:layer="layout" svg:x1="14.755cm" svg:y1="8.117cm" svg:x2="14.697cm" svg:y2="8.059cm">
          <text:p/>
        </draw:line>
        <draw:line draw:style-name="gr2" draw:text-style-name="P2" draw:layer="layout" svg:x1="14.699cm" svg:y1="8.058cm" svg:x2="14.885cm" svg:y2="8.058cm">
          <text:p/>
        </draw:line>
        <draw:line draw:style-name="gr2" draw:text-style-name="P2" draw:layer="layout" svg:x1="14.783cm" svg:y1="8.184cm" svg:x2="14.801cm" svg:y2="8.184cm">
          <text:p/>
        </draw:line>
        <draw:line draw:style-name="gr2" draw:text-style-name="P2" draw:layer="layout" svg:x1="14.887cm" svg:y1="8.249cm" svg:x2="14.829cm" svg:y2="8.191cm">
          <text:p/>
        </draw:line>
        <draw:line draw:style-name="gr2" draw:text-style-name="P2" draw:layer="layout" svg:x1="14.885cm" svg:y1="8.25cm" svg:x2="14.699cm" svg:y2="8.25cm">
          <text:p/>
        </draw:line>
        <draw:line draw:style-name="gr2" draw:text-style-name="P2" draw:layer="layout" svg:x1="14.697cm" svg:y1="8.249cm" svg:x2="14.755cm" svg:y2="8.191cm">
          <text:p/>
        </draw:line>
        <draw:line draw:style-name="gr2" draw:text-style-name="P2" draw:layer="layout" svg:x1="14.079cm" svg:y1="9.377cm" svg:x2="14.137cm" svg:y2="9.319cm">
          <text:p/>
        </draw:line>
        <draw:line draw:style-name="gr2" draw:text-style-name="P2" draw:layer="layout" svg:x1="14.051cm" svg:y1="9.384cm" svg:x2="14.033cm" svg:y2="9.384cm">
          <text:p/>
        </draw:line>
        <draw:line draw:style-name="gr2" draw:text-style-name="P2" draw:layer="layout" svg:x1="14.005cm" svg:y1="9.377cm" svg:x2="13.947cm" svg:y2="9.319cm">
          <text:p/>
        </draw:line>
        <draw:line draw:style-name="gr2" draw:text-style-name="P2" draw:layer="layout" svg:x1="13.949cm" svg:y1="9.318cm" svg:x2="14.135cm" svg:y2="9.318cm">
          <text:p/>
        </draw:line>
        <draw:line draw:style-name="gr2" draw:text-style-name="P2" draw:layer="layout" svg:x1="11.828cm" svg:y1="9.377cm" svg:x2="11.886cm" svg:y2="9.319cm">
          <text:p/>
        </draw:line>
        <draw:line draw:style-name="gr2" draw:text-style-name="P2" draw:layer="layout" svg:x1="11.8cm" svg:y1="9.384cm" svg:x2="11.782cm" svg:y2="9.384cm">
          <text:p/>
        </draw:line>
        <draw:line draw:style-name="gr2" draw:text-style-name="P2" draw:layer="layout" svg:x1="11.754cm" svg:y1="9.377cm" svg:x2="11.696cm" svg:y2="9.319cm">
          <text:p/>
        </draw:line>
        <draw:line draw:style-name="gr2" draw:text-style-name="P2" draw:layer="layout" svg:x1="11.698cm" svg:y1="9.318cm" svg:x2="11.884cm" svg:y2="9.318cm">
          <text:p/>
        </draw:line>
        <draw:line draw:style-name="gr2" draw:text-style-name="P2" draw:layer="layout" svg:x1="9.532cm" svg:y1="9.444cm" svg:x2="9.55cm" svg:y2="9.444cm">
          <text:p/>
        </draw:line>
        <draw:line draw:style-name="gr2" draw:text-style-name="P2" draw:layer="layout" svg:x1="9.636cm" svg:y1="9.509cm" svg:x2="9.578cm" svg:y2="9.451cm">
          <text:p/>
        </draw:line>
        <draw:line draw:style-name="gr2" draw:text-style-name="P2" draw:layer="layout" svg:x1="9.634cm" svg:y1="9.51cm" svg:x2="9.448cm" svg:y2="9.51cm">
          <text:p/>
        </draw:line>
        <draw:line draw:style-name="gr2" draw:text-style-name="P2" draw:layer="layout" svg:x1="9.446cm" svg:y1="9.509cm" svg:x2="9.504cm" svg:y2="9.451cm">
          <text:p/>
        </draw:line>
        <draw:line draw:style-name="gr2" draw:text-style-name="P2" draw:layer="layout" svg:x1="13.3cm" svg:y1="8.184cm" svg:x2="13.3cm" svg:y2="8.124cm">
          <text:p/>
        </draw:line>
        <draw:line draw:style-name="gr2" draw:text-style-name="P2" draw:layer="layout" svg:x1="13.328cm" svg:y1="8.117cm" svg:x2="13.328cm" svg:y2="8.191cm">
          <text:p/>
        </draw:line>
        <draw:line draw:style-name="gr2" draw:text-style-name="P2" draw:layer="layout" svg:x1="11.078cm" svg:y1="9.377cm" svg:x2="11.136cm" svg:y2="9.319cm">
          <text:p/>
        </draw:line>
        <draw:line draw:style-name="gr2" draw:text-style-name="P2" draw:layer="layout" svg:x1="11.05cm" svg:y1="9.384cm" svg:x2="11.032cm" svg:y2="9.384cm">
          <text:p/>
        </draw:line>
        <draw:line draw:style-name="gr2" draw:text-style-name="P2" draw:layer="layout" svg:x1="11.004cm" svg:y1="9.377cm" svg:x2="10.946cm" svg:y2="9.319cm">
          <text:p/>
        </draw:line>
        <draw:line draw:style-name="gr2" draw:text-style-name="P2" draw:layer="layout" svg:x1="10.948cm" svg:y1="9.318cm" svg:x2="11.134cm" svg:y2="9.318cm">
          <text:p/>
        </draw:line>
        <draw:line draw:style-name="gr2" draw:text-style-name="P2" draw:layer="layout" svg:x1="11.032cm" svg:y1="8.184cm" svg:x2="11.05cm" svg:y2="8.184cm">
          <text:p/>
        </draw:line>
        <draw:line draw:style-name="gr2" draw:text-style-name="P2" draw:layer="layout" svg:x1="11.136cm" svg:y1="8.249cm" svg:x2="11.078cm" svg:y2="8.191cm">
          <text:p/>
        </draw:line>
        <draw:line draw:style-name="gr2" draw:text-style-name="P2" draw:layer="layout" svg:x1="11.134cm" svg:y1="8.25cm" svg:x2="10.948cm" svg:y2="8.25cm">
          <text:p/>
        </draw:line>
        <draw:line draw:style-name="gr2" draw:text-style-name="P2" draw:layer="layout" svg:x1="10.946cm" svg:y1="8.249cm" svg:x2="11.004cm" svg:y2="8.191cm">
          <text:p/>
        </draw:line>
        <draw:line draw:style-name="gr2" draw:text-style-name="P2" draw:layer="layout" svg:x1="12.532cm" svg:y1="9.444cm" svg:x2="12.55cm" svg:y2="9.444cm">
          <text:p/>
        </draw:line>
        <draw:line draw:style-name="gr2" draw:text-style-name="P2" draw:layer="layout" svg:x1="12.636cm" svg:y1="9.509cm" svg:x2="12.578cm" svg:y2="9.451cm">
          <text:p/>
        </draw:line>
        <draw:line draw:style-name="gr2" draw:text-style-name="P2" draw:layer="layout" svg:x1="12.634cm" svg:y1="9.51cm" svg:x2="12.448cm" svg:y2="9.51cm">
          <text:p/>
        </draw:line>
        <draw:line draw:style-name="gr2" draw:text-style-name="P2" draw:layer="layout" svg:x1="12.446cm" svg:y1="9.509cm" svg:x2="12.504cm" svg:y2="9.451cm">
          <text:p/>
        </draw:line>
        <draw:line draw:style-name="gr2" draw:text-style-name="P2" draw:layer="layout" svg:x1="14.783cm" svg:y1="8.124cm" svg:x2="14.783cm" svg:y2="8.184cm">
          <text:p/>
        </draw:line>
        <draw:line draw:style-name="gr2" draw:text-style-name="P2" draw:layer="layout" svg:x1="14.755cm" svg:y1="8.191cm" svg:x2="14.755cm" svg:y2="8.117cm">
          <text:p/>
        </draw:line>
        <draw:line draw:style-name="gr2" draw:text-style-name="P2" draw:layer="layout" svg:x1="11.782cm" svg:y1="8.184cm" svg:x2="11.8cm" svg:y2="8.184cm">
          <text:p/>
        </draw:line>
        <draw:line draw:style-name="gr2" draw:text-style-name="P2" draw:layer="layout" svg:x1="11.886cm" svg:y1="8.249cm" svg:x2="11.828cm" svg:y2="8.191cm">
          <text:p/>
        </draw:line>
        <draw:line draw:style-name="gr2" draw:text-style-name="P2" draw:layer="layout" svg:x1="11.884cm" svg:y1="8.25cm" svg:x2="11.698cm" svg:y2="8.25cm">
          <text:p/>
        </draw:line>
        <draw:line draw:style-name="gr2" draw:text-style-name="P2" draw:layer="layout" svg:x1="11.696cm" svg:y1="8.249cm" svg:x2="11.754cm" svg:y2="8.191cm">
          <text:p/>
        </draw:line>
        <draw:line draw:style-name="gr2" draw:text-style-name="P2" draw:layer="layout" svg:x1="14.783cm" svg:y1="9.444cm" svg:x2="14.801cm" svg:y2="9.444cm">
          <text:p/>
        </draw:line>
        <draw:line draw:style-name="gr2" draw:text-style-name="P2" draw:layer="layout" svg:x1="14.887cm" svg:y1="9.509cm" svg:x2="14.829cm" svg:y2="9.451cm">
          <text:p/>
        </draw:line>
        <draw:line draw:style-name="gr2" draw:text-style-name="P2" draw:layer="layout" svg:x1="14.885cm" svg:y1="9.51cm" svg:x2="14.699cm" svg:y2="9.51cm">
          <text:p/>
        </draw:line>
        <draw:line draw:style-name="gr2" draw:text-style-name="P2" draw:layer="layout" svg:x1="14.697cm" svg:y1="9.509cm" svg:x2="14.755cm" svg:y2="9.451cm">
          <text:p/>
        </draw:line>
        <draw:line draw:style-name="gr2" draw:text-style-name="P2" draw:layer="layout" svg:x1="10.282cm" svg:y1="8.124cm" svg:x2="10.282cm" svg:y2="8.184cm">
          <text:p/>
        </draw:line>
        <draw:line draw:style-name="gr2" draw:text-style-name="P2" draw:layer="layout" svg:x1="10.254cm" svg:y1="8.191cm" svg:x2="10.254cm" svg:y2="8.117cm">
          <text:p/>
        </draw:line>
        <draw:line draw:style-name="gr2" draw:text-style-name="P2" draw:layer="layout" svg:x1="9.532cm" svg:y1="9.384cm" svg:x2="9.532cm" svg:y2="9.444cm">
          <text:p/>
        </draw:line>
        <draw:line draw:style-name="gr2" draw:text-style-name="P2" draw:layer="layout" svg:x1="9.504cm" svg:y1="9.451cm" svg:x2="9.504cm" svg:y2="9.377cm">
          <text:p/>
        </draw:line>
        <draw:line draw:style-name="gr2" draw:text-style-name="P2" draw:layer="layout" svg:x1="11.8cm" svg:y1="9.444cm" svg:x2="11.8cm" svg:y2="9.384cm">
          <text:p/>
        </draw:line>
        <draw:line draw:style-name="gr2" draw:text-style-name="P2" draw:layer="layout" svg:x1="11.828cm" svg:y1="9.377cm" svg:x2="11.828cm" svg:y2="9.451cm">
          <text:p/>
        </draw:line>
        <draw:line draw:style-name="gr2" draw:text-style-name="P2" draw:layer="layout" svg:x1="10.282cm" svg:y1="8.184cm" svg:x2="10.3cm" svg:y2="8.184cm">
          <text:p/>
        </draw:line>
        <draw:line draw:style-name="gr2" draw:text-style-name="P2" draw:layer="layout" svg:x1="10.386cm" svg:y1="8.249cm" svg:x2="10.328cm" svg:y2="8.191cm">
          <text:p/>
        </draw:line>
        <draw:line draw:style-name="gr2" draw:text-style-name="P2" draw:layer="layout" svg:x1="10.384cm" svg:y1="8.25cm" svg:x2="10.198cm" svg:y2="8.25cm">
          <text:p/>
        </draw:line>
        <draw:line draw:style-name="gr2" draw:text-style-name="P2" draw:layer="layout" svg:x1="10.196cm" svg:y1="8.249cm" svg:x2="10.254cm" svg:y2="8.191cm">
          <text:p/>
        </draw:line>
        <draw:line draw:style-name="gr2" draw:text-style-name="P2" draw:layer="layout" svg:x1="13.282cm" svg:y1="8.124cm" svg:x2="13.282cm" svg:y2="8.184cm">
          <text:p/>
        </draw:line>
        <draw:line draw:style-name="gr2" draw:text-style-name="P2" draw:layer="layout" svg:x1="13.254cm" svg:y1="8.191cm" svg:x2="13.254cm" svg:y2="8.117cm">
          <text:p/>
        </draw:line>
        <draw:line draw:style-name="gr2" draw:text-style-name="P2" draw:layer="layout" svg:x1="14.033cm" svg:y1="9.444cm" svg:x2="14.051cm" svg:y2="9.444cm">
          <text:p/>
        </draw:line>
        <draw:line draw:style-name="gr2" draw:text-style-name="P2" draw:layer="layout" svg:x1="14.137cm" svg:y1="9.509cm" svg:x2="14.079cm" svg:y2="9.451cm">
          <text:p/>
        </draw:line>
        <draw:line draw:style-name="gr2" draw:text-style-name="P2" draw:layer="layout" svg:x1="14.135cm" svg:y1="9.51cm" svg:x2="13.949cm" svg:y2="9.51cm">
          <text:p/>
        </draw:line>
        <draw:line draw:style-name="gr2" draw:text-style-name="P2" draw:layer="layout" svg:x1="13.947cm" svg:y1="9.509cm" svg:x2="14.005cm" svg:y2="9.451cm">
          <text:p/>
        </draw:line>
        <draw:line draw:style-name="gr2" draw:text-style-name="P2" draw:layer="layout" svg:x1="11.032cm" svg:y1="9.444cm" svg:x2="11.05cm" svg:y2="9.444cm">
          <text:p/>
        </draw:line>
        <draw:line draw:style-name="gr2" draw:text-style-name="P2" draw:layer="layout" svg:x1="11.136cm" svg:y1="9.509cm" svg:x2="11.078cm" svg:y2="9.451cm">
          <text:p/>
        </draw:line>
        <draw:line draw:style-name="gr2" draw:text-style-name="P2" draw:layer="layout" svg:x1="11.134cm" svg:y1="9.51cm" svg:x2="10.948cm" svg:y2="9.51cm">
          <text:p/>
        </draw:line>
        <draw:line draw:style-name="gr2" draw:text-style-name="P2" draw:layer="layout" svg:x1="10.946cm" svg:y1="9.509cm" svg:x2="11.004cm" svg:y2="9.451cm">
          <text:p/>
        </draw:line>
        <draw:line draw:style-name="gr2" draw:text-style-name="P2" draw:layer="layout" svg:x1="8.032cm" svg:y1="8.124cm" svg:x2="8.032cm" svg:y2="8.184cm">
          <text:p/>
        </draw:line>
        <draw:line draw:style-name="gr2" draw:text-style-name="P2" draw:layer="layout" svg:x1="8.004cm" svg:y1="8.191cm" svg:x2="8.004cm" svg:y2="8.117cm">
          <text:p/>
        </draw:line>
        <draw:line draw:style-name="gr2" draw:text-style-name="P2" draw:layer="layout" svg:x1="8.782cm" svg:y1="9.444cm" svg:x2="8.8cm" svg:y2="9.444cm">
          <text:p/>
        </draw:line>
        <draw:line draw:style-name="gr2" draw:text-style-name="P2" draw:layer="layout" svg:x1="8.886cm" svg:y1="9.509cm" svg:x2="8.828cm" svg:y2="9.451cm">
          <text:p/>
        </draw:line>
        <draw:line draw:style-name="gr2" draw:text-style-name="P2" draw:layer="layout" svg:x1="8.884cm" svg:y1="9.51cm" svg:x2="8.698cm" svg:y2="9.51cm">
          <text:p/>
        </draw:line>
        <draw:line draw:style-name="gr2" draw:text-style-name="P2" draw:layer="layout" svg:x1="8.696cm" svg:y1="9.509cm" svg:x2="8.754cm" svg:y2="9.451cm">
          <text:p/>
        </draw:line>
        <draw:line draw:style-name="gr2" draw:text-style-name="P2" draw:layer="layout" svg:x1="11.078cm" svg:y1="8.117cm" svg:x2="11.136cm" svg:y2="8.059cm">
          <text:p/>
        </draw:line>
        <draw:line draw:style-name="gr2" draw:text-style-name="P2" draw:layer="layout" svg:x1="11.05cm" svg:y1="8.124cm" svg:x2="11.032cm" svg:y2="8.124cm">
          <text:p/>
        </draw:line>
        <draw:line draw:style-name="gr2" draw:text-style-name="P2" draw:layer="layout" svg:x1="11.004cm" svg:y1="8.117cm" svg:x2="10.946cm" svg:y2="8.059cm">
          <text:p/>
        </draw:line>
        <draw:line draw:style-name="gr2" draw:text-style-name="P2" draw:layer="layout" svg:x1="10.948cm" svg:y1="8.058cm" svg:x2="11.134cm" svg:y2="8.058cm">
          <text:p/>
        </draw:line>
        <draw:line draw:style-name="gr2" draw:text-style-name="P2" draw:layer="layout" svg:x1="11.032cm" svg:y1="8.124cm" svg:x2="11.032cm" svg:y2="8.184cm">
          <text:p/>
        </draw:line>
        <draw:line draw:style-name="gr2" draw:text-style-name="P2" draw:layer="layout" svg:x1="11.004cm" svg:y1="8.191cm" svg:x2="11.004cm" svg:y2="8.117cm">
          <text:p/>
        </draw:line>
        <draw:line draw:style-name="gr2" draw:text-style-name="P2" draw:layer="layout" svg:x1="14.051cm" svg:y1="8.184cm" svg:x2="14.051cm" svg:y2="8.124cm">
          <text:p/>
        </draw:line>
        <draw:line draw:style-name="gr2" draw:text-style-name="P2" draw:layer="layout" svg:x1="14.079cm" svg:y1="8.117cm" svg:x2="14.079cm" svg:y2="8.191cm">
          <text:p/>
        </draw:line>
        <draw:line draw:style-name="gr2" draw:text-style-name="P2" draw:layer="layout" svg:x1="14.801cm" svg:y1="8.184cm" svg:x2="14.801cm" svg:y2="8.124cm">
          <text:p/>
        </draw:line>
        <draw:line draw:style-name="gr2" draw:text-style-name="P2" draw:layer="layout" svg:x1="14.829cm" svg:y1="8.117cm" svg:x2="14.829cm" svg:y2="8.191cm">
          <text:p/>
        </draw:line>
        <draw:line draw:style-name="gr2" draw:text-style-name="P2" draw:layer="layout" svg:x1="10.282cm" svg:y1="9.384cm" svg:x2="10.282cm" svg:y2="9.444cm">
          <text:p/>
        </draw:line>
        <draw:line draw:style-name="gr2" draw:text-style-name="P2" draw:layer="layout" svg:x1="10.254cm" svg:y1="9.451cm" svg:x2="10.254cm" svg:y2="9.377cm">
          <text:p/>
        </draw:line>
        <draw:line draw:style-name="gr2" draw:text-style-name="P2" draw:layer="layout" svg:x1="9.578cm" svg:y1="8.117cm" svg:x2="9.636cm" svg:y2="8.059cm">
          <text:p/>
        </draw:line>
        <draw:line draw:style-name="gr2" draw:text-style-name="P2" draw:layer="layout" svg:x1="9.55cm" svg:y1="8.124cm" svg:x2="9.532cm" svg:y2="8.124cm">
          <text:p/>
        </draw:line>
        <draw:line draw:style-name="gr2" draw:text-style-name="P2" draw:layer="layout" svg:x1="9.504cm" svg:y1="8.117cm" svg:x2="9.446cm" svg:y2="8.059cm">
          <text:p/>
        </draw:line>
        <draw:line draw:style-name="gr2" draw:text-style-name="P2" draw:layer="layout" svg:x1="9.448cm" svg:y1="8.058cm" svg:x2="9.634cm" svg:y2="8.058cm">
          <text:p/>
        </draw:line>
        <draw:line draw:style-name="gr2" draw:text-style-name="P2" draw:layer="layout" svg:x1="8.782cm" svg:y1="9.384cm" svg:x2="8.782cm" svg:y2="9.444cm">
          <text:p/>
        </draw:line>
        <draw:line draw:style-name="gr2" draw:text-style-name="P2" draw:layer="layout" svg:x1="8.754cm" svg:y1="9.451cm" svg:x2="8.754cm" svg:y2="9.377cm">
          <text:p/>
        </draw:line>
        <draw:line draw:style-name="gr2" draw:text-style-name="P2" draw:layer="layout" svg:x1="9.578cm" svg:y1="9.377cm" svg:x2="9.636cm" svg:y2="9.319cm">
          <text:p/>
        </draw:line>
        <draw:line draw:style-name="gr2" draw:text-style-name="P2" draw:layer="layout" svg:x1="9.55cm" svg:y1="9.384cm" svg:x2="9.532cm" svg:y2="9.384cm">
          <text:p/>
        </draw:line>
        <draw:line draw:style-name="gr2" draw:text-style-name="P2" draw:layer="layout" svg:x1="9.504cm" svg:y1="9.377cm" svg:x2="9.446cm" svg:y2="9.319cm">
          <text:p/>
        </draw:line>
        <draw:line draw:style-name="gr2" draw:text-style-name="P2" draw:layer="layout" svg:x1="9.448cm" svg:y1="9.318cm" svg:x2="9.634cm" svg:y2="9.318cm">
          <text:p/>
        </draw:line>
        <draw:line draw:style-name="gr2" draw:text-style-name="P2" draw:layer="layout" svg:x1="10.282cm" svg:y1="9.444cm" svg:x2="10.3cm" svg:y2="9.444cm">
          <text:p/>
        </draw:line>
        <draw:line draw:style-name="gr2" draw:text-style-name="P2" draw:layer="layout" svg:x1="10.386cm" svg:y1="9.509cm" svg:x2="10.328cm" svg:y2="9.451cm">
          <text:p/>
        </draw:line>
        <draw:line draw:style-name="gr2" draw:text-style-name="P2" draw:layer="layout" svg:x1="10.384cm" svg:y1="9.51cm" svg:x2="10.198cm" svg:y2="9.51cm">
          <text:p/>
        </draw:line>
        <draw:line draw:style-name="gr2" draw:text-style-name="P2" draw:layer="layout" svg:x1="10.196cm" svg:y1="9.509cm" svg:x2="10.254cm" svg:y2="9.451cm">
          <text:p/>
        </draw:line>
        <draw:line draw:style-name="gr2" draw:text-style-name="P2" draw:layer="layout" svg:x1="14.783cm" svg:y1="9.384cm" svg:x2="14.783cm" svg:y2="9.444cm">
          <text:p/>
        </draw:line>
        <draw:line draw:style-name="gr2" draw:text-style-name="P2" draw:layer="layout" svg:x1="14.755cm" svg:y1="9.451cm" svg:x2="14.755cm" svg:y2="9.377cm">
          <text:p/>
        </draw:line>
        <draw:line draw:style-name="gr2" draw:text-style-name="P2" draw:layer="layout" svg:x1="10.3cm" svg:y1="8.184cm" svg:x2="10.3cm" svg:y2="8.124cm">
          <text:p/>
        </draw:line>
        <draw:line draw:style-name="gr2" draw:text-style-name="P2" draw:layer="layout" svg:x1="10.328cm" svg:y1="8.117cm" svg:x2="10.328cm" svg:y2="8.191cm">
          <text:p/>
        </draw:line>
        <draw:line draw:style-name="gr2" draw:text-style-name="P2" draw:layer="layout" svg:x1="11.05cm" svg:y1="8.184cm" svg:x2="11.05cm" svg:y2="8.124cm">
          <text:p/>
        </draw:line>
        <draw:line draw:style-name="gr2" draw:text-style-name="P2" draw:layer="layout" svg:x1="11.078cm" svg:y1="8.117cm" svg:x2="11.078cm" svg:y2="8.191cm">
          <text:p/>
        </draw:line>
        <draw:line draw:style-name="gr2" draw:text-style-name="P2" draw:layer="layout" svg:x1="8.8cm" svg:y1="9.444cm" svg:x2="8.8cm" svg:y2="9.384cm">
          <text:p/>
        </draw:line>
        <draw:line draw:style-name="gr2" draw:text-style-name="P2" draw:layer="layout" svg:x1="8.828cm" svg:y1="9.377cm" svg:x2="8.828cm" svg:y2="9.451cm">
          <text:p/>
        </draw:line>
        <draw:line draw:style-name="gr2" draw:text-style-name="P2" draw:layer="layout" svg:x1="11.05cm" svg:y1="9.444cm" svg:x2="11.05cm" svg:y2="9.384cm">
          <text:p/>
        </draw:line>
        <draw:line draw:style-name="gr2" draw:text-style-name="P2" draw:layer="layout" svg:x1="11.078cm" svg:y1="9.377cm" svg:x2="11.078cm" svg:y2="9.451cm">
          <text:p/>
        </draw:line>
        <draw:line draw:style-name="gr2" draw:text-style-name="P2" draw:layer="layout" svg:x1="9.55cm" svg:y1="8.184cm" svg:x2="9.55cm" svg:y2="8.124cm">
          <text:p/>
        </draw:line>
        <draw:line draw:style-name="gr2" draw:text-style-name="P2" draw:layer="layout" svg:x1="9.578cm" svg:y1="8.117cm" svg:x2="9.578cm" svg:y2="8.191cm">
          <text:p/>
        </draw:line>
        <draw:line draw:style-name="gr2" draw:text-style-name="P2" draw:layer="layout" svg:x1="12.55cm" svg:y1="8.184cm" svg:x2="12.55cm" svg:y2="8.124cm">
          <text:p/>
        </draw:line>
        <draw:line draw:style-name="gr2" draw:text-style-name="P2" draw:layer="layout" svg:x1="12.578cm" svg:y1="8.117cm" svg:x2="12.578cm" svg:y2="8.191cm">
          <text:p/>
        </draw:line>
        <draw:line draw:style-name="gr2" draw:text-style-name="P2" draw:layer="layout" svg:x1="11.828cm" svg:y1="8.117cm" svg:x2="11.886cm" svg:y2="8.059cm">
          <text:p/>
        </draw:line>
        <draw:line draw:style-name="gr2" draw:text-style-name="P2" draw:layer="layout" svg:x1="11.8cm" svg:y1="8.124cm" svg:x2="11.782cm" svg:y2="8.124cm">
          <text:p/>
        </draw:line>
        <draw:line draw:style-name="gr2" draw:text-style-name="P2" draw:layer="layout" svg:x1="11.754cm" svg:y1="8.117cm" svg:x2="11.696cm" svg:y2="8.059cm">
          <text:p/>
        </draw:line>
        <draw:line draw:style-name="gr2" draw:text-style-name="P2" draw:layer="layout" svg:x1="11.698cm" svg:y1="8.058cm" svg:x2="11.884cm" svg:y2="8.058cm">
          <text:p/>
        </draw:line>
        <draw:line draw:style-name="gr2" draw:text-style-name="P2" draw:layer="layout" svg:x1="10.328cm" svg:y1="9.377cm" svg:x2="10.386cm" svg:y2="9.319cm">
          <text:p/>
        </draw:line>
        <draw:line draw:style-name="gr2" draw:text-style-name="P2" draw:layer="layout" svg:x1="10.3cm" svg:y1="9.384cm" svg:x2="10.282cm" svg:y2="9.384cm">
          <text:p/>
        </draw:line>
        <draw:line draw:style-name="gr2" draw:text-style-name="P2" draw:layer="layout" svg:x1="10.254cm" svg:y1="9.377cm" svg:x2="10.196cm" svg:y2="9.319cm">
          <text:p/>
        </draw:line>
        <draw:line draw:style-name="gr2" draw:text-style-name="P2" draw:layer="layout" svg:x1="10.198cm" svg:y1="9.318cm" svg:x2="10.384cm" svg:y2="9.318cm">
          <text:p/>
        </draw:line>
        <draw:line draw:style-name="gr2" draw:text-style-name="P2" draw:layer="layout" svg:x1="11.032cm" svg:y1="9.384cm" svg:x2="11.032cm" svg:y2="9.444cm">
          <text:p/>
        </draw:line>
        <draw:line draw:style-name="gr2" draw:text-style-name="P2" draw:layer="layout" svg:x1="11.004cm" svg:y1="9.451cm" svg:x2="11.004cm" svg:y2="9.377cm">
          <text:p/>
        </draw:line>
        <draw:line draw:style-name="gr2" draw:text-style-name="P2" draw:layer="layout" svg:x1="10.3cm" svg:y1="5.664cm" svg:x2="10.3cm" svg:y2="5.604cm">
          <text:p/>
        </draw:line>
        <draw:line draw:style-name="gr2" draw:text-style-name="P2" draw:layer="layout" svg:x1="10.328cm" svg:y1="5.597cm" svg:x2="10.328cm" svg:y2="5.671cm">
          <text:p/>
        </draw:line>
        <draw:line draw:style-name="gr2" draw:text-style-name="P2" draw:layer="layout" svg:x1="8.828cm" svg:y1="5.597cm" svg:x2="8.886cm" svg:y2="5.539cm">
          <text:p/>
        </draw:line>
        <draw:line draw:style-name="gr2" draw:text-style-name="P2" draw:layer="layout" svg:x1="8.8cm" svg:y1="5.604cm" svg:x2="8.782cm" svg:y2="5.604cm">
          <text:p/>
        </draw:line>
        <draw:line draw:style-name="gr2" draw:text-style-name="P2" draw:layer="layout" svg:x1="8.754cm" svg:y1="5.597cm" svg:x2="8.696cm" svg:y2="5.539cm">
          <text:p/>
        </draw:line>
        <draw:line draw:style-name="gr2" draw:text-style-name="P2" draw:layer="layout" svg:x1="8.698cm" svg:y1="5.538cm" svg:x2="8.884cm" svg:y2="5.538cm">
          <text:p/>
        </draw:line>
        <draw:line draw:style-name="gr2" draw:text-style-name="P2" draw:layer="layout" svg:x1="9.55cm" svg:y1="5.664cm" svg:x2="9.55cm" svg:y2="5.604cm">
          <text:p/>
        </draw:line>
        <draw:line draw:style-name="gr2" draw:text-style-name="P2" draw:layer="layout" svg:x1="9.578cm" svg:y1="5.597cm" svg:x2="9.578cm" svg:y2="5.671cm">
          <text:p/>
        </draw:line>
        <draw:line draw:style-name="gr2" draw:text-style-name="P2" draw:layer="layout" svg:x1="8.782cm" svg:y1="5.664cm" svg:x2="8.8cm" svg:y2="5.664cm">
          <text:p/>
        </draw:line>
        <draw:line draw:style-name="gr2" draw:text-style-name="P2" draw:layer="layout" svg:x1="8.886cm" svg:y1="5.729cm" svg:x2="8.828cm" svg:y2="5.671cm">
          <text:p/>
        </draw:line>
        <draw:line draw:style-name="gr2" draw:text-style-name="P2" draw:layer="layout" svg:x1="8.884cm" svg:y1="5.73cm" svg:x2="8.698cm" svg:y2="5.73cm">
          <text:p/>
        </draw:line>
        <draw:line draw:style-name="gr2" draw:text-style-name="P2" draw:layer="layout" svg:x1="8.696cm" svg:y1="5.729cm" svg:x2="8.754cm" svg:y2="5.671cm">
          <text:p/>
        </draw:line>
        <draw:line draw:style-name="gr2" draw:text-style-name="P2" draw:layer="layout" svg:x1="11.032cm" svg:y1="5.664cm" svg:x2="11.05cm" svg:y2="5.664cm">
          <text:p/>
        </draw:line>
        <draw:line draw:style-name="gr2" draw:text-style-name="P2" draw:layer="layout" svg:x1="11.136cm" svg:y1="5.729cm" svg:x2="11.078cm" svg:y2="5.671cm">
          <text:p/>
        </draw:line>
        <draw:line draw:style-name="gr2" draw:text-style-name="P2" draw:layer="layout" svg:x1="11.134cm" svg:y1="5.73cm" svg:x2="10.948cm" svg:y2="5.73cm">
          <text:p/>
        </draw:line>
        <draw:line draw:style-name="gr2" draw:text-style-name="P2" draw:layer="layout" svg:x1="10.946cm" svg:y1="5.729cm" svg:x2="11.004cm" svg:y2="5.671cm">
          <text:p/>
        </draw:line>
        <draw:line draw:style-name="gr2" draw:text-style-name="P2" draw:layer="layout" svg:x1="10.282cm" svg:y1="5.604cm" svg:x2="10.282cm" svg:y2="5.664cm">
          <text:p/>
        </draw:line>
        <draw:line draw:style-name="gr2" draw:text-style-name="P2" draw:layer="layout" svg:x1="10.254cm" svg:y1="5.671cm" svg:x2="10.254cm" svg:y2="5.597cm">
          <text:p/>
        </draw:line>
        <draw:line draw:style-name="gr2" draw:text-style-name="P2" draw:layer="layout" svg:x1="10.282cm" svg:y1="5.664cm" svg:x2="10.3cm" svg:y2="5.664cm">
          <text:p/>
        </draw:line>
        <draw:line draw:style-name="gr2" draw:text-style-name="P2" draw:layer="layout" svg:x1="10.3cm" svg:y1="5.604cm" svg:x2="10.282cm" svg:y2="5.604cm">
          <text:p/>
        </draw:line>
        <draw:line draw:style-name="gr2" draw:text-style-name="P2" draw:layer="layout" svg:x1="14.079cm" svg:y1="5.597cm" svg:x2="14.137cm" svg:y2="5.539cm">
          <text:p/>
        </draw:line>
        <draw:line draw:style-name="gr2" draw:text-style-name="P2" draw:layer="layout" svg:x1="14.051cm" svg:y1="5.604cm" svg:x2="14.033cm" svg:y2="5.604cm">
          <text:p/>
        </draw:line>
        <draw:line draw:style-name="gr2" draw:text-style-name="P2" draw:layer="layout" svg:x1="14.005cm" svg:y1="5.597cm" svg:x2="13.947cm" svg:y2="5.539cm">
          <text:p/>
        </draw:line>
        <draw:line draw:style-name="gr2" draw:text-style-name="P2" draw:layer="layout" svg:x1="13.949cm" svg:y1="5.538cm" svg:x2="14.135cm" svg:y2="5.538cm">
          <text:p/>
        </draw:line>
        <draw:line draw:style-name="gr2" draw:text-style-name="P2" draw:layer="layout" svg:x1="8.8cm" svg:y1="5.664cm" svg:x2="8.8cm" svg:y2="5.604cm">
          <text:p/>
        </draw:line>
        <draw:line draw:style-name="gr2" draw:text-style-name="P2" draw:layer="layout" svg:x1="8.828cm" svg:y1="5.597cm" svg:x2="8.828cm" svg:y2="5.671cm">
          <text:p/>
        </draw:line>
        <draw:line draw:style-name="gr2" draw:text-style-name="P2" draw:layer="layout" svg:x1="10.328cm" svg:y1="5.597cm" svg:x2="10.386cm" svg:y2="5.539cm">
          <text:p/>
        </draw:line>
        <draw:line draw:style-name="gr2" draw:text-style-name="P2" draw:layer="layout" svg:x1="10.254cm" svg:y1="5.597cm" svg:x2="10.196cm" svg:y2="5.539cm">
          <text:p/>
        </draw:line>
        <draw:line draw:style-name="gr2" draw:text-style-name="P2" draw:layer="layout" svg:x1="10.198cm" svg:y1="5.538cm" svg:x2="10.384cm" svg:y2="5.538cm">
          <text:p/>
        </draw:line>
        <draw:line draw:style-name="gr2" draw:text-style-name="P2" draw:layer="layout" svg:x1="14.783cm" svg:y1="5.604cm" svg:x2="14.783cm" svg:y2="5.664cm">
          <text:p/>
        </draw:line>
        <draw:line draw:style-name="gr2" draw:text-style-name="P2" draw:layer="layout" svg:x1="14.755cm" svg:y1="5.671cm" svg:x2="14.755cm" svg:y2="5.597cm">
          <text:p/>
        </draw:line>
        <draw:line draw:style-name="gr2" draw:text-style-name="P2" draw:layer="layout" svg:x1="14.033cm" svg:y1="5.664cm" svg:x2="14.051cm" svg:y2="5.664cm">
          <text:p/>
        </draw:line>
        <draw:line draw:style-name="gr2" draw:text-style-name="P2" draw:layer="layout" svg:x1="14.137cm" svg:y1="5.729cm" svg:x2="14.079cm" svg:y2="5.671cm">
          <text:p/>
        </draw:line>
        <draw:line draw:style-name="gr2" draw:text-style-name="P2" draw:layer="layout" svg:x1="14.135cm" svg:y1="5.73cm" svg:x2="13.949cm" svg:y2="5.73cm">
          <text:p/>
        </draw:line>
        <draw:line draw:style-name="gr2" draw:text-style-name="P2" draw:layer="layout" svg:x1="13.947cm" svg:y1="5.729cm" svg:x2="14.005cm" svg:y2="5.671cm">
          <text:p/>
        </draw:line>
        <draw:line draw:style-name="gr2" draw:text-style-name="P2" draw:layer="layout" svg:x1="8.782cm" svg:y1="5.604cm" svg:x2="8.782cm" svg:y2="5.664cm">
          <text:p/>
        </draw:line>
        <draw:line draw:style-name="gr2" draw:text-style-name="P2" draw:layer="layout" svg:x1="9.532cm" svg:y1="5.664cm" svg:x2="9.55cm" svg:y2="5.664cm">
          <text:p/>
        </draw:line>
        <draw:line draw:style-name="gr2" draw:text-style-name="P2" draw:layer="layout" svg:x1="9.532cm" svg:y1="5.604cm" svg:x2="9.532cm" svg:y2="5.664cm">
          <text:p/>
        </draw:line>
        <draw:line draw:style-name="gr2" draw:text-style-name="P2" draw:layer="layout" svg:x1="9.55cm" svg:y1="5.604cm" svg:x2="9.532cm" svg:y2="5.604cm">
          <text:p/>
        </draw:line>
        <draw:line draw:style-name="gr2" draw:text-style-name="P2" draw:layer="layout" svg:x1="8.078cm" svg:y1="5.597cm" svg:x2="8.136cm" svg:y2="5.539cm">
          <text:p/>
        </draw:line>
        <draw:line draw:style-name="gr2" draw:text-style-name="P2" draw:layer="layout" svg:x1="8.05cm" svg:y1="5.604cm" svg:x2="8.032cm" svg:y2="5.604cm">
          <text:p/>
        </draw:line>
        <draw:line draw:style-name="gr2" draw:text-style-name="P2" draw:layer="layout" svg:x1="8.004cm" svg:y1="5.597cm" svg:x2="7.946cm" svg:y2="5.539cm">
          <text:p/>
        </draw:line>
        <draw:line draw:style-name="gr2" draw:text-style-name="P2" draw:layer="layout" svg:x1="7.948cm" svg:y1="5.538cm" svg:x2="8.134cm" svg:y2="5.538cm">
          <text:p/>
        </draw:line>
        <draw:line draw:style-name="gr2" draw:text-style-name="P2" draw:layer="layout" svg:x1="9.578cm" svg:y1="5.597cm" svg:x2="9.636cm" svg:y2="5.539cm">
          <text:p/>
        </draw:line>
        <draw:line draw:style-name="gr2" draw:text-style-name="P2" draw:layer="layout" svg:x1="9.504cm" svg:y1="5.597cm" svg:x2="9.446cm" svg:y2="5.539cm">
          <text:p/>
        </draw:line>
        <draw:line draw:style-name="gr2" draw:text-style-name="P2" draw:layer="layout" svg:x1="9.448cm" svg:y1="5.538cm" svg:x2="9.634cm" svg:y2="5.538cm">
          <text:p/>
        </draw:line>
        <draw:line draw:style-name="gr2" draw:text-style-name="P2" draw:layer="layout" svg:x1="11.782cm" svg:y1="5.604cm" svg:x2="11.782cm" svg:y2="5.664cm">
          <text:p/>
        </draw:line>
        <draw:line draw:style-name="gr2" draw:text-style-name="P2" draw:layer="layout" svg:x1="11.754cm" svg:y1="5.671cm" svg:x2="11.754cm" svg:y2="5.597cm">
          <text:p/>
        </draw:line>
        <draw:line draw:style-name="gr2" draw:text-style-name="P2" draw:layer="layout" svg:x1="12.532cm" svg:y1="5.604cm" svg:x2="12.532cm" svg:y2="5.664cm">
          <text:p/>
        </draw:line>
        <draw:line draw:style-name="gr2" draw:text-style-name="P2" draw:layer="layout" svg:x1="12.504cm" svg:y1="5.671cm" svg:x2="12.504cm" svg:y2="5.597cm">
          <text:p/>
        </draw:line>
        <draw:line draw:style-name="gr2" draw:text-style-name="P2" draw:layer="layout" svg:x1="12.55cm" svg:y1="5.664cm" svg:x2="12.55cm" svg:y2="5.604cm">
          <text:p/>
        </draw:line>
        <draw:line draw:style-name="gr2" draw:text-style-name="P2" draw:layer="layout" svg:x1="12.578cm" svg:y1="5.597cm" svg:x2="12.578cm" svg:y2="5.671cm">
          <text:p/>
        </draw:line>
        <draw:line draw:style-name="gr2" draw:text-style-name="P2" draw:layer="layout" svg:x1="11.078cm" svg:y1="5.597cm" svg:x2="11.136cm" svg:y2="5.539cm">
          <text:p/>
        </draw:line>
        <draw:line draw:style-name="gr2" draw:text-style-name="P2" draw:layer="layout" svg:x1="11.05cm" svg:y1="5.604cm" svg:x2="11.032cm" svg:y2="5.604cm">
          <text:p/>
        </draw:line>
        <draw:line draw:style-name="gr2" draw:text-style-name="P2" draw:layer="layout" svg:x1="11.004cm" svg:y1="5.597cm" svg:x2="10.946cm" svg:y2="5.539cm">
          <text:p/>
        </draw:line>
        <draw:line draw:style-name="gr2" draw:text-style-name="P2" draw:layer="layout" svg:x1="10.948cm" svg:y1="5.538cm" svg:x2="11.134cm" svg:y2="5.538cm">
          <text:p/>
        </draw:line>
        <draw:line draw:style-name="gr2" draw:text-style-name="P2" draw:layer="layout" svg:x1="14.051cm" svg:y1="5.664cm" svg:x2="14.051cm" svg:y2="5.604cm">
          <text:p/>
        </draw:line>
        <draw:line draw:style-name="gr2" draw:text-style-name="P2" draw:layer="layout" svg:x1="14.079cm" svg:y1="5.597cm" svg:x2="14.079cm" svg:y2="5.671cm">
          <text:p/>
        </draw:line>
        <draw:line draw:style-name="gr2" draw:text-style-name="P2" draw:layer="layout" svg:x1="14.829cm" svg:y1="5.597cm" svg:x2="14.887cm" svg:y2="5.539cm">
          <text:p/>
        </draw:line>
        <draw:line draw:style-name="gr2" draw:text-style-name="P2" draw:layer="layout" svg:x1="14.801cm" svg:y1="5.604cm" svg:x2="14.783cm" svg:y2="5.604cm">
          <text:p/>
        </draw:line>
        <draw:line draw:style-name="gr2" draw:text-style-name="P2" draw:layer="layout" svg:x1="14.755cm" svg:y1="5.597cm" svg:x2="14.697cm" svg:y2="5.539cm">
          <text:p/>
        </draw:line>
        <draw:line draw:style-name="gr2" draw:text-style-name="P2" draw:layer="layout" svg:x1="14.699cm" svg:y1="5.538cm" svg:x2="14.885cm" svg:y2="5.538cm">
          <text:p/>
        </draw:line>
        <draw:line draw:style-name="gr2" draw:text-style-name="P2" draw:layer="layout" svg:x1="8.754cm" svg:y1="5.671cm" svg:x2="8.754cm" svg:y2="5.597cm">
          <text:p/>
        </draw:line>
        <draw:line draw:style-name="gr2" draw:text-style-name="P2" draw:layer="layout" svg:x1="9.504cm" svg:y1="5.671cm" svg:x2="9.504cm" svg:y2="5.597cm">
          <text:p/>
        </draw:line>
        <draw:line draw:style-name="gr2" draw:text-style-name="P2" draw:layer="layout" svg:x1="14.783cm" svg:y1="5.664cm" svg:x2="14.801cm" svg:y2="5.664cm">
          <text:p/>
        </draw:line>
        <draw:line draw:style-name="gr2" draw:text-style-name="P2" draw:layer="layout" svg:x1="14.887cm" svg:y1="5.729cm" svg:x2="14.829cm" svg:y2="5.671cm">
          <text:p/>
        </draw:line>
        <draw:line draw:style-name="gr2" draw:text-style-name="P2" draw:layer="layout" svg:x1="14.885cm" svg:y1="5.73cm" svg:x2="14.699cm" svg:y2="5.73cm">
          <text:p/>
        </draw:line>
        <draw:line draw:style-name="gr2" draw:text-style-name="P2" draw:layer="layout" svg:x1="14.697cm" svg:y1="5.729cm" svg:x2="14.755cm" svg:y2="5.671cm">
          <text:p/>
        </draw:line>
        <draw:line draw:style-name="gr2" draw:text-style-name="P2" draw:layer="layout" svg:x1="13.328cm" svg:y1="5.597cm" svg:x2="13.386cm" svg:y2="5.539cm">
          <text:p/>
        </draw:line>
        <draw:line draw:style-name="gr2" draw:text-style-name="P2" draw:layer="layout" svg:x1="13.3cm" svg:y1="5.604cm" svg:x2="13.282cm" svg:y2="5.604cm">
          <text:p/>
        </draw:line>
        <draw:line draw:style-name="gr2" draw:text-style-name="P2" draw:layer="layout" svg:x1="13.254cm" svg:y1="5.597cm" svg:x2="13.196cm" svg:y2="5.539cm">
          <text:p/>
        </draw:line>
        <draw:line draw:style-name="gr2" draw:text-style-name="P2" draw:layer="layout" svg:x1="13.198cm" svg:y1="5.538cm" svg:x2="13.384cm" svg:y2="5.538cm">
          <text:p/>
        </draw:line>
        <draw:line draw:style-name="gr2" draw:text-style-name="P2" draw:layer="layout" svg:x1="11.032cm" svg:y1="5.604cm" svg:x2="11.032cm" svg:y2="5.664cm">
          <text:p/>
        </draw:line>
        <draw:line draw:style-name="gr2" draw:text-style-name="P2" draw:layer="layout" svg:x1="11.004cm" svg:y1="5.671cm" svg:x2="11.004cm" svg:y2="5.597cm">
          <text:p/>
        </draw:line>
        <draw:line draw:style-name="gr2" draw:text-style-name="P2" draw:layer="layout" svg:x1="11.05cm" svg:y1="5.664cm" svg:x2="11.05cm" svg:y2="5.604cm">
          <text:p/>
        </draw:line>
        <draw:line draw:style-name="gr2" draw:text-style-name="P2" draw:layer="layout" svg:x1="11.078cm" svg:y1="5.597cm" svg:x2="11.078cm" svg:y2="5.671cm">
          <text:p/>
        </draw:line>
        <draw:line draw:style-name="gr2" draw:text-style-name="P2" draw:layer="layout" svg:x1="11.8cm" svg:y1="5.664cm" svg:x2="11.8cm" svg:y2="5.604cm">
          <text:p/>
        </draw:line>
        <draw:line draw:style-name="gr2" draw:text-style-name="P2" draw:layer="layout" svg:x1="11.828cm" svg:y1="5.597cm" svg:x2="11.828cm" svg:y2="5.671cm">
          <text:p/>
        </draw:line>
        <draw:line draw:style-name="gr2" draw:text-style-name="P2" draw:layer="layout" svg:x1="9.636cm" svg:y1="5.729cm" svg:x2="9.578cm" svg:y2="5.671cm">
          <text:p/>
        </draw:line>
        <draw:line draw:style-name="gr2" draw:text-style-name="P2" draw:layer="layout" svg:x1="9.634cm" svg:y1="5.73cm" svg:x2="9.448cm" svg:y2="5.73cm">
          <text:p/>
        </draw:line>
        <draw:line draw:style-name="gr2" draw:text-style-name="P2" draw:layer="layout" svg:x1="9.446cm" svg:y1="5.729cm" svg:x2="9.504cm" svg:y2="5.671cm">
          <text:p/>
        </draw:line>
        <draw:line draw:style-name="gr2" draw:text-style-name="P2" draw:layer="layout" svg:x1="13.282cm" svg:y1="5.604cm" svg:x2="13.282cm" svg:y2="5.664cm">
          <text:p/>
        </draw:line>
        <draw:line draw:style-name="gr2" draw:text-style-name="P2" draw:layer="layout" svg:x1="13.254cm" svg:y1="5.671cm" svg:x2="13.254cm" svg:y2="5.597cm">
          <text:p/>
        </draw:line>
        <draw:line draw:style-name="gr2" draw:text-style-name="P2" draw:layer="layout" svg:x1="14.801cm" svg:y1="5.664cm" svg:x2="14.801cm" svg:y2="5.604cm">
          <text:p/>
        </draw:line>
        <draw:line draw:style-name="gr2" draw:text-style-name="P2" draw:layer="layout" svg:x1="14.829cm" svg:y1="5.597cm" svg:x2="14.829cm" svg:y2="5.671cm">
          <text:p/>
        </draw:line>
        <draw:line draw:style-name="gr2" draw:text-style-name="P2" draw:layer="layout" svg:x1="14.033cm" svg:y1="5.604cm" svg:x2="14.033cm" svg:y2="5.664cm">
          <text:p/>
        </draw:line>
        <draw:line draw:style-name="gr2" draw:text-style-name="P2" draw:layer="layout" svg:x1="14.005cm" svg:y1="5.671cm" svg:x2="14.005cm" svg:y2="5.597cm">
          <text:p/>
        </draw:line>
        <draw:line draw:style-name="gr2" draw:text-style-name="P2" draw:layer="layout" svg:x1="12.532cm" svg:y1="5.664cm" svg:x2="12.55cm" svg:y2="5.664cm">
          <text:p/>
        </draw:line>
        <draw:line draw:style-name="gr2" draw:text-style-name="P2" draw:layer="layout" svg:x1="12.636cm" svg:y1="5.729cm" svg:x2="12.578cm" svg:y2="5.671cm">
          <text:p/>
        </draw:line>
        <draw:line draw:style-name="gr2" draw:text-style-name="P2" draw:layer="layout" svg:x1="12.634cm" svg:y1="5.73cm" svg:x2="12.448cm" svg:y2="5.73cm">
          <text:p/>
        </draw:line>
        <draw:line draw:style-name="gr2" draw:text-style-name="P2" draw:layer="layout" svg:x1="12.446cm" svg:y1="5.729cm" svg:x2="12.504cm" svg:y2="5.671cm">
          <text:p/>
        </draw:line>
        <draw:line draw:style-name="gr2" draw:text-style-name="P2" draw:layer="layout" svg:x1="13.282cm" svg:y1="5.664cm" svg:x2="13.3cm" svg:y2="5.664cm">
          <text:p/>
        </draw:line>
        <draw:line draw:style-name="gr2" draw:text-style-name="P2" draw:layer="layout" svg:x1="13.386cm" svg:y1="5.729cm" svg:x2="13.328cm" svg:y2="5.671cm">
          <text:p/>
        </draw:line>
        <draw:line draw:style-name="gr2" draw:text-style-name="P2" draw:layer="layout" svg:x1="13.384cm" svg:y1="5.73cm" svg:x2="13.198cm" svg:y2="5.73cm">
          <text:p/>
        </draw:line>
        <draw:line draw:style-name="gr2" draw:text-style-name="P2" draw:layer="layout" svg:x1="13.196cm" svg:y1="5.729cm" svg:x2="13.254cm" svg:y2="5.671cm">
          <text:p/>
        </draw:line>
        <draw:line draw:style-name="gr2" draw:text-style-name="P2" draw:layer="layout" svg:x1="12.55cm" svg:y1="5.604cm" svg:x2="12.532cm" svg:y2="5.604cm">
          <text:p/>
        </draw:line>
        <draw:line draw:style-name="gr2" draw:text-style-name="P2" draw:layer="layout" svg:x1="10.386cm" svg:y1="5.729cm" svg:x2="10.328cm" svg:y2="5.671cm">
          <text:p/>
        </draw:line>
        <draw:line draw:style-name="gr2" draw:text-style-name="P2" draw:layer="layout" svg:x1="10.384cm" svg:y1="5.73cm" svg:x2="10.198cm" svg:y2="5.73cm">
          <text:p/>
        </draw:line>
        <draw:line draw:style-name="gr2" draw:text-style-name="P2" draw:layer="layout" svg:x1="10.196cm" svg:y1="5.729cm" svg:x2="10.254cm" svg:y2="5.671cm">
          <text:p/>
        </draw:line>
        <draw:line draw:style-name="gr2" draw:text-style-name="P2" draw:layer="layout" svg:x1="8.032cm" svg:y1="5.664cm" svg:x2="8.05cm" svg:y2="5.664cm">
          <text:p/>
        </draw:line>
        <draw:line draw:style-name="gr2" draw:text-style-name="P2" draw:layer="layout" svg:x1="8.136cm" svg:y1="5.729cm" svg:x2="8.078cm" svg:y2="5.671cm">
          <text:p/>
        </draw:line>
        <draw:line draw:style-name="gr2" draw:text-style-name="P2" draw:layer="layout" svg:x1="8.134cm" svg:y1="5.73cm" svg:x2="7.948cm" svg:y2="5.73cm">
          <text:p/>
        </draw:line>
        <draw:line draw:style-name="gr2" draw:text-style-name="P2" draw:layer="layout" svg:x1="7.946cm" svg:y1="5.729cm" svg:x2="8.004cm" svg:y2="5.671cm">
          <text:p/>
        </draw:line>
        <draw:line draw:style-name="gr2" draw:text-style-name="P2" draw:layer="layout" svg:x1="11.828cm" svg:y1="5.597cm" svg:x2="11.886cm" svg:y2="5.539cm">
          <text:p/>
        </draw:line>
        <draw:line draw:style-name="gr2" draw:text-style-name="P2" draw:layer="layout" svg:x1="11.8cm" svg:y1="5.604cm" svg:x2="11.782cm" svg:y2="5.604cm">
          <text:p/>
        </draw:line>
        <draw:line draw:style-name="gr2" draw:text-style-name="P2" draw:layer="layout" svg:x1="11.754cm" svg:y1="5.597cm" svg:x2="11.696cm" svg:y2="5.539cm">
          <text:p/>
        </draw:line>
        <draw:line draw:style-name="gr2" draw:text-style-name="P2" draw:layer="layout" svg:x1="11.698cm" svg:y1="5.538cm" svg:x2="11.884cm" svg:y2="5.538cm">
          <text:p/>
        </draw:line>
        <draw:line draw:style-name="gr2" draw:text-style-name="P2" draw:layer="layout" svg:x1="11.782cm" svg:y1="5.664cm" svg:x2="11.8cm" svg:y2="5.664cm">
          <text:p/>
        </draw:line>
        <draw:line draw:style-name="gr2" draw:text-style-name="P2" draw:layer="layout" svg:x1="8.05cm" svg:y1="5.664cm" svg:x2="8.05cm" svg:y2="5.604cm">
          <text:p/>
        </draw:line>
        <draw:line draw:style-name="gr2" draw:text-style-name="P2" draw:layer="layout" svg:x1="8.032cm" svg:y1="5.604cm" svg:x2="8.032cm" svg:y2="5.664cm">
          <text:p/>
        </draw:line>
        <draw:line draw:style-name="gr2" draw:text-style-name="P2" draw:layer="layout" svg:x1="13.3cm" svg:y1="5.664cm" svg:x2="13.3cm" svg:y2="5.604cm">
          <text:p/>
        </draw:line>
        <draw:line draw:style-name="gr2" draw:text-style-name="P2" draw:layer="layout" svg:x1="13.328cm" svg:y1="5.597cm" svg:x2="13.328cm" svg:y2="5.671cm">
          <text:p/>
        </draw:line>
        <draw:line draw:style-name="gr2" draw:text-style-name="P2" draw:layer="layout" svg:x1="8.078cm" svg:y1="5.597cm" svg:x2="8.078cm" svg:y2="5.671cm">
          <text:p/>
        </draw:line>
        <draw:line draw:style-name="gr2" draw:text-style-name="P2" draw:layer="layout" svg:x1="12.578cm" svg:y1="5.597cm" svg:x2="12.636cm" svg:y2="5.539cm">
          <text:p/>
        </draw:line>
        <draw:line draw:style-name="gr2" draw:text-style-name="P2" draw:layer="layout" svg:x1="12.504cm" svg:y1="5.597cm" svg:x2="12.446cm" svg:y2="5.539cm">
          <text:p/>
        </draw:line>
        <draw:line draw:style-name="gr2" draw:text-style-name="P2" draw:layer="layout" svg:x1="12.448cm" svg:y1="5.538cm" svg:x2="12.634cm" svg:y2="5.538cm">
          <text:p/>
        </draw:line>
        <draw:line draw:style-name="gr2" draw:text-style-name="P2" draw:layer="layout" svg:x1="11.886cm" svg:y1="5.729cm" svg:x2="11.828cm" svg:y2="5.671cm">
          <text:p/>
        </draw:line>
        <draw:line draw:style-name="gr2" draw:text-style-name="P2" draw:layer="layout" svg:x1="11.884cm" svg:y1="5.73cm" svg:x2="11.698cm" svg:y2="5.73cm">
          <text:p/>
        </draw:line>
        <draw:line draw:style-name="gr2" draw:text-style-name="P2" draw:layer="layout" svg:x1="11.696cm" svg:y1="5.729cm" svg:x2="11.754cm" svg:y2="5.671cm">
          <text:p/>
        </draw:line>
        <draw:line draw:style-name="gr2" draw:text-style-name="P2" draw:layer="layout" svg:x1="8.004cm" svg:y1="5.671cm" svg:x2="8.004cm" svg:y2="5.597cm">
          <text:p/>
        </draw:line>
        <draw:line draw:style-name="gr2" draw:text-style-name="P2" draw:layer="layout" svg:x1="13.387cm" svg:y1="8.061cm" svg:x2="13.387cm" svg:y2="8.247cm">
          <text:p/>
        </draw:line>
        <draw:line draw:style-name="gr2" draw:text-style-name="P2" draw:layer="layout" svg:x1="11.695cm" svg:y1="8.247cm" svg:x2="11.695cm" svg:y2="8.061cm">
          <text:p/>
        </draw:line>
        <draw:line draw:style-name="gr2" draw:text-style-name="P2" draw:layer="layout" svg:x1="11.137cm" svg:y1="9.321cm" svg:x2="11.137cm" svg:y2="9.507cm">
          <text:p/>
        </draw:line>
        <draw:line draw:style-name="gr2" draw:text-style-name="P2" draw:layer="layout" svg:x1="8.137cm" svg:y1="8.061cm" svg:x2="8.137cm" svg:y2="8.247cm">
          <text:p/>
        </draw:line>
        <draw:line draw:style-name="gr2" draw:text-style-name="P2" draw:layer="layout" svg:x1="14.888cm" svg:y1="9.321cm" svg:x2="14.888cm" svg:y2="9.507cm">
          <text:p/>
        </draw:line>
        <draw:line draw:style-name="gr2" draw:text-style-name="P2" draw:layer="layout" svg:x1="11.887cm" svg:y1="8.061cm" svg:x2="11.887cm" svg:y2="8.247cm">
          <text:p/>
        </draw:line>
        <draw:line draw:style-name="gr2" draw:text-style-name="P2" draw:layer="layout" svg:x1="13.195cm" svg:y1="8.247cm" svg:x2="13.195cm" svg:y2="8.061cm">
          <text:p/>
        </draw:line>
        <draw:line draw:style-name="gr2" draw:text-style-name="P2" draw:layer="layout" svg:x1="14.888cm" svg:y1="8.061cm" svg:x2="14.888cm" svg:y2="8.247cm">
          <text:p/>
        </draw:line>
        <draw:line draw:style-name="gr2" draw:text-style-name="P2" draw:layer="layout" svg:x1="13.946cm" svg:y1="8.247cm" svg:x2="13.946cm" svg:y2="8.061cm">
          <text:p/>
        </draw:line>
        <draw:line draw:style-name="gr2" draw:text-style-name="P2" draw:layer="layout" svg:x1="10.387cm" svg:y1="8.061cm" svg:x2="10.387cm" svg:y2="8.247cm">
          <text:p/>
        </draw:line>
        <draw:line draw:style-name="gr2" draw:text-style-name="P2" draw:layer="layout" svg:x1="11.137cm" svg:y1="8.061cm" svg:x2="11.137cm" svg:y2="8.247cm">
          <text:p/>
        </draw:line>
        <draw:line draw:style-name="gr2" draw:text-style-name="P2" draw:layer="layout" svg:x1="8.887cm" svg:y1="8.061cm" svg:x2="8.887cm" svg:y2="8.247cm">
          <text:p/>
        </draw:line>
        <draw:line draw:style-name="gr2" draw:text-style-name="P2" draw:layer="layout" svg:x1="13.387cm" svg:y1="9.321cm" svg:x2="13.387cm" svg:y2="9.507cm">
          <text:p/>
        </draw:line>
        <draw:line draw:style-name="gr2" draw:text-style-name="P2" draw:layer="layout" svg:x1="14.138cm" svg:y1="8.061cm" svg:x2="14.138cm" svg:y2="8.247cm">
          <text:p/>
        </draw:line>
        <draw:line draw:style-name="gr2" draw:text-style-name="P2" draw:layer="layout" svg:x1="7.945cm" svg:y1="8.247cm" svg:x2="7.945cm" svg:y2="8.061cm">
          <text:p/>
        </draw:line>
        <draw:line draw:style-name="gr2" draw:text-style-name="P2" draw:layer="layout" svg:x1="8.887cm" svg:y1="9.321cm" svg:x2="8.887cm" svg:y2="9.507cm">
          <text:p/>
        </draw:line>
        <draw:line draw:style-name="gr2" draw:text-style-name="P2" draw:layer="layout" svg:x1="10.945cm" svg:y1="8.247cm" svg:x2="10.945cm" svg:y2="8.061cm">
          <text:p/>
        </draw:line>
        <draw:line draw:style-name="gr2" draw:text-style-name="P2" draw:layer="layout" svg:x1="13.195cm" svg:y1="9.507cm" svg:x2="13.195cm" svg:y2="9.321cm">
          <text:p/>
        </draw:line>
        <draw:line draw:style-name="gr2" draw:text-style-name="P2" draw:layer="layout" svg:x1="10.945cm" svg:y1="9.507cm" svg:x2="10.945cm" svg:y2="9.321cm">
          <text:p/>
        </draw:line>
        <draw:line draw:style-name="gr2" draw:text-style-name="P2" draw:layer="layout" svg:x1="8.695cm" svg:y1="8.247cm" svg:x2="8.695cm" svg:y2="8.061cm">
          <text:p/>
        </draw:line>
        <draw:line draw:style-name="gr2" draw:text-style-name="P2" draw:layer="layout" svg:x1="12.637cm" svg:y1="9.321cm" svg:x2="12.637cm" svg:y2="9.507cm">
          <text:p/>
        </draw:line>
        <draw:line draw:style-name="gr2" draw:text-style-name="P2" draw:layer="layout" svg:x1="14.696cm" svg:y1="9.507cm" svg:x2="14.696cm" svg:y2="9.321cm">
          <text:p/>
        </draw:line>
        <draw:line draw:style-name="gr2" draw:text-style-name="P2" draw:layer="layout" svg:x1="14.696cm" svg:y1="8.247cm" svg:x2="14.696cm" svg:y2="8.061cm">
          <text:p/>
        </draw:line>
        <draw:line draw:style-name="gr2" draw:text-style-name="P2" draw:layer="layout" svg:x1="8.695cm" svg:y1="9.507cm" svg:x2="8.695cm" svg:y2="9.321cm">
          <text:p/>
        </draw:line>
        <draw:line draw:style-name="gr2" draw:text-style-name="P2" draw:layer="layout" svg:x1="12.445cm" svg:y1="8.247cm" svg:x2="12.445cm" svg:y2="8.061cm">
          <text:p/>
        </draw:line>
        <draw:line draw:style-name="gr2" draw:text-style-name="P2" draw:layer="layout" svg:x1="10.195cm" svg:y1="8.247cm" svg:x2="10.195cm" svg:y2="8.061cm">
          <text:p/>
        </draw:line>
        <draw:line draw:style-name="gr2" draw:text-style-name="P2" draw:layer="layout" svg:x1="8.137cm" svg:y1="9.321cm" svg:x2="8.137cm" svg:y2="9.507cm">
          <text:p/>
        </draw:line>
        <draw:line draw:style-name="gr2" draw:text-style-name="P2" draw:layer="layout" svg:x1="12.445cm" svg:y1="9.507cm" svg:x2="12.445cm" svg:y2="9.321cm">
          <text:p/>
        </draw:line>
        <draw:line draw:style-name="gr2" draw:text-style-name="P2" draw:layer="layout" svg:x1="12.637cm" svg:y1="8.061cm" svg:x2="12.637cm" svg:y2="8.247cm">
          <text:p/>
        </draw:line>
        <draw:line draw:style-name="gr2" draw:text-style-name="P2" draw:layer="layout" svg:x1="14.138cm" svg:y1="9.321cm" svg:x2="14.138cm" svg:y2="9.507cm">
          <text:p/>
        </draw:line>
        <draw:line draw:style-name="gr2" draw:text-style-name="P2" draw:layer="layout" svg:x1="9.445cm" svg:y1="9.507cm" svg:x2="9.445cm" svg:y2="9.321cm">
          <text:p/>
        </draw:line>
        <draw:line draw:style-name="gr2" draw:text-style-name="P2" draw:layer="layout" svg:x1="10.387cm" svg:y1="9.321cm" svg:x2="10.387cm" svg:y2="9.507cm">
          <text:p/>
        </draw:line>
        <draw:line draw:style-name="gr2" draw:text-style-name="P2" draw:layer="layout" svg:x1="7.945cm" svg:y1="9.507cm" svg:x2="7.945cm" svg:y2="9.321cm">
          <text:p/>
        </draw:line>
        <draw:line draw:style-name="gr2" draw:text-style-name="P2" draw:layer="layout" svg:x1="9.637cm" svg:y1="9.321cm" svg:x2="9.637cm" svg:y2="9.507cm">
          <text:p/>
        </draw:line>
        <draw:line draw:style-name="gr2" draw:text-style-name="P2" draw:layer="layout" svg:x1="11.695cm" svg:y1="9.507cm" svg:x2="11.695cm" svg:y2="9.321cm">
          <text:p/>
        </draw:line>
        <draw:line draw:style-name="gr2" draw:text-style-name="P2" draw:layer="layout" svg:x1="13.946cm" svg:y1="9.507cm" svg:x2="13.946cm" svg:y2="9.321cm">
          <text:p/>
        </draw:line>
        <draw:line draw:style-name="gr2" draw:text-style-name="P2" draw:layer="layout" svg:x1="10.195cm" svg:y1="9.507cm" svg:x2="10.195cm" svg:y2="9.321cm">
          <text:p/>
        </draw:line>
        <draw:line draw:style-name="gr2" draw:text-style-name="P2" draw:layer="layout" svg:x1="9.637cm" svg:y1="8.061cm" svg:x2="9.637cm" svg:y2="8.247cm">
          <text:p/>
        </draw:line>
        <draw:line draw:style-name="gr2" draw:text-style-name="P2" draw:layer="layout" svg:x1="9.445cm" svg:y1="8.247cm" svg:x2="9.445cm" svg:y2="8.061cm">
          <text:p/>
        </draw:line>
        <draw:line draw:style-name="gr2" draw:text-style-name="P2" draw:layer="layout" svg:x1="11.887cm" svg:y1="9.321cm" svg:x2="11.887cm" svg:y2="9.507cm">
          <text:p/>
        </draw:line>
        <draw:line draw:style-name="gr2" draw:text-style-name="P2" draw:layer="layout" svg:x1="13.946cm" svg:y1="6.987cm" svg:x2="13.946cm" svg:y2="6.801cm">
          <text:p/>
        </draw:line>
        <draw:line draw:style-name="gr2" draw:text-style-name="P2" draw:layer="layout" svg:x1="12.445cm" svg:y1="6.987cm" svg:x2="12.445cm" svg:y2="6.801cm">
          <text:p/>
        </draw:line>
        <draw:line draw:style-name="gr2" draw:text-style-name="P2" draw:layer="layout" svg:x1="8.887cm" svg:y1="6.801cm" svg:x2="8.887cm" svg:y2="6.987cm">
          <text:p/>
        </draw:line>
        <draw:line draw:style-name="gr2" draw:text-style-name="P2" draw:layer="layout" svg:x1="14.696cm" svg:y1="6.987cm" svg:x2="14.696cm" svg:y2="6.801cm">
          <text:p/>
        </draw:line>
        <draw:line draw:style-name="gr2" draw:text-style-name="P2" draw:layer="layout" svg:x1="11.887cm" svg:y1="6.801cm" svg:x2="11.887cm" svg:y2="6.987cm">
          <text:p/>
        </draw:line>
        <draw:line draw:style-name="gr2" draw:text-style-name="P2" draw:layer="layout" svg:x1="13.195cm" svg:y1="6.987cm" svg:x2="13.195cm" svg:y2="6.801cm">
          <text:p/>
        </draw:line>
        <draw:line draw:style-name="gr2" draw:text-style-name="P2" draw:layer="layout" svg:x1="10.945cm" svg:y1="6.987cm" svg:x2="10.945cm" svg:y2="6.801cm">
          <text:p/>
        </draw:line>
        <draw:line draw:style-name="gr2" draw:text-style-name="P2" draw:layer="layout" svg:x1="14.138cm" svg:y1="6.801cm" svg:x2="14.138cm" svg:y2="6.987cm">
          <text:p/>
        </draw:line>
        <draw:line draw:style-name="gr2" draw:text-style-name="P2" draw:layer="layout" svg:x1="11.137cm" svg:y1="6.801cm" svg:x2="11.137cm" svg:y2="6.987cm">
          <text:p/>
        </draw:line>
        <draw:line draw:style-name="gr2" draw:text-style-name="P2" draw:layer="layout" svg:x1="14.888cm" svg:y1="6.801cm" svg:x2="14.888cm" svg:y2="6.987cm">
          <text:p/>
        </draw:line>
        <draw:line draw:style-name="gr2" draw:text-style-name="P2" draw:layer="layout" svg:x1="11.695cm" svg:y1="6.987cm" svg:x2="11.695cm" svg:y2="6.801cm">
          <text:p/>
        </draw:line>
        <draw:line draw:style-name="gr2" draw:text-style-name="P2" draw:layer="layout" svg:x1="8.695cm" svg:y1="6.987cm" svg:x2="8.695cm" svg:y2="6.801cm">
          <text:p/>
        </draw:line>
        <draw:line draw:style-name="gr2" draw:text-style-name="P2" draw:layer="layout" svg:x1="13.387cm" svg:y1="6.801cm" svg:x2="13.387cm" svg:y2="6.987cm">
          <text:p/>
        </draw:line>
        <draw:line draw:style-name="gr2" draw:text-style-name="P2" draw:layer="layout" svg:x1="10.387cm" svg:y1="6.801cm" svg:x2="10.387cm" svg:y2="6.987cm">
          <text:p/>
        </draw:line>
        <draw:line draw:style-name="gr2" draw:text-style-name="P2" draw:layer="layout" svg:x1="7.945cm" svg:y1="6.987cm" svg:x2="7.945cm" svg:y2="6.801cm">
          <text:p/>
        </draw:line>
        <draw:line draw:style-name="gr2" draw:text-style-name="P2" draw:layer="layout" svg:x1="12.637cm" svg:y1="6.801cm" svg:x2="12.637cm" svg:y2="6.987cm">
          <text:p/>
        </draw:line>
        <draw:line draw:style-name="gr2" draw:text-style-name="P2" draw:layer="layout" svg:x1="9.637cm" svg:y1="6.801cm" svg:x2="9.637cm" svg:y2="6.987cm">
          <text:p/>
        </draw:line>
        <draw:line draw:style-name="gr2" draw:text-style-name="P2" draw:layer="layout" svg:x1="10.195cm" svg:y1="6.987cm" svg:x2="10.195cm" svg:y2="6.801cm">
          <text:p/>
        </draw:line>
        <draw:line draw:style-name="gr2" draw:text-style-name="P2" draw:layer="layout" svg:x1="8.137cm" svg:y1="6.801cm" svg:x2="8.137cm" svg:y2="6.987cm">
          <text:p/>
        </draw:line>
        <draw:line draw:style-name="gr2" draw:text-style-name="P2" draw:layer="layout" svg:x1="9.445cm" svg:y1="6.987cm" svg:x2="9.445cm" svg:y2="6.801cm">
          <text:p/>
        </draw:line>
        <draw:line draw:style-name="gr2" draw:text-style-name="P2" draw:layer="layout" svg:x1="13.387cm" svg:y1="5.541cm" svg:x2="13.387cm" svg:y2="5.727cm">
          <text:p/>
        </draw:line>
        <draw:line draw:style-name="gr2" draw:text-style-name="P2" draw:layer="layout" svg:x1="9.637cm" svg:y1="5.541cm" svg:x2="9.637cm" svg:y2="5.727cm">
          <text:p/>
        </draw:line>
        <draw:line draw:style-name="gr2" draw:text-style-name="P2" draw:layer="layout" svg:x1="10.387cm" svg:y1="5.541cm" svg:x2="10.387cm" svg:y2="5.727cm">
          <text:p/>
        </draw:line>
        <draw:line draw:style-name="gr2" draw:text-style-name="P2" draw:layer="layout" svg:x1="8.695cm" svg:y1="5.727cm" svg:x2="8.695cm" svg:y2="5.541cm">
          <text:p/>
        </draw:line>
        <draw:line draw:style-name="gr2" draw:text-style-name="P2" draw:layer="layout" svg:x1="13.195cm" svg:y1="5.727cm" svg:x2="13.195cm" svg:y2="5.541cm">
          <text:p/>
        </draw:line>
        <draw:line draw:style-name="gr2" draw:text-style-name="P2" draw:layer="layout" svg:x1="8.137cm" svg:y1="5.541cm" svg:x2="8.137cm" svg:y2="5.727cm">
          <text:p/>
        </draw:line>
        <draw:line draw:style-name="gr2" draw:text-style-name="P2" draw:layer="layout" svg:x1="10.945cm" svg:y1="5.727cm" svg:x2="10.945cm" svg:y2="5.541cm">
          <text:p/>
        </draw:line>
        <draw:line draw:style-name="gr2" draw:text-style-name="P2" draw:layer="layout" svg:x1="9.445cm" svg:y1="5.727cm" svg:x2="9.445cm" svg:y2="5.541cm">
          <text:p/>
        </draw:line>
        <draw:line draw:style-name="gr2" draw:text-style-name="P2" draw:layer="layout" svg:x1="7.945cm" svg:y1="5.727cm" svg:x2="7.945cm" svg:y2="5.541cm">
          <text:p/>
        </draw:line>
        <draw:line draw:style-name="gr2" draw:text-style-name="P2" draw:layer="layout" svg:x1="10.195cm" svg:y1="5.727cm" svg:x2="10.195cm" svg:y2="5.541cm">
          <text:p/>
        </draw:line>
        <draw:line draw:style-name="gr2" draw:text-style-name="P2" draw:layer="layout" svg:x1="8.887cm" svg:y1="5.541cm" svg:x2="8.887cm" svg:y2="5.727cm">
          <text:p/>
        </draw:line>
        <draw:line draw:style-name="gr2" draw:text-style-name="P2" draw:layer="layout" svg:x1="14.888cm" svg:y1="5.541cm" svg:x2="14.888cm" svg:y2="5.727cm">
          <text:p/>
        </draw:line>
        <draw:line draw:style-name="gr2" draw:text-style-name="P2" draw:layer="layout" svg:x1="14.696cm" svg:y1="5.727cm" svg:x2="14.696cm" svg:y2="5.541cm">
          <text:p/>
        </draw:line>
        <draw:line draw:style-name="gr2" draw:text-style-name="P2" draw:layer="layout" svg:x1="11.695cm" svg:y1="5.727cm" svg:x2="11.695cm" svg:y2="5.541cm">
          <text:p/>
        </draw:line>
        <draw:line draw:style-name="gr2" draw:text-style-name="P2" draw:layer="layout" svg:x1="11.137cm" svg:y1="5.541cm" svg:x2="11.137cm" svg:y2="5.727cm">
          <text:p/>
        </draw:line>
        <draw:line draw:style-name="gr2" draw:text-style-name="P2" draw:layer="layout" svg:x1="13.946cm" svg:y1="5.727cm" svg:x2="13.946cm" svg:y2="5.541cm">
          <text:p/>
        </draw:line>
        <draw:line draw:style-name="gr2" draw:text-style-name="P2" draw:layer="layout" svg:x1="14.138cm" svg:y1="5.541cm" svg:x2="14.138cm" svg:y2="5.727cm">
          <text:p/>
        </draw:line>
        <draw:line draw:style-name="gr2" draw:text-style-name="P2" draw:layer="layout" svg:x1="11.887cm" svg:y1="5.541cm" svg:x2="11.887cm" svg:y2="5.727cm">
          <text:p/>
        </draw:line>
        <draw:line draw:style-name="gr2" draw:text-style-name="P2" draw:layer="layout" svg:x1="12.637cm" svg:y1="5.541cm" svg:x2="12.637cm" svg:y2="5.727cm">
          <text:p/>
        </draw:line>
        <draw:line draw:style-name="gr2" draw:text-style-name="P2" draw:layer="layout" svg:x1="12.445cm" svg:y1="5.727cm" svg:x2="12.445cm" svg:y2="5.541cm">
          <text:p/>
        </draw:line>
        <draw:line draw:style-name="gr2" draw:text-style-name="P2" draw:layer="layout" svg:x1="8.782cm" svg:y1="6.865cm" svg:x2="8.782cm" svg:y2="6.925cm">
          <text:p/>
        </draw:line>
        <draw:line draw:style-name="gr2" draw:text-style-name="P2" draw:layer="layout" svg:x1="8.754cm" svg:y1="6.932cm" svg:x2="8.754cm" svg:y2="6.858cm">
          <text:p/>
        </draw:line>
        <draw:line draw:style-name="gr2" draw:text-style-name="P2" draw:layer="layout" svg:x1="8.8cm" svg:y1="6.925cm" svg:x2="8.8cm" svg:y2="6.865cm">
          <text:p/>
        </draw:line>
        <draw:line draw:style-name="gr2" draw:text-style-name="P2" draw:layer="layout" svg:x1="8.782cm" svg:y1="6.925cm" svg:x2="8.8cm" svg:y2="6.925cm">
          <text:p/>
        </draw:line>
        <draw:line draw:style-name="gr2" draw:text-style-name="P2" draw:layer="layout" svg:x1="8.8cm" svg:y1="6.865cm" svg:x2="8.782cm" svg:y2="6.865cm">
          <text:p/>
        </draw:line>
        <draw:line draw:style-name="gr2" draw:text-style-name="P2" draw:layer="layout" svg:x1="12.578cm" svg:y1="6.858cm" svg:x2="12.636cm" svg:y2="6.8cm">
          <text:p/>
        </draw:line>
        <draw:line draw:style-name="gr2" draw:text-style-name="P2" draw:layer="layout" svg:x1="12.55cm" svg:y1="6.865cm" svg:x2="12.532cm" svg:y2="6.865cm">
          <text:p/>
        </draw:line>
        <draw:line draw:style-name="gr2" draw:text-style-name="P2" draw:layer="layout" svg:x1="12.504cm" svg:y1="6.858cm" svg:x2="12.446cm" svg:y2="6.8cm">
          <text:p/>
        </draw:line>
        <draw:line draw:style-name="gr2" draw:text-style-name="P2" draw:layer="layout" svg:x1="12.448cm" svg:y1="6.799cm" svg:x2="12.634cm" svg:y2="6.799cm">
          <text:p/>
        </draw:line>
        <draw:line draw:style-name="gr2" draw:text-style-name="P2" draw:layer="layout" svg:x1="9.532cm" svg:y1="6.925cm" svg:x2="9.55cm" svg:y2="6.925cm">
          <text:p/>
        </draw:line>
        <draw:line draw:style-name="gr2" draw:text-style-name="P2" draw:layer="layout" svg:x1="9.636cm" svg:y1="6.99cm" svg:x2="9.578cm" svg:y2="6.932cm">
          <text:p/>
        </draw:line>
        <draw:line draw:style-name="gr2" draw:text-style-name="P2" draw:layer="layout" svg:x1="9.634cm" svg:y1="6.991cm" svg:x2="9.448cm" svg:y2="6.991cm">
          <text:p/>
        </draw:line>
        <draw:line draw:style-name="gr2" draw:text-style-name="P2" draw:layer="layout" svg:x1="9.446cm" svg:y1="6.99cm" svg:x2="9.504cm" svg:y2="6.932cm">
          <text:p/>
        </draw:line>
        <draw:line draw:style-name="gr2" draw:text-style-name="P2" draw:layer="layout" svg:x1="11.032cm" svg:y1="6.865cm" svg:x2="11.032cm" svg:y2="6.925cm">
          <text:p/>
        </draw:line>
        <draw:line draw:style-name="gr2" draw:text-style-name="P2" draw:layer="layout" svg:x1="11.004cm" svg:y1="6.932cm" svg:x2="11.004cm" svg:y2="6.858cm">
          <text:p/>
        </draw:line>
        <draw:line draw:style-name="gr2" draw:text-style-name="P2" draw:layer="layout" svg:x1="11.05cm" svg:y1="6.925cm" svg:x2="11.05cm" svg:y2="6.865cm">
          <text:p/>
        </draw:line>
        <draw:line draw:style-name="gr2" draw:text-style-name="P2" draw:layer="layout" svg:x1="11.032cm" svg:y1="6.925cm" svg:x2="11.05cm" svg:y2="6.925cm">
          <text:p/>
        </draw:line>
        <draw:line draw:style-name="gr2" draw:text-style-name="P2" draw:layer="layout" svg:x1="11.05cm" svg:y1="6.865cm" svg:x2="11.032cm" svg:y2="6.865cm">
          <text:p/>
        </draw:line>
        <draw:line draw:style-name="gr2" draw:text-style-name="P2" draw:layer="layout" svg:x1="11.078cm" svg:y1="6.858cm" svg:x2="11.078cm" svg:y2="6.932cm">
          <text:p/>
        </draw:line>
        <draw:line draw:style-name="gr2" draw:text-style-name="P2" draw:layer="layout" svg:x1="12.532cm" svg:y1="6.925cm" svg:x2="12.55cm" svg:y2="6.925cm">
          <text:p/>
        </draw:line>
        <draw:line draw:style-name="gr2" draw:text-style-name="P2" draw:layer="layout" svg:x1="12.636cm" svg:y1="6.99cm" svg:x2="12.578cm" svg:y2="6.932cm">
          <text:p/>
        </draw:line>
        <draw:line draw:style-name="gr2" draw:text-style-name="P2" draw:layer="layout" svg:x1="12.634cm" svg:y1="6.991cm" svg:x2="12.448cm" svg:y2="6.991cm">
          <text:p/>
        </draw:line>
        <draw:line draw:style-name="gr2" draw:text-style-name="P2" draw:layer="layout" svg:x1="12.446cm" svg:y1="6.99cm" svg:x2="12.504cm" svg:y2="6.932cm">
          <text:p/>
        </draw:line>
        <draw:line draw:style-name="gr2" draw:text-style-name="P2" draw:layer="layout" svg:x1="14.051cm" svg:y1="6.925cm" svg:x2="14.051cm" svg:y2="6.865cm">
          <text:p/>
        </draw:line>
        <draw:line draw:style-name="gr2" draw:text-style-name="P2" draw:layer="layout" svg:x1="14.079cm" svg:y1="6.858cm" svg:x2="14.079cm" svg:y2="6.932cm">
          <text:p/>
        </draw:line>
        <draw:line draw:style-name="gr2" draw:text-style-name="P2" draw:layer="layout" svg:x1="8.078cm" svg:y1="6.858cm" svg:x2="8.136cm" svg:y2="6.8cm">
          <text:p/>
        </draw:line>
        <draw:line draw:style-name="gr2" draw:text-style-name="P2" draw:layer="layout" svg:x1="8.05cm" svg:y1="6.865cm" svg:x2="8.032cm" svg:y2="6.865cm">
          <text:p/>
        </draw:line>
        <draw:line draw:style-name="gr2" draw:text-style-name="P2" draw:layer="layout" svg:x1="8.004cm" svg:y1="6.858cm" svg:x2="7.946cm" svg:y2="6.8cm">
          <text:p/>
        </draw:line>
        <draw:line draw:style-name="gr2" draw:text-style-name="P2" draw:layer="layout" svg:x1="7.948cm" svg:y1="6.799cm" svg:x2="8.134cm" svg:y2="6.799cm">
          <text:p/>
        </draw:line>
        <draw:line draw:style-name="gr2" draw:text-style-name="P2" draw:layer="layout" svg:x1="9.532cm" svg:y1="6.865cm" svg:x2="9.532cm" svg:y2="6.925cm">
          <text:p/>
        </draw:line>
        <draw:line draw:style-name="gr2" draw:text-style-name="P2" draw:layer="layout" svg:x1="9.504cm" svg:y1="6.932cm" svg:x2="9.504cm" svg:y2="6.858cm">
          <text:p/>
        </draw:line>
        <draw:line draw:style-name="gr2" draw:text-style-name="P2" draw:layer="layout" svg:x1="9.55cm" svg:y1="6.925cm" svg:x2="9.55cm" svg:y2="6.865cm">
          <text:p/>
        </draw:line>
        <draw:line draw:style-name="gr2" draw:text-style-name="P2" draw:layer="layout" svg:x1="9.55cm" svg:y1="6.865cm" svg:x2="9.532cm" svg:y2="6.865cm">
          <text:p/>
        </draw:line>
        <draw:line draw:style-name="gr2" draw:text-style-name="P2" draw:layer="layout" svg:x1="9.578cm" svg:y1="6.858cm" svg:x2="9.578cm" svg:y2="6.932cm">
          <text:p/>
        </draw:line>
        <draw:line draw:style-name="gr2" draw:text-style-name="P2" draw:layer="layout" svg:x1="14.829cm" svg:y1="6.858cm" svg:x2="14.887cm" svg:y2="6.8cm">
          <text:p/>
        </draw:line>
        <draw:line draw:style-name="gr2" draw:text-style-name="P2" draw:layer="layout" svg:x1="14.801cm" svg:y1="6.865cm" svg:x2="14.783cm" svg:y2="6.865cm">
          <text:p/>
        </draw:line>
        <draw:line draw:style-name="gr2" draw:text-style-name="P2" draw:layer="layout" svg:x1="14.755cm" svg:y1="6.858cm" svg:x2="14.697cm" svg:y2="6.8cm">
          <text:p/>
        </draw:line>
        <draw:line draw:style-name="gr2" draw:text-style-name="P2" draw:layer="layout" svg:x1="14.699cm" svg:y1="6.799cm" svg:x2="14.885cm" svg:y2="6.799cm">
          <text:p/>
        </draw:line>
        <draw:line draw:style-name="gr2" draw:text-style-name="P2" draw:layer="layout" svg:x1="14.783cm" svg:y1="6.925cm" svg:x2="14.801cm" svg:y2="6.925cm">
          <text:p/>
        </draw:line>
        <draw:line draw:style-name="gr2" draw:text-style-name="P2" draw:layer="layout" svg:x1="14.887cm" svg:y1="6.99cm" svg:x2="14.829cm" svg:y2="6.932cm">
          <text:p/>
        </draw:line>
        <draw:line draw:style-name="gr2" draw:text-style-name="P2" draw:layer="layout" svg:x1="14.885cm" svg:y1="6.991cm" svg:x2="14.699cm" svg:y2="6.991cm">
          <text:p/>
        </draw:line>
        <draw:line draw:style-name="gr2" draw:text-style-name="P2" draw:layer="layout" svg:x1="14.697cm" svg:y1="6.99cm" svg:x2="14.755cm" svg:y2="6.932cm">
          <text:p/>
        </draw:line>
        <draw:line draw:style-name="gr2" draw:text-style-name="P2" draw:layer="layout" svg:x1="9.578cm" svg:y1="6.858cm" svg:x2="9.636cm" svg:y2="6.8cm">
          <text:p/>
        </draw:line>
        <draw:line draw:style-name="gr2" draw:text-style-name="P2" draw:layer="layout" svg:x1="9.504cm" svg:y1="6.858cm" svg:x2="9.446cm" svg:y2="6.8cm">
          <text:p/>
        </draw:line>
        <draw:line draw:style-name="gr2" draw:text-style-name="P2" draw:layer="layout" svg:x1="9.448cm" svg:y1="6.799cm" svg:x2="9.634cm" svg:y2="6.799cm">
          <text:p/>
        </draw:line>
        <draw:line draw:style-name="gr2" draw:text-style-name="P2" draw:layer="layout" svg:x1="12.55cm" svg:y1="6.925cm" svg:x2="12.55cm" svg:y2="6.865cm">
          <text:p/>
        </draw:line>
        <draw:line draw:style-name="gr2" draw:text-style-name="P2" draw:layer="layout" svg:x1="12.532cm" svg:y1="6.865cm" svg:x2="12.532cm" svg:y2="6.925cm">
          <text:p/>
        </draw:line>
        <draw:line draw:style-name="gr2" draw:text-style-name="P2" draw:layer="layout" svg:x1="12.578cm" svg:y1="6.858cm" svg:x2="12.578cm" svg:y2="6.932cm">
          <text:p/>
        </draw:line>
        <draw:line draw:style-name="gr2" draw:text-style-name="P2" draw:layer="layout" svg:x1="10.282cm" svg:y1="6.925cm" svg:x2="10.3cm" svg:y2="6.925cm">
          <text:p/>
        </draw:line>
        <draw:line draw:style-name="gr2" draw:text-style-name="P2" draw:layer="layout" svg:x1="10.386cm" svg:y1="6.99cm" svg:x2="10.328cm" svg:y2="6.932cm">
          <text:p/>
        </draw:line>
        <draw:line draw:style-name="gr2" draw:text-style-name="P2" draw:layer="layout" svg:x1="10.384cm" svg:y1="6.991cm" svg:x2="10.198cm" svg:y2="6.991cm">
          <text:p/>
        </draw:line>
        <draw:line draw:style-name="gr2" draw:text-style-name="P2" draw:layer="layout" svg:x1="10.196cm" svg:y1="6.99cm" svg:x2="10.254cm" svg:y2="6.932cm">
          <text:p/>
        </draw:line>
        <draw:line draw:style-name="gr2" draw:text-style-name="P2" draw:layer="layout" svg:x1="8.05cm" svg:y1="6.925cm" svg:x2="8.05cm" svg:y2="6.865cm">
          <text:p/>
        </draw:line>
        <draw:line draw:style-name="gr2" draw:text-style-name="P2" draw:layer="layout" svg:x1="8.032cm" svg:y1="6.925cm" svg:x2="8.05cm" svg:y2="6.925cm">
          <text:p/>
        </draw:line>
        <draw:line draw:style-name="gr2" draw:text-style-name="P2" draw:layer="layout" svg:x1="8.032cm" svg:y1="6.865cm" svg:x2="8.032cm" svg:y2="6.925cm">
          <text:p/>
        </draw:line>
        <draw:line draw:style-name="gr2" draw:text-style-name="P2" draw:layer="layout" svg:x1="14.033cm" svg:y1="6.865cm" svg:x2="14.033cm" svg:y2="6.925cm">
          <text:p/>
        </draw:line>
        <draw:line draw:style-name="gr2" draw:text-style-name="P2" draw:layer="layout" svg:x1="14.005cm" svg:y1="6.932cm" svg:x2="14.005cm" svg:y2="6.858cm">
          <text:p/>
        </draw:line>
        <draw:line draw:style-name="gr2" draw:text-style-name="P2" draw:layer="layout" svg:x1="14.033cm" svg:y1="6.925cm" svg:x2="14.051cm" svg:y2="6.925cm">
          <text:p/>
        </draw:line>
        <draw:line draw:style-name="gr2" draw:text-style-name="P2" draw:layer="layout" svg:x1="14.051cm" svg:y1="6.865cm" svg:x2="14.033cm" svg:y2="6.865cm">
          <text:p/>
        </draw:line>
        <draw:line draw:style-name="gr2" draw:text-style-name="P2" draw:layer="layout" svg:x1="13.328cm" svg:y1="6.858cm" svg:x2="13.386cm" svg:y2="6.8cm">
          <text:p/>
        </draw:line>
        <draw:line draw:style-name="gr2" draw:text-style-name="P2" draw:layer="layout" svg:x1="13.3cm" svg:y1="6.865cm" svg:x2="13.282cm" svg:y2="6.865cm">
          <text:p/>
        </draw:line>
        <draw:line draw:style-name="gr2" draw:text-style-name="P2" draw:layer="layout" svg:x1="13.254cm" svg:y1="6.858cm" svg:x2="13.196cm" svg:y2="6.8cm">
          <text:p/>
        </draw:line>
        <draw:line draw:style-name="gr2" draw:text-style-name="P2" draw:layer="layout" svg:x1="13.198cm" svg:y1="6.799cm" svg:x2="13.384cm" svg:y2="6.799cm">
          <text:p/>
        </draw:line>
        <draw:line draw:style-name="gr2" draw:text-style-name="P2" draw:layer="layout" svg:x1="11.078cm" svg:y1="6.858cm" svg:x2="11.136cm" svg:y2="6.8cm">
          <text:p/>
        </draw:line>
        <draw:line draw:style-name="gr2" draw:text-style-name="P2" draw:layer="layout" svg:x1="11.004cm" svg:y1="6.858cm" svg:x2="10.946cm" svg:y2="6.8cm">
          <text:p/>
        </draw:line>
        <draw:line draw:style-name="gr2" draw:text-style-name="P2" draw:layer="layout" svg:x1="10.948cm" svg:y1="6.799cm" svg:x2="11.134cm" svg:y2="6.799cm">
          <text:p/>
        </draw:line>
        <draw:line draw:style-name="gr2" draw:text-style-name="P2" draw:layer="layout" svg:x1="8.136cm" svg:y1="6.99cm" svg:x2="8.078cm" svg:y2="6.932cm">
          <text:p/>
        </draw:line>
        <draw:line draw:style-name="gr2" draw:text-style-name="P2" draw:layer="layout" svg:x1="8.134cm" svg:y1="6.991cm" svg:x2="7.948cm" svg:y2="6.991cm">
          <text:p/>
        </draw:line>
        <draw:line draw:style-name="gr2" draw:text-style-name="P2" draw:layer="layout" svg:x1="7.946cm" svg:y1="6.99cm" svg:x2="8.004cm" svg:y2="6.932cm">
          <text:p/>
        </draw:line>
        <draw:line draw:style-name="gr2" draw:text-style-name="P2" draw:layer="layout" svg:x1="14.079cm" svg:y1="6.858cm" svg:x2="14.137cm" svg:y2="6.8cm">
          <text:p/>
        </draw:line>
        <draw:line draw:style-name="gr2" draw:text-style-name="P2" draw:layer="layout" svg:x1="14.005cm" svg:y1="6.858cm" svg:x2="13.946cm" svg:y2="6.8cm">
          <text:p/>
        </draw:line>
        <draw:line draw:style-name="gr2" draw:text-style-name="P2" draw:layer="layout" svg:x1="13.948cm" svg:y1="6.799cm" svg:x2="14.135cm" svg:y2="6.799cm">
          <text:p/>
        </draw:line>
        <draw:line draw:style-name="gr2" draw:text-style-name="P2" draw:layer="layout" svg:x1="14.137cm" svg:y1="6.99cm" svg:x2="14.079cm" svg:y2="6.932cm">
          <text:p/>
        </draw:line>
        <draw:line draw:style-name="gr2" draw:text-style-name="P2" draw:layer="layout" svg:x1="14.135cm" svg:y1="6.991cm" svg:x2="13.948cm" svg:y2="6.991cm">
          <text:p/>
        </draw:line>
        <draw:line draw:style-name="gr2" draw:text-style-name="P2" draw:layer="layout" svg:x1="13.946cm" svg:y1="6.99cm" svg:x2="14.005cm" svg:y2="6.932cm">
          <text:p/>
        </draw:line>
        <draw:line draw:style-name="gr2" draw:text-style-name="P2" draw:layer="layout" svg:x1="10.3cm" svg:y1="6.925cm" svg:x2="10.3cm" svg:y2="6.865cm">
          <text:p/>
        </draw:line>
        <draw:line draw:style-name="gr2" draw:text-style-name="P2" draw:layer="layout" svg:x1="10.282cm" svg:y1="6.865cm" svg:x2="10.282cm" svg:y2="6.925cm">
          <text:p/>
        </draw:line>
        <draw:line draw:style-name="gr2" draw:text-style-name="P2" draw:layer="layout" svg:x1="10.3cm" svg:y1="6.865cm" svg:x2="10.282cm" svg:y2="6.865cm">
          <text:p/>
        </draw:line>
        <draw:line draw:style-name="gr2" draw:text-style-name="P2" draw:layer="layout" svg:x1="10.328cm" svg:y1="6.858cm" svg:x2="10.328cm" svg:y2="6.932cm">
          <text:p/>
        </draw:line>
        <draw:line draw:style-name="gr2" draw:text-style-name="P2" draw:layer="layout" svg:x1="8.828cm" svg:y1="6.858cm" svg:x2="8.828cm" svg:y2="6.932cm">
          <text:p/>
        </draw:line>
        <draw:line draw:style-name="gr2" draw:text-style-name="P2" draw:layer="layout" svg:x1="13.282cm" svg:y1="6.865cm" svg:x2="13.282cm" svg:y2="6.925cm">
          <text:p/>
        </draw:line>
        <draw:line draw:style-name="gr2" draw:text-style-name="P2" draw:layer="layout" svg:x1="13.254cm" svg:y1="6.932cm" svg:x2="13.254cm" svg:y2="6.858cm">
          <text:p/>
        </draw:line>
        <draw:line draw:style-name="gr2" draw:text-style-name="P2" draw:layer="layout" svg:x1="13.3cm" svg:y1="6.925cm" svg:x2="13.3cm" svg:y2="6.865cm">
          <text:p/>
        </draw:line>
        <draw:line draw:style-name="gr2" draw:text-style-name="P2" draw:layer="layout" svg:x1="13.282cm" svg:y1="6.925cm" svg:x2="13.3cm" svg:y2="6.925cm">
          <text:p/>
        </draw:line>
        <draw:line draw:style-name="gr2" draw:text-style-name="P2" draw:layer="layout" svg:x1="13.328cm" svg:y1="6.858cm" svg:x2="13.328cm" svg:y2="6.932cm">
          <text:p/>
        </draw:line>
        <draw:line draw:style-name="gr2" draw:text-style-name="P2" draw:layer="layout" svg:x1="8.886cm" svg:y1="6.99cm" svg:x2="8.828cm" svg:y2="6.932cm">
          <text:p/>
        </draw:line>
        <draw:line draw:style-name="gr2" draw:text-style-name="P2" draw:layer="layout" svg:x1="8.884cm" svg:y1="6.991cm" svg:x2="8.698cm" svg:y2="6.991cm">
          <text:p/>
        </draw:line>
        <draw:line draw:style-name="gr2" draw:text-style-name="P2" draw:layer="layout" svg:x1="8.696cm" svg:y1="6.99cm" svg:x2="8.754cm" svg:y2="6.932cm">
          <text:p/>
        </draw:line>
        <draw:line draw:style-name="gr2" draw:text-style-name="P2" draw:layer="layout" svg:x1="11.8cm" svg:y1="6.925cm" svg:x2="11.8cm" svg:y2="6.865cm">
          <text:p/>
        </draw:line>
        <draw:line draw:style-name="gr2" draw:text-style-name="P2" draw:layer="layout" svg:x1="11.782cm" svg:y1="6.925cm" svg:x2="11.8cm" svg:y2="6.925cm">
          <text:p/>
        </draw:line>
        <draw:line draw:style-name="gr2" draw:text-style-name="P2" draw:layer="layout" svg:x1="11.782cm" svg:y1="6.865cm" svg:x2="11.782cm" svg:y2="6.925cm">
          <text:p/>
        </draw:line>
        <draw:line draw:style-name="gr2" draw:text-style-name="P2" draw:layer="layout" svg:x1="11.8cm" svg:y1="6.865cm" svg:x2="11.782cm" svg:y2="6.865cm">
          <text:p/>
        </draw:line>
        <draw:line draw:style-name="gr2" draw:text-style-name="P2" draw:layer="layout" svg:x1="14.801cm" svg:y1="6.925cm" svg:x2="14.801cm" svg:y2="6.865cm">
          <text:p/>
        </draw:line>
        <draw:line draw:style-name="gr2" draw:text-style-name="P2" draw:layer="layout" svg:x1="14.829cm" svg:y1="6.858cm" svg:x2="14.829cm" svg:y2="6.932cm">
          <text:p/>
        </draw:line>
        <draw:line draw:style-name="gr2" draw:text-style-name="P2" draw:layer="layout" svg:x1="11.828cm" svg:y1="6.858cm" svg:x2="11.828cm" svg:y2="6.932cm">
          <text:p/>
        </draw:line>
        <draw:line draw:style-name="gr2" draw:text-style-name="P2" draw:layer="layout" svg:x1="11.136cm" svg:y1="6.99cm" svg:x2="11.078cm" svg:y2="6.932cm">
          <text:p/>
        </draw:line>
        <draw:line draw:style-name="gr2" draw:text-style-name="P2" draw:layer="layout" svg:x1="11.134cm" svg:y1="6.991cm" svg:x2="10.948cm" svg:y2="6.991cm">
          <text:p/>
        </draw:line>
        <draw:line draw:style-name="gr2" draw:text-style-name="P2" draw:layer="layout" svg:x1="10.946cm" svg:y1="6.99cm" svg:x2="11.004cm" svg:y2="6.932cm">
          <text:p/>
        </draw:line>
        <draw:line draw:style-name="gr2" draw:text-style-name="P2" draw:layer="layout" svg:x1="11.828cm" svg:y1="6.858cm" svg:x2="11.886cm" svg:y2="6.8cm">
          <text:p/>
        </draw:line>
        <draw:line draw:style-name="gr2" draw:text-style-name="P2" draw:layer="layout" svg:x1="11.754cm" svg:y1="6.858cm" svg:x2="11.696cm" svg:y2="6.8cm">
          <text:p/>
        </draw:line>
        <draw:line draw:style-name="gr2" draw:text-style-name="P2" draw:layer="layout" svg:x1="11.698cm" svg:y1="6.799cm" svg:x2="11.884cm" svg:y2="6.799cm">
          <text:p/>
        </draw:line>
        <draw:line draw:style-name="gr2" draw:text-style-name="P2" draw:layer="layout" svg:x1="10.254cm" svg:y1="6.932cm" svg:x2="10.254cm" svg:y2="6.858cm">
          <text:p/>
        </draw:line>
        <draw:line draw:style-name="gr2" draw:text-style-name="P2" draw:layer="layout" svg:x1="11.886cm" svg:y1="6.99cm" svg:x2="11.828cm" svg:y2="6.932cm">
          <text:p/>
        </draw:line>
        <draw:line draw:style-name="gr2" draw:text-style-name="P2" draw:layer="layout" svg:x1="11.884cm" svg:y1="6.991cm" svg:x2="11.698cm" svg:y2="6.991cm">
          <text:p/>
        </draw:line>
        <draw:line draw:style-name="gr2" draw:text-style-name="P2" draw:layer="layout" svg:x1="11.696cm" svg:y1="6.99cm" svg:x2="11.754cm" svg:y2="6.932cm">
          <text:p/>
        </draw:line>
        <draw:line draw:style-name="gr2" draw:text-style-name="P2" draw:layer="layout" svg:x1="8.078cm" svg:y1="6.858cm" svg:x2="8.078cm" svg:y2="6.932cm">
          <text:p/>
        </draw:line>
        <draw:line draw:style-name="gr2" draw:text-style-name="P2" draw:layer="layout" svg:x1="12.504cm" svg:y1="6.932cm" svg:x2="12.504cm" svg:y2="6.858cm">
          <text:p/>
        </draw:line>
        <draw:line draw:style-name="gr2" draw:text-style-name="P2" draw:layer="layout" svg:x1="8.828cm" svg:y1="6.858cm" svg:x2="8.886cm" svg:y2="6.8cm">
          <text:p/>
        </draw:line>
        <draw:line draw:style-name="gr2" draw:text-style-name="P2" draw:layer="layout" svg:x1="8.754cm" svg:y1="6.858cm" svg:x2="8.696cm" svg:y2="6.8cm">
          <text:p/>
        </draw:line>
        <draw:line draw:style-name="gr2" draw:text-style-name="P2" draw:layer="layout" svg:x1="8.698cm" svg:y1="6.799cm" svg:x2="8.884cm" svg:y2="6.799cm">
          <text:p/>
        </draw:line>
        <draw:line draw:style-name="gr2" draw:text-style-name="P2" draw:layer="layout" svg:x1="10.328cm" svg:y1="6.858cm" svg:x2="10.386cm" svg:y2="6.8cm">
          <text:p/>
        </draw:line>
        <draw:line draw:style-name="gr2" draw:text-style-name="P2" draw:layer="layout" svg:x1="10.254cm" svg:y1="6.858cm" svg:x2="10.196cm" svg:y2="6.8cm">
          <text:p/>
        </draw:line>
        <draw:line draw:style-name="gr2" draw:text-style-name="P2" draw:layer="layout" svg:x1="10.198cm" svg:y1="6.799cm" svg:x2="10.384cm" svg:y2="6.799cm">
          <text:p/>
        </draw:line>
        <draw:line draw:style-name="gr2" draw:text-style-name="P2" draw:layer="layout" svg:x1="8.004cm" svg:y1="6.932cm" svg:x2="8.004cm" svg:y2="6.858cm">
          <text:p/>
        </draw:line>
        <draw:line draw:style-name="gr2" draw:text-style-name="P2" draw:layer="layout" svg:x1="14.783cm" svg:y1="6.865cm" svg:x2="14.783cm" svg:y2="6.925cm">
          <text:p/>
        </draw:line>
        <draw:line draw:style-name="gr2" draw:text-style-name="P2" draw:layer="layout" svg:x1="13.386cm" svg:y1="6.99cm" svg:x2="13.328cm" svg:y2="6.932cm">
          <text:p/>
        </draw:line>
        <draw:line draw:style-name="gr2" draw:text-style-name="P2" draw:layer="layout" svg:x1="13.384cm" svg:y1="6.991cm" svg:x2="13.198cm" svg:y2="6.991cm">
          <text:p/>
        </draw:line>
        <draw:line draw:style-name="gr2" draw:text-style-name="P2" draw:layer="layout" svg:x1="13.196cm" svg:y1="6.99cm" svg:x2="13.254cm" svg:y2="6.932cm">
          <text:p/>
        </draw:line>
        <draw:line draw:style-name="gr2" draw:text-style-name="P2" draw:layer="layout" svg:x1="11.754cm" svg:y1="6.932cm" svg:x2="11.754cm" svg:y2="6.858cm">
          <text:p/>
        </draw:line>
        <draw:line draw:style-name="gr2" draw:text-style-name="P2" draw:layer="layout" svg:x1="14.755cm" svg:y1="6.932cm" svg:x2="14.755cm" svg:y2="6.858cm">
          <text:p/>
        </draw:line>
        <draw:line draw:style-name="gr2" draw:text-style-name="P2" draw:layer="layout" svg:x1="14.829cm" svg:y1="9.378cm" svg:x2="14.887cm" svg:y2="9.32cm">
          <text:p/>
        </draw:line>
        <draw:line draw:style-name="gr2" draw:text-style-name="P2" draw:layer="layout" svg:x1="14.801cm" svg:y1="9.385cm" svg:x2="14.783cm" svg:y2="9.385cm">
          <text:p/>
        </draw:line>
        <draw:line draw:style-name="gr2" draw:text-style-name="P2" draw:layer="layout" svg:x1="14.755cm" svg:y1="9.378cm" svg:x2="14.697cm" svg:y2="9.32cm">
          <text:p/>
        </draw:line>
        <draw:line draw:style-name="gr2" draw:text-style-name="P2" draw:layer="layout" svg:x1="14.699cm" svg:y1="9.319cm" svg:x2="14.885cm" svg:y2="9.319cm">
          <text:p/>
        </draw:line>
        <draw:line draw:style-name="gr2" draw:text-style-name="P2" draw:layer="layout" svg:x1="14.033cm" svg:y1="8.185cm" svg:x2="14.051cm" svg:y2="8.185cm">
          <text:p/>
        </draw:line>
        <draw:line draw:style-name="gr2" draw:text-style-name="P2" draw:layer="layout" svg:x1="14.137cm" svg:y1="8.25cm" svg:x2="14.079cm" svg:y2="8.192cm">
          <text:p/>
        </draw:line>
        <draw:line draw:style-name="gr2" draw:text-style-name="P2" draw:layer="layout" svg:x1="14.135cm" svg:y1="8.251cm" svg:x2="13.948cm" svg:y2="8.251cm">
          <text:p/>
        </draw:line>
        <draw:line draw:style-name="gr2" draw:text-style-name="P2" draw:layer="layout" svg:x1="13.946cm" svg:y1="8.25cm" svg:x2="14.005cm" svg:y2="8.192cm">
          <text:p/>
        </draw:line>
        <draw:line draw:style-name="gr2" draw:text-style-name="P2" draw:layer="layout" svg:x1="13.328cm" svg:y1="9.378cm" svg:x2="13.386cm" svg:y2="9.32cm">
          <text:p/>
        </draw:line>
        <draw:line draw:style-name="gr2" draw:text-style-name="P2" draw:layer="layout" svg:x1="13.3cm" svg:y1="9.385cm" svg:x2="13.282cm" svg:y2="9.385cm">
          <text:p/>
        </draw:line>
        <draw:line draw:style-name="gr2" draw:text-style-name="P2" draw:layer="layout" svg:x1="13.254cm" svg:y1="9.378cm" svg:x2="13.196cm" svg:y2="9.32cm">
          <text:p/>
        </draw:line>
        <draw:line draw:style-name="gr2" draw:text-style-name="P2" draw:layer="layout" svg:x1="13.198cm" svg:y1="9.319cm" svg:x2="13.384cm" svg:y2="9.319cm">
          <text:p/>
        </draw:line>
        <draw:line draw:style-name="gr2" draw:text-style-name="P2" draw:layer="layout" svg:x1="8.8cm" svg:y1="8.185cm" svg:x2="8.8cm" svg:y2="8.125cm">
          <text:p/>
        </draw:line>
        <draw:line draw:style-name="gr2" draw:text-style-name="P2" draw:layer="layout" svg:x1="8.828cm" svg:y1="8.118cm" svg:x2="8.828cm" svg:y2="8.192cm">
          <text:p/>
        </draw:line>
        <draw:line draw:style-name="gr2" draw:text-style-name="P2" draw:layer="layout" svg:x1="14.079cm" svg:y1="8.118cm" svg:x2="14.137cm" svg:y2="8.06cm">
          <text:p/>
        </draw:line>
        <draw:line draw:style-name="gr2" draw:text-style-name="P2" draw:layer="layout" svg:x1="14.051cm" svg:y1="8.125cm" svg:x2="14.033cm" svg:y2="8.125cm">
          <text:p/>
        </draw:line>
        <draw:line draw:style-name="gr2" draw:text-style-name="P2" draw:layer="layout" svg:x1="14.005cm" svg:y1="8.118cm" svg:x2="13.946cm" svg:y2="8.06cm">
          <text:p/>
        </draw:line>
        <draw:line draw:style-name="gr2" draw:text-style-name="P2" draw:layer="layout" svg:x1="13.948cm" svg:y1="8.059cm" svg:x2="14.135cm" svg:y2="8.059cm">
          <text:p/>
        </draw:line>
        <draw:line draw:style-name="gr2" draw:text-style-name="P2" draw:layer="layout" svg:x1="8.915cm" svg:y1="9.752cm" svg:x2="8.892cm" svg:y2="9.729cm">
          <text:p/>
        </draw:line>
        <draw:line draw:style-name="gr2" draw:text-style-name="P2" draw:layer="layout" svg:x1="8.892cm" svg:y1="9.729cm" svg:x2="8.859cm" svg:y2="9.712cm">
          <text:p/>
        </draw:line>
        <draw:line draw:style-name="gr2" draw:text-style-name="P2" draw:layer="layout" svg:x1="8.859cm" svg:y1="9.712cm" svg:x2="8.831cm" svg:y2="9.707cm">
          <text:p/>
        </draw:line>
        <draw:line draw:style-name="gr2" draw:text-style-name="P2" draw:layer="layout" svg:x1="8.831cm" svg:y1="9.707cm" svg:x2="8.617cm" svg:y2="9.707cm">
          <text:p/>
        </draw:line>
        <draw:line draw:style-name="gr2" draw:text-style-name="P2" draw:layer="layout" svg:x1="8.617cm" svg:y1="9.707cm" svg:x2="8.617cm" svg:y2="10.157cm">
          <text:p/>
        </draw:line>
        <draw:line draw:style-name="gr2" draw:text-style-name="P2" draw:layer="layout" svg:x1="8.617cm" svg:y1="10.157cm" svg:x2="8.831cm" svg:y2="10.157cm">
          <text:p/>
        </draw:line>
        <draw:line draw:style-name="gr2" draw:text-style-name="P2" draw:layer="layout" svg:x1="11.207cm" svg:y1="10.157cm" svg:x2="10.881cm" svg:y2="10.157cm">
          <text:p/>
        </draw:line>
        <draw:line draw:style-name="gr2" draw:text-style-name="P2" draw:layer="layout" svg:x1="11.207cm" svg:y1="10.1cm" svg:x2="11.207cm" svg:y2="10.157cm">
          <text:p/>
        </draw:line>
        <draw:line draw:style-name="gr2" draw:text-style-name="P2" draw:layer="layout" svg:x1="10.943cm" svg:y1="10.1cm" svg:x2="11.207cm" svg:y2="10.1cm">
          <text:p/>
        </draw:line>
        <draw:line draw:style-name="gr2" draw:text-style-name="P2" draw:layer="layout" svg:x1="10.943cm" svg:y1="9.954cm" svg:x2="10.943cm" svg:y2="10.1cm">
          <text:p/>
        </draw:line>
        <draw:line draw:style-name="gr2" draw:text-style-name="P2" draw:layer="layout" svg:x1="11.179cm" svg:y1="9.954cm" svg:x2="10.943cm" svg:y2="9.954cm">
          <text:p/>
        </draw:line>
        <draw:line draw:style-name="gr2" draw:text-style-name="P2" draw:layer="layout" svg:x1="11.179cm" svg:y1="9.898cm" svg:x2="11.179cm" svg:y2="9.954cm">
          <text:p/>
        </draw:line>
        <draw:line draw:style-name="gr2" draw:text-style-name="P2" draw:layer="layout" svg:x1="10.943cm" svg:y1="9.898cm" svg:x2="11.179cm" svg:y2="9.898cm">
          <text:p/>
        </draw:line>
        <draw:line draw:style-name="gr2" draw:text-style-name="P2" draw:layer="layout" svg:x1="10.943cm" svg:y1="9.763cm" svg:x2="10.943cm" svg:y2="9.898cm">
          <text:p/>
        </draw:line>
        <draw:line draw:style-name="gr2" draw:text-style-name="P2" draw:layer="layout" svg:x1="11.201cm" svg:y1="9.763cm" svg:x2="10.943cm" svg:y2="9.763cm">
          <text:p/>
        </draw:line>
        <draw:line draw:style-name="gr2" draw:text-style-name="P2" draw:layer="layout" svg:x1="11.201cm" svg:y1="9.707cm" svg:x2="11.201cm" svg:y2="9.763cm">
          <text:p/>
        </draw:line>
        <draw:line draw:style-name="gr2" draw:text-style-name="P2" draw:layer="layout" svg:x1="10.881cm" svg:y1="9.707cm" svg:x2="11.201cm" svg:y2="9.707cm">
          <text:p/>
        </draw:line>
        <draw:line draw:style-name="gr2" draw:text-style-name="P2" draw:layer="layout" svg:x1="10.881cm" svg:y1="10.157cm" svg:x2="10.881cm" svg:y2="9.707cm">
          <text:p/>
        </draw:line>
        <draw:line draw:style-name="gr2" draw:text-style-name="P2" draw:layer="layout" svg:x1="13.915cm" svg:y1="10.067cm" svg:x2="13.909cm" svg:y2="10.027cm">
          <text:p/>
        </draw:line>
        <draw:line draw:style-name="gr2" draw:text-style-name="P2" draw:layer="layout" svg:x1="13.926cm" svg:y1="10.1cm" svg:x2="13.915cm" svg:y2="10.067cm">
          <text:p/>
        </draw:line>
        <draw:line draw:style-name="gr2" draw:text-style-name="P2" draw:layer="layout" svg:x1="13.943cm" svg:y1="10.123cm" svg:x2="13.926cm" svg:y2="10.1cm">
          <text:p/>
        </draw:line>
        <draw:line draw:style-name="gr2" draw:text-style-name="P2" draw:layer="layout" svg:x1="13.976cm" svg:y1="10.145cm" svg:x2="13.943cm" svg:y2="10.123cm">
          <text:p/>
        </draw:line>
        <draw:line draw:style-name="gr2" draw:text-style-name="P2" draw:layer="layout" svg:x1="14.021cm" svg:y1="10.157cm" svg:x2="13.976cm" svg:y2="10.145cm">
          <text:p/>
        </draw:line>
        <draw:line draw:style-name="gr2" draw:text-style-name="P2" draw:layer="layout" svg:x1="14.061cm" svg:y1="10.157cm" svg:x2="14.021cm" svg:y2="10.157cm">
          <text:p/>
        </draw:line>
        <draw:line draw:style-name="gr2" draw:text-style-name="P2" draw:layer="layout" svg:x1="14.106cm" svg:y1="10.145cm" svg:x2="14.061cm" svg:y2="10.157cm">
          <text:p/>
        </draw:line>
        <draw:line draw:style-name="gr2" draw:text-style-name="P2" draw:layer="layout" svg:x1="14.14cm" svg:y1="10.123cm" svg:x2="14.106cm" svg:y2="10.145cm">
          <text:p/>
        </draw:line>
        <draw:line draw:style-name="gr2" draw:text-style-name="P2" draw:layer="layout" svg:x1="14.157cm" svg:y1="10.1cm" svg:x2="14.14cm" svg:y2="10.123cm">
          <text:p/>
        </draw:line>
        <draw:line draw:style-name="gr2" draw:text-style-name="P2" draw:layer="layout" svg:x1="14.168cm" svg:y1="10.067cm" svg:x2="14.157cm" svg:y2="10.1cm">
          <text:p/>
        </draw:line>
        <draw:line draw:style-name="gr2" draw:text-style-name="P2" draw:layer="layout" svg:x1="14.173cm" svg:y1="10.027cm" svg:x2="14.168cm" svg:y2="10.067cm">
          <text:p/>
        </draw:line>
        <draw:line draw:style-name="gr2" draw:text-style-name="P2" draw:layer="layout" svg:x1="14.173cm" svg:y1="9.707cm" svg:x2="14.173cm" svg:y2="10.027cm">
          <text:p/>
        </draw:line>
        <draw:line draw:style-name="gr2" draw:text-style-name="P2" draw:layer="layout" svg:x1="14.111cm" svg:y1="9.707cm" svg:x2="14.173cm" svg:y2="9.707cm">
          <text:p/>
        </draw:line>
        <draw:line draw:style-name="gr2" draw:text-style-name="P2" draw:layer="layout" svg:x1="14.111cm" svg:y1="10.027cm" svg:x2="14.111cm" svg:y2="9.707cm">
          <text:p/>
        </draw:line>
        <draw:line draw:style-name="gr2" draw:text-style-name="P2" draw:layer="layout" svg:x1="14.106cm" svg:y1="10.055cm" svg:x2="14.111cm" svg:y2="10.027cm">
          <text:p/>
        </draw:line>
        <draw:line draw:style-name="gr2" draw:text-style-name="P2" draw:layer="layout" svg:x1="14.089cm" svg:y1="10.078cm" svg:x2="14.106cm" svg:y2="10.055cm">
          <text:p/>
        </draw:line>
        <draw:line draw:style-name="gr2" draw:text-style-name="P2" draw:layer="layout" svg:x1="14.066cm" svg:y1="10.095cm" svg:x2="14.089cm" svg:y2="10.078cm">
          <text:p/>
        </draw:line>
        <draw:line draw:style-name="gr2" draw:text-style-name="P2" draw:layer="layout" svg:x1="14.05cm" svg:y1="10.1cm" svg:x2="14.066cm" svg:y2="10.095cm">
          <text:p/>
        </draw:line>
        <draw:line draw:style-name="gr2" draw:text-style-name="P2" draw:layer="layout" svg:x1="14.027cm" svg:y1="10.1cm" svg:x2="14.05cm" svg:y2="10.1cm">
          <text:p/>
        </draw:line>
        <draw:line draw:style-name="gr2" draw:text-style-name="P2" draw:layer="layout" svg:x1="14.01cm" svg:y1="10.095cm" svg:x2="14.027cm" svg:y2="10.1cm">
          <text:p/>
        </draw:line>
        <draw:line draw:style-name="gr2" draw:text-style-name="P2" draw:layer="layout" svg:x1="13.988cm" svg:y1="10.078cm" svg:x2="14.01cm" svg:y2="10.095cm">
          <text:p/>
        </draw:line>
        <draw:line draw:style-name="gr2" draw:text-style-name="P2" draw:layer="layout" svg:x1="13.971cm" svg:y1="10.055cm" svg:x2="13.988cm" svg:y2="10.078cm">
          <text:p/>
        </draw:line>
        <draw:line draw:style-name="gr2" draw:text-style-name="P2" draw:layer="layout" svg:x1="13.965cm" svg:y1="10.027cm" svg:x2="13.971cm" svg:y2="10.055cm">
          <text:p/>
        </draw:line>
        <draw:line draw:style-name="gr2" draw:text-style-name="P2" draw:layer="layout" svg:x1="13.965cm" svg:y1="9.999cm" svg:x2="13.965cm" svg:y2="10.027cm">
          <text:p/>
        </draw:line>
        <draw:line draw:style-name="gr2" draw:text-style-name="P2" draw:layer="layout" svg:x1="13.909cm" svg:y1="9.999cm" svg:x2="13.965cm" svg:y2="9.999cm">
          <text:p/>
        </draw:line>
        <draw:line draw:style-name="gr2" draw:text-style-name="P2" draw:layer="layout" svg:x1="13.909cm" svg:y1="10.027cm" svg:x2="13.909cm" svg:y2="9.999cm">
          <text:p/>
        </draw:line>
        <draw:line draw:style-name="gr2" draw:text-style-name="P2" draw:layer="layout" svg:x1="15.991cm" svg:y1="10.157cm" svg:x2="15.693cm" svg:y2="10.157cm">
          <text:p/>
        </draw:line>
        <draw:line draw:style-name="gr2" draw:text-style-name="P2" draw:layer="layout" svg:x1="15.991cm" svg:y1="10.1cm" svg:x2="15.991cm" svg:y2="10.157cm">
          <text:p/>
        </draw:line>
        <draw:line draw:style-name="gr2" draw:text-style-name="P2" draw:layer="layout" svg:x1="15.755cm" svg:y1="10.1cm" svg:x2="15.991cm" svg:y2="10.1cm">
          <text:p/>
        </draw:line>
        <draw:line draw:style-name="gr2" draw:text-style-name="P2" draw:layer="layout" svg:x1="15.755cm" svg:y1="9.707cm" svg:x2="15.755cm" svg:y2="10.1cm">
          <text:p/>
        </draw:line>
        <draw:line draw:style-name="gr2" draw:text-style-name="P2" draw:layer="layout" svg:x1="15.693cm" svg:y1="9.707cm" svg:x2="15.755cm" svg:y2="9.707cm">
          <text:p/>
        </draw:line>
        <draw:line draw:style-name="gr2" draw:text-style-name="P2" draw:layer="layout" svg:x1="15.693cm" svg:y1="10.157cm" svg:x2="15.693cm" svg:y2="9.707cm">
          <text:p/>
        </draw:line>
        <draw:line draw:style-name="gr2" draw:text-style-name="P2" draw:layer="layout" svg:x1="10.278cm" svg:y1="8.282cm" svg:x2="10.304cm" svg:y2="8.282cm">
          <text:p/>
        </draw:line>
        <draw:line draw:style-name="gr2" draw:text-style-name="P2" draw:layer="layout" svg:x1="10.494cm" svg:y1="8.282cm" svg:x2="10.516cm" svg:y2="8.282cm">
          <text:p/>
        </draw:line>
        <draw:line draw:style-name="gr2" draw:text-style-name="P2" draw:layer="layout" svg:x1="10.516cm" svg:y1="8.282cm" svg:x2="10.516cm" svg:y2="8.027cm">
          <text:p/>
        </draw:line>
        <draw:line draw:style-name="gr2" draw:text-style-name="P2" draw:layer="layout" svg:x1="10.516cm" svg:y1="8.027cm" svg:x2="10.494cm" svg:y2="8.027cm">
          <text:p/>
        </draw:line>
        <draw:line draw:style-name="gr2" draw:text-style-name="P2" draw:layer="layout" svg:x1="10.304cm" svg:y1="8.027cm" svg:x2="10.278cm" svg:y2="8.027cm">
          <text:p/>
        </draw:line>
        <draw:line draw:style-name="gr2" draw:text-style-name="P2" draw:layer="layout" svg:x1="10.088cm" svg:y1="8.027cm" svg:x2="10.066cm" svg:y2="8.027cm">
          <text:p/>
        </draw:line>
        <draw:line draw:style-name="gr2" draw:text-style-name="P2" draw:layer="layout" svg:x1="10.066cm" svg:y1="8.027cm" svg:x2="10.066cm" svg:y2="8.282cm">
          <text:p/>
        </draw:line>
        <draw:line draw:style-name="gr2" draw:text-style-name="P2" draw:layer="layout" svg:x1="10.066cm" svg:y1="8.282cm" svg:x2="10.088cm" svg:y2="8.282cm">
          <text:p/>
        </draw:line>
        <draw:line draw:style-name="gr2" draw:text-style-name="P2" draw:layer="layout" svg:x1="11.054cm" svg:y1="9.287cm" svg:x2="11.028cm" svg:y2="9.287cm">
          <text:p/>
        </draw:line>
        <draw:line draw:style-name="gr2" draw:text-style-name="P2" draw:layer="layout" svg:x1="10.838cm" svg:y1="9.287cm" svg:x2="10.816cm" svg:y2="9.287cm">
          <text:p/>
        </draw:line>
        <draw:line draw:style-name="gr2" draw:text-style-name="P2" draw:layer="layout" svg:x1="10.816cm" svg:y1="9.287cm" svg:x2="10.816cm" svg:y2="9.542cm">
          <text:p/>
        </draw:line>
        <draw:line draw:style-name="gr2" draw:text-style-name="P2" draw:layer="layout" svg:x1="10.816cm" svg:y1="9.542cm" svg:x2="10.838cm" svg:y2="9.542cm">
          <text:p/>
        </draw:line>
        <draw:line draw:style-name="gr2" draw:text-style-name="P2" draw:layer="layout" svg:x1="11.028cm" svg:y1="9.542cm" svg:x2="11.054cm" svg:y2="9.542cm">
          <text:p/>
        </draw:line>
        <draw:line draw:style-name="gr2" draw:text-style-name="P2" draw:layer="layout" svg:x1="11.244cm" svg:y1="9.542cm" svg:x2="11.266cm" svg:y2="9.542cm">
          <text:p/>
        </draw:line>
        <draw:line draw:style-name="gr2" draw:text-style-name="P2" draw:layer="layout" svg:x1="11.266cm" svg:y1="9.542cm" svg:x2="11.266cm" svg:y2="9.287cm">
          <text:p/>
        </draw:line>
        <draw:line draw:style-name="gr2" draw:text-style-name="P2" draw:layer="layout" svg:x1="11.266cm" svg:y1="9.287cm" svg:x2="11.244cm" svg:y2="9.287cm">
          <text:p/>
        </draw:line>
        <draw:line draw:style-name="gr2" draw:text-style-name="P2" draw:layer="layout" svg:x1="11.054cm" svg:y1="5.507cm" svg:x2="11.028cm" svg:y2="5.507cm">
          <text:p/>
        </draw:line>
        <draw:line draw:style-name="gr2" draw:text-style-name="P2" draw:layer="layout" svg:x1="10.838cm" svg:y1="5.507cm" svg:x2="10.816cm" svg:y2="5.507cm">
          <text:p/>
        </draw:line>
        <draw:line draw:style-name="gr2" draw:text-style-name="P2" draw:layer="layout" svg:x1="10.816cm" svg:y1="5.507cm" svg:x2="10.816cm" svg:y2="5.762cm">
          <text:p/>
        </draw:line>
        <draw:line draw:style-name="gr2" draw:text-style-name="P2" draw:layer="layout" svg:x1="10.816cm" svg:y1="5.762cm" svg:x2="10.838cm" svg:y2="5.762cm">
          <text:p/>
        </draw:line>
        <draw:line draw:style-name="gr2" draw:text-style-name="P2" draw:layer="layout" svg:x1="11.028cm" svg:y1="5.762cm" svg:x2="11.054cm" svg:y2="5.762cm">
          <text:p/>
        </draw:line>
        <draw:line draw:style-name="gr2" draw:text-style-name="P2" draw:layer="layout" svg:x1="11.244cm" svg:y1="5.762cm" svg:x2="11.266cm" svg:y2="5.762cm">
          <text:p/>
        </draw:line>
        <draw:line draw:style-name="gr2" draw:text-style-name="P2" draw:layer="layout" svg:x1="11.266cm" svg:y1="5.762cm" svg:x2="11.266cm" svg:y2="5.507cm">
          <text:p/>
        </draw:line>
        <draw:line draw:style-name="gr2" draw:text-style-name="P2" draw:layer="layout" svg:x1="11.266cm" svg:y1="5.507cm" svg:x2="11.244cm" svg:y2="5.507cm">
          <text:p/>
        </draw:line>
        <draw:line draw:style-name="gr2" draw:text-style-name="P2" draw:layer="layout" svg:x1="11.054cm" svg:y1="8.027cm" svg:x2="11.028cm" svg:y2="8.027cm">
          <text:p/>
        </draw:line>
        <draw:line draw:style-name="gr2" draw:text-style-name="P2" draw:layer="layout" svg:x1="10.838cm" svg:y1="8.027cm" svg:x2="10.816cm" svg:y2="8.027cm">
          <text:p/>
        </draw:line>
        <draw:line draw:style-name="gr2" draw:text-style-name="P2" draw:layer="layout" svg:x1="10.816cm" svg:y1="8.027cm" svg:x2="10.816cm" svg:y2="8.282cm">
          <text:p/>
        </draw:line>
        <draw:line draw:style-name="gr2" draw:text-style-name="P2" draw:layer="layout" svg:x1="10.816cm" svg:y1="8.282cm" svg:x2="10.838cm" svg:y2="8.282cm">
          <text:p/>
        </draw:line>
        <draw:line draw:style-name="gr2" draw:text-style-name="P2" draw:layer="layout" svg:x1="11.028cm" svg:y1="8.282cm" svg:x2="11.054cm" svg:y2="8.282cm">
          <text:p/>
        </draw:line>
        <draw:line draw:style-name="gr2" draw:text-style-name="P2" draw:layer="layout" svg:x1="11.244cm" svg:y1="8.282cm" svg:x2="11.266cm" svg:y2="8.282cm">
          <text:p/>
        </draw:line>
        <draw:line draw:style-name="gr2" draw:text-style-name="P2" draw:layer="layout" svg:x1="11.266cm" svg:y1="8.282cm" svg:x2="11.266cm" svg:y2="8.027cm">
          <text:p/>
        </draw:line>
        <draw:line draw:style-name="gr2" draw:text-style-name="P2" draw:layer="layout" svg:x1="11.266cm" svg:y1="8.027cm" svg:x2="11.244cm" svg:y2="8.027cm">
          <text:p/>
        </draw:line>
        <draw:line draw:style-name="gr2" draw:text-style-name="P2" draw:layer="layout" svg:x1="11.054cm" svg:y1="6.767cm" svg:x2="11.028cm" svg:y2="6.767cm">
          <text:p/>
        </draw:line>
        <draw:line draw:style-name="gr2" draw:text-style-name="P2" draw:layer="layout" svg:x1="10.838cm" svg:y1="6.767cm" svg:x2="10.816cm" svg:y2="6.767cm">
          <text:p/>
        </draw:line>
        <draw:line draw:style-name="gr2" draw:text-style-name="P2" draw:layer="layout" svg:x1="10.816cm" svg:y1="6.767cm" svg:x2="10.816cm" svg:y2="7.022cm">
          <text:p/>
        </draw:line>
        <draw:line draw:style-name="gr2" draw:text-style-name="P2" draw:layer="layout" svg:x1="10.816cm" svg:y1="7.022cm" svg:x2="10.838cm" svg:y2="7.022cm">
          <text:p/>
        </draw:line>
        <draw:line draw:style-name="gr2" draw:text-style-name="P2" draw:layer="layout" svg:x1="11.028cm" svg:y1="7.022cm" svg:x2="11.054cm" svg:y2="7.022cm">
          <text:p/>
        </draw:line>
        <draw:line draw:style-name="gr2" draw:text-style-name="P2" draw:layer="layout" svg:x1="11.244cm" svg:y1="7.022cm" svg:x2="11.266cm" svg:y2="7.022cm">
          <text:p/>
        </draw:line>
        <draw:line draw:style-name="gr2" draw:text-style-name="P2" draw:layer="layout" svg:x1="11.266cm" svg:y1="7.022cm" svg:x2="11.266cm" svg:y2="6.767cm">
          <text:p/>
        </draw:line>
        <draw:line draw:style-name="gr2" draw:text-style-name="P2" draw:layer="layout" svg:x1="11.266cm" svg:y1="6.767cm" svg:x2="11.244cm" svg:y2="6.767cm">
          <text:p/>
        </draw:line>
        <draw:line draw:style-name="gr2" draw:text-style-name="P2" draw:layer="layout" svg:x1="11.804cm" svg:y1="9.287cm" svg:x2="11.778cm" svg:y2="9.287cm">
          <text:p/>
        </draw:line>
        <draw:line draw:style-name="gr2" draw:text-style-name="P2" draw:layer="layout" svg:x1="11.588cm" svg:y1="9.287cm" svg:x2="11.566cm" svg:y2="9.287cm">
          <text:p/>
        </draw:line>
        <draw:line draw:style-name="gr2" draw:text-style-name="P2" draw:layer="layout" svg:x1="11.566cm" svg:y1="9.287cm" svg:x2="11.566cm" svg:y2="9.542cm">
          <text:p/>
        </draw:line>
        <draw:line draw:style-name="gr2" draw:text-style-name="P2" draw:layer="layout" svg:x1="11.566cm" svg:y1="9.542cm" svg:x2="11.588cm" svg:y2="9.542cm">
          <text:p/>
        </draw:line>
        <draw:line draw:style-name="gr2" draw:text-style-name="P2" draw:layer="layout" svg:x1="11.778cm" svg:y1="9.542cm" svg:x2="11.804cm" svg:y2="9.542cm">
          <text:p/>
        </draw:line>
        <draw:line draw:style-name="gr2" draw:text-style-name="P2" draw:layer="layout" svg:x1="11.994cm" svg:y1="9.542cm" svg:x2="12.016cm" svg:y2="9.542cm">
          <text:p/>
        </draw:line>
        <draw:line draw:style-name="gr2" draw:text-style-name="P2" draw:layer="layout" svg:x1="12.016cm" svg:y1="9.542cm" svg:x2="12.016cm" svg:y2="9.287cm">
          <text:p/>
        </draw:line>
        <draw:line draw:style-name="gr2" draw:text-style-name="P2" draw:layer="layout" svg:x1="12.016cm" svg:y1="9.287cm" svg:x2="11.994cm" svg:y2="9.287cm">
          <text:p/>
        </draw:line>
        <draw:line draw:style-name="gr2" draw:text-style-name="P2" draw:layer="layout" svg:x1="11.804cm" svg:y1="5.507cm" svg:x2="11.778cm" svg:y2="5.507cm">
          <text:p/>
        </draw:line>
        <draw:line draw:style-name="gr2" draw:text-style-name="P2" draw:layer="layout" svg:x1="11.588cm" svg:y1="5.507cm" svg:x2="11.566cm" svg:y2="5.507cm">
          <text:p/>
        </draw:line>
        <draw:line draw:style-name="gr2" draw:text-style-name="P2" draw:layer="layout" svg:x1="11.566cm" svg:y1="5.507cm" svg:x2="11.566cm" svg:y2="5.762cm">
          <text:p/>
        </draw:line>
        <draw:line draw:style-name="gr2" draw:text-style-name="P2" draw:layer="layout" svg:x1="11.566cm" svg:y1="5.762cm" svg:x2="11.588cm" svg:y2="5.762cm">
          <text:p/>
        </draw:line>
        <draw:line draw:style-name="gr2" draw:text-style-name="P2" draw:layer="layout" svg:x1="11.778cm" svg:y1="5.762cm" svg:x2="11.804cm" svg:y2="5.762cm">
          <text:p/>
        </draw:line>
        <draw:line draw:style-name="gr2" draw:text-style-name="P2" draw:layer="layout" svg:x1="11.994cm" svg:y1="5.762cm" svg:x2="12.016cm" svg:y2="5.762cm">
          <text:p/>
        </draw:line>
        <draw:line draw:style-name="gr2" draw:text-style-name="P2" draw:layer="layout" svg:x1="12.016cm" svg:y1="5.762cm" svg:x2="12.016cm" svg:y2="5.507cm">
          <text:p/>
        </draw:line>
        <draw:line draw:style-name="gr2" draw:text-style-name="P2" draw:layer="layout" svg:x1="12.016cm" svg:y1="5.507cm" svg:x2="11.994cm" svg:y2="5.507cm">
          <text:p/>
        </draw:line>
        <draw:line draw:style-name="gr2" draw:text-style-name="P2" draw:layer="layout" svg:x1="11.804cm" svg:y1="6.767cm" svg:x2="11.778cm" svg:y2="6.767cm">
          <text:p/>
        </draw:line>
        <draw:line draw:style-name="gr2" draw:text-style-name="P2" draw:layer="layout" svg:x1="11.588cm" svg:y1="6.767cm" svg:x2="11.566cm" svg:y2="6.767cm">
          <text:p/>
        </draw:line>
        <draw:line draw:style-name="gr2" draw:text-style-name="P2" draw:layer="layout" svg:x1="11.566cm" svg:y1="6.767cm" svg:x2="11.566cm" svg:y2="7.022cm">
          <text:p/>
        </draw:line>
        <draw:line draw:style-name="gr2" draw:text-style-name="P2" draw:layer="layout" svg:x1="11.566cm" svg:y1="7.022cm" svg:x2="11.588cm" svg:y2="7.022cm">
          <text:p/>
        </draw:line>
        <draw:line draw:style-name="gr2" draw:text-style-name="P2" draw:layer="layout" svg:x1="11.778cm" svg:y1="7.022cm" svg:x2="11.804cm" svg:y2="7.022cm">
          <text:p/>
        </draw:line>
        <draw:line draw:style-name="gr2" draw:text-style-name="P2" draw:layer="layout" svg:x1="11.994cm" svg:y1="7.022cm" svg:x2="12.016cm" svg:y2="7.022cm">
          <text:p/>
        </draw:line>
        <draw:line draw:style-name="gr2" draw:text-style-name="P2" draw:layer="layout" svg:x1="12.016cm" svg:y1="7.022cm" svg:x2="12.016cm" svg:y2="6.767cm">
          <text:p/>
        </draw:line>
        <draw:line draw:style-name="gr2" draw:text-style-name="P2" draw:layer="layout" svg:x1="12.016cm" svg:y1="6.767cm" svg:x2="11.994cm" svg:y2="6.767cm">
          <text:p/>
        </draw:line>
        <draw:line draw:style-name="gr2" draw:text-style-name="P2" draw:layer="layout" svg:x1="11.804cm" svg:y1="8.027cm" svg:x2="11.778cm" svg:y2="8.027cm">
          <text:p/>
        </draw:line>
        <draw:line draw:style-name="gr2" draw:text-style-name="P2" draw:layer="layout" svg:x1="11.588cm" svg:y1="8.027cm" svg:x2="11.566cm" svg:y2="8.027cm">
          <text:p/>
        </draw:line>
        <draw:line draw:style-name="gr2" draw:text-style-name="P2" draw:layer="layout" svg:x1="11.566cm" svg:y1="8.027cm" svg:x2="11.566cm" svg:y2="8.282cm">
          <text:p/>
        </draw:line>
        <draw:line draw:style-name="gr2" draw:text-style-name="P2" draw:layer="layout" svg:x1="11.566cm" svg:y1="8.282cm" svg:x2="11.588cm" svg:y2="8.282cm">
          <text:p/>
        </draw:line>
        <draw:line draw:style-name="gr2" draw:text-style-name="P2" draw:layer="layout" svg:x1="11.778cm" svg:y1="8.282cm" svg:x2="11.804cm" svg:y2="8.282cm">
          <text:p/>
        </draw:line>
        <draw:line draw:style-name="gr2" draw:text-style-name="P2" draw:layer="layout" svg:x1="11.994cm" svg:y1="8.282cm" svg:x2="12.016cm" svg:y2="8.282cm">
          <text:p/>
        </draw:line>
        <draw:line draw:style-name="gr2" draw:text-style-name="P2" draw:layer="layout" svg:x1="12.016cm" svg:y1="8.282cm" svg:x2="12.016cm" svg:y2="8.027cm">
          <text:p/>
        </draw:line>
        <draw:line draw:style-name="gr2" draw:text-style-name="P2" draw:layer="layout" svg:x1="12.016cm" svg:y1="8.027cm" svg:x2="11.994cm" svg:y2="8.027cm">
          <text:p/>
        </draw:line>
        <draw:line draw:style-name="gr2" draw:text-style-name="P2" draw:layer="layout" svg:x1="12.554cm" svg:y1="9.287cm" svg:x2="12.528cm" svg:y2="9.287cm">
          <text:p/>
        </draw:line>
        <draw:line draw:style-name="gr2" draw:text-style-name="P2" draw:layer="layout" svg:x1="12.338cm" svg:y1="9.287cm" svg:x2="12.316cm" svg:y2="9.287cm">
          <text:p/>
        </draw:line>
        <draw:line draw:style-name="gr2" draw:text-style-name="P2" draw:layer="layout" svg:x1="12.316cm" svg:y1="9.287cm" svg:x2="12.316cm" svg:y2="9.542cm">
          <text:p/>
        </draw:line>
        <draw:line draw:style-name="gr2" draw:text-style-name="P2" draw:layer="layout" svg:x1="12.316cm" svg:y1="9.542cm" svg:x2="12.338cm" svg:y2="9.542cm">
          <text:p/>
        </draw:line>
        <draw:line draw:style-name="gr2" draw:text-style-name="P2" draw:layer="layout" svg:x1="12.528cm" svg:y1="9.542cm" svg:x2="12.554cm" svg:y2="9.542cm">
          <text:p/>
        </draw:line>
        <draw:line draw:style-name="gr2" draw:text-style-name="P2" draw:layer="layout" svg:x1="12.744cm" svg:y1="9.542cm" svg:x2="12.766cm" svg:y2="9.542cm">
          <text:p/>
        </draw:line>
        <draw:line draw:style-name="gr2" draw:text-style-name="P2" draw:layer="layout" svg:x1="12.766cm" svg:y1="9.542cm" svg:x2="12.766cm" svg:y2="9.287cm">
          <text:p/>
        </draw:line>
        <draw:line draw:style-name="gr2" draw:text-style-name="P2" draw:layer="layout" svg:x1="12.766cm" svg:y1="9.287cm" svg:x2="12.744cm" svg:y2="9.287cm">
          <text:p/>
        </draw:line>
        <draw:line draw:style-name="gr2" draw:text-style-name="P2" draw:layer="layout" svg:x1="12.554cm" svg:y1="6.767cm" svg:x2="12.528cm" svg:y2="6.767cm">
          <text:p/>
        </draw:line>
        <draw:line draw:style-name="gr2" draw:text-style-name="P2" draw:layer="layout" svg:x1="12.338cm" svg:y1="6.767cm" svg:x2="12.316cm" svg:y2="6.767cm">
          <text:p/>
        </draw:line>
        <draw:line draw:style-name="gr2" draw:text-style-name="P2" draw:layer="layout" svg:x1="12.316cm" svg:y1="6.767cm" svg:x2="12.316cm" svg:y2="7.022cm">
          <text:p/>
        </draw:line>
        <draw:line draw:style-name="gr2" draw:text-style-name="P2" draw:layer="layout" svg:x1="12.316cm" svg:y1="7.022cm" svg:x2="12.338cm" svg:y2="7.022cm">
          <text:p/>
        </draw:line>
        <draw:line draw:style-name="gr2" draw:text-style-name="P2" draw:layer="layout" svg:x1="12.528cm" svg:y1="7.022cm" svg:x2="12.554cm" svg:y2="7.022cm">
          <text:p/>
        </draw:line>
        <draw:line draw:style-name="gr2" draw:text-style-name="P2" draw:layer="layout" svg:x1="12.744cm" svg:y1="7.022cm" svg:x2="12.766cm" svg:y2="7.022cm">
          <text:p/>
        </draw:line>
        <draw:line draw:style-name="gr2" draw:text-style-name="P2" draw:layer="layout" svg:x1="12.766cm" svg:y1="7.022cm" svg:x2="12.766cm" svg:y2="6.767cm">
          <text:p/>
        </draw:line>
        <draw:line draw:style-name="gr2" draw:text-style-name="P2" draw:layer="layout" svg:x1="12.766cm" svg:y1="6.767cm" svg:x2="12.744cm" svg:y2="6.767cm">
          <text:p/>
        </draw:line>
        <draw:line draw:style-name="gr2" draw:text-style-name="P2" draw:layer="layout" svg:x1="12.554cm" svg:y1="8.027cm" svg:x2="12.528cm" svg:y2="8.027cm">
          <text:p/>
        </draw:line>
        <draw:line draw:style-name="gr2" draw:text-style-name="P2" draw:layer="layout" svg:x1="12.338cm" svg:y1="8.027cm" svg:x2="12.316cm" svg:y2="8.027cm">
          <text:p/>
        </draw:line>
        <draw:line draw:style-name="gr2" draw:text-style-name="P2" draw:layer="layout" svg:x1="12.316cm" svg:y1="8.027cm" svg:x2="12.316cm" svg:y2="8.282cm">
          <text:p/>
        </draw:line>
        <draw:line draw:style-name="gr2" draw:text-style-name="P2" draw:layer="layout" svg:x1="12.316cm" svg:y1="8.282cm" svg:x2="12.338cm" svg:y2="8.282cm">
          <text:p/>
        </draw:line>
        <draw:line draw:style-name="gr2" draw:text-style-name="P2" draw:layer="layout" svg:x1="12.528cm" svg:y1="8.282cm" svg:x2="12.554cm" svg:y2="8.282cm">
          <text:p/>
        </draw:line>
        <draw:line draw:style-name="gr2" draw:text-style-name="P2" draw:layer="layout" svg:x1="12.744cm" svg:y1="8.282cm" svg:x2="12.766cm" svg:y2="8.282cm">
          <text:p/>
        </draw:line>
        <draw:line draw:style-name="gr2" draw:text-style-name="P2" draw:layer="layout" svg:x1="12.766cm" svg:y1="8.282cm" svg:x2="12.766cm" svg:y2="8.027cm">
          <text:p/>
        </draw:line>
        <draw:line draw:style-name="gr2" draw:text-style-name="P2" draw:layer="layout" svg:x1="12.766cm" svg:y1="8.027cm" svg:x2="12.744cm" svg:y2="8.027cm">
          <text:p/>
        </draw:line>
        <draw:line draw:style-name="gr2" draw:text-style-name="P2" draw:layer="layout" svg:x1="12.554cm" svg:y1="5.507cm" svg:x2="12.528cm" svg:y2="5.507cm">
          <text:p/>
        </draw:line>
        <draw:line draw:style-name="gr2" draw:text-style-name="P2" draw:layer="layout" svg:x1="12.338cm" svg:y1="5.507cm" svg:x2="12.316cm" svg:y2="5.507cm">
          <text:p/>
        </draw:line>
        <draw:line draw:style-name="gr2" draw:text-style-name="P2" draw:layer="layout" svg:x1="12.316cm" svg:y1="5.507cm" svg:x2="12.316cm" svg:y2="5.762cm">
          <text:p/>
        </draw:line>
        <draw:line draw:style-name="gr2" draw:text-style-name="P2" draw:layer="layout" svg:x1="12.316cm" svg:y1="5.762cm" svg:x2="12.338cm" svg:y2="5.762cm">
          <text:p/>
        </draw:line>
        <draw:line draw:style-name="gr2" draw:text-style-name="P2" draw:layer="layout" svg:x1="12.528cm" svg:y1="5.762cm" svg:x2="12.554cm" svg:y2="5.762cm">
          <text:p/>
        </draw:line>
        <draw:line draw:style-name="gr2" draw:text-style-name="P2" draw:layer="layout" svg:x1="12.744cm" svg:y1="5.762cm" svg:x2="12.766cm" svg:y2="5.762cm">
          <text:p/>
        </draw:line>
        <draw:line draw:style-name="gr2" draw:text-style-name="P2" draw:layer="layout" svg:x1="12.766cm" svg:y1="5.762cm" svg:x2="12.766cm" svg:y2="5.507cm">
          <text:p/>
        </draw:line>
        <draw:line draw:style-name="gr2" draw:text-style-name="P2" draw:layer="layout" svg:x1="12.766cm" svg:y1="5.507cm" svg:x2="12.744cm" svg:y2="5.507cm">
          <text:p/>
        </draw:line>
        <draw:line draw:style-name="gr2" draw:text-style-name="P2" draw:layer="layout" svg:x1="13.304cm" svg:y1="9.287cm" svg:x2="13.278cm" svg:y2="9.287cm">
          <text:p/>
        </draw:line>
        <draw:line draw:style-name="gr2" draw:text-style-name="P2" draw:layer="layout" svg:x1="13.088cm" svg:y1="9.287cm" svg:x2="13.066cm" svg:y2="9.287cm">
          <text:p/>
        </draw:line>
        <draw:line draw:style-name="gr2" draw:text-style-name="P2" draw:layer="layout" svg:x1="13.066cm" svg:y1="9.287cm" svg:x2="13.066cm" svg:y2="9.542cm">
          <text:p/>
        </draw:line>
        <draw:line draw:style-name="gr2" draw:text-style-name="P2" draw:layer="layout" svg:x1="13.066cm" svg:y1="9.542cm" svg:x2="13.088cm" svg:y2="9.542cm">
          <text:p/>
        </draw:line>
        <draw:line draw:style-name="gr2" draw:text-style-name="P2" draw:layer="layout" svg:x1="13.278cm" svg:y1="9.542cm" svg:x2="13.304cm" svg:y2="9.542cm">
          <text:p/>
        </draw:line>
        <draw:line draw:style-name="gr2" draw:text-style-name="P2" draw:layer="layout" svg:x1="13.494cm" svg:y1="9.542cm" svg:x2="13.516cm" svg:y2="9.542cm">
          <text:p/>
        </draw:line>
        <draw:line draw:style-name="gr2" draw:text-style-name="P2" draw:layer="layout" svg:x1="13.516cm" svg:y1="9.542cm" svg:x2="13.516cm" svg:y2="9.287cm">
          <text:p/>
        </draw:line>
        <draw:line draw:style-name="gr2" draw:text-style-name="P2" draw:layer="layout" svg:x1="13.516cm" svg:y1="9.287cm" svg:x2="13.494cm" svg:y2="9.287cm">
          <text:p/>
        </draw:line>
        <draw:line draw:style-name="gr2" draw:text-style-name="P2" draw:layer="layout" svg:x1="13.304cm" svg:y1="8.027cm" svg:x2="13.278cm" svg:y2="8.027cm">
          <text:p/>
        </draw:line>
        <draw:line draw:style-name="gr2" draw:text-style-name="P2" draw:layer="layout" svg:x1="13.088cm" svg:y1="8.027cm" svg:x2="13.066cm" svg:y2="8.027cm">
          <text:p/>
        </draw:line>
        <draw:line draw:style-name="gr2" draw:text-style-name="P2" draw:layer="layout" svg:x1="13.066cm" svg:y1="8.027cm" svg:x2="13.066cm" svg:y2="8.282cm">
          <text:p/>
        </draw:line>
        <draw:line draw:style-name="gr2" draw:text-style-name="P2" draw:layer="layout" svg:x1="13.066cm" svg:y1="8.282cm" svg:x2="13.088cm" svg:y2="8.282cm">
          <text:p/>
        </draw:line>
        <draw:line draw:style-name="gr2" draw:text-style-name="P2" draw:layer="layout" svg:x1="13.278cm" svg:y1="8.282cm" svg:x2="13.304cm" svg:y2="8.282cm">
          <text:p/>
        </draw:line>
        <draw:line draw:style-name="gr2" draw:text-style-name="P2" draw:layer="layout" svg:x1="13.494cm" svg:y1="8.282cm" svg:x2="13.516cm" svg:y2="8.282cm">
          <text:p/>
        </draw:line>
        <draw:line draw:style-name="gr2" draw:text-style-name="P2" draw:layer="layout" svg:x1="13.516cm" svg:y1="8.282cm" svg:x2="13.516cm" svg:y2="8.027cm">
          <text:p/>
        </draw:line>
        <draw:line draw:style-name="gr2" draw:text-style-name="P2" draw:layer="layout" svg:x1="13.516cm" svg:y1="8.027cm" svg:x2="13.494cm" svg:y2="8.027cm">
          <text:p/>
        </draw:line>
        <draw:line draw:style-name="gr2" draw:text-style-name="P2" draw:layer="layout" svg:x1="13.304cm" svg:y1="5.507cm" svg:x2="13.278cm" svg:y2="5.507cm">
          <text:p/>
        </draw:line>
        <draw:line draw:style-name="gr2" draw:text-style-name="P2" draw:layer="layout" svg:x1="13.088cm" svg:y1="5.507cm" svg:x2="13.066cm" svg:y2="5.507cm">
          <text:p/>
        </draw:line>
        <draw:line draw:style-name="gr2" draw:text-style-name="P2" draw:layer="layout" svg:x1="13.066cm" svg:y1="5.507cm" svg:x2="13.066cm" svg:y2="5.762cm">
          <text:p/>
        </draw:line>
        <draw:line draw:style-name="gr2" draw:text-style-name="P2" draw:layer="layout" svg:x1="13.066cm" svg:y1="5.762cm" svg:x2="13.088cm" svg:y2="5.762cm">
          <text:p/>
        </draw:line>
        <draw:line draw:style-name="gr2" draw:text-style-name="P2" draw:layer="layout" svg:x1="13.278cm" svg:y1="5.762cm" svg:x2="13.304cm" svg:y2="5.762cm">
          <text:p/>
        </draw:line>
        <draw:line draw:style-name="gr2" draw:text-style-name="P2" draw:layer="layout" svg:x1="13.494cm" svg:y1="5.762cm" svg:x2="13.516cm" svg:y2="5.762cm">
          <text:p/>
        </draw:line>
        <draw:line draw:style-name="gr2" draw:text-style-name="P2" draw:layer="layout" svg:x1="13.516cm" svg:y1="5.762cm" svg:x2="13.516cm" svg:y2="5.507cm">
          <text:p/>
        </draw:line>
        <draw:line draw:style-name="gr2" draw:text-style-name="P2" draw:layer="layout" svg:x1="13.516cm" svg:y1="5.507cm" svg:x2="13.494cm" svg:y2="5.507cm">
          <text:p/>
        </draw:line>
        <draw:line draw:style-name="gr2" draw:text-style-name="P2" draw:layer="layout" svg:x1="13.304cm" svg:y1="6.767cm" svg:x2="13.278cm" svg:y2="6.767cm">
          <text:p/>
        </draw:line>
        <draw:line draw:style-name="gr2" draw:text-style-name="P2" draw:layer="layout" svg:x1="13.088cm" svg:y1="6.767cm" svg:x2="13.066cm" svg:y2="6.767cm">
          <text:p/>
        </draw:line>
        <draw:line draw:style-name="gr2" draw:text-style-name="P2" draw:layer="layout" svg:x1="13.066cm" svg:y1="6.767cm" svg:x2="13.066cm" svg:y2="7.022cm">
          <text:p/>
        </draw:line>
        <draw:line draw:style-name="gr2" draw:text-style-name="P2" draw:layer="layout" svg:x1="13.066cm" svg:y1="7.022cm" svg:x2="13.088cm" svg:y2="7.022cm">
          <text:p/>
        </draw:line>
        <draw:line draw:style-name="gr2" draw:text-style-name="P2" draw:layer="layout" svg:x1="13.278cm" svg:y1="7.022cm" svg:x2="13.304cm" svg:y2="7.022cm">
          <text:p/>
        </draw:line>
        <draw:line draw:style-name="gr2" draw:text-style-name="P2" draw:layer="layout" svg:x1="13.494cm" svg:y1="7.022cm" svg:x2="13.516cm" svg:y2="7.022cm">
          <text:p/>
        </draw:line>
        <draw:line draw:style-name="gr2" draw:text-style-name="P2" draw:layer="layout" svg:x1="13.516cm" svg:y1="7.022cm" svg:x2="13.516cm" svg:y2="6.767cm">
          <text:p/>
        </draw:line>
        <draw:line draw:style-name="gr2" draw:text-style-name="P2" draw:layer="layout" svg:x1="13.516cm" svg:y1="6.767cm" svg:x2="13.494cm" svg:y2="6.767cm">
          <text:p/>
        </draw:line>
        <draw:line draw:style-name="gr2" draw:text-style-name="P2" draw:layer="layout" svg:x1="15.617cm" svg:y1="9.264cm" svg:x2="15.738cm" svg:y2="9.264cm">
          <text:p/>
        </draw:line>
        <draw:line draw:style-name="gr2" draw:text-style-name="P2" draw:layer="layout" svg:x1="15.617cm" svg:y1="9.294cm" svg:x2="15.617cm" svg:y2="9.264cm">
          <text:p/>
        </draw:line>
        <draw:line draw:style-name="gr2" draw:text-style-name="P2" draw:layer="layout" svg:x1="15.617cm" svg:y1="9.564cm" svg:x2="15.617cm" svg:y2="9.534cm">
          <text:p/>
        </draw:line>
        <draw:line draw:style-name="gr2" draw:text-style-name="P2" draw:layer="layout" svg:x1="15.738cm" svg:y1="9.564cm" svg:x2="15.617cm" svg:y2="9.564cm">
          <text:p/>
        </draw:line>
        <draw:line draw:style-name="gr2" draw:text-style-name="P2" draw:layer="layout" svg:x1="16.067cm" svg:y1="9.564cm" svg:x2="15.946cm" svg:y2="9.564cm">
          <text:p/>
        </draw:line>
        <draw:line draw:style-name="gr2" draw:text-style-name="P2" draw:layer="layout" svg:x1="16.067cm" svg:y1="9.534cm" svg:x2="16.067cm" svg:y2="9.564cm">
          <text:p/>
        </draw:line>
        <draw:line draw:style-name="gr2" draw:text-style-name="P2" draw:layer="layout" svg:x1="16.067cm" svg:y1="9.264cm" svg:x2="16.067cm" svg:y2="9.294cm">
          <text:p/>
        </draw:line>
        <draw:line draw:style-name="gr2" draw:text-style-name="P2" draw:layer="layout" svg:x1="15.946cm" svg:y1="9.264cm" svg:x2="16.067cm" svg:y2="9.264cm">
          <text:p/>
        </draw:line>
        <draw:line draw:style-name="gr2" draw:text-style-name="P2" draw:layer="layout" svg:x1="14.805cm" svg:y1="9.287cm" svg:x2="14.779cm" svg:y2="9.287cm">
          <text:p/>
        </draw:line>
        <draw:line draw:style-name="gr2" draw:text-style-name="P2" draw:layer="layout" svg:x1="14.588cm" svg:y1="9.287cm" svg:x2="14.566cm" svg:y2="9.287cm">
          <text:p/>
        </draw:line>
        <draw:line draw:style-name="gr2" draw:text-style-name="P2" draw:layer="layout" svg:x1="14.566cm" svg:y1="9.287cm" svg:x2="14.566cm" svg:y2="9.542cm">
          <text:p/>
        </draw:line>
        <draw:line draw:style-name="gr2" draw:text-style-name="P2" draw:layer="layout" svg:x1="14.566cm" svg:y1="9.542cm" svg:x2="14.588cm" svg:y2="9.542cm">
          <text:p/>
        </draw:line>
        <draw:line draw:style-name="gr2" draw:text-style-name="P2" draw:layer="layout" svg:x1="14.779cm" svg:y1="9.542cm" svg:x2="14.805cm" svg:y2="9.542cm">
          <text:p/>
        </draw:line>
        <draw:line draw:style-name="gr2" draw:text-style-name="P2" draw:layer="layout" svg:x1="14.995cm" svg:y1="9.542cm" svg:x2="15.017cm" svg:y2="9.542cm">
          <text:p/>
        </draw:line>
        <draw:line draw:style-name="gr2" draw:text-style-name="P2" draw:layer="layout" svg:x1="15.017cm" svg:y1="9.542cm" svg:x2="15.017cm" svg:y2="9.287cm">
          <text:p/>
        </draw:line>
        <draw:line draw:style-name="gr2" draw:text-style-name="P2" draw:layer="layout" svg:x1="15.017cm" svg:y1="9.287cm" svg:x2="14.995cm" svg:y2="9.287cm">
          <text:p/>
        </draw:line>
        <draw:line draw:style-name="gr2" draw:text-style-name="P2" draw:layer="layout" svg:x1="14.054cm" svg:y1="9.287cm" svg:x2="14.028cm" svg:y2="9.287cm">
          <text:p/>
        </draw:line>
        <draw:line draw:style-name="gr2" draw:text-style-name="P2" draw:layer="layout" svg:x1="13.838cm" svg:y1="9.287cm" svg:x2="13.816cm" svg:y2="9.287cm">
          <text:p/>
        </draw:line>
        <draw:line draw:style-name="gr2" draw:text-style-name="P2" draw:layer="layout" svg:x1="13.816cm" svg:y1="9.287cm" svg:x2="13.816cm" svg:y2="9.542cm">
          <text:p/>
        </draw:line>
        <draw:line draw:style-name="gr2" draw:text-style-name="P2" draw:layer="layout" svg:x1="13.816cm" svg:y1="9.542cm" svg:x2="13.838cm" svg:y2="9.542cm">
          <text:p/>
        </draw:line>
        <draw:line draw:style-name="gr2" draw:text-style-name="P2" draw:layer="layout" svg:x1="14.028cm" svg:y1="9.542cm" svg:x2="14.054cm" svg:y2="9.542cm">
          <text:p/>
        </draw:line>
        <draw:line draw:style-name="gr2" draw:text-style-name="P2" draw:layer="layout" svg:x1="14.244cm" svg:y1="9.542cm" svg:x2="14.266cm" svg:y2="9.542cm">
          <text:p/>
        </draw:line>
        <draw:line draw:style-name="gr2" draw:text-style-name="P2" draw:layer="layout" svg:x1="14.266cm" svg:y1="9.542cm" svg:x2="14.266cm" svg:y2="9.287cm">
          <text:p/>
        </draw:line>
        <draw:line draw:style-name="gr2" draw:text-style-name="P2" draw:layer="layout" svg:x1="14.266cm" svg:y1="9.287cm" svg:x2="14.244cm" svg:y2="9.287cm">
          <text:p/>
        </draw:line>
        <draw:line draw:style-name="gr2" draw:text-style-name="P2" draw:layer="layout" svg:x1="14.054cm" svg:y1="8.027cm" svg:x2="14.028cm" svg:y2="8.027cm">
          <text:p/>
        </draw:line>
        <draw:line draw:style-name="gr2" draw:text-style-name="P2" draw:layer="layout" svg:x1="13.838cm" svg:y1="8.027cm" svg:x2="13.816cm" svg:y2="8.027cm">
          <text:p/>
        </draw:line>
        <draw:line draw:style-name="gr2" draw:text-style-name="P2" draw:layer="layout" svg:x1="13.816cm" svg:y1="8.027cm" svg:x2="13.816cm" svg:y2="8.282cm">
          <text:p/>
        </draw:line>
        <draw:line draw:style-name="gr2" draw:text-style-name="P2" draw:layer="layout" svg:x1="13.816cm" svg:y1="8.282cm" svg:x2="13.838cm" svg:y2="8.282cm">
          <text:p/>
        </draw:line>
        <draw:line draw:style-name="gr2" draw:text-style-name="P2" draw:layer="layout" svg:x1="14.028cm" svg:y1="8.282cm" svg:x2="14.054cm" svg:y2="8.282cm">
          <text:p/>
        </draw:line>
        <draw:line draw:style-name="gr2" draw:text-style-name="P2" draw:layer="layout" svg:x1="14.244cm" svg:y1="8.282cm" svg:x2="14.266cm" svg:y2="8.282cm">
          <text:p/>
        </draw:line>
        <draw:line draw:style-name="gr2" draw:text-style-name="P2" draw:layer="layout" svg:x1="14.266cm" svg:y1="8.282cm" svg:x2="14.266cm" svg:y2="8.027cm">
          <text:p/>
        </draw:line>
        <draw:line draw:style-name="gr2" draw:text-style-name="P2" draw:layer="layout" svg:x1="14.266cm" svg:y1="8.027cm" svg:x2="14.244cm" svg:y2="8.027cm">
          <text:p/>
        </draw:line>
        <draw:line draw:style-name="gr2" draw:text-style-name="P2" draw:layer="layout" svg:x1="14.054cm" svg:y1="6.767cm" svg:x2="14.028cm" svg:y2="6.767cm">
          <text:p/>
        </draw:line>
        <draw:line draw:style-name="gr2" draw:text-style-name="P2" draw:layer="layout" svg:x1="13.838cm" svg:y1="6.767cm" svg:x2="13.816cm" svg:y2="6.767cm">
          <text:p/>
        </draw:line>
        <draw:line draw:style-name="gr2" draw:text-style-name="P2" draw:layer="layout" svg:x1="13.816cm" svg:y1="6.767cm" svg:x2="13.816cm" svg:y2="7.022cm">
          <text:p/>
        </draw:line>
        <draw:line draw:style-name="gr2" draw:text-style-name="P2" draw:layer="layout" svg:x1="13.816cm" svg:y1="7.022cm" svg:x2="13.838cm" svg:y2="7.022cm">
          <text:p/>
        </draw:line>
        <draw:line draw:style-name="gr2" draw:text-style-name="P2" draw:layer="layout" svg:x1="14.028cm" svg:y1="7.022cm" svg:x2="14.054cm" svg:y2="7.022cm">
          <text:p/>
        </draw:line>
        <draw:line draw:style-name="gr2" draw:text-style-name="P2" draw:layer="layout" svg:x1="14.244cm" svg:y1="7.022cm" svg:x2="14.266cm" svg:y2="7.022cm">
          <text:p/>
        </draw:line>
        <draw:line draw:style-name="gr2" draw:text-style-name="P2" draw:layer="layout" svg:x1="14.266cm" svg:y1="7.022cm" svg:x2="14.266cm" svg:y2="6.767cm">
          <text:p/>
        </draw:line>
        <draw:line draw:style-name="gr2" draw:text-style-name="P2" draw:layer="layout" svg:x1="14.266cm" svg:y1="6.767cm" svg:x2="14.244cm" svg:y2="6.767cm">
          <text:p/>
        </draw:line>
        <draw:line draw:style-name="gr2" draw:text-style-name="P2" draw:layer="layout" svg:x1="14.054cm" svg:y1="5.507cm" svg:x2="14.028cm" svg:y2="5.507cm">
          <text:p/>
        </draw:line>
        <draw:line draw:style-name="gr2" draw:text-style-name="P2" draw:layer="layout" svg:x1="13.838cm" svg:y1="5.507cm" svg:x2="13.816cm" svg:y2="5.507cm">
          <text:p/>
        </draw:line>
        <draw:line draw:style-name="gr2" draw:text-style-name="P2" draw:layer="layout" svg:x1="13.816cm" svg:y1="5.507cm" svg:x2="13.816cm" svg:y2="5.762cm">
          <text:p/>
        </draw:line>
        <draw:line draw:style-name="gr2" draw:text-style-name="P2" draw:layer="layout" svg:x1="13.816cm" svg:y1="5.762cm" svg:x2="13.838cm" svg:y2="5.762cm">
          <text:p/>
        </draw:line>
        <draw:line draw:style-name="gr2" draw:text-style-name="P2" draw:layer="layout" svg:x1="14.028cm" svg:y1="5.762cm" svg:x2="14.054cm" svg:y2="5.762cm">
          <text:p/>
        </draw:line>
        <draw:line draw:style-name="gr2" draw:text-style-name="P2" draw:layer="layout" svg:x1="14.244cm" svg:y1="5.762cm" svg:x2="14.266cm" svg:y2="5.762cm">
          <text:p/>
        </draw:line>
        <draw:line draw:style-name="gr2" draw:text-style-name="P2" draw:layer="layout" svg:x1="14.266cm" svg:y1="5.762cm" svg:x2="14.266cm" svg:y2="5.507cm">
          <text:p/>
        </draw:line>
        <draw:line draw:style-name="gr2" draw:text-style-name="P2" draw:layer="layout" svg:x1="14.266cm" svg:y1="5.507cm" svg:x2="14.244cm" svg:y2="5.507cm">
          <text:p/>
        </draw:line>
        <draw:line draw:style-name="gr2" draw:text-style-name="P2" draw:layer="layout" svg:x1="14.805cm" svg:y1="8.027cm" svg:x2="14.779cm" svg:y2="8.027cm">
          <text:p/>
        </draw:line>
        <draw:line draw:style-name="gr2" draw:text-style-name="P2" draw:layer="layout" svg:x1="14.588cm" svg:y1="8.027cm" svg:x2="14.566cm" svg:y2="8.027cm">
          <text:p/>
        </draw:line>
        <draw:line draw:style-name="gr2" draw:text-style-name="P2" draw:layer="layout" svg:x1="14.566cm" svg:y1="8.027cm" svg:x2="14.566cm" svg:y2="8.282cm">
          <text:p/>
        </draw:line>
        <draw:line draw:style-name="gr2" draw:text-style-name="P2" draw:layer="layout" svg:x1="14.566cm" svg:y1="8.282cm" svg:x2="14.588cm" svg:y2="8.282cm">
          <text:p/>
        </draw:line>
        <draw:line draw:style-name="gr2" draw:text-style-name="P2" draw:layer="layout" svg:x1="14.779cm" svg:y1="8.282cm" svg:x2="14.805cm" svg:y2="8.282cm">
          <text:p/>
        </draw:line>
        <draw:line draw:style-name="gr2" draw:text-style-name="P2" draw:layer="layout" svg:x1="14.995cm" svg:y1="8.282cm" svg:x2="15.017cm" svg:y2="8.282cm">
          <text:p/>
        </draw:line>
        <draw:line draw:style-name="gr2" draw:text-style-name="P2" draw:layer="layout" svg:x1="15.017cm" svg:y1="8.282cm" svg:x2="15.017cm" svg:y2="8.027cm">
          <text:p/>
        </draw:line>
        <draw:line draw:style-name="gr2" draw:text-style-name="P2" draw:layer="layout" svg:x1="15.017cm" svg:y1="8.027cm" svg:x2="14.995cm" svg:y2="8.027cm">
          <text:p/>
        </draw:line>
        <draw:line draw:style-name="gr2" draw:text-style-name="P2" draw:layer="layout" svg:x1="14.805cm" svg:y1="6.767cm" svg:x2="14.779cm" svg:y2="6.767cm">
          <text:p/>
        </draw:line>
        <draw:line draw:style-name="gr2" draw:text-style-name="P2" draw:layer="layout" svg:x1="14.588cm" svg:y1="6.767cm" svg:x2="14.566cm" svg:y2="6.767cm">
          <text:p/>
        </draw:line>
        <draw:line draw:style-name="gr2" draw:text-style-name="P2" draw:layer="layout" svg:x1="14.566cm" svg:y1="6.767cm" svg:x2="14.566cm" svg:y2="7.022cm">
          <text:p/>
        </draw:line>
        <draw:line draw:style-name="gr2" draw:text-style-name="P2" draw:layer="layout" svg:x1="14.566cm" svg:y1="7.022cm" svg:x2="14.588cm" svg:y2="7.022cm">
          <text:p/>
        </draw:line>
        <draw:line draw:style-name="gr2" draw:text-style-name="P2" draw:layer="layout" svg:x1="14.779cm" svg:y1="7.022cm" svg:x2="14.805cm" svg:y2="7.022cm">
          <text:p/>
        </draw:line>
        <draw:line draw:style-name="gr2" draw:text-style-name="P2" draw:layer="layout" svg:x1="14.995cm" svg:y1="7.022cm" svg:x2="15.017cm" svg:y2="7.022cm">
          <text:p/>
        </draw:line>
        <draw:line draw:style-name="gr2" draw:text-style-name="P2" draw:layer="layout" svg:x1="15.017cm" svg:y1="7.022cm" svg:x2="15.017cm" svg:y2="6.767cm">
          <text:p/>
        </draw:line>
        <draw:line draw:style-name="gr2" draw:text-style-name="P2" draw:layer="layout" svg:x1="15.017cm" svg:y1="6.767cm" svg:x2="14.995cm" svg:y2="6.767cm">
          <text:p/>
        </draw:line>
        <draw:line draw:style-name="gr2" draw:text-style-name="P2" draw:layer="layout" svg:x1="14.805cm" svg:y1="5.507cm" svg:x2="14.779cm" svg:y2="5.507cm">
          <text:p/>
        </draw:line>
        <draw:line draw:style-name="gr2" draw:text-style-name="P2" draw:layer="layout" svg:x1="14.588cm" svg:y1="5.507cm" svg:x2="14.566cm" svg:y2="5.507cm">
          <text:p/>
        </draw:line>
        <draw:line draw:style-name="gr2" draw:text-style-name="P2" draw:layer="layout" svg:x1="14.566cm" svg:y1="5.507cm" svg:x2="14.566cm" svg:y2="5.762cm">
          <text:p/>
        </draw:line>
        <draw:line draw:style-name="gr2" draw:text-style-name="P2" draw:layer="layout" svg:x1="14.566cm" svg:y1="5.762cm" svg:x2="14.588cm" svg:y2="5.762cm">
          <text:p/>
        </draw:line>
        <draw:line draw:style-name="gr2" draw:text-style-name="P2" draw:layer="layout" svg:x1="14.779cm" svg:y1="5.762cm" svg:x2="14.805cm" svg:y2="5.762cm">
          <text:p/>
        </draw:line>
        <draw:line draw:style-name="gr2" draw:text-style-name="P2" draw:layer="layout" svg:x1="14.995cm" svg:y1="5.762cm" svg:x2="15.017cm" svg:y2="5.762cm">
          <text:p/>
        </draw:line>
        <draw:line draw:style-name="gr2" draw:text-style-name="P2" draw:layer="layout" svg:x1="15.017cm" svg:y1="5.762cm" svg:x2="15.017cm" svg:y2="5.507cm">
          <text:p/>
        </draw:line>
        <draw:line draw:style-name="gr2" draw:text-style-name="P2" draw:layer="layout" svg:x1="15.017cm" svg:y1="5.507cm" svg:x2="14.995cm" svg:y2="5.507cm">
          <text:p/>
        </draw:line>
        <draw:line draw:style-name="gr2" draw:text-style-name="P2" draw:layer="layout" svg:x1="15.617cm" svg:y1="8.004cm" svg:x2="15.738cm" svg:y2="8.004cm">
          <text:p/>
        </draw:line>
        <draw:line draw:style-name="gr2" draw:text-style-name="P2" draw:layer="layout" svg:x1="15.617cm" svg:y1="8.034cm" svg:x2="15.617cm" svg:y2="8.004cm">
          <text:p/>
        </draw:line>
        <draw:line draw:style-name="gr2" draw:text-style-name="P2" draw:layer="layout" svg:x1="15.617cm" svg:y1="8.304cm" svg:x2="15.617cm" svg:y2="8.274cm">
          <text:p/>
        </draw:line>
        <draw:line draw:style-name="gr2" draw:text-style-name="P2" draw:layer="layout" svg:x1="15.738cm" svg:y1="8.304cm" svg:x2="15.617cm" svg:y2="8.304cm">
          <text:p/>
        </draw:line>
        <draw:line draw:style-name="gr2" draw:text-style-name="P2" draw:layer="layout" svg:x1="16.067cm" svg:y1="8.304cm" svg:x2="15.946cm" svg:y2="8.304cm">
          <text:p/>
        </draw:line>
        <draw:line draw:style-name="gr2" draw:text-style-name="P2" draw:layer="layout" svg:x1="16.067cm" svg:y1="8.274cm" svg:x2="16.067cm" svg:y2="8.304cm">
          <text:p/>
        </draw:line>
        <draw:line draw:style-name="gr2" draw:text-style-name="P2" draw:layer="layout" svg:x1="16.067cm" svg:y1="8.004cm" svg:x2="16.067cm" svg:y2="8.034cm">
          <text:p/>
        </draw:line>
        <draw:line draw:style-name="gr2" draw:text-style-name="P2" draw:layer="layout" svg:x1="15.946cm" svg:y1="8.004cm" svg:x2="16.067cm" svg:y2="8.004cm">
          <text:p/>
        </draw:line>
        <draw:line draw:style-name="gr2" draw:text-style-name="P2" draw:layer="layout" svg:x1="16.727cm" svg:y1="5.484cm" svg:x2="16.848cm" svg:y2="5.484cm">
          <text:p/>
        </draw:line>
        <draw:line draw:style-name="gr2" draw:text-style-name="P2" draw:layer="layout" svg:x1="16.727cm" svg:y1="5.514cm" svg:x2="16.727cm" svg:y2="5.484cm">
          <text:p/>
        </draw:line>
        <draw:line draw:style-name="gr2" draw:text-style-name="P2" draw:layer="layout" svg:x1="16.727cm" svg:y1="5.784cm" svg:x2="16.727cm" svg:y2="5.754cm">
          <text:p/>
        </draw:line>
        <draw:line draw:style-name="gr2" draw:text-style-name="P2" draw:layer="layout" svg:x1="16.848cm" svg:y1="5.784cm" svg:x2="16.727cm" svg:y2="5.784cm">
          <text:p/>
        </draw:line>
        <draw:line draw:style-name="gr2" draw:text-style-name="P2" draw:layer="layout" svg:x1="17.177cm" svg:y1="5.784cm" svg:x2="17.056cm" svg:y2="5.784cm">
          <text:p/>
        </draw:line>
        <draw:line draw:style-name="gr2" draw:text-style-name="P2" draw:layer="layout" svg:x1="17.177cm" svg:y1="5.754cm" svg:x2="17.177cm" svg:y2="5.784cm">
          <text:p/>
        </draw:line>
        <draw:line draw:style-name="gr2" draw:text-style-name="P2" draw:layer="layout" svg:x1="17.177cm" svg:y1="5.484cm" svg:x2="17.177cm" svg:y2="5.514cm">
          <text:p/>
        </draw:line>
        <draw:line draw:style-name="gr2" draw:text-style-name="P2" draw:layer="layout" svg:x1="17.056cm" svg:y1="5.484cm" svg:x2="17.177cm" svg:y2="5.484cm">
          <text:p/>
        </draw:line>
        <draw:line draw:style-name="gr2" draw:text-style-name="P2" draw:layer="layout" svg:x1="16.727cm" svg:y1="6.744cm" svg:x2="16.848cm" svg:y2="6.744cm">
          <text:p/>
        </draw:line>
        <draw:line draw:style-name="gr2" draw:text-style-name="P2" draw:layer="layout" svg:x1="16.727cm" svg:y1="6.774cm" svg:x2="16.727cm" svg:y2="6.744cm">
          <text:p/>
        </draw:line>
        <draw:line draw:style-name="gr2" draw:text-style-name="P2" draw:layer="layout" svg:x1="16.727cm" svg:y1="7.044cm" svg:x2="16.727cm" svg:y2="7.014cm">
          <text:p/>
        </draw:line>
        <draw:line draw:style-name="gr2" draw:text-style-name="P2" draw:layer="layout" svg:x1="16.848cm" svg:y1="7.044cm" svg:x2="16.727cm" svg:y2="7.044cm">
          <text:p/>
        </draw:line>
        <draw:line draw:style-name="gr2" draw:text-style-name="P2" draw:layer="layout" svg:x1="17.177cm" svg:y1="7.044cm" svg:x2="17.056cm" svg:y2="7.044cm">
          <text:p/>
        </draw:line>
        <draw:line draw:style-name="gr2" draw:text-style-name="P2" draw:layer="layout" svg:x1="17.177cm" svg:y1="7.014cm" svg:x2="17.177cm" svg:y2="7.044cm">
          <text:p/>
        </draw:line>
        <draw:line draw:style-name="gr2" draw:text-style-name="P2" draw:layer="layout" svg:x1="17.177cm" svg:y1="6.744cm" svg:x2="17.177cm" svg:y2="6.774cm">
          <text:p/>
        </draw:line>
        <draw:line draw:style-name="gr2" draw:text-style-name="P2" draw:layer="layout" svg:x1="17.056cm" svg:y1="6.744cm" svg:x2="17.177cm" svg:y2="6.744cm">
          <text:p/>
        </draw:line>
        <draw:line draw:style-name="gr2" draw:text-style-name="P2" draw:layer="layout" svg:x1="9.554cm" svg:y1="5.507cm" svg:x2="9.528cm" svg:y2="5.507cm">
          <text:p/>
        </draw:line>
        <draw:line draw:style-name="gr2" draw:text-style-name="P2" draw:layer="layout" svg:x1="9.338cm" svg:y1="5.507cm" svg:x2="9.316cm" svg:y2="5.507cm">
          <text:p/>
        </draw:line>
        <draw:line draw:style-name="gr2" draw:text-style-name="P2" draw:layer="layout" svg:x1="9.316cm" svg:y1="5.507cm" svg:x2="9.316cm" svg:y2="5.762cm">
          <text:p/>
        </draw:line>
        <draw:line draw:style-name="gr2" draw:text-style-name="P2" draw:layer="layout" svg:x1="9.316cm" svg:y1="5.762cm" svg:x2="9.338cm" svg:y2="5.762cm">
          <text:p/>
        </draw:line>
        <draw:line draw:style-name="gr2" draw:text-style-name="P2" draw:layer="layout" svg:x1="9.528cm" svg:y1="5.762cm" svg:x2="9.554cm" svg:y2="5.762cm">
          <text:p/>
        </draw:line>
        <draw:line draw:style-name="gr2" draw:text-style-name="P2" draw:layer="layout" svg:x1="9.744cm" svg:y1="5.762cm" svg:x2="9.766cm" svg:y2="5.762cm">
          <text:p/>
        </draw:line>
        <draw:line draw:style-name="gr2" draw:text-style-name="P2" draw:layer="layout" svg:x1="9.766cm" svg:y1="5.762cm" svg:x2="9.766cm" svg:y2="5.507cm">
          <text:p/>
        </draw:line>
        <draw:line draw:style-name="gr2" draw:text-style-name="P2" draw:layer="layout" svg:x1="9.766cm" svg:y1="5.507cm" svg:x2="9.744cm" svg:y2="5.507cm">
          <text:p/>
        </draw:line>
        <draw:line draw:style-name="gr2" draw:text-style-name="P2" draw:layer="layout" svg:x1="10.304cm" svg:y1="9.287cm" svg:x2="10.278cm" svg:y2="9.287cm">
          <text:p/>
        </draw:line>
        <draw:line draw:style-name="gr2" draw:text-style-name="P2" draw:layer="layout" svg:x1="10.088cm" svg:y1="9.287cm" svg:x2="10.066cm" svg:y2="9.287cm">
          <text:p/>
        </draw:line>
        <draw:line draw:style-name="gr2" draw:text-style-name="P2" draw:layer="layout" svg:x1="10.066cm" svg:y1="9.287cm" svg:x2="10.066cm" svg:y2="9.542cm">
          <text:p/>
        </draw:line>
        <draw:line draw:style-name="gr2" draw:text-style-name="P2" draw:layer="layout" svg:x1="10.066cm" svg:y1="9.542cm" svg:x2="10.088cm" svg:y2="9.542cm">
          <text:p/>
        </draw:line>
        <draw:line draw:style-name="gr2" draw:text-style-name="P2" draw:layer="layout" svg:x1="10.278cm" svg:y1="9.542cm" svg:x2="10.304cm" svg:y2="9.542cm">
          <text:p/>
        </draw:line>
        <draw:line draw:style-name="gr2" draw:text-style-name="P2" draw:layer="layout" svg:x1="10.494cm" svg:y1="9.542cm" svg:x2="10.516cm" svg:y2="9.542cm">
          <text:p/>
        </draw:line>
        <draw:line draw:style-name="gr2" draw:text-style-name="P2" draw:layer="layout" svg:x1="10.516cm" svg:y1="9.542cm" svg:x2="10.516cm" svg:y2="9.287cm">
          <text:p/>
        </draw:line>
        <draw:line draw:style-name="gr2" draw:text-style-name="P2" draw:layer="layout" svg:x1="10.516cm" svg:y1="9.287cm" svg:x2="10.494cm" svg:y2="9.287cm">
          <text:p/>
        </draw:line>
        <draw:line draw:style-name="gr2" draw:text-style-name="P2" draw:layer="layout" svg:x1="9.554cm" svg:y1="6.767cm" svg:x2="9.528cm" svg:y2="6.767cm">
          <text:p/>
        </draw:line>
        <draw:line draw:style-name="gr2" draw:text-style-name="P2" draw:layer="layout" svg:x1="9.338cm" svg:y1="6.767cm" svg:x2="9.316cm" svg:y2="6.767cm">
          <text:p/>
        </draw:line>
        <draw:line draw:style-name="gr2" draw:text-style-name="P2" draw:layer="layout" svg:x1="9.316cm" svg:y1="6.767cm" svg:x2="9.316cm" svg:y2="7.022cm">
          <text:p/>
        </draw:line>
        <draw:line draw:style-name="gr2" draw:text-style-name="P2" draw:layer="layout" svg:x1="9.316cm" svg:y1="7.022cm" svg:x2="9.338cm" svg:y2="7.022cm">
          <text:p/>
        </draw:line>
        <draw:line draw:style-name="gr2" draw:text-style-name="P2" draw:layer="layout" svg:x1="9.528cm" svg:y1="7.022cm" svg:x2="9.554cm" svg:y2="7.022cm">
          <text:p/>
        </draw:line>
        <draw:line draw:style-name="gr2" draw:text-style-name="P2" draw:layer="layout" svg:x1="9.744cm" svg:y1="7.022cm" svg:x2="9.766cm" svg:y2="7.022cm">
          <text:p/>
        </draw:line>
        <draw:line draw:style-name="gr2" draw:text-style-name="P2" draw:layer="layout" svg:x1="9.766cm" svg:y1="7.022cm" svg:x2="9.766cm" svg:y2="6.767cm">
          <text:p/>
        </draw:line>
        <draw:line draw:style-name="gr2" draw:text-style-name="P2" draw:layer="layout" svg:x1="9.766cm" svg:y1="6.767cm" svg:x2="9.744cm" svg:y2="6.767cm">
          <text:p/>
        </draw:line>
        <draw:line draw:style-name="gr2" draw:text-style-name="P2" draw:layer="layout" svg:x1="9.554cm" svg:y1="8.027cm" svg:x2="9.528cm" svg:y2="8.027cm">
          <text:p/>
        </draw:line>
        <draw:line draw:style-name="gr2" draw:text-style-name="P2" draw:layer="layout" svg:x1="9.338cm" svg:y1="8.027cm" svg:x2="9.316cm" svg:y2="8.027cm">
          <text:p/>
        </draw:line>
        <draw:line draw:style-name="gr2" draw:text-style-name="P2" draw:layer="layout" svg:x1="9.316cm" svg:y1="8.027cm" svg:x2="9.316cm" svg:y2="8.282cm">
          <text:p/>
        </draw:line>
        <draw:line draw:style-name="gr2" draw:text-style-name="P2" draw:layer="layout" svg:x1="9.316cm" svg:y1="8.282cm" svg:x2="9.338cm" svg:y2="8.282cm">
          <text:p/>
        </draw:line>
        <draw:line draw:style-name="gr2" draw:text-style-name="P2" draw:layer="layout" svg:x1="9.528cm" svg:y1="8.282cm" svg:x2="9.554cm" svg:y2="8.282cm">
          <text:p/>
        </draw:line>
        <draw:line draw:style-name="gr2" draw:text-style-name="P2" draw:layer="layout" svg:x1="9.744cm" svg:y1="8.282cm" svg:x2="9.766cm" svg:y2="8.282cm">
          <text:p/>
        </draw:line>
        <draw:line draw:style-name="gr2" draw:text-style-name="P2" draw:layer="layout" svg:x1="9.766cm" svg:y1="8.282cm" svg:x2="9.766cm" svg:y2="8.027cm">
          <text:p/>
        </draw:line>
        <draw:line draw:style-name="gr2" draw:text-style-name="P2" draw:layer="layout" svg:x1="9.766cm" svg:y1="8.027cm" svg:x2="9.744cm" svg:y2="8.027cm">
          <text:p/>
        </draw:line>
        <draw:line draw:style-name="gr2" draw:text-style-name="P2" draw:layer="layout" svg:x1="8.804cm" svg:y1="5.507cm" svg:x2="8.778cm" svg:y2="5.507cm">
          <text:p/>
        </draw:line>
        <draw:line draw:style-name="gr2" draw:text-style-name="P2" draw:layer="layout" svg:x1="8.588cm" svg:y1="5.507cm" svg:x2="8.566cm" svg:y2="5.507cm">
          <text:p/>
        </draw:line>
        <draw:line draw:style-name="gr2" draw:text-style-name="P2" draw:layer="layout" svg:x1="8.566cm" svg:y1="5.507cm" svg:x2="8.566cm" svg:y2="5.762cm">
          <text:p/>
        </draw:line>
        <draw:line draw:style-name="gr2" draw:text-style-name="P2" draw:layer="layout" svg:x1="8.566cm" svg:y1="5.762cm" svg:x2="8.588cm" svg:y2="5.762cm">
          <text:p/>
        </draw:line>
        <draw:line draw:style-name="gr2" draw:text-style-name="P2" draw:layer="layout" svg:x1="8.778cm" svg:y1="5.762cm" svg:x2="8.804cm" svg:y2="5.762cm">
          <text:p/>
        </draw:line>
        <draw:line draw:style-name="gr2" draw:text-style-name="P2" draw:layer="layout" svg:x1="8.994cm" svg:y1="5.762cm" svg:x2="9.016cm" svg:y2="5.762cm">
          <text:p/>
        </draw:line>
        <draw:line draw:style-name="gr2" draw:text-style-name="P2" draw:layer="layout" svg:x1="9.016cm" svg:y1="5.762cm" svg:x2="9.016cm" svg:y2="5.507cm">
          <text:p/>
        </draw:line>
        <draw:line draw:style-name="gr2" draw:text-style-name="P2" draw:layer="layout" svg:x1="9.016cm" svg:y1="5.507cm" svg:x2="8.994cm" svg:y2="5.507cm">
          <text:p/>
        </draw:line>
        <draw:line draw:style-name="gr2" draw:text-style-name="P2" draw:layer="layout" svg:x1="9.554cm" svg:y1="9.287cm" svg:x2="9.528cm" svg:y2="9.287cm">
          <text:p/>
        </draw:line>
        <draw:line draw:style-name="gr2" draw:text-style-name="P2" draw:layer="layout" svg:x1="9.338cm" svg:y1="9.287cm" svg:x2="9.316cm" svg:y2="9.287cm">
          <text:p/>
        </draw:line>
        <draw:line draw:style-name="gr2" draw:text-style-name="P2" draw:layer="layout" svg:x1="9.316cm" svg:y1="9.287cm" svg:x2="9.316cm" svg:y2="9.542cm">
          <text:p/>
        </draw:line>
        <draw:line draw:style-name="gr2" draw:text-style-name="P2" draw:layer="layout" svg:x1="9.316cm" svg:y1="9.542cm" svg:x2="9.338cm" svg:y2="9.542cm">
          <text:p/>
        </draw:line>
        <draw:line draw:style-name="gr2" draw:text-style-name="P2" draw:layer="layout" svg:x1="9.528cm" svg:y1="9.542cm" svg:x2="9.554cm" svg:y2="9.542cm">
          <text:p/>
        </draw:line>
        <draw:line draw:style-name="gr2" draw:text-style-name="P2" draw:layer="layout" svg:x1="9.744cm" svg:y1="9.542cm" svg:x2="9.766cm" svg:y2="9.542cm">
          <text:p/>
        </draw:line>
        <draw:line draw:style-name="gr2" draw:text-style-name="P2" draw:layer="layout" svg:x1="9.766cm" svg:y1="9.542cm" svg:x2="9.766cm" svg:y2="9.287cm">
          <text:p/>
        </draw:line>
        <draw:line draw:style-name="gr2" draw:text-style-name="P2" draw:layer="layout" svg:x1="9.766cm" svg:y1="9.287cm" svg:x2="9.744cm" svg:y2="9.287cm">
          <text:p/>
        </draw:line>
        <draw:line draw:style-name="gr2" draw:text-style-name="P2" draw:layer="layout" svg:x1="8.804cm" svg:y1="6.767cm" svg:x2="8.778cm" svg:y2="6.767cm">
          <text:p/>
        </draw:line>
        <draw:line draw:style-name="gr2" draw:text-style-name="P2" draw:layer="layout" svg:x1="8.588cm" svg:y1="6.767cm" svg:x2="8.566cm" svg:y2="6.767cm">
          <text:p/>
        </draw:line>
        <draw:line draw:style-name="gr2" draw:text-style-name="P2" draw:layer="layout" svg:x1="8.566cm" svg:y1="6.767cm" svg:x2="8.566cm" svg:y2="7.022cm">
          <text:p/>
        </draw:line>
        <draw:line draw:style-name="gr2" draw:text-style-name="P2" draw:layer="layout" svg:x1="8.566cm" svg:y1="7.022cm" svg:x2="8.588cm" svg:y2="7.022cm">
          <text:p/>
        </draw:line>
        <draw:line draw:style-name="gr2" draw:text-style-name="P2" draw:layer="layout" svg:x1="8.778cm" svg:y1="7.022cm" svg:x2="8.804cm" svg:y2="7.022cm">
          <text:p/>
        </draw:line>
        <draw:line draw:style-name="gr2" draw:text-style-name="P2" draw:layer="layout" svg:x1="8.994cm" svg:y1="7.022cm" svg:x2="9.016cm" svg:y2="7.022cm">
          <text:p/>
        </draw:line>
        <draw:line draw:style-name="gr2" draw:text-style-name="P2" draw:layer="layout" svg:x1="9.016cm" svg:y1="7.022cm" svg:x2="9.016cm" svg:y2="6.767cm">
          <text:p/>
        </draw:line>
        <draw:line draw:style-name="gr2" draw:text-style-name="P2" draw:layer="layout" svg:x1="9.016cm" svg:y1="6.767cm" svg:x2="8.994cm" svg:y2="6.767cm">
          <text:p/>
        </draw:line>
        <draw:line draw:style-name="gr2" draw:text-style-name="P2" draw:layer="layout" svg:x1="8.804cm" svg:y1="8.027cm" svg:x2="8.778cm" svg:y2="8.027cm">
          <text:p/>
        </draw:line>
        <draw:line draw:style-name="gr2" draw:text-style-name="P2" draw:layer="layout" svg:x1="8.588cm" svg:y1="8.027cm" svg:x2="8.566cm" svg:y2="8.027cm">
          <text:p/>
        </draw:line>
        <draw:line draw:style-name="gr2" draw:text-style-name="P2" draw:layer="layout" svg:x1="8.566cm" svg:y1="8.027cm" svg:x2="8.566cm" svg:y2="8.282cm">
          <text:p/>
        </draw:line>
        <draw:line draw:style-name="gr2" draw:text-style-name="P2" draw:layer="layout" svg:x1="8.566cm" svg:y1="8.282cm" svg:x2="8.588cm" svg:y2="8.282cm">
          <text:p/>
        </draw:line>
        <draw:line draw:style-name="gr2" draw:text-style-name="P2" draw:layer="layout" svg:x1="8.778cm" svg:y1="8.282cm" svg:x2="8.804cm" svg:y2="8.282cm">
          <text:p/>
        </draw:line>
        <draw:line draw:style-name="gr2" draw:text-style-name="P2" draw:layer="layout" svg:x1="8.994cm" svg:y1="8.282cm" svg:x2="9.016cm" svg:y2="8.282cm">
          <text:p/>
        </draw:line>
        <draw:line draw:style-name="gr2" draw:text-style-name="P2" draw:layer="layout" svg:x1="9.016cm" svg:y1="8.282cm" svg:x2="9.016cm" svg:y2="8.027cm">
          <text:p/>
        </draw:line>
        <draw:line draw:style-name="gr2" draw:text-style-name="P2" draw:layer="layout" svg:x1="9.016cm" svg:y1="8.027cm" svg:x2="8.994cm" svg:y2="8.027cm">
          <text:p/>
        </draw:line>
        <draw:line draw:style-name="gr2" draw:text-style-name="P2" draw:layer="layout" svg:x1="8.054cm" svg:y1="5.507cm" svg:x2="8.028cm" svg:y2="5.507cm">
          <text:p/>
        </draw:line>
        <draw:line draw:style-name="gr2" draw:text-style-name="P2" draw:layer="layout" svg:x1="7.838cm" svg:y1="5.507cm" svg:x2="7.816cm" svg:y2="5.507cm">
          <text:p/>
        </draw:line>
        <draw:line draw:style-name="gr2" draw:text-style-name="P2" draw:layer="layout" svg:x1="7.816cm" svg:y1="5.507cm" svg:x2="7.816cm" svg:y2="5.762cm">
          <text:p/>
        </draw:line>
        <draw:line draw:style-name="gr2" draw:text-style-name="P2" draw:layer="layout" svg:x1="7.816cm" svg:y1="5.762cm" svg:x2="7.838cm" svg:y2="5.762cm">
          <text:p/>
        </draw:line>
        <draw:line draw:style-name="gr2" draw:text-style-name="P2" draw:layer="layout" svg:x1="8.028cm" svg:y1="5.762cm" svg:x2="8.054cm" svg:y2="5.762cm">
          <text:p/>
        </draw:line>
        <draw:line draw:style-name="gr2" draw:text-style-name="P2" draw:layer="layout" svg:x1="8.244cm" svg:y1="5.762cm" svg:x2="8.266cm" svg:y2="5.762cm">
          <text:p/>
        </draw:line>
        <draw:line draw:style-name="gr2" draw:text-style-name="P2" draw:layer="layout" svg:x1="8.266cm" svg:y1="5.762cm" svg:x2="8.266cm" svg:y2="5.507cm">
          <text:p/>
        </draw:line>
        <draw:line draw:style-name="gr2" draw:text-style-name="P2" draw:layer="layout" svg:x1="8.266cm" svg:y1="5.507cm" svg:x2="8.244cm" svg:y2="5.507cm">
          <text:p/>
        </draw:line>
        <draw:line draw:style-name="gr2" draw:text-style-name="P2" draw:layer="layout" svg:x1="8.804cm" svg:y1="9.287cm" svg:x2="8.778cm" svg:y2="9.287cm">
          <text:p/>
        </draw:line>
        <draw:line draw:style-name="gr2" draw:text-style-name="P2" draw:layer="layout" svg:x1="8.588cm" svg:y1="9.287cm" svg:x2="8.566cm" svg:y2="9.287cm">
          <text:p/>
        </draw:line>
        <draw:line draw:style-name="gr2" draw:text-style-name="P2" draw:layer="layout" svg:x1="8.566cm" svg:y1="9.287cm" svg:x2="8.566cm" svg:y2="9.542cm">
          <text:p/>
        </draw:line>
        <draw:line draw:style-name="gr2" draw:text-style-name="P2" draw:layer="layout" svg:x1="8.566cm" svg:y1="9.542cm" svg:x2="8.588cm" svg:y2="9.542cm">
          <text:p/>
        </draw:line>
        <draw:line draw:style-name="gr2" draw:text-style-name="P2" draw:layer="layout" svg:x1="8.778cm" svg:y1="9.542cm" svg:x2="8.804cm" svg:y2="9.542cm">
          <text:p/>
        </draw:line>
        <draw:line draw:style-name="gr2" draw:text-style-name="P2" draw:layer="layout" svg:x1="8.994cm" svg:y1="9.542cm" svg:x2="9.016cm" svg:y2="9.542cm">
          <text:p/>
        </draw:line>
        <draw:line draw:style-name="gr2" draw:text-style-name="P2" draw:layer="layout" svg:x1="9.016cm" svg:y1="9.542cm" svg:x2="9.016cm" svg:y2="9.287cm">
          <text:p/>
        </draw:line>
        <draw:line draw:style-name="gr2" draw:text-style-name="P2" draw:layer="layout" svg:x1="9.016cm" svg:y1="9.287cm" svg:x2="8.994cm" svg:y2="9.287cm">
          <text:p/>
        </draw:line>
        <draw:line draw:style-name="gr2" draw:text-style-name="P2" draw:layer="layout" svg:x1="8.054cm" svg:y1="6.767cm" svg:x2="8.028cm" svg:y2="6.767cm">
          <text:p/>
        </draw:line>
        <draw:line draw:style-name="gr2" draw:text-style-name="P2" draw:layer="layout" svg:x1="7.838cm" svg:y1="6.767cm" svg:x2="7.816cm" svg:y2="6.767cm">
          <text:p/>
        </draw:line>
        <draw:line draw:style-name="gr2" draw:text-style-name="P2" draw:layer="layout" svg:x1="7.816cm" svg:y1="6.767cm" svg:x2="7.816cm" svg:y2="7.022cm">
          <text:p/>
        </draw:line>
        <draw:line draw:style-name="gr2" draw:text-style-name="P2" draw:layer="layout" svg:x1="7.816cm" svg:y1="7.022cm" svg:x2="7.838cm" svg:y2="7.022cm">
          <text:p/>
        </draw:line>
        <draw:line draw:style-name="gr2" draw:text-style-name="P2" draw:layer="layout" svg:x1="8.028cm" svg:y1="7.022cm" svg:x2="8.054cm" svg:y2="7.022cm">
          <text:p/>
        </draw:line>
        <draw:line draw:style-name="gr2" draw:text-style-name="P2" draw:layer="layout" svg:x1="8.244cm" svg:y1="7.022cm" svg:x2="8.266cm" svg:y2="7.022cm">
          <text:p/>
        </draw:line>
        <draw:line draw:style-name="gr2" draw:text-style-name="P2" draw:layer="layout" svg:x1="8.266cm" svg:y1="7.022cm" svg:x2="8.266cm" svg:y2="6.767cm">
          <text:p/>
        </draw:line>
        <draw:line draw:style-name="gr2" draw:text-style-name="P2" draw:layer="layout" svg:x1="8.266cm" svg:y1="6.767cm" svg:x2="8.244cm" svg:y2="6.767cm">
          <text:p/>
        </draw:line>
        <draw:line draw:style-name="gr2" draw:text-style-name="P2" draw:layer="layout" svg:x1="8.054cm" svg:y1="8.027cm" svg:x2="8.028cm" svg:y2="8.027cm">
          <text:p/>
        </draw:line>
        <draw:line draw:style-name="gr2" draw:text-style-name="P2" draw:layer="layout" svg:x1="7.838cm" svg:y1="8.027cm" svg:x2="7.816cm" svg:y2="8.027cm">
          <text:p/>
        </draw:line>
        <draw:line draw:style-name="gr2" draw:text-style-name="P2" draw:layer="layout" svg:x1="7.816cm" svg:y1="8.027cm" svg:x2="7.816cm" svg:y2="8.282cm">
          <text:p/>
        </draw:line>
        <draw:line draw:style-name="gr2" draw:text-style-name="P2" draw:layer="layout" svg:x1="7.816cm" svg:y1="8.282cm" svg:x2="7.838cm" svg:y2="8.282cm">
          <text:p/>
        </draw:line>
        <draw:line draw:style-name="gr2" draw:text-style-name="P2" draw:layer="layout" svg:x1="8.028cm" svg:y1="8.282cm" svg:x2="8.054cm" svg:y2="8.282cm">
          <text:p/>
        </draw:line>
        <draw:line draw:style-name="gr2" draw:text-style-name="P2" draw:layer="layout" svg:x1="8.244cm" svg:y1="8.282cm" svg:x2="8.266cm" svg:y2="8.282cm">
          <text:p/>
        </draw:line>
        <draw:line draw:style-name="gr2" draw:text-style-name="P2" draw:layer="layout" svg:x1="8.266cm" svg:y1="8.282cm" svg:x2="8.266cm" svg:y2="8.027cm">
          <text:p/>
        </draw:line>
        <draw:line draw:style-name="gr2" draw:text-style-name="P2" draw:layer="layout" svg:x1="8.266cm" svg:y1="8.027cm" svg:x2="8.244cm" svg:y2="8.027cm">
          <text:p/>
        </draw:line>
        <draw:line draw:style-name="gr2" draw:text-style-name="P2" draw:layer="layout" svg:x1="8.054cm" svg:y1="9.287cm" svg:x2="8.028cm" svg:y2="9.287cm">
          <text:p/>
        </draw:line>
        <draw:line draw:style-name="gr2" draw:text-style-name="P2" draw:layer="layout" svg:x1="7.838cm" svg:y1="9.287cm" svg:x2="7.816cm" svg:y2="9.287cm">
          <text:p/>
        </draw:line>
        <draw:line draw:style-name="gr2" draw:text-style-name="P2" draw:layer="layout" svg:x1="7.816cm" svg:y1="9.287cm" svg:x2="7.816cm" svg:y2="9.542cm">
          <text:p/>
        </draw:line>
        <draw:line draw:style-name="gr2" draw:text-style-name="P2" draw:layer="layout" svg:x1="7.816cm" svg:y1="9.542cm" svg:x2="7.838cm" svg:y2="9.542cm">
          <text:p/>
        </draw:line>
        <draw:line draw:style-name="gr2" draw:text-style-name="P2" draw:layer="layout" svg:x1="8.028cm" svg:y1="9.542cm" svg:x2="8.054cm" svg:y2="9.542cm">
          <text:p/>
        </draw:line>
        <draw:line draw:style-name="gr2" draw:text-style-name="P2" draw:layer="layout" svg:x1="8.244cm" svg:y1="9.542cm" svg:x2="8.266cm" svg:y2="9.542cm">
          <text:p/>
        </draw:line>
        <draw:line draw:style-name="gr2" draw:text-style-name="P2" draw:layer="layout" svg:x1="8.266cm" svg:y1="9.542cm" svg:x2="8.266cm" svg:y2="9.287cm">
          <text:p/>
        </draw:line>
        <draw:line draw:style-name="gr2" draw:text-style-name="P2" draw:layer="layout" svg:x1="8.266cm" svg:y1="9.287cm" svg:x2="8.244cm" svg:y2="9.287cm">
          <text:p/>
        </draw:line>
        <draw:line draw:style-name="gr2" draw:text-style-name="P2" draw:layer="layout" svg:x1="10.304cm" svg:y1="5.507cm" svg:x2="10.278cm" svg:y2="5.507cm">
          <text:p/>
        </draw:line>
        <draw:line draw:style-name="gr2" draw:text-style-name="P2" draw:layer="layout" svg:x1="10.088cm" svg:y1="5.507cm" svg:x2="10.066cm" svg:y2="5.507cm">
          <text:p/>
        </draw:line>
        <draw:line draw:style-name="gr2" draw:text-style-name="P2" draw:layer="layout" svg:x1="10.066cm" svg:y1="5.507cm" svg:x2="10.066cm" svg:y2="5.762cm">
          <text:p/>
        </draw:line>
        <draw:line draw:style-name="gr2" draw:text-style-name="P2" draw:layer="layout" svg:x1="10.066cm" svg:y1="5.762cm" svg:x2="10.088cm" svg:y2="5.762cm">
          <text:p/>
        </draw:line>
        <draw:line draw:style-name="gr2" draw:text-style-name="P2" draw:layer="layout" svg:x1="10.278cm" svg:y1="5.762cm" svg:x2="10.304cm" svg:y2="5.762cm">
          <text:p/>
        </draw:line>
        <draw:line draw:style-name="gr2" draw:text-style-name="P2" draw:layer="layout" svg:x1="10.494cm" svg:y1="5.762cm" svg:x2="10.516cm" svg:y2="5.762cm">
          <text:p/>
        </draw:line>
        <draw:line draw:style-name="gr2" draw:text-style-name="P2" draw:layer="layout" svg:x1="10.516cm" svg:y1="5.762cm" svg:x2="10.516cm" svg:y2="5.507cm">
          <text:p/>
        </draw:line>
        <draw:line draw:style-name="gr2" draw:text-style-name="P2" draw:layer="layout" svg:x1="10.516cm" svg:y1="5.507cm" svg:x2="10.494cm" svg:y2="5.507cm">
          <text:p/>
        </draw:line>
        <draw:line draw:style-name="gr2" draw:text-style-name="P2" draw:layer="layout" svg:x1="10.304cm" svg:y1="6.767cm" svg:x2="10.278cm" svg:y2="6.767cm">
          <text:p/>
        </draw:line>
        <draw:line draw:style-name="gr2" draw:text-style-name="P2" draw:layer="layout" svg:x1="10.088cm" svg:y1="6.767cm" svg:x2="10.066cm" svg:y2="6.767cm">
          <text:p/>
        </draw:line>
        <draw:line draw:style-name="gr2" draw:text-style-name="P2" draw:layer="layout" svg:x1="10.066cm" svg:y1="6.767cm" svg:x2="10.066cm" svg:y2="7.022cm">
          <text:p/>
        </draw:line>
        <draw:line draw:style-name="gr2" draw:text-style-name="P2" draw:layer="layout" svg:x1="10.066cm" svg:y1="7.022cm" svg:x2="10.088cm" svg:y2="7.022cm">
          <text:p/>
        </draw:line>
        <draw:line draw:style-name="gr2" draw:text-style-name="P2" draw:layer="layout" svg:x1="10.278cm" svg:y1="7.022cm" svg:x2="10.304cm" svg:y2="7.022cm">
          <text:p/>
        </draw:line>
        <draw:line draw:style-name="gr2" draw:text-style-name="P2" draw:layer="layout" svg:x1="10.494cm" svg:y1="7.022cm" svg:x2="10.516cm" svg:y2="7.022cm">
          <text:p/>
        </draw:line>
        <draw:line draw:style-name="gr2" draw:text-style-name="P2" draw:layer="layout" svg:x1="10.516cm" svg:y1="7.022cm" svg:x2="10.516cm" svg:y2="6.767cm">
          <text:p/>
        </draw:line>
        <draw:line draw:style-name="gr2" draw:text-style-name="P2" draw:layer="layout" svg:x1="10.516cm" svg:y1="6.767cm" svg:x2="10.494cm" svg:y2="6.767cm">
          <text:p/>
        </draw:line>
        <draw:line draw:style-name="gr2" draw:text-style-name="P2" draw:layer="layout" svg:x1="14.738cm" svg:y1="9.926cm" svg:x2="14.902cm" svg:y2="10.157cm">
          <text:p/>
        </draw:line>
        <draw:line draw:style-name="gr2" draw:text-style-name="P2" draw:layer="layout" svg:x1="13.406cm" svg:y1="9.954cm" svg:x2="13.406cm" svg:y2="10.157cm">
          <text:p/>
        </draw:line>
        <draw:line draw:style-name="gr2" draw:text-style-name="P2" draw:layer="layout" svg:x1="14.902cm" svg:y1="10.157cm" svg:x2="14.981cm" svg:y2="10.157cm">
          <text:p/>
        </draw:line>
        <draw:line draw:style-name="gr2" draw:text-style-name="P2" draw:layer="layout" svg:x1="13.406cm" svg:y1="10.157cm" svg:x2="13.468cm" svg:y2="10.157cm">
          <text:p/>
        </draw:line>
        <draw:line draw:style-name="gr2" draw:text-style-name="P2" draw:layer="layout" svg:x1="8.825cm" svg:y1="9.937cm" svg:x2="8.679cm" svg:y2="9.937cm">
          <text:p/>
        </draw:line>
        <draw:line draw:style-name="gr2" draw:text-style-name="P2" draw:layer="layout" svg:x1="8.853cm" svg:y1="9.943cm" svg:x2="8.825cm" svg:y2="9.937cm">
          <text:p/>
        </draw:line>
        <draw:line draw:style-name="gr2" draw:text-style-name="P2" draw:layer="layout" svg:x1="8.876cm" svg:y1="9.96cm" svg:x2="8.853cm" svg:y2="9.943cm">
          <text:p/>
        </draw:line>
        <draw:line draw:style-name="gr2" draw:text-style-name="P2" draw:layer="layout" svg:x1="8.892cm" svg:y1="9.982cm" svg:x2="8.876cm" svg:y2="9.96cm">
          <text:p/>
        </draw:line>
        <draw:line draw:style-name="gr2" draw:text-style-name="P2" draw:layer="layout" svg:x1="8.898cm" svg:y1="10.005cm" svg:x2="8.892cm" svg:y2="9.982cm">
          <text:p/>
        </draw:line>
        <draw:line draw:style-name="gr2" draw:text-style-name="P2" draw:layer="layout" svg:x1="8.898cm" svg:y1="10.027cm" svg:x2="8.898cm" svg:y2="10.005cm">
          <text:p/>
        </draw:line>
        <draw:line draw:style-name="gr2" draw:text-style-name="P2" draw:layer="layout" svg:x1="8.892cm" svg:y1="10.05cm" svg:x2="8.898cm" svg:y2="10.027cm">
          <text:p/>
        </draw:line>
        <draw:line draw:style-name="gr2" draw:text-style-name="P2" draw:layer="layout" svg:x1="8.876cm" svg:y1="10.072cm" svg:x2="8.892cm" svg:y2="10.05cm">
          <text:p/>
        </draw:line>
        <draw:line draw:style-name="gr2" draw:text-style-name="P2" draw:layer="layout" svg:x1="8.853cm" svg:y1="10.089cm" svg:x2="8.876cm" svg:y2="10.072cm">
          <text:p/>
        </draw:line>
        <draw:line draw:style-name="gr2" draw:text-style-name="P2" draw:layer="layout" svg:x1="8.825cm" svg:y1="10.095cm" svg:x2="8.853cm" svg:y2="10.089cm">
          <text:p/>
        </draw:line>
        <draw:line draw:style-name="gr2" draw:text-style-name="P2" draw:layer="layout" svg:x1="8.679cm" svg:y1="9.937cm" svg:x2="8.679cm" svg:y2="10.095cm">
          <text:p/>
        </draw:line>
        <draw:line draw:style-name="gr2" draw:text-style-name="P2" draw:layer="layout" svg:x1="8.679cm" svg:y1="10.095cm" svg:x2="8.825cm" svg:y2="10.095cm">
          <text:p/>
        </draw:line>
        <draw:line draw:style-name="gr2" draw:text-style-name="P2" draw:layer="layout" svg:x1="8.825cm" svg:y1="9.763cm" svg:x2="8.679cm" svg:y2="9.763cm">
          <text:p/>
        </draw:line>
        <draw:line draw:style-name="gr2" draw:text-style-name="P2" draw:layer="layout" svg:x1="8.847cm" svg:y1="9.769cm" svg:x2="8.825cm" svg:y2="9.763cm">
          <text:p/>
        </draw:line>
        <draw:line draw:style-name="gr2" draw:text-style-name="P2" draw:layer="layout" svg:x1="8.864cm" svg:y1="9.78cm" svg:x2="8.847cm" svg:y2="9.769cm">
          <text:p/>
        </draw:line>
        <draw:line draw:style-name="gr2" draw:text-style-name="P2" draw:layer="layout" svg:x1="8.876cm" svg:y1="9.797cm" svg:x2="8.864cm" svg:y2="9.78cm">
          <text:p/>
        </draw:line>
        <draw:line draw:style-name="gr2" draw:text-style-name="P2" draw:layer="layout" svg:x1="8.881cm" svg:y1="9.814cm" svg:x2="8.876cm" svg:y2="9.797cm">
          <text:p/>
        </draw:line>
        <draw:line draw:style-name="gr2" draw:text-style-name="P2" draw:layer="layout" svg:x1="8.881cm" svg:y1="9.836cm" svg:x2="8.881cm" svg:y2="9.814cm">
          <text:p/>
        </draw:line>
        <draw:line draw:style-name="gr2" draw:text-style-name="P2" draw:layer="layout" svg:x1="8.876cm" svg:y1="9.853cm" svg:x2="8.881cm" svg:y2="9.836cm">
          <text:p/>
        </draw:line>
        <draw:line draw:style-name="gr2" draw:text-style-name="P2" draw:layer="layout" svg:x1="8.864cm" svg:y1="9.87cm" svg:x2="8.876cm" svg:y2="9.853cm">
          <text:p/>
        </draw:line>
        <draw:line draw:style-name="gr2" draw:text-style-name="P2" draw:layer="layout" svg:x1="8.847cm" svg:y1="9.881cm" svg:x2="8.864cm" svg:y2="9.87cm">
          <text:p/>
        </draw:line>
        <draw:line draw:style-name="gr2" draw:text-style-name="P2" draw:layer="layout" svg:x1="8.825cm" svg:y1="9.887cm" svg:x2="8.847cm" svg:y2="9.881cm">
          <text:p/>
        </draw:line>
        <draw:line draw:style-name="gr2" draw:text-style-name="P2" draw:layer="layout" svg:x1="8.679cm" svg:y1="9.887cm" svg:x2="8.825cm" svg:y2="9.887cm">
          <text:p/>
        </draw:line>
        <draw:line draw:style-name="gr2" draw:text-style-name="P2" draw:layer="layout" svg:x1="8.679cm" svg:y1="9.763cm" svg:x2="8.679cm" svg:y2="9.887cm">
          <text:p/>
        </draw:line>
        <draw:line draw:style-name="gr2" draw:text-style-name="P2" draw:layer="layout" svg:x1="10.274cm" svg:y1="9.769cm" svg:x2="10.173cm" svg:y2="9.769cm">
          <text:p/>
        </draw:line>
        <draw:line draw:style-name="gr2" draw:text-style-name="P2" draw:layer="layout" svg:x1="10.314cm" svg:y1="9.775cm" svg:x2="10.274cm" svg:y2="9.769cm">
          <text:p/>
        </draw:line>
        <draw:line draw:style-name="gr2" draw:text-style-name="P2" draw:layer="layout" svg:x1="10.342cm" svg:y1="9.786cm" svg:x2="10.314cm" svg:y2="9.775cm">
          <text:p/>
        </draw:line>
        <draw:line draw:style-name="gr2" draw:text-style-name="P2" draw:layer="layout" svg:x1="10.359cm" svg:y1="9.797cm" svg:x2="10.342cm" svg:y2="9.786cm">
          <text:p/>
        </draw:line>
        <draw:line draw:style-name="gr2" draw:text-style-name="P2" draw:layer="layout" svg:x1="10.376cm" svg:y1="9.814cm" svg:x2="10.359cm" svg:y2="9.797cm">
          <text:p/>
        </draw:line>
        <draw:line draw:style-name="gr2" draw:text-style-name="P2" draw:layer="layout" svg:x1="10.392cm" svg:y1="9.842cm" svg:x2="10.376cm" svg:y2="9.814cm">
          <text:p/>
        </draw:line>
        <draw:line draw:style-name="gr2" draw:text-style-name="P2" draw:layer="layout" svg:x1="10.173cm" svg:y1="10.095cm" svg:x2="10.274cm" svg:y2="10.095cm">
          <text:p/>
        </draw:line>
        <draw:line draw:style-name="gr2" draw:text-style-name="P2" draw:layer="layout" svg:x1="10.173cm" svg:y1="9.769cm" svg:x2="10.173cm" svg:y2="10.095cm">
          <text:p/>
        </draw:line>
        <draw:line draw:style-name="gr2" draw:text-style-name="P2" draw:layer="layout" svg:x1="10.376cm" svg:y1="10.05cm" svg:x2="10.392cm" svg:y2="10.022cm">
          <text:p/>
        </draw:line>
        <draw:line draw:style-name="gr2" draw:text-style-name="P2" draw:layer="layout" svg:x1="10.359cm" svg:y1="10.067cm" svg:x2="10.376cm" svg:y2="10.05cm">
          <text:p/>
        </draw:line>
        <draw:line draw:style-name="gr2" draw:text-style-name="P2" draw:layer="layout" svg:x1="10.342cm" svg:y1="10.078cm" svg:x2="10.359cm" svg:y2="10.067cm">
          <text:p/>
        </draw:line>
        <draw:line draw:style-name="gr2" draw:text-style-name="P2" draw:layer="layout" svg:x1="10.314cm" svg:y1="10.09cm" svg:x2="10.342cm" svg:y2="10.078cm">
          <text:p/>
        </draw:line>
        <draw:line draw:style-name="gr2" draw:text-style-name="P2" draw:layer="layout" svg:x1="10.404cm" svg:y1="9.988cm" svg:x2="10.409cm" svg:y2="9.949cm">
          <text:p/>
        </draw:line>
        <draw:line draw:style-name="gr2" draw:text-style-name="P2" draw:layer="layout" svg:x1="10.392cm" svg:y1="10.022cm" svg:x2="10.404cm" svg:y2="9.988cm">
          <text:p/>
        </draw:line>
        <draw:line draw:style-name="gr2" draw:text-style-name="P2" draw:layer="layout" svg:x1="10.274cm" svg:y1="10.095cm" svg:x2="10.314cm" svg:y2="10.09cm">
          <text:p/>
        </draw:line>
        <draw:line draw:style-name="gr2" draw:text-style-name="P2" draw:layer="layout" svg:x1="10.404cm" svg:y1="9.876cm" svg:x2="10.392cm" svg:y2="9.842cm">
          <text:p/>
        </draw:line>
        <draw:line draw:style-name="gr2" draw:text-style-name="P2" draw:layer="layout" svg:x1="10.409cm" svg:y1="9.949cm" svg:x2="10.409cm" svg:y2="9.915cm">
          <text:p/>
        </draw:line>
        <draw:line draw:style-name="gr2" draw:text-style-name="P2" draw:layer="layout" svg:x1="10.409cm" svg:y1="9.915cm" svg:x2="10.404cm" svg:y2="9.876cm">
          <text:p/>
        </draw:line>
        <draw:line draw:style-name="gr2" draw:text-style-name="P2" draw:layer="layout" svg:x1="8.114cm" svg:y1="9.965cm" svg:x2="8.041cm" svg:y2="9.785cm">
          <text:p/>
        </draw:line>
        <draw:line draw:style-name="gr2" draw:text-style-name="P2" draw:layer="layout" svg:x1="7.974cm" svg:y1="9.965cm" svg:x2="8.114cm" svg:y2="9.965cm">
          <text:p/>
        </draw:line>
        <draw:line draw:style-name="gr2" draw:text-style-name="P2" draw:layer="layout" svg:x1="8.041cm" svg:y1="9.785cm" svg:x2="7.974cm" svg:y2="9.965cm">
          <text:p/>
        </draw:line>
        <draw:line draw:style-name="gr2" draw:text-style-name="P2" draw:layer="layout" svg:x1="17.902cm" svg:y1="9.29cm" svg:x2="17.902cm" svg:y2="9.482cm">
          <text:p/>
        </draw:line>
        <draw:line draw:style-name="gr2" draw:text-style-name="P2" draw:layer="layout" svg:x1="17.772cm" svg:y1="9.482cm" svg:x2="17.902cm" svg:y2="9.29cm">
          <text:p/>
        </draw:line>
        <draw:line draw:style-name="gr2" draw:text-style-name="P2" draw:layer="layout" svg:x1="17.902cm" svg:y1="9.482cm" svg:x2="17.772cm" svg:y2="9.482cm">
          <text:p/>
        </draw:line>
        <draw:line draw:style-name="gr2" draw:text-style-name="P2" draw:layer="layout" svg:x1="17.03cm" svg:y1="5.574cm" svg:x2="16.874cm" svg:y2="5.574cm">
          <text:p/>
        </draw:line>
        <draw:line draw:style-name="gr2" draw:text-style-name="P2" draw:layer="layout" svg:x1="16.727cm" svg:y1="5.514cm" svg:x2="16.849cm" svg:y2="5.57cm">
          <text:p/>
        </draw:line>
        <draw:line draw:style-name="gr2" draw:text-style-name="P2" draw:layer="layout" svg:x1="16.727cm" svg:y1="5.514cm" svg:x2="17.177cm" svg:y2="5.514cm">
          <text:p/>
        </draw:line>
        <draw:line draw:style-name="gr2" draw:text-style-name="P2" draw:layer="layout" svg:x1="17.055cm" svg:y1="5.57cm" svg:x2="17.177cm" svg:y2="5.514cm">
          <text:p/>
        </draw:line>
        <draw:line draw:style-name="gr2" draw:text-style-name="P2" draw:layer="layout" svg:x1="16.874cm" svg:y1="5.574cm" svg:x2="16.874cm" svg:y2="5.694cm">
          <text:p/>
        </draw:line>
        <draw:line draw:style-name="gr2" draw:text-style-name="P2" draw:layer="layout" svg:x1="16.849cm" svg:y1="5.698cm" svg:x2="16.849cm" svg:y2="5.57cm">
          <text:p/>
        </draw:line>
        <draw:line draw:style-name="gr2" draw:text-style-name="P2" draw:layer="layout" svg:x1="16.849cm" svg:y1="5.698cm" svg:x2="16.727cm" svg:y2="5.754cm">
          <text:p/>
        </draw:line>
        <draw:line draw:style-name="gr2" draw:text-style-name="P2" draw:layer="layout" svg:x1="16.874cm" svg:y1="5.694cm" svg:x2="17.03cm" svg:y2="5.694cm">
          <text:p/>
        </draw:line>
        <draw:line draw:style-name="gr2" draw:text-style-name="P2" draw:layer="layout" svg:x1="17.177cm" svg:y1="5.754cm" svg:x2="17.055cm" svg:y2="5.698cm">
          <text:p/>
        </draw:line>
        <draw:line draw:style-name="gr2" draw:text-style-name="P2" draw:layer="layout" svg:x1="17.177cm" svg:y1="5.754cm" svg:x2="16.727cm" svg:y2="5.754cm">
          <text:p/>
        </draw:line>
        <draw:line draw:style-name="gr2" draw:text-style-name="P2" draw:layer="layout" svg:x1="15.92cm" svg:y1="5.574cm" svg:x2="15.764cm" svg:y2="5.574cm">
          <text:p/>
        </draw:line>
        <draw:line draw:style-name="gr2" draw:text-style-name="P2" draw:layer="layout" svg:x1="15.617cm" svg:y1="5.514cm" svg:x2="15.739cm" svg:y2="5.57cm">
          <text:p/>
        </draw:line>
        <draw:line draw:style-name="gr2" draw:text-style-name="P2" draw:layer="layout" svg:x1="15.617cm" svg:y1="5.514cm" svg:x2="16.067cm" svg:y2="5.514cm">
          <text:p/>
        </draw:line>
        <draw:line draw:style-name="gr2" draw:text-style-name="P2" draw:layer="layout" svg:x1="15.945cm" svg:y1="5.57cm" svg:x2="16.067cm" svg:y2="5.514cm">
          <text:p/>
        </draw:line>
        <draw:line draw:style-name="gr2" draw:text-style-name="P2" draw:layer="layout" svg:x1="17.03cm" svg:y1="5.694cm" svg:x2="17.03cm" svg:y2="5.574cm">
          <text:p/>
        </draw:line>
        <draw:line draw:style-name="gr2" draw:text-style-name="P2" draw:layer="layout" svg:x1="17.055cm" svg:y1="5.57cm" svg:x2="17.055cm" svg:y2="5.698cm">
          <text:p/>
        </draw:line>
        <draw:line draw:style-name="gr2" draw:text-style-name="P2" draw:layer="layout" svg:x1="15.764cm" svg:y1="5.574cm" svg:x2="15.764cm" svg:y2="5.694cm">
          <text:p/>
        </draw:line>
        <draw:line draw:style-name="gr2" draw:text-style-name="P2" draw:layer="layout" svg:x1="15.739cm" svg:y1="5.698cm" svg:x2="15.739cm" svg:y2="5.57cm">
          <text:p/>
        </draw:line>
        <draw:line draw:style-name="gr2" draw:text-style-name="P2" draw:layer="layout" svg:x1="15.92cm" svg:y1="5.694cm" svg:x2="15.92cm" svg:y2="5.574cm">
          <text:p/>
        </draw:line>
        <draw:line draw:style-name="gr2" draw:text-style-name="P2" draw:layer="layout" svg:x1="15.945cm" svg:y1="5.57cm" svg:x2="15.945cm" svg:y2="5.698cm">
          <text:p/>
        </draw:line>
        <draw:line draw:style-name="gr2" draw:text-style-name="P2" draw:layer="layout" svg:x1="15.764cm" svg:y1="5.694cm" svg:x2="15.92cm" svg:y2="5.694cm">
          <text:p/>
        </draw:line>
        <draw:line draw:style-name="gr2" draw:text-style-name="P2" draw:layer="layout" svg:x1="15.739cm" svg:y1="5.698cm" svg:x2="15.617cm" svg:y2="5.754cm">
          <text:p/>
        </draw:line>
        <draw:line draw:style-name="gr2" draw:text-style-name="P2" draw:layer="layout" svg:x1="16.067cm" svg:y1="5.754cm" svg:x2="15.945cm" svg:y2="5.698cm">
          <text:p/>
        </draw:line>
        <draw:line draw:style-name="gr2" draw:text-style-name="P2" draw:layer="layout" svg:x1="16.067cm" svg:y1="5.754cm" svg:x2="15.617cm" svg:y2="5.754cm">
          <text:p/>
        </draw:line>
        <draw:line draw:style-name="gr2" draw:text-style-name="P2" draw:layer="layout" svg:x1="16.727cm" svg:y1="8.274cm" svg:x2="16.727cm" svg:y2="8.034cm">
          <text:p/>
        </draw:line>
        <draw:line draw:style-name="gr2" draw:text-style-name="P2" draw:layer="layout" svg:x1="15.617cm" svg:y1="8.274cm" svg:x2="15.617cm" svg:y2="8.034cm">
          <text:p/>
        </draw:line>
        <draw:line draw:style-name="gr2" draw:text-style-name="P2" draw:layer="layout" svg:x1="16.067cm" svg:y1="8.034cm" svg:x2="16.067cm" svg:y2="8.274cm">
          <text:p/>
        </draw:line>
        <draw:line draw:style-name="gr2" draw:text-style-name="P2" draw:layer="layout" svg:x1="17.177cm" svg:y1="8.034cm" svg:x2="17.177cm" svg:y2="8.274cm">
          <text:p/>
        </draw:line>
        <draw:line draw:style-name="gr2" draw:text-style-name="P2" draw:layer="layout" svg:x1="17.177cm" svg:y1="6.774cm" svg:x2="17.177cm" svg:y2="7.014cm">
          <text:p/>
        </draw:line>
        <draw:line draw:style-name="gr2" draw:text-style-name="P2" draw:layer="layout" svg:x1="15.617cm" svg:y1="7.014cm" svg:x2="15.617cm" svg:y2="6.774cm">
          <text:p/>
        </draw:line>
        <draw:line draw:style-name="gr2" draw:text-style-name="P2" draw:layer="layout" svg:x1="16.067cm" svg:y1="6.774cm" svg:x2="16.067cm" svg:y2="7.014cm">
          <text:p/>
        </draw:line>
        <draw:line draw:style-name="gr2" draw:text-style-name="P2" draw:layer="layout" svg:x1="16.727cm" svg:y1="7.014cm" svg:x2="16.727cm" svg:y2="6.774cm">
          <text:p/>
        </draw:line>
        <draw:line draw:style-name="gr2" draw:text-style-name="P2" draw:layer="layout" svg:x1="15.617cm" svg:y1="5.754cm" svg:x2="15.617cm" svg:y2="5.514cm">
          <text:p/>
        </draw:line>
        <draw:line draw:style-name="gr2" draw:text-style-name="P2" draw:layer="layout" svg:x1="16.067cm" svg:y1="5.514cm" svg:x2="16.067cm" svg:y2="5.754cm">
          <text:p/>
        </draw:line>
        <draw:line draw:style-name="gr2" draw:text-style-name="P2" draw:layer="layout" svg:x1="16.727cm" svg:y1="5.754cm" svg:x2="16.727cm" svg:y2="5.514cm">
          <text:p/>
        </draw:line>
        <draw:line draw:style-name="gr2" draw:text-style-name="P2" draw:layer="layout" svg:x1="17.177cm" svg:y1="5.514cm" svg:x2="17.177cm" svg:y2="5.754cm">
          <text:p/>
        </draw:line>
        <draw:line draw:style-name="gr2" draw:text-style-name="P2" draw:layer="layout" svg:x1="3.721cm" svg:y1="3.789cm" svg:x2="3.721cm" svg:y2="11.26cm">
          <text:p/>
        </draw:line>
        <draw:line draw:style-name="gr2" draw:text-style-name="P2" draw:layer="layout" svg:x1="20.372cm" svg:y1="2.889cm" svg:x2="4.621cm" svg:y2="2.889cm">
          <text:p/>
        </draw:line>
        <draw:line draw:style-name="gr2" draw:text-style-name="P2" draw:layer="layout" svg:x1="21.272cm" svg:y1="11.26cm" svg:x2="21.272cm" svg:y2="3.789cm">
          <text:p/>
        </draw:line>
        <draw:line draw:style-name="gr2" draw:text-style-name="P2" draw:layer="layout" svg:x1="4.621cm" svg:y1="12.16cm" svg:x2="20.372cm" svg:y2="12.16cm">
          <text:p/>
        </draw:line>
        <draw:line draw:style-name="gr2" draw:text-style-name="P2" draw:layer="layout" svg:x1="10.097cm" svg:y1="6.561cm" svg:x2="7.846cm" svg:y2="6.561cm">
          <text:p/>
        </draw:line>
        <draw:line draw:style-name="gr2" draw:text-style-name="P2" draw:layer="layout" svg:x1="10.097cm" svg:y1="9.051cm" svg:x2="7.846cm" svg:y2="9.051cm">
          <text:p/>
        </draw:line>
        <draw:line draw:style-name="gr2" draw:text-style-name="P2" draw:layer="layout" svg:x1="7.846cm" svg:y1="5.997cm" svg:x2="10.097cm" svg:y2="5.997cm">
          <text:p/>
        </draw:line>
        <draw:line draw:style-name="gr2" draw:text-style-name="P2" draw:layer="layout" svg:x1="12.737cm" svg:y1="5.997cm" svg:x2="14.987cm" svg:y2="5.997cm">
          <text:p/>
        </draw:line>
        <draw:line draw:style-name="gr2" draw:text-style-name="P2" draw:layer="layout" svg:x1="7.846cm" svg:y1="8.487cm" svg:x2="10.097cm" svg:y2="8.487cm">
          <text:p/>
        </draw:line>
        <draw:line draw:style-name="gr2" draw:text-style-name="P2" draw:layer="layout" svg:x1="14.987cm" svg:y1="6.561cm" svg:x2="12.737cm" svg:y2="6.561cm">
          <text:p/>
        </draw:line>
        <draw:line draw:style-name="gr2" draw:text-style-name="P2" draw:layer="layout" svg:x1="14.987cm" svg:y1="9.051cm" svg:x2="12.737cm" svg:y2="9.051cm">
          <text:p/>
        </draw:line>
        <draw:line draw:style-name="gr2" draw:text-style-name="P2" draw:layer="layout" svg:x1="12.737cm" svg:y1="8.487cm" svg:x2="14.987cm" svg:y2="8.487cm">
          <text:p/>
        </draw:line>
        <draw:line draw:style-name="gr2" draw:text-style-name="P2" draw:layer="layout" svg:x1="15.617cm" svg:y1="6.744cm" svg:x2="15.738cm" svg:y2="6.744cm">
          <text:p/>
        </draw:line>
        <draw:line draw:style-name="gr2" draw:text-style-name="P2" draw:layer="layout" svg:x1="15.617cm" svg:y1="6.774cm" svg:x2="15.617cm" svg:y2="6.744cm">
          <text:p/>
        </draw:line>
        <draw:line draw:style-name="gr2" draw:text-style-name="P2" draw:layer="layout" svg:x1="15.617cm" svg:y1="7.044cm" svg:x2="15.617cm" svg:y2="7.014cm">
          <text:p/>
        </draw:line>
        <draw:line draw:style-name="gr2" draw:text-style-name="P2" draw:layer="layout" svg:x1="15.738cm" svg:y1="7.044cm" svg:x2="15.617cm" svg:y2="7.044cm">
          <text:p/>
        </draw:line>
        <draw:line draw:style-name="gr2" draw:text-style-name="P2" draw:layer="layout" svg:x1="16.067cm" svg:y1="7.044cm" svg:x2="15.946cm" svg:y2="7.044cm">
          <text:p/>
        </draw:line>
        <draw:line draw:style-name="gr2" draw:text-style-name="P2" draw:layer="layout" svg:x1="16.067cm" svg:y1="7.014cm" svg:x2="16.067cm" svg:y2="7.044cm">
          <text:p/>
        </draw:line>
        <draw:line draw:style-name="gr2" draw:text-style-name="P2" draw:layer="layout" svg:x1="16.067cm" svg:y1="6.744cm" svg:x2="16.067cm" svg:y2="6.774cm">
          <text:p/>
        </draw:line>
        <draw:line draw:style-name="gr2" draw:text-style-name="P2" draw:layer="layout" svg:x1="15.946cm" svg:y1="6.744cm" svg:x2="16.067cm" svg:y2="6.744cm">
          <text:p/>
        </draw:line>
        <draw:line draw:style-name="gr2" draw:text-style-name="P2" draw:layer="layout" svg:x1="15.617cm" svg:y1="5.484cm" svg:x2="15.738cm" svg:y2="5.484cm">
          <text:p/>
        </draw:line>
        <draw:line draw:style-name="gr2" draw:text-style-name="P2" draw:layer="layout" svg:x1="15.617cm" svg:y1="5.514cm" svg:x2="15.617cm" svg:y2="5.484cm">
          <text:p/>
        </draw:line>
        <draw:line draw:style-name="gr2" draw:text-style-name="P2" draw:layer="layout" svg:x1="15.617cm" svg:y1="5.784cm" svg:x2="15.617cm" svg:y2="5.754cm">
          <text:p/>
        </draw:line>
        <draw:line draw:style-name="gr2" draw:text-style-name="P2" draw:layer="layout" svg:x1="15.738cm" svg:y1="5.784cm" svg:x2="15.617cm" svg:y2="5.784cm">
          <text:p/>
        </draw:line>
        <draw:line draw:style-name="gr2" draw:text-style-name="P2" draw:layer="layout" svg:x1="16.067cm" svg:y1="5.784cm" svg:x2="15.946cm" svg:y2="5.784cm">
          <text:p/>
        </draw:line>
        <draw:line draw:style-name="gr2" draw:text-style-name="P2" draw:layer="layout" svg:x1="16.067cm" svg:y1="5.754cm" svg:x2="16.067cm" svg:y2="5.784cm">
          <text:p/>
        </draw:line>
        <draw:line draw:style-name="gr2" draw:text-style-name="P2" draw:layer="layout" svg:x1="16.067cm" svg:y1="5.484cm" svg:x2="16.067cm" svg:y2="5.514cm">
          <text:p/>
        </draw:line>
        <draw:line draw:style-name="gr2" draw:text-style-name="P2" draw:layer="layout" svg:x1="15.946cm" svg:y1="5.484cm" svg:x2="16.067cm" svg:y2="5.484cm">
          <text:p/>
        </draw:line>
        <draw:line draw:style-name="gr2" draw:text-style-name="P2" draw:layer="layout" svg:x1="16.727cm" svg:y1="8.004cm" svg:x2="16.848cm" svg:y2="8.004cm">
          <text:p/>
        </draw:line>
        <draw:line draw:style-name="gr2" draw:text-style-name="P2" draw:layer="layout" svg:x1="16.727cm" svg:y1="8.034cm" svg:x2="16.727cm" svg:y2="8.004cm">
          <text:p/>
        </draw:line>
        <draw:line draw:style-name="gr2" draw:text-style-name="P2" draw:layer="layout" svg:x1="16.727cm" svg:y1="8.304cm" svg:x2="16.727cm" svg:y2="8.274cm">
          <text:p/>
        </draw:line>
        <draw:line draw:style-name="gr2" draw:text-style-name="P2" draw:layer="layout" svg:x1="16.848cm" svg:y1="8.304cm" svg:x2="16.727cm" svg:y2="8.304cm">
          <text:p/>
        </draw:line>
        <draw:line draw:style-name="gr2" draw:text-style-name="P2" draw:layer="layout" svg:x1="17.177cm" svg:y1="8.304cm" svg:x2="17.056cm" svg:y2="8.304cm">
          <text:p/>
        </draw:line>
        <draw:line draw:style-name="gr2" draw:text-style-name="P2" draw:layer="layout" svg:x1="17.177cm" svg:y1="8.274cm" svg:x2="17.177cm" svg:y2="8.304cm">
          <text:p/>
        </draw:line>
        <draw:line draw:style-name="gr2" draw:text-style-name="P2" draw:layer="layout" svg:x1="17.177cm" svg:y1="8.004cm" svg:x2="17.177cm" svg:y2="8.034cm">
          <text:p/>
        </draw:line>
        <draw:line draw:style-name="gr2" draw:text-style-name="P2" draw:layer="layout" svg:x1="17.056cm" svg:y1="8.004cm" svg:x2="17.177cm" svg:y2="8.004cm">
          <text:p/>
        </draw:line>
        <draw:line draw:style-name="gr2" draw:text-style-name="P2" draw:layer="layout" svg:x1="16.727cm" svg:y1="9.264cm" svg:x2="16.848cm" svg:y2="9.264cm">
          <text:p/>
        </draw:line>
        <draw:line draw:style-name="gr2" draw:text-style-name="P2" draw:layer="layout" svg:x1="16.727cm" svg:y1="9.294cm" svg:x2="16.727cm" svg:y2="9.264cm">
          <text:p/>
        </draw:line>
        <draw:line draw:style-name="gr2" draw:text-style-name="P2" draw:layer="layout" svg:x1="16.727cm" svg:y1="9.564cm" svg:x2="16.727cm" svg:y2="9.534cm">
          <text:p/>
        </draw:line>
        <draw:line draw:style-name="gr2" draw:text-style-name="P2" draw:layer="layout" svg:x1="16.848cm" svg:y1="9.564cm" svg:x2="16.727cm" svg:y2="9.564cm">
          <text:p/>
        </draw:line>
        <draw:line draw:style-name="gr2" draw:text-style-name="P2" draw:layer="layout" svg:x1="17.177cm" svg:y1="9.564cm" svg:x2="17.056cm" svg:y2="9.564cm">
          <text:p/>
        </draw:line>
        <draw:line draw:style-name="gr2" draw:text-style-name="P2" draw:layer="layout" svg:x1="17.177cm" svg:y1="9.534cm" svg:x2="17.177cm" svg:y2="9.564cm">
          <text:p/>
        </draw:line>
        <draw:line draw:style-name="gr2" draw:text-style-name="P2" draw:layer="layout" svg:x1="17.177cm" svg:y1="9.264cm" svg:x2="17.177cm" svg:y2="9.294cm">
          <text:p/>
        </draw:line>
        <draw:line draw:style-name="gr2" draw:text-style-name="P2" draw:layer="layout" svg:x1="17.056cm" svg:y1="9.264cm" svg:x2="17.177cm" svg:y2="9.264cm">
          <text:p/>
        </draw:line>
        <draw:line draw:style-name="gr2" draw:text-style-name="P2" draw:layer="layout" svg:x1="16.789cm" svg:y1="10.157cm" svg:x2="16.789cm" svg:y2="9.808cm">
          <text:p/>
        </draw:line>
        <draw:line draw:style-name="gr2" draw:text-style-name="P2" draw:layer="layout" svg:x1="16.789cm" svg:y1="9.808cm" svg:x2="16.924cm" svg:y2="10.157cm">
          <text:p/>
        </draw:line>
        <draw:line draw:style-name="gr2" draw:text-style-name="P2" draw:layer="layout" svg:x1="16.924cm" svg:y1="10.157cm" svg:x2="16.98cm" svg:y2="10.157cm">
          <text:p/>
        </draw:line>
        <draw:line draw:style-name="gr2" draw:text-style-name="P2" draw:layer="layout" svg:x1="16.98cm" svg:y1="10.157cm" svg:x2="17.115cm" svg:y2="9.808cm">
          <text:p/>
        </draw:line>
        <draw:line draw:style-name="gr2" draw:text-style-name="P2" draw:layer="layout" svg:x1="17.115cm" svg:y1="9.808cm" svg:x2="17.115cm" svg:y2="10.157cm">
          <text:p/>
        </draw:line>
        <draw:line draw:style-name="gr2" draw:text-style-name="P2" draw:layer="layout" svg:x1="17.115cm" svg:y1="10.157cm" svg:x2="17.172cm" svg:y2="10.157cm">
          <text:p/>
        </draw:line>
        <draw:line draw:style-name="gr2" draw:text-style-name="P2" draw:layer="layout" svg:x1="17.172cm" svg:y1="10.157cm" svg:x2="17.172cm" svg:y2="9.707cm">
          <text:p/>
        </draw:line>
        <draw:line draw:style-name="gr2" draw:text-style-name="P2" draw:layer="layout" svg:x1="17.172cm" svg:y1="9.707cm" svg:x2="17.093cm" svg:y2="9.707cm">
          <text:p/>
        </draw:line>
        <draw:line draw:style-name="gr2" draw:text-style-name="P2" draw:layer="layout" svg:x1="17.093cm" svg:y1="9.707cm" svg:x2="16.952cm" svg:y2="10.067cm">
          <text:p/>
        </draw:line>
        <draw:line draw:style-name="gr2" draw:text-style-name="P2" draw:layer="layout" svg:x1="16.952cm" svg:y1="10.067cm" svg:x2="16.812cm" svg:y2="9.707cm">
          <text:p/>
        </draw:line>
        <draw:line draw:style-name="gr2" draw:text-style-name="P2" draw:layer="layout" svg:x1="16.812cm" svg:y1="9.707cm" svg:x2="16.733cm" svg:y2="9.707cm">
          <text:p/>
        </draw:line>
        <draw:line draw:style-name="gr2" draw:text-style-name="P2" draw:layer="layout" svg:x1="16.733cm" svg:y1="9.707cm" svg:x2="16.733cm" svg:y2="10.157cm">
          <text:p/>
        </draw:line>
        <draw:line draw:style-name="gr2" draw:text-style-name="P2" draw:layer="layout" svg:x1="16.733cm" svg:y1="10.157cm" svg:x2="16.789cm" svg:y2="10.157cm">
          <text:p/>
        </draw:line>
        <draw:line draw:style-name="gr2" draw:text-style-name="P2" draw:layer="layout" svg:x1="7.957cm" svg:y1="10.022cm" svg:x2="8.126cm" svg:y2="10.022cm">
          <text:p/>
        </draw:line>
        <draw:line draw:style-name="gr2" draw:text-style-name="P2" draw:layer="layout" svg:x1="8.126cm" svg:y1="10.022cm" svg:x2="8.176cm" svg:y2="10.157cm">
          <text:p/>
        </draw:line>
        <draw:line draw:style-name="gr2" draw:text-style-name="P2" draw:layer="layout" svg:x1="8.176cm" svg:y1="10.157cm" svg:x2="8.238cm" svg:y2="10.157cm">
          <text:p/>
        </draw:line>
        <draw:line draw:style-name="gr2" draw:text-style-name="P2" draw:layer="layout" svg:x1="8.238cm" svg:y1="10.157cm" svg:x2="8.075cm" svg:y2="9.707cm">
          <text:p/>
        </draw:line>
        <draw:line draw:style-name="gr2" draw:text-style-name="P2" draw:layer="layout" svg:x1="8.075cm" svg:y1="9.707cm" svg:x2="8.007cm" svg:y2="9.707cm">
          <text:p/>
        </draw:line>
        <draw:line draw:style-name="gr2" draw:text-style-name="P2" draw:layer="layout" svg:x1="8.007cm" svg:y1="9.707cm" svg:x2="7.844cm" svg:y2="10.157cm">
          <text:p/>
        </draw:line>
        <draw:line draw:style-name="gr2" draw:text-style-name="P2" draw:layer="layout" svg:x1="7.844cm" svg:y1="10.157cm" svg:x2="7.906cm" svg:y2="10.157cm">
          <text:p/>
        </draw:line>
        <draw:line draw:style-name="gr2" draw:text-style-name="P2" draw:layer="layout" svg:x1="7.906cm" svg:y1="10.157cm" svg:x2="7.957cm" svg:y2="10.022cm">
          <text:p/>
        </draw:line>
        <draw:line draw:style-name="gr2" draw:text-style-name="P2" draw:layer="layout" svg:x1="9.337cm" svg:y1="9.988cm" svg:x2="9.354cm" svg:y2="10.039cm">
          <text:p/>
        </draw:line>
        <draw:line draw:style-name="gr2" draw:text-style-name="P2" draw:layer="layout" svg:x1="9.354cm" svg:y1="10.039cm" svg:x2="9.376cm" svg:y2="10.072cm">
          <text:p/>
        </draw:line>
        <draw:line draw:style-name="gr2" draw:text-style-name="P2" draw:layer="layout" svg:x1="9.376cm" svg:y1="10.072cm" svg:x2="9.399cm" svg:y2="10.1cm">
          <text:p/>
        </draw:line>
        <draw:line draw:style-name="gr2" draw:text-style-name="P2" draw:layer="layout" svg:x1="9.399cm" svg:y1="10.1cm" svg:x2="9.433cm" svg:y2="10.129cm">
          <text:p/>
        </draw:line>
        <draw:line draw:style-name="gr2" draw:text-style-name="P2" draw:layer="layout" svg:x1="9.433cm" svg:y1="10.129cm" svg:x2="9.455cm" svg:y2="10.14cm">
          <text:p/>
        </draw:line>
        <draw:line draw:style-name="gr2" draw:text-style-name="P2" draw:layer="layout" svg:x1="9.455cm" svg:y1="10.14cm" svg:x2="9.494cm" svg:y2="10.151cm">
          <text:p/>
        </draw:line>
        <draw:line draw:style-name="gr2" draw:text-style-name="P2" draw:layer="layout" svg:x1="9.494cm" svg:y1="10.151cm" svg:x2="9.528cm" svg:y2="10.157cm">
          <text:p/>
        </draw:line>
        <draw:line draw:style-name="gr2" draw:text-style-name="P2" draw:layer="layout" svg:x1="9.528cm" svg:y1="10.157cm" svg:x2="9.562cm" svg:y2="10.157cm">
          <text:p/>
        </draw:line>
        <draw:line draw:style-name="gr2" draw:text-style-name="P2" draw:layer="layout" svg:x1="9.562cm" svg:y1="10.157cm" svg:x2="9.596cm" svg:y2="10.151cm">
          <text:p/>
        </draw:line>
        <draw:line draw:style-name="gr2" draw:text-style-name="P2" draw:layer="layout" svg:x1="9.596cm" svg:y1="10.151cm" svg:x2="9.635cm" svg:y2="10.14cm">
          <text:p/>
        </draw:line>
        <draw:line draw:style-name="gr2" draw:text-style-name="P2" draw:layer="layout" svg:x1="9.635cm" svg:y1="10.14cm" svg:x2="9.657cm" svg:y2="10.129cm">
          <text:p/>
        </draw:line>
        <draw:line draw:style-name="gr2" draw:text-style-name="P2" draw:layer="layout" svg:x1="9.657cm" svg:y1="10.129cm" svg:x2="9.691cm" svg:y2="10.1cm">
          <text:p/>
        </draw:line>
        <draw:line draw:style-name="gr2" draw:text-style-name="P2" draw:layer="layout" svg:x1="9.691cm" svg:y1="10.1cm" svg:x2="9.719cm" svg:y2="10.067cm">
          <text:p/>
        </draw:line>
        <draw:line draw:style-name="gr2" draw:text-style-name="P2" draw:layer="layout" svg:x1="9.719cm" svg:y1="10.067cm" svg:x2="9.736cm" svg:y2="10.033cm">
          <text:p/>
        </draw:line>
        <draw:line draw:style-name="gr2" draw:text-style-name="P2" draw:layer="layout" svg:x1="9.736cm" svg:y1="10.033cm" svg:x2="9.753cm" svg:y2="9.977cm">
          <text:p/>
        </draw:line>
        <draw:line draw:style-name="gr2" draw:text-style-name="P2" draw:layer="layout" svg:x1="9.753cm" svg:y1="9.977cm" svg:x2="9.691cm" svg:y2="9.977cm">
          <text:p/>
        </draw:line>
        <draw:line draw:style-name="gr2" draw:text-style-name="P2" draw:layer="layout" svg:x1="9.691cm" svg:y1="9.977cm" svg:x2="9.68cm" svg:y2="10.022cm">
          <text:p/>
        </draw:line>
        <draw:line draw:style-name="gr2" draw:text-style-name="P2" draw:layer="layout" svg:x1="9.68cm" svg:y1="10.022cm" svg:x2="9.663cm" svg:y2="10.05cm">
          <text:p/>
        </draw:line>
        <draw:line draw:style-name="gr2" draw:text-style-name="P2" draw:layer="layout" svg:x1="9.663cm" svg:y1="10.05cm" svg:x2="9.646cm" svg:y2="10.067cm">
          <text:p/>
        </draw:line>
        <draw:line draw:style-name="gr2" draw:text-style-name="P2" draw:layer="layout" svg:x1="9.646cm" svg:y1="10.067cm" svg:x2="9.629cm" svg:y2="10.078cm">
          <text:p/>
        </draw:line>
        <draw:line draw:style-name="gr2" draw:text-style-name="P2" draw:layer="layout" svg:x1="9.629cm" svg:y1="10.078cm" svg:x2="9.596cm" svg:y2="10.089cm">
          <text:p/>
        </draw:line>
        <draw:line draw:style-name="gr2" draw:text-style-name="P2" draw:layer="layout" svg:x1="9.596cm" svg:y1="10.089cm" svg:x2="9.562cm" svg:y2="10.095cm">
          <text:p/>
        </draw:line>
        <draw:line draw:style-name="gr2" draw:text-style-name="P2" draw:layer="layout" svg:x1="9.562cm" svg:y1="10.095cm" svg:x2="9.528cm" svg:y2="10.095cm">
          <text:p/>
        </draw:line>
        <draw:line draw:style-name="gr2" draw:text-style-name="P2" draw:layer="layout" svg:x1="9.528cm" svg:y1="10.095cm" svg:x2="9.494cm" svg:y2="10.089cm">
          <text:p/>
        </draw:line>
        <draw:line draw:style-name="gr2" draw:text-style-name="P2" draw:layer="layout" svg:x1="9.494cm" svg:y1="10.089cm" svg:x2="9.461cm" svg:y2="10.078cm">
          <text:p/>
        </draw:line>
        <draw:line draw:style-name="gr2" draw:text-style-name="P2" draw:layer="layout" svg:x1="9.461cm" svg:y1="10.078cm" svg:x2="9.444cm" svg:y2="10.067cm">
          <text:p/>
        </draw:line>
        <draw:line draw:style-name="gr2" draw:text-style-name="P2" draw:layer="layout" svg:x1="9.444cm" svg:y1="10.067cm" svg:x2="9.427cm" svg:y2="10.05cm">
          <text:p/>
        </draw:line>
        <draw:line draw:style-name="gr2" draw:text-style-name="P2" draw:layer="layout" svg:x1="9.427cm" svg:y1="10.05cm" svg:x2="9.41cm" svg:y2="10.022cm">
          <text:p/>
        </draw:line>
        <draw:line draw:style-name="gr2" draw:text-style-name="P2" draw:layer="layout" svg:x1="9.41cm" svg:y1="10.022cm" svg:x2="9.399cm" svg:y2="9.988cm">
          <text:p/>
        </draw:line>
        <draw:line draw:style-name="gr2" draw:text-style-name="P2" draw:layer="layout" svg:x1="9.399cm" svg:y1="9.988cm" svg:x2="9.393cm" svg:y2="9.949cm">
          <text:p/>
        </draw:line>
        <draw:line draw:style-name="gr2" draw:text-style-name="P2" draw:layer="layout" svg:x1="9.393cm" svg:y1="9.949cm" svg:x2="9.393cm" svg:y2="9.915cm">
          <text:p/>
        </draw:line>
        <draw:line draw:style-name="gr2" draw:text-style-name="P2" draw:layer="layout" svg:x1="9.393cm" svg:y1="9.915cm" svg:x2="9.399cm" svg:y2="9.875cm">
          <text:p/>
        </draw:line>
        <draw:line draw:style-name="gr2" draw:text-style-name="P2" draw:layer="layout" svg:x1="9.399cm" svg:y1="9.875cm" svg:x2="9.41cm" svg:y2="9.842cm">
          <text:p/>
        </draw:line>
        <draw:line draw:style-name="gr2" draw:text-style-name="P2" draw:layer="layout" svg:x1="9.41cm" svg:y1="9.842cm" svg:x2="9.427cm" svg:y2="9.814cm">
          <text:p/>
        </draw:line>
        <draw:line draw:style-name="gr2" draw:text-style-name="P2" draw:layer="layout" svg:x1="9.427cm" svg:y1="9.814cm" svg:x2="9.444cm" svg:y2="9.797cm">
          <text:p/>
        </draw:line>
        <draw:line draw:style-name="gr2" draw:text-style-name="P2" draw:layer="layout" svg:x1="9.444cm" svg:y1="9.797cm" svg:x2="9.461cm" svg:y2="9.785cm">
          <text:p/>
        </draw:line>
        <draw:line draw:style-name="gr2" draw:text-style-name="P2" draw:layer="layout" svg:x1="9.461cm" svg:y1="9.785cm" svg:x2="9.494cm" svg:y2="9.774cm">
          <text:p/>
        </draw:line>
        <draw:line draw:style-name="gr2" draw:text-style-name="P2" draw:layer="layout" svg:x1="9.494cm" svg:y1="9.774cm" svg:x2="9.528cm" svg:y2="9.769cm">
          <text:p/>
        </draw:line>
        <draw:line draw:style-name="gr2" draw:text-style-name="P2" draw:layer="layout" svg:x1="9.528cm" svg:y1="9.769cm" svg:x2="9.562cm" svg:y2="9.769cm">
          <text:p/>
        </draw:line>
        <draw:line draw:style-name="gr2" draw:text-style-name="P2" draw:layer="layout" svg:x1="9.562cm" svg:y1="9.769cm" svg:x2="9.596cm" svg:y2="9.774cm">
          <text:p/>
        </draw:line>
        <draw:line draw:style-name="gr2" draw:text-style-name="P2" draw:layer="layout" svg:x1="9.596cm" svg:y1="9.774cm" svg:x2="9.629cm" svg:y2="9.785cm">
          <text:p/>
        </draw:line>
        <draw:line draw:style-name="gr2" draw:text-style-name="P2" draw:layer="layout" svg:x1="9.629cm" svg:y1="9.785cm" svg:x2="9.652cm" svg:y2="9.802cm">
          <text:p/>
        </draw:line>
        <draw:line draw:style-name="gr2" draw:text-style-name="P2" draw:layer="layout" svg:x1="9.652cm" svg:y1="9.802cm" svg:x2="9.669cm" svg:y2="9.825cm">
          <text:p/>
        </draw:line>
        <draw:line draw:style-name="gr2" draw:text-style-name="P2" draw:layer="layout" svg:x1="9.669cm" svg:y1="9.825cm" svg:x2="9.686cm" svg:y2="9.864cm">
          <text:p/>
        </draw:line>
        <draw:line draw:style-name="gr2" draw:text-style-name="P2" draw:layer="layout" svg:x1="9.686cm" svg:y1="9.864cm" svg:x2="9.742cm" svg:y2="9.853cm">
          <text:p/>
        </draw:line>
        <draw:line draw:style-name="gr2" draw:text-style-name="P2" draw:layer="layout" svg:x1="9.742cm" svg:y1="9.853cm" svg:x2="9.725cm" svg:y2="9.808cm">
          <text:p/>
        </draw:line>
        <draw:line draw:style-name="gr2" draw:text-style-name="P2" draw:layer="layout" svg:x1="9.725cm" svg:y1="9.808cm" svg:x2="9.697cm" svg:y2="9.763cm">
          <text:p/>
        </draw:line>
        <draw:line draw:style-name="gr2" draw:text-style-name="P2" draw:layer="layout" svg:x1="9.697cm" svg:y1="9.763cm" svg:x2="9.669cm" svg:y2="9.74cm">
          <text:p/>
        </draw:line>
        <draw:line draw:style-name="gr2" draw:text-style-name="P2" draw:layer="layout" svg:x1="9.669cm" svg:y1="9.74cm" svg:x2="9.635cm" svg:y2="9.724cm">
          <text:p/>
        </draw:line>
        <draw:line draw:style-name="gr2" draw:text-style-name="P2" draw:layer="layout" svg:x1="9.635cm" svg:y1="9.724cm" svg:x2="9.596cm" svg:y2="9.712cm">
          <text:p/>
        </draw:line>
        <draw:line draw:style-name="gr2" draw:text-style-name="P2" draw:layer="layout" svg:x1="9.596cm" svg:y1="9.712cm" svg:x2="9.562cm" svg:y2="9.707cm">
          <text:p/>
        </draw:line>
        <draw:line draw:style-name="gr2" draw:text-style-name="P2" draw:layer="layout" svg:x1="9.562cm" svg:y1="9.707cm" svg:x2="9.528cm" svg:y2="9.707cm">
          <text:p/>
        </draw:line>
        <draw:line draw:style-name="gr2" draw:text-style-name="P2" draw:layer="layout" svg:x1="9.528cm" svg:y1="9.707cm" svg:x2="9.494cm" svg:y2="9.712cm">
          <text:p/>
        </draw:line>
        <draw:line draw:style-name="gr2" draw:text-style-name="P2" draw:layer="layout" svg:x1="9.494cm" svg:y1="9.712cm" svg:x2="9.455cm" svg:y2="9.724cm">
          <text:p/>
        </draw:line>
        <draw:line draw:style-name="gr2" draw:text-style-name="P2" draw:layer="layout" svg:x1="9.455cm" svg:y1="9.724cm" svg:x2="9.433cm" svg:y2="9.735cm">
          <text:p/>
        </draw:line>
        <draw:line draw:style-name="gr2" draw:text-style-name="P2" draw:layer="layout" svg:x1="9.433cm" svg:y1="9.735cm" svg:x2="9.399cm" svg:y2="9.763cm">
          <text:p/>
        </draw:line>
        <draw:line draw:style-name="gr2" draw:text-style-name="P2" draw:layer="layout" svg:x1="9.399cm" svg:y1="9.763cm" svg:x2="9.376cm" svg:y2="9.791cm">
          <text:p/>
        </draw:line>
        <draw:line draw:style-name="gr2" draw:text-style-name="P2" draw:layer="layout" svg:x1="9.376cm" svg:y1="9.791cm" svg:x2="9.354cm" svg:y2="9.825cm">
          <text:p/>
        </draw:line>
        <draw:line draw:style-name="gr2" draw:text-style-name="P2" draw:layer="layout" svg:x1="9.354cm" svg:y1="9.825cm" svg:x2="9.337cm" svg:y2="9.875cm">
          <text:p/>
        </draw:line>
        <draw:line draw:style-name="gr2" draw:text-style-name="P2" draw:layer="layout" svg:x1="9.337cm" svg:y1="9.875cm" svg:x2="9.331cm" svg:y2="9.915cm">
          <text:p/>
        </draw:line>
        <draw:line draw:style-name="gr2" draw:text-style-name="P2" draw:layer="layout" svg:x1="9.331cm" svg:y1="9.915cm" svg:x2="9.331cm" svg:y2="9.949cm">
          <text:p/>
        </draw:line>
        <draw:line draw:style-name="gr2" draw:text-style-name="P2" draw:layer="layout" svg:x1="9.331cm" svg:y1="9.949cm" svg:x2="9.337cm" svg:y2="9.988cm">
          <text:p/>
        </draw:line>
        <draw:line draw:style-name="gr2" draw:text-style-name="P2" draw:layer="layout" svg:x1="10.275cm" svg:y1="10.157cm" svg:x2="10.315cm" svg:y2="10.151cm">
          <text:p/>
        </draw:line>
        <draw:line draw:style-name="gr2" draw:text-style-name="P2" draw:layer="layout" svg:x1="10.315cm" svg:y1="10.151cm" svg:x2="10.348cm" svg:y2="10.14cm">
          <text:p/>
        </draw:line>
        <draw:line draw:style-name="gr2" draw:text-style-name="P2" draw:layer="layout" svg:x1="10.348cm" svg:y1="10.14cm" svg:x2="10.371cm" svg:y2="10.129cm">
          <text:p/>
        </draw:line>
        <draw:line draw:style-name="gr2" draw:text-style-name="P2" draw:layer="layout" svg:x1="10.371cm" svg:y1="10.129cm" svg:x2="10.405cm" svg:y2="10.101cm">
          <text:p/>
        </draw:line>
        <draw:line draw:style-name="gr2" draw:text-style-name="P2" draw:layer="layout" svg:x1="10.405cm" svg:y1="10.101cm" svg:x2="10.427cm" svg:y2="10.073cm">
          <text:p/>
        </draw:line>
        <draw:line draw:style-name="gr2" draw:text-style-name="P2" draw:layer="layout" svg:x1="10.427cm" svg:y1="10.073cm" svg:x2="10.45cm" svg:y2="10.039cm">
          <text:p/>
        </draw:line>
        <draw:line draw:style-name="gr2" draw:text-style-name="P2" draw:layer="layout" svg:x1="10.45cm" svg:y1="10.039cm" svg:x2="10.467cm" svg:y2="9.988cm">
          <text:p/>
        </draw:line>
        <draw:line draw:style-name="gr2" draw:text-style-name="P2" draw:layer="layout" svg:x1="10.467cm" svg:y1="9.988cm" svg:x2="10.472cm" svg:y2="9.949cm">
          <text:p/>
        </draw:line>
        <draw:line draw:style-name="gr2" draw:text-style-name="P2" draw:layer="layout" svg:x1="10.472cm" svg:y1="9.949cm" svg:x2="10.472cm" svg:y2="9.915cm">
          <text:p/>
        </draw:line>
        <draw:line draw:style-name="gr2" draw:text-style-name="P2" draw:layer="layout" svg:x1="10.472cm" svg:y1="9.915cm" svg:x2="10.467cm" svg:y2="9.876cm">
          <text:p/>
        </draw:line>
        <draw:line draw:style-name="gr2" draw:text-style-name="P2" draw:layer="layout" svg:x1="10.467cm" svg:y1="9.876cm" svg:x2="10.45cm" svg:y2="9.825cm">
          <text:p/>
        </draw:line>
        <draw:line draw:style-name="gr2" draw:text-style-name="P2" draw:layer="layout" svg:x1="10.45cm" svg:y1="9.825cm" svg:x2="10.427cm" svg:y2="9.786cm">
          <text:p/>
        </draw:line>
        <draw:line draw:style-name="gr2" draw:text-style-name="P2" draw:layer="layout" svg:x1="10.427cm" svg:y1="9.786cm" svg:x2="10.405cm" svg:y2="9.758cm">
          <text:p/>
        </draw:line>
        <draw:line draw:style-name="gr2" draw:text-style-name="P2" draw:layer="layout" svg:x1="10.405cm" svg:y1="9.758cm" svg:x2="10.377cm" svg:y2="9.735cm">
          <text:p/>
        </draw:line>
        <draw:line draw:style-name="gr2" draw:text-style-name="P2" draw:layer="layout" svg:x1="10.377cm" svg:y1="9.735cm" svg:x2="10.348cm" svg:y2="9.724cm">
          <text:p/>
        </draw:line>
        <draw:line draw:style-name="gr2" draw:text-style-name="P2" draw:layer="layout" svg:x1="10.348cm" svg:y1="9.724cm" svg:x2="10.315cm" svg:y2="9.713cm">
          <text:p/>
        </draw:line>
        <draw:line draw:style-name="gr2" draw:text-style-name="P2" draw:layer="layout" svg:x1="10.315cm" svg:y1="9.713cm" svg:x2="10.275cm" svg:y2="9.707cm">
          <text:p/>
        </draw:line>
        <draw:line draw:style-name="gr2" draw:text-style-name="P2" draw:layer="layout" svg:x1="10.275cm" svg:y1="9.707cm" svg:x2="10.112cm" svg:y2="9.707cm">
          <text:p/>
        </draw:line>
        <draw:line draw:style-name="gr2" draw:text-style-name="P2" draw:layer="layout" svg:x1="10.112cm" svg:y1="9.707cm" svg:x2="10.112cm" svg:y2="10.157cm">
          <text:p/>
        </draw:line>
        <draw:line draw:style-name="gr2" draw:text-style-name="P2" draw:layer="layout" svg:x1="10.112cm" svg:y1="10.157cm" svg:x2="10.275cm" svg:y2="10.157cm">
          <text:p/>
        </draw:line>
        <draw:line draw:style-name="gr2" draw:text-style-name="P2" draw:layer="layout" svg:x1="18.02cm" svg:y1="9.538cm" svg:x2="18.02cm" svg:y2="9.482cm">
          <text:p/>
        </draw:line>
        <draw:line draw:style-name="gr2" draw:text-style-name="P2" draw:layer="layout" svg:x1="18.02cm" svg:y1="9.482cm" svg:x2="17.964cm" svg:y2="9.482cm">
          <text:p/>
        </draw:line>
        <draw:line draw:style-name="gr2" draw:text-style-name="P2" draw:layer="layout" svg:x1="17.964cm" svg:y1="9.482cm" svg:x2="17.964cm" svg:y2="9.189cm">
          <text:p/>
        </draw:line>
        <draw:line draw:style-name="gr2" draw:text-style-name="P2" draw:layer="layout" svg:x1="17.964cm" svg:y1="9.189cm" svg:x2="17.902cm" svg:y2="9.189cm">
          <text:p/>
        </draw:line>
        <draw:line draw:style-name="gr2" draw:text-style-name="P2" draw:layer="layout" svg:x1="17.902cm" svg:y1="9.189cm" svg:x2="17.711cm" svg:y2="9.476cm">
          <text:p/>
        </draw:line>
        <draw:line draw:style-name="gr2" draw:text-style-name="P2" draw:layer="layout" svg:x1="17.711cm" svg:y1="9.476cm" svg:x2="17.711cm" svg:y2="9.538cm">
          <text:p/>
        </draw:line>
        <draw:line draw:style-name="gr2" draw:text-style-name="P2" draw:layer="layout" svg:x1="17.711cm" svg:y1="9.538cm" svg:x2="17.902cm" svg:y2="9.538cm">
          <text:p/>
        </draw:line>
        <draw:line draw:style-name="gr2" draw:text-style-name="P2" draw:layer="layout" svg:x1="17.902cm" svg:y1="9.538cm" svg:x2="17.902cm" svg:y2="9.639cm">
          <text:p/>
        </draw:line>
        <draw:line draw:style-name="gr2" draw:text-style-name="P2" draw:layer="layout" svg:x1="17.902cm" svg:y1="9.639cm" svg:x2="17.964cm" svg:y2="9.639cm">
          <text:p/>
        </draw:line>
        <draw:line draw:style-name="gr2" draw:text-style-name="P2" draw:layer="layout" svg:x1="17.964cm" svg:y1="9.639cm" svg:x2="17.964cm" svg:y2="9.538cm">
          <text:p/>
        </draw:line>
        <draw:line draw:style-name="gr2" draw:text-style-name="P2" draw:layer="layout" svg:x1="17.964cm" svg:y1="9.538cm" svg:x2="18.02cm" svg:y2="9.538cm">
          <text:p/>
        </draw:line>
        <draw:line draw:style-name="gr2" draw:text-style-name="P2" draw:layer="layout" svg:x1="17.767cm" svg:y1="7.063cm" svg:x2="17.778cm" svg:y2="7.029cm">
          <text:p/>
        </draw:line>
        <draw:line draw:style-name="gr2" draw:text-style-name="P2" draw:layer="layout" svg:x1="17.778cm" svg:y1="7.029cm" svg:x2="17.806cm" svg:y2="6.99cm">
          <text:p/>
        </draw:line>
        <draw:line draw:style-name="gr2" draw:text-style-name="P2" draw:layer="layout" svg:x1="17.806cm" svg:y1="6.99cm" svg:x2="17.846cm" svg:y2="6.945cm">
          <text:p/>
        </draw:line>
        <draw:line draw:style-name="gr2" draw:text-style-name="P2" draw:layer="layout" svg:x1="17.846cm" svg:y1="6.945cm" svg:x2="17.885cm" svg:y2="6.911cm">
          <text:p/>
        </draw:line>
        <draw:line draw:style-name="gr2" draw:text-style-name="P2" draw:layer="layout" svg:x1="17.885cm" svg:y1="6.911cm" svg:x2="17.93cm" svg:y2="6.872cm">
          <text:p/>
        </draw:line>
        <draw:line draw:style-name="gr2" draw:text-style-name="P2" draw:layer="layout" svg:x1="17.93cm" svg:y1="6.872cm" svg:x2="17.941cm" svg:y2="6.86cm">
          <text:p/>
        </draw:line>
        <draw:line draw:style-name="gr2" draw:text-style-name="P2" draw:layer="layout" svg:x1="17.941cm" svg:y1="6.86cm" svg:x2="17.964cm" svg:y2="6.827cm">
          <text:p/>
        </draw:line>
        <draw:line draw:style-name="gr2" draw:text-style-name="P2" draw:layer="layout" svg:x1="17.964cm" svg:y1="6.827cm" svg:x2="17.969cm" svg:y2="6.799cm">
          <text:p/>
        </draw:line>
        <draw:line draw:style-name="gr2" draw:text-style-name="P2" draw:layer="layout" svg:x1="17.969cm" svg:y1="6.799cm" svg:x2="17.969cm" svg:y2="6.776cm">
          <text:p/>
        </draw:line>
        <draw:line draw:style-name="gr2" draw:text-style-name="P2" draw:layer="layout" svg:x1="17.969cm" svg:y1="6.776cm" svg:x2="17.964cm" svg:y2="6.748cm">
          <text:p/>
        </draw:line>
        <draw:line draw:style-name="gr2" draw:text-style-name="P2" draw:layer="layout" svg:x1="17.964cm" svg:y1="6.748cm" svg:x2="17.941cm" svg:y2="6.714cm">
          <text:p/>
        </draw:line>
        <draw:line draw:style-name="gr2" draw:text-style-name="P2" draw:layer="layout" svg:x1="17.941cm" svg:y1="6.714cm" svg:x2="17.919cm" svg:y2="6.692cm">
          <text:p/>
        </draw:line>
        <draw:line draw:style-name="gr2" draw:text-style-name="P2" draw:layer="layout" svg:x1="17.919cm" svg:y1="6.692cm" svg:x2="17.885cm" svg:y2="6.675cm">
          <text:p/>
        </draw:line>
        <draw:line draw:style-name="gr2" draw:text-style-name="P2" draw:layer="layout" svg:x1="17.885cm" svg:y1="6.675cm" svg:x2="17.857cm" svg:y2="6.669cm">
          <text:p/>
        </draw:line>
        <draw:line draw:style-name="gr2" draw:text-style-name="P2" draw:layer="layout" svg:x1="17.857cm" svg:y1="6.669cm" svg:x2="17.823cm" svg:y2="6.669cm">
          <text:p/>
        </draw:line>
        <draw:line draw:style-name="gr2" draw:text-style-name="P2" draw:layer="layout" svg:x1="17.823cm" svg:y1="6.669cm" svg:x2="17.795cm" svg:y2="6.675cm">
          <text:p/>
        </draw:line>
        <draw:line draw:style-name="gr2" draw:text-style-name="P2" draw:layer="layout" svg:x1="17.795cm" svg:y1="6.675cm" svg:x2="17.761cm" svg:y2="6.692cm">
          <text:p/>
        </draw:line>
        <draw:line draw:style-name="gr2" draw:text-style-name="P2" draw:layer="layout" svg:x1="17.761cm" svg:y1="6.692cm" svg:x2="17.739cm" svg:y2="6.714cm">
          <text:p/>
        </draw:line>
        <draw:line draw:style-name="gr2" draw:text-style-name="P2" draw:layer="layout" svg:x1="17.739cm" svg:y1="6.714cm" svg:x2="17.716cm" svg:y2="6.748cm">
          <text:p/>
        </draw:line>
        <draw:line draw:style-name="gr2" draw:text-style-name="P2" draw:layer="layout" svg:x1="17.716cm" svg:y1="6.748cm" svg:x2="17.711cm" svg:y2="6.776cm">
          <text:p/>
        </draw:line>
        <draw:line draw:style-name="gr2" draw:text-style-name="P2" draw:layer="layout" svg:x1="17.711cm" svg:y1="6.776cm" svg:x2="17.711cm" svg:y2="6.799cm">
          <text:p/>
        </draw:line>
        <draw:line draw:style-name="gr2" draw:text-style-name="P2" draw:layer="layout" svg:x1="17.711cm" svg:y1="6.799cm" svg:x2="17.772cm" svg:y2="6.799cm">
          <text:p/>
        </draw:line>
        <draw:line draw:style-name="gr2" draw:text-style-name="P2" draw:layer="layout" svg:x1="17.772cm" svg:y1="6.799cm" svg:x2="17.772cm" svg:y2="6.776cm">
          <text:p/>
        </draw:line>
        <draw:line draw:style-name="gr2" draw:text-style-name="P2" draw:layer="layout" svg:x1="17.772cm" svg:y1="6.776cm" svg:x2="17.778cm" svg:y2="6.759cm">
          <text:p/>
        </draw:line>
        <draw:line draw:style-name="gr2" draw:text-style-name="P2" draw:layer="layout" svg:x1="17.778cm" svg:y1="6.759cm" svg:x2="17.789cm" svg:y2="6.742cm">
          <text:p/>
        </draw:line>
        <draw:line draw:style-name="gr2" draw:text-style-name="P2" draw:layer="layout" svg:x1="17.789cm" svg:y1="6.742cm" svg:x2="17.806cm" svg:y2="6.731cm">
          <text:p/>
        </draw:line>
        <draw:line draw:style-name="gr2" draw:text-style-name="P2" draw:layer="layout" svg:x1="17.806cm" svg:y1="6.731cm" svg:x2="17.829cm" svg:y2="6.725cm">
          <text:p/>
        </draw:line>
        <draw:line draw:style-name="gr2" draw:text-style-name="P2" draw:layer="layout" svg:x1="17.829cm" svg:y1="6.725cm" svg:x2="17.851cm" svg:y2="6.725cm">
          <text:p/>
        </draw:line>
        <draw:line draw:style-name="gr2" draw:text-style-name="P2" draw:layer="layout" svg:x1="17.851cm" svg:y1="6.725cm" svg:x2="17.874cm" svg:y2="6.731cm">
          <text:p/>
        </draw:line>
        <draw:line draw:style-name="gr2" draw:text-style-name="P2" draw:layer="layout" svg:x1="17.874cm" svg:y1="6.731cm" svg:x2="17.891cm" svg:y2="6.742cm">
          <text:p/>
        </draw:line>
        <draw:line draw:style-name="gr2" draw:text-style-name="P2" draw:layer="layout" svg:x1="17.891cm" svg:y1="6.742cm" svg:x2="17.902cm" svg:y2="6.759cm">
          <text:p/>
        </draw:line>
        <draw:line draw:style-name="gr2" draw:text-style-name="P2" draw:layer="layout" svg:x1="17.902cm" svg:y1="6.759cm" svg:x2="17.907cm" svg:y2="6.776cm">
          <text:p/>
        </draw:line>
        <draw:line draw:style-name="gr2" draw:text-style-name="P2" draw:layer="layout" svg:x1="17.907cm" svg:y1="6.776cm" svg:x2="17.907cm" svg:y2="6.799cm">
          <text:p/>
        </draw:line>
        <draw:line draw:style-name="gr2" draw:text-style-name="P2" draw:layer="layout" svg:x1="17.907cm" svg:y1="6.799cm" svg:x2="17.902cm" svg:y2="6.815cm">
          <text:p/>
        </draw:line>
        <draw:line draw:style-name="gr2" draw:text-style-name="P2" draw:layer="layout" svg:x1="17.902cm" svg:y1="6.815cm" svg:x2="17.891cm" svg:y2="6.832cm">
          <text:p/>
        </draw:line>
        <draw:line draw:style-name="gr2" draw:text-style-name="P2" draw:layer="layout" svg:x1="17.891cm" svg:y1="6.832cm" svg:x2="17.818cm" svg:y2="6.905cm">
          <text:p/>
        </draw:line>
        <draw:line draw:style-name="gr2" draw:text-style-name="P2" draw:layer="layout" svg:x1="17.818cm" svg:y1="6.905cm" svg:x2="17.784cm" svg:y2="6.934cm">
          <text:p/>
        </draw:line>
        <draw:line draw:style-name="gr2" draw:text-style-name="P2" draw:layer="layout" svg:x1="17.784cm" svg:y1="6.934cm" svg:x2="17.75cm" svg:y2="6.973cm">
          <text:p/>
        </draw:line>
        <draw:line draw:style-name="gr2" draw:text-style-name="P2" draw:layer="layout" svg:x1="17.75cm" svg:y1="6.973cm" svg:x2="17.722cm" svg:y2="7.007cm">
          <text:p/>
        </draw:line>
        <draw:line draw:style-name="gr2" draw:text-style-name="P2" draw:layer="layout" svg:x1="17.722cm" svg:y1="7.007cm" svg:x2="17.699cm" svg:y2="7.046cm">
          <text:p/>
        </draw:line>
        <draw:line draw:style-name="gr2" draw:text-style-name="P2" draw:layer="layout" svg:x1="17.699cm" svg:y1="7.046cm" svg:x2="17.688cm" svg:y2="7.085cm">
          <text:p/>
        </draw:line>
        <draw:line draw:style-name="gr2" draw:text-style-name="P2" draw:layer="layout" svg:x1="17.688cm" svg:y1="7.085cm" svg:x2="17.688cm" svg:y2="7.119cm">
          <text:p/>
        </draw:line>
        <draw:line draw:style-name="gr2" draw:text-style-name="P2" draw:layer="layout" svg:x1="17.688cm" svg:y1="7.119cm" svg:x2="17.986cm" svg:y2="7.119cm">
          <text:p/>
        </draw:line>
        <draw:line draw:style-name="gr2" draw:text-style-name="P2" draw:layer="layout" svg:x1="17.986cm" svg:y1="7.119cm" svg:x2="17.986cm" svg:y2="7.063cm">
          <text:p/>
        </draw:line>
        <draw:line draw:style-name="gr2" draw:text-style-name="P2" draw:layer="layout" svg:x1="17.986cm" svg:y1="7.063cm" svg:x2="17.767cm" svg:y2="7.063cm">
          <text:p/>
        </draw:line>
        <draw:line draw:style-name="gr2" draw:text-style-name="P2" draw:layer="layout" svg:x1="17.837cm" svg:y1="8.337cm" svg:x2="17.809cm" svg:y2="8.331cm">
          <text:p/>
        </draw:line>
        <draw:line draw:style-name="gr2" draw:text-style-name="P2" draw:layer="layout" svg:x1="17.809cm" svg:y1="8.331cm" svg:x2="17.787cm" svg:y2="8.314cm">
          <text:p/>
        </draw:line>
        <draw:line draw:style-name="gr2" draw:text-style-name="P2" draw:layer="layout" svg:x1="17.787cm" svg:y1="8.314cm" svg:x2="17.77cm" svg:y2="8.292cm">
          <text:p/>
        </draw:line>
        <draw:line draw:style-name="gr2" draw:text-style-name="P2" draw:layer="layout" svg:x1="17.77cm" svg:y1="8.292cm" svg:x2="17.764cm" svg:y2="8.269cm">
          <text:p/>
        </draw:line>
        <draw:line draw:style-name="gr2" draw:text-style-name="P2" draw:layer="layout" svg:x1="17.764cm" svg:y1="8.269cm" svg:x2="17.764cm" svg:y2="8.247cm">
          <text:p/>
        </draw:line>
        <draw:line draw:style-name="gr2" draw:text-style-name="P2" draw:layer="layout" svg:x1="17.764cm" svg:y1="8.247cm" svg:x2="17.697cm" svg:y2="8.247cm">
          <text:p/>
        </draw:line>
        <draw:line draw:style-name="gr2" draw:text-style-name="P2" draw:layer="layout" svg:x1="17.697cm" svg:y1="8.247cm" svg:x2="17.697cm" svg:y2="8.275cm">
          <text:p/>
        </draw:line>
        <draw:line draw:style-name="gr2" draw:text-style-name="P2" draw:layer="layout" svg:x1="17.697cm" svg:y1="8.275cm" svg:x2="17.708cm" svg:y2="8.314cm">
          <text:p/>
        </draw:line>
        <draw:line draw:style-name="gr2" draw:text-style-name="P2" draw:layer="layout" svg:x1="17.708cm" svg:y1="8.314cm" svg:x2="17.725cm" svg:y2="8.343cm">
          <text:p/>
        </draw:line>
        <draw:line draw:style-name="gr2" draw:text-style-name="P2" draw:layer="layout" svg:x1="17.725cm" svg:y1="8.343cm" svg:x2="17.753cm" svg:y2="8.371cm">
          <text:p/>
        </draw:line>
        <draw:line draw:style-name="gr2" draw:text-style-name="P2" draw:layer="layout" svg:x1="17.753cm" svg:y1="8.371cm" svg:x2="17.787cm" svg:y2="8.388cm">
          <text:p/>
        </draw:line>
        <draw:line draw:style-name="gr2" draw:text-style-name="P2" draw:layer="layout" svg:x1="17.787cm" svg:y1="8.388cm" svg:x2="17.832cm" svg:y2="8.399cm">
          <text:p/>
        </draw:line>
        <draw:line draw:style-name="gr2" draw:text-style-name="P2" draw:layer="layout" svg:x1="17.832cm" svg:y1="8.399cm" svg:x2="17.865cm" svg:y2="8.399cm">
          <text:p/>
        </draw:line>
        <draw:line draw:style-name="gr2" draw:text-style-name="P2" draw:layer="layout" svg:x1="17.865cm" svg:y1="8.399cm" svg:x2="17.91cm" svg:y2="8.388cm">
          <text:p/>
        </draw:line>
        <draw:line draw:style-name="gr2" draw:text-style-name="P2" draw:layer="layout" svg:x1="17.91cm" svg:y1="8.388cm" svg:x2="17.944cm" svg:y2="8.371cm">
          <text:p/>
        </draw:line>
        <draw:line draw:style-name="gr2" draw:text-style-name="P2" draw:layer="layout" svg:x1="17.944cm" svg:y1="8.371cm" svg:x2="17.972cm" svg:y2="8.343cm">
          <text:p/>
        </draw:line>
        <draw:line draw:style-name="gr2" draw:text-style-name="P2" draw:layer="layout" svg:x1="17.972cm" svg:y1="8.343cm" svg:x2="17.989cm" svg:y2="8.314cm">
          <text:p/>
        </draw:line>
        <draw:line draw:style-name="gr2" draw:text-style-name="P2" draw:layer="layout" svg:x1="17.989cm" svg:y1="8.314cm" svg:x2="18cm" svg:y2="8.275cm">
          <text:p/>
        </draw:line>
        <draw:line draw:style-name="gr2" draw:text-style-name="P2" draw:layer="layout" svg:x1="18cm" svg:y1="8.275cm" svg:x2="18cm" svg:y2="8.247cm">
          <text:p/>
        </draw:line>
        <draw:line draw:style-name="gr2" draw:text-style-name="P2" draw:layer="layout" svg:x1="18cm" svg:y1="8.247cm" svg:x2="17.989cm" svg:y2="8.208cm">
          <text:p/>
        </draw:line>
        <draw:line draw:style-name="gr2" draw:text-style-name="P2" draw:layer="layout" svg:x1="17.989cm" svg:y1="8.208cm" svg:x2="17.967cm" svg:y2="8.174cm">
          <text:p/>
        </draw:line>
        <draw:line draw:style-name="gr2" draw:text-style-name="P2" draw:layer="layout" svg:x1="17.967cm" svg:y1="8.174cm" svg:x2="17.938cm" svg:y2="8.151cm">
          <text:p/>
        </draw:line>
        <draw:line draw:style-name="gr2" draw:text-style-name="P2" draw:layer="layout" svg:x1="17.938cm" svg:y1="8.151cm" svg:x2="17.95cm" svg:y2="8.14cm">
          <text:p/>
        </draw:line>
        <draw:line draw:style-name="gr2" draw:text-style-name="P2" draw:layer="layout" svg:x1="17.95cm" svg:y1="8.14cm" svg:x2="17.972cm" svg:y2="8.106cm">
          <text:p/>
        </draw:line>
        <draw:line draw:style-name="gr2" draw:text-style-name="P2" draw:layer="layout" svg:x1="17.972cm" svg:y1="8.106cm" svg:x2="17.978cm" svg:y2="8.078cm">
          <text:p/>
        </draw:line>
        <draw:line draw:style-name="gr2" draw:text-style-name="P2" draw:layer="layout" svg:x1="17.978cm" svg:y1="8.078cm" svg:x2="17.978cm" svg:y2="8.056cm">
          <text:p/>
        </draw:line>
        <draw:line draw:style-name="gr2" draw:text-style-name="P2" draw:layer="layout" svg:x1="17.978cm" svg:y1="8.056cm" svg:x2="17.972cm" svg:y2="8.028cm">
          <text:p/>
        </draw:line>
        <draw:line draw:style-name="gr2" draw:text-style-name="P2" draw:layer="layout" svg:x1="17.972cm" svg:y1="8.028cm" svg:x2="17.95cm" svg:y2="7.994cm">
          <text:p/>
        </draw:line>
        <draw:line draw:style-name="gr2" draw:text-style-name="P2" draw:layer="layout" svg:x1="17.95cm" svg:y1="7.994cm" svg:x2="17.927cm" svg:y2="7.971cm">
          <text:p/>
        </draw:line>
        <draw:line draw:style-name="gr2" draw:text-style-name="P2" draw:layer="layout" svg:x1="17.927cm" svg:y1="7.971cm" svg:x2="17.893cm" svg:y2="7.954cm">
          <text:p/>
        </draw:line>
        <draw:line draw:style-name="gr2" draw:text-style-name="P2" draw:layer="layout" svg:x1="17.893cm" svg:y1="7.954cm" svg:x2="17.865cm" svg:y2="7.949cm">
          <text:p/>
        </draw:line>
        <draw:line draw:style-name="gr2" draw:text-style-name="P2" draw:layer="layout" svg:x1="17.865cm" svg:y1="7.949cm" svg:x2="17.832cm" svg:y2="7.949cm">
          <text:p/>
        </draw:line>
        <draw:line draw:style-name="gr2" draw:text-style-name="P2" draw:layer="layout" svg:x1="17.832cm" svg:y1="7.949cm" svg:x2="17.803cm" svg:y2="7.954cm">
          <text:p/>
        </draw:line>
        <draw:line draw:style-name="gr2" draw:text-style-name="P2" draw:layer="layout" svg:x1="17.803cm" svg:y1="7.954cm" svg:x2="17.77cm" svg:y2="7.971cm">
          <text:p/>
        </draw:line>
        <draw:line draw:style-name="gr2" draw:text-style-name="P2" draw:layer="layout" svg:x1="17.77cm" svg:y1="7.971cm" svg:x2="17.747cm" svg:y2="7.994cm">
          <text:p/>
        </draw:line>
        <draw:line draw:style-name="gr2" draw:text-style-name="P2" draw:layer="layout" svg:x1="17.747cm" svg:y1="7.994cm" svg:x2="17.725cm" svg:y2="8.028cm">
          <text:p/>
        </draw:line>
        <draw:line draw:style-name="gr2" draw:text-style-name="P2" draw:layer="layout" svg:x1="17.725cm" svg:y1="8.028cm" svg:x2="17.719cm" svg:y2="8.056cm">
          <text:p/>
        </draw:line>
        <draw:line draw:style-name="gr2" draw:text-style-name="P2" draw:layer="layout" svg:x1="17.719cm" svg:y1="8.056cm" svg:x2="17.719cm" svg:y2="8.078cm">
          <text:p/>
        </draw:line>
        <draw:line draw:style-name="gr2" draw:text-style-name="P2" draw:layer="layout" svg:x1="17.719cm" svg:y1="8.078cm" svg:x2="17.781cm" svg:y2="8.078cm">
          <text:p/>
        </draw:line>
        <draw:line draw:style-name="gr2" draw:text-style-name="P2" draw:layer="layout" svg:x1="17.781cm" svg:y1="8.078cm" svg:x2="17.781cm" svg:y2="8.056cm">
          <text:p/>
        </draw:line>
        <draw:line draw:style-name="gr2" draw:text-style-name="P2" draw:layer="layout" svg:x1="17.781cm" svg:y1="8.056cm" svg:x2="17.787cm" svg:y2="8.039cm">
          <text:p/>
        </draw:line>
        <draw:line draw:style-name="gr2" draw:text-style-name="P2" draw:layer="layout" svg:x1="17.787cm" svg:y1="8.039cm" svg:x2="17.798cm" svg:y2="8.022cm">
          <text:p/>
        </draw:line>
        <draw:line draw:style-name="gr2" draw:text-style-name="P2" draw:layer="layout" svg:x1="17.798cm" svg:y1="8.022cm" svg:x2="17.815cm" svg:y2="8.011cm">
          <text:p/>
        </draw:line>
        <draw:line draw:style-name="gr2" draw:text-style-name="P2" draw:layer="layout" svg:x1="17.815cm" svg:y1="8.011cm" svg:x2="17.837cm" svg:y2="8.005cm">
          <text:p/>
        </draw:line>
        <draw:line draw:style-name="gr2" draw:text-style-name="P2" draw:layer="layout" svg:x1="17.837cm" svg:y1="8.005cm" svg:x2="17.86cm" svg:y2="8.005cm">
          <text:p/>
        </draw:line>
        <draw:line draw:style-name="gr2" draw:text-style-name="P2" draw:layer="layout" svg:x1="17.86cm" svg:y1="8.005cm" svg:x2="17.882cm" svg:y2="8.011cm">
          <text:p/>
        </draw:line>
        <draw:line draw:style-name="gr2" draw:text-style-name="P2" draw:layer="layout" svg:x1="17.882cm" svg:y1="8.011cm" svg:x2="17.899cm" svg:y2="8.022cm">
          <text:p/>
        </draw:line>
        <draw:line draw:style-name="gr2" draw:text-style-name="P2" draw:layer="layout" svg:x1="17.899cm" svg:y1="8.022cm" svg:x2="17.91cm" svg:y2="8.039cm">
          <text:p/>
        </draw:line>
        <draw:line draw:style-name="gr2" draw:text-style-name="P2" draw:layer="layout" svg:x1="17.91cm" svg:y1="8.039cm" svg:x2="17.916cm" svg:y2="8.056cm">
          <text:p/>
        </draw:line>
        <draw:line draw:style-name="gr2" draw:text-style-name="P2" draw:layer="layout" svg:x1="17.916cm" svg:y1="8.056cm" svg:x2="17.916cm" svg:y2="8.078cm">
          <text:p/>
        </draw:line>
        <draw:line draw:style-name="gr2" draw:text-style-name="P2" draw:layer="layout" svg:x1="17.916cm" svg:y1="8.078cm" svg:x2="17.91cm" svg:y2="8.095cm">
          <text:p/>
        </draw:line>
        <draw:line draw:style-name="gr2" draw:text-style-name="P2" draw:layer="layout" svg:x1="17.91cm" svg:y1="8.095cm" svg:x2="17.899cm" svg:y2="8.112cm">
          <text:p/>
        </draw:line>
        <draw:line draw:style-name="gr2" draw:text-style-name="P2" draw:layer="layout" svg:x1="17.899cm" svg:y1="8.112cm" svg:x2="17.882cm" svg:y2="8.123cm">
          <text:p/>
        </draw:line>
        <draw:line draw:style-name="gr2" draw:text-style-name="P2" draw:layer="layout" svg:x1="17.882cm" svg:y1="8.123cm" svg:x2="17.86cm" svg:y2="8.129cm">
          <text:p/>
        </draw:line>
        <draw:line draw:style-name="gr2" draw:text-style-name="P2" draw:layer="layout" svg:x1="17.86cm" svg:y1="8.129cm" svg:x2="17.837cm" svg:y2="8.129cm">
          <text:p/>
        </draw:line>
        <draw:line draw:style-name="gr2" draw:text-style-name="P2" draw:layer="layout" svg:x1="17.837cm" svg:y1="8.129cm" svg:x2="17.837cm" svg:y2="8.179cm">
          <text:p/>
        </draw:line>
        <draw:line draw:style-name="gr2" draw:text-style-name="P2" draw:layer="layout" svg:x1="17.837cm" svg:y1="8.179cm" svg:x2="17.86cm" svg:y2="8.179cm">
          <text:p/>
        </draw:line>
        <draw:line draw:style-name="gr2" draw:text-style-name="P2" draw:layer="layout" svg:x1="17.86cm" svg:y1="8.179cm" svg:x2="17.888cm" svg:y2="8.185cm">
          <text:p/>
        </draw:line>
        <draw:line draw:style-name="gr2" draw:text-style-name="P2" draw:layer="layout" svg:x1="17.888cm" svg:y1="8.185cm" svg:x2="17.91cm" svg:y2="8.202cm">
          <text:p/>
        </draw:line>
        <draw:line draw:style-name="gr2" draw:text-style-name="P2" draw:layer="layout" svg:x1="17.91cm" svg:y1="8.202cm" svg:x2="17.927cm" svg:y2="8.224cm">
          <text:p/>
        </draw:line>
        <draw:line draw:style-name="gr2" draw:text-style-name="P2" draw:layer="layout" svg:x1="17.927cm" svg:y1="8.224cm" svg:x2="17.933cm" svg:y2="8.247cm">
          <text:p/>
        </draw:line>
        <draw:line draw:style-name="gr2" draw:text-style-name="P2" draw:layer="layout" svg:x1="17.933cm" svg:y1="8.247cm" svg:x2="17.933cm" svg:y2="8.269cm">
          <text:p/>
        </draw:line>
        <draw:line draw:style-name="gr2" draw:text-style-name="P2" draw:layer="layout" svg:x1="17.933cm" svg:y1="8.269cm" svg:x2="17.927cm" svg:y2="8.292cm">
          <text:p/>
        </draw:line>
        <draw:line draw:style-name="gr2" draw:text-style-name="P2" draw:layer="layout" svg:x1="17.927cm" svg:y1="8.292cm" svg:x2="17.91cm" svg:y2="8.314cm">
          <text:p/>
        </draw:line>
        <draw:line draw:style-name="gr2" draw:text-style-name="P2" draw:layer="layout" svg:x1="17.91cm" svg:y1="8.314cm" svg:x2="17.888cm" svg:y2="8.331cm">
          <text:p/>
        </draw:line>
        <draw:line draw:style-name="gr2" draw:text-style-name="P2" draw:layer="layout" svg:x1="17.888cm" svg:y1="8.331cm" svg:x2="17.86cm" svg:y2="8.337cm">
          <text:p/>
        </draw:line>
        <draw:line draw:style-name="gr2" draw:text-style-name="P2" draw:layer="layout" svg:x1="17.86cm" svg:y1="8.337cm" svg:x2="17.837cm" svg:y2="8.337cm">
          <text:p/>
        </draw:line>
        <draw:line draw:style-name="gr2" draw:text-style-name="P2" draw:layer="layout" svg:x1="17.865cm" svg:y1="5.409cm" svg:x2="17.82cm" svg:y2="5.409cm">
          <text:p/>
        </draw:line>
        <draw:line draw:style-name="gr2" draw:text-style-name="P2" draw:layer="layout" svg:x1="17.82cm" svg:y1="5.409cm" svg:x2="17.815cm" svg:y2="5.426cm">
          <text:p/>
        </draw:line>
        <draw:line draw:style-name="gr2" draw:text-style-name="P2" draw:layer="layout" svg:x1="17.815cm" svg:y1="5.426cm" svg:x2="17.798cm" svg:y2="5.449cm">
          <text:p/>
        </draw:line>
        <draw:line draw:style-name="gr2" draw:text-style-name="P2" draw:layer="layout" svg:x1="17.798cm" svg:y1="5.449cm" svg:x2="17.781cm" svg:y2="5.465cm">
          <text:p/>
        </draw:line>
        <draw:line draw:style-name="gr2" draw:text-style-name="P2" draw:layer="layout" svg:x1="17.781cm" svg:y1="5.465cm" svg:x2="17.758cm" svg:y2="5.477cm">
          <text:p/>
        </draw:line>
        <draw:line draw:style-name="gr2" draw:text-style-name="P2" draw:layer="layout" svg:x1="17.758cm" svg:y1="5.477cm" svg:x2="17.742cm" svg:y2="5.482cm">
          <text:p/>
        </draw:line>
        <draw:line draw:style-name="gr2" draw:text-style-name="P2" draw:layer="layout" svg:x1="17.742cm" svg:y1="5.482cm" svg:x2="17.713cm" svg:y2="5.488cm">
          <text:p/>
        </draw:line>
        <draw:line draw:style-name="gr2" draw:text-style-name="P2" draw:layer="layout" svg:x1="17.713cm" svg:y1="5.488cm" svg:x2="17.702cm" svg:y2="5.488cm">
          <text:p/>
        </draw:line>
        <draw:line draw:style-name="gr2" draw:text-style-name="P2" draw:layer="layout" svg:x1="17.702cm" svg:y1="5.488cm" svg:x2="17.702cm" svg:y2="5.533cm">
          <text:p/>
        </draw:line>
        <draw:line draw:style-name="gr2" draw:text-style-name="P2" draw:layer="layout" svg:x1="17.702cm" svg:y1="5.533cm" svg:x2="17.809cm" svg:y2="5.533cm">
          <text:p/>
        </draw:line>
        <draw:line draw:style-name="gr2" draw:text-style-name="P2" draw:layer="layout" svg:x1="17.809cm" svg:y1="5.533cm" svg:x2="17.809cm" svg:y2="5.859cm">
          <text:p/>
        </draw:line>
        <draw:line draw:style-name="gr2" draw:text-style-name="P2" draw:layer="layout" svg:x1="17.809cm" svg:y1="5.859cm" svg:x2="17.865cm" svg:y2="5.859cm">
          <text:p/>
        </draw:line>
        <draw:line draw:style-name="gr2" draw:text-style-name="P2" draw:layer="layout" svg:x1="17.865cm" svg:y1="5.859cm" svg:x2="17.865cm" svg:y2="5.409cm">
          <text:p/>
        </draw:line>
        <draw:line draw:style-name="gr2" draw:text-style-name="P2" draw:layer="layout" svg:x1="14.666cm" svg:y1="10.157cm" svg:x2="14.666cm" svg:y2="9.999cm">
          <text:p/>
        </draw:line>
        <draw:line draw:style-name="gr2" draw:text-style-name="P2" draw:layer="layout" svg:x1="14.666cm" svg:y1="9.999cm" svg:x2="14.739cm" svg:y2="9.926cm">
          <text:p/>
        </draw:line>
        <draw:line draw:style-name="gr2" draw:text-style-name="P2" draw:layer="layout" svg:x1="14.981cm" svg:y1="10.157cm" svg:x2="14.784cm" svg:y2="9.881cm">
          <text:p/>
        </draw:line>
        <draw:line draw:style-name="gr2" draw:text-style-name="P2" draw:layer="layout" svg:x1="14.784cm" svg:y1="9.881cm" svg:x2="14.964cm" svg:y2="9.707cm">
          <text:p/>
        </draw:line>
        <draw:line draw:style-name="gr2" draw:text-style-name="P2" draw:layer="layout" svg:x1="14.964cm" svg:y1="9.707cm" svg:x2="14.885cm" svg:y2="9.707cm">
          <text:p/>
        </draw:line>
        <draw:line draw:style-name="gr2" draw:text-style-name="P2" draw:layer="layout" svg:x1="14.885cm" svg:y1="9.707cm" svg:x2="14.666cm" svg:y2="9.92cm">
          <text:p/>
        </draw:line>
        <draw:line draw:style-name="gr2" draw:text-style-name="P2" draw:layer="layout" svg:x1="14.666cm" svg:y1="9.92cm" svg:x2="14.666cm" svg:y2="9.707cm">
          <text:p/>
        </draw:line>
        <draw:line draw:style-name="gr2" draw:text-style-name="P2" draw:layer="layout" svg:x1="14.666cm" svg:y1="9.707cm" svg:x2="14.604cm" svg:y2="9.707cm">
          <text:p/>
        </draw:line>
        <draw:line draw:style-name="gr2" draw:text-style-name="P2" draw:layer="layout" svg:x1="14.604cm" svg:y1="9.707cm" svg:x2="14.604cm" svg:y2="10.157cm">
          <text:p/>
        </draw:line>
        <draw:line draw:style-name="gr2" draw:text-style-name="P2" draw:layer="layout" svg:x1="14.604cm" svg:y1="10.157cm" svg:x2="14.666cm" svg:y2="10.157cm">
          <text:p/>
        </draw:line>
        <draw:line draw:style-name="gr2" draw:text-style-name="P2" draw:layer="layout" svg:x1="13.177cm" svg:y1="10.157cm" svg:x2="13.177cm" svg:y2="9.954cm">
          <text:p/>
        </draw:line>
        <draw:line draw:style-name="gr2" draw:text-style-name="P2" draw:layer="layout" svg:x1="13.177cm" svg:y1="9.954cm" svg:x2="13.407cm" svg:y2="9.954cm">
          <text:p/>
        </draw:line>
        <draw:line draw:style-name="gr2" draw:text-style-name="P2" draw:layer="layout" svg:x1="13.469cm" svg:y1="10.157cm" svg:x2="13.469cm" svg:y2="9.707cm">
          <text:p/>
        </draw:line>
        <draw:line draw:style-name="gr2" draw:text-style-name="P2" draw:layer="layout" svg:x1="13.469cm" svg:y1="9.707cm" svg:x2="13.407cm" svg:y2="9.707cm">
          <text:p/>
        </draw:line>
        <draw:line draw:style-name="gr2" draw:text-style-name="P2" draw:layer="layout" svg:x1="13.407cm" svg:y1="9.707cm" svg:x2="13.407cm" svg:y2="9.898cm">
          <text:p/>
        </draw:line>
        <draw:line draw:style-name="gr2" draw:text-style-name="P2" draw:layer="layout" svg:x1="13.407cm" svg:y1="9.898cm" svg:x2="13.177cm" svg:y2="9.898cm">
          <text:p/>
        </draw:line>
        <draw:line draw:style-name="gr2" draw:text-style-name="P2" draw:layer="layout" svg:x1="13.177cm" svg:y1="9.898cm" svg:x2="13.177cm" svg:y2="9.707cm">
          <text:p/>
        </draw:line>
        <draw:line draw:style-name="gr2" draw:text-style-name="P2" draw:layer="layout" svg:x1="13.177cm" svg:y1="9.707cm" svg:x2="13.115cm" svg:y2="9.707cm">
          <text:p/>
        </draw:line>
        <draw:line draw:style-name="gr2" draw:text-style-name="P2" draw:layer="layout" svg:x1="13.115cm" svg:y1="9.707cm" svg:x2="13.115cm" svg:y2="10.157cm">
          <text:p/>
        </draw:line>
        <draw:line draw:style-name="gr2" draw:text-style-name="P2" draw:layer="layout" svg:x1="13.115cm" svg:y1="10.157cm" svg:x2="13.177cm" svg:y2="10.157cm">
          <text:p/>
        </draw:line>
        <draw:line draw:style-name="gr2" draw:text-style-name="P2" draw:layer="layout" svg:x1="12.334cm" svg:y1="9.988cm" svg:x2="12.351cm" svg:y2="10.039cm">
          <text:p/>
        </draw:line>
        <draw:line draw:style-name="gr2" draw:text-style-name="P2" draw:layer="layout" svg:x1="12.351cm" svg:y1="10.039cm" svg:x2="12.373cm" svg:y2="10.072cm">
          <text:p/>
        </draw:line>
        <draw:line draw:style-name="gr2" draw:text-style-name="P2" draw:layer="layout" svg:x1="12.373cm" svg:y1="10.072cm" svg:x2="12.396cm" svg:y2="10.1cm">
          <text:p/>
        </draw:line>
        <draw:line draw:style-name="gr2" draw:text-style-name="P2" draw:layer="layout" svg:x1="12.396cm" svg:y1="10.1cm" svg:x2="12.43cm" svg:y2="10.129cm">
          <text:p/>
        </draw:line>
        <draw:line draw:style-name="gr2" draw:text-style-name="P2" draw:layer="layout" svg:x1="12.43cm" svg:y1="10.129cm" svg:x2="12.452cm" svg:y2="10.14cm">
          <text:p/>
        </draw:line>
        <draw:line draw:style-name="gr2" draw:text-style-name="P2" draw:layer="layout" svg:x1="12.452cm" svg:y1="10.14cm" svg:x2="12.492cm" svg:y2="10.151cm">
          <text:p/>
        </draw:line>
        <draw:line draw:style-name="gr2" draw:text-style-name="P2" draw:layer="layout" svg:x1="12.492cm" svg:y1="10.151cm" svg:x2="12.525cm" svg:y2="10.157cm">
          <text:p/>
        </draw:line>
        <draw:line draw:style-name="gr2" draw:text-style-name="P2" draw:layer="layout" svg:x1="12.525cm" svg:y1="10.157cm" svg:x2="12.559cm" svg:y2="10.157cm">
          <text:p/>
        </draw:line>
        <draw:line draw:style-name="gr2" draw:text-style-name="P2" draw:layer="layout" svg:x1="12.559cm" svg:y1="10.157cm" svg:x2="12.593cm" svg:y2="10.151cm">
          <text:p/>
        </draw:line>
        <draw:line draw:style-name="gr2" draw:text-style-name="P2" draw:layer="layout" svg:x1="12.593cm" svg:y1="10.151cm" svg:x2="12.632cm" svg:y2="10.14cm">
          <text:p/>
        </draw:line>
        <draw:line draw:style-name="gr2" draw:text-style-name="P2" draw:layer="layout" svg:x1="12.632cm" svg:y1="10.14cm" svg:x2="12.655cm" svg:y2="10.129cm">
          <text:p/>
        </draw:line>
        <draw:line draw:style-name="gr2" draw:text-style-name="P2" draw:layer="layout" svg:x1="12.655cm" svg:y1="10.129cm" svg:x2="12.683cm" svg:y2="10.1cm">
          <text:p/>
        </draw:line>
        <draw:line draw:style-name="gr2" draw:text-style-name="P2" draw:layer="layout" svg:x1="12.683cm" svg:y1="10.1cm" svg:x2="12.683cm" svg:y2="10.151cm">
          <text:p/>
        </draw:line>
        <draw:line draw:style-name="gr2" draw:text-style-name="P2" draw:layer="layout" svg:x1="12.683cm" svg:y1="10.151cm" svg:x2="12.739cm" svg:y2="10.151cm">
          <text:p/>
        </draw:line>
        <draw:line draw:style-name="gr2" draw:text-style-name="P2" draw:layer="layout" svg:x1="12.739cm" svg:y1="10.151cm" svg:x2="12.739cm" svg:y2="9.904cm">
          <text:p/>
        </draw:line>
        <draw:line draw:style-name="gr2" draw:text-style-name="P2" draw:layer="layout" svg:x1="12.739cm" svg:y1="9.904cm" svg:x2="12.542cm" svg:y2="9.904cm">
          <text:p/>
        </draw:line>
        <draw:line draw:style-name="gr2" draw:text-style-name="P2" draw:layer="layout" svg:x1="12.542cm" svg:y1="9.904cm" svg:x2="12.542cm" svg:y2="9.96cm">
          <text:p/>
        </draw:line>
        <draw:line draw:style-name="gr2" draw:text-style-name="P2" draw:layer="layout" svg:x1="12.542cm" svg:y1="9.96cm" svg:x2="12.683cm" svg:y2="9.96cm">
          <text:p/>
        </draw:line>
        <draw:line draw:style-name="gr2" draw:text-style-name="P2" draw:layer="layout" svg:x1="12.683cm" svg:y1="9.96cm" svg:x2="12.683cm" svg:y2="9.971cm">
          <text:p/>
        </draw:line>
        <draw:line draw:style-name="gr2" draw:text-style-name="P2" draw:layer="layout" svg:x1="12.683cm" svg:y1="9.971cm" svg:x2="12.677cm" svg:y2="10.01cm">
          <text:p/>
        </draw:line>
        <draw:line draw:style-name="gr2" draw:text-style-name="P2" draw:layer="layout" svg:x1="12.677cm" svg:y1="10.01cm" svg:x2="12.66cm" svg:y2="10.044cm">
          <text:p/>
        </draw:line>
        <draw:line draw:style-name="gr2" draw:text-style-name="P2" draw:layer="layout" svg:x1="12.66cm" svg:y1="10.044cm" svg:x2="12.643cm" svg:y2="10.061cm">
          <text:p/>
        </draw:line>
        <draw:line draw:style-name="gr2" draw:text-style-name="P2" draw:layer="layout" svg:x1="12.643cm" svg:y1="10.061cm" svg:x2="12.621cm" svg:y2="10.078cm">
          <text:p/>
        </draw:line>
        <draw:line draw:style-name="gr2" draw:text-style-name="P2" draw:layer="layout" svg:x1="12.621cm" svg:y1="10.078cm" svg:x2="12.593cm" svg:y2="10.089cm">
          <text:p/>
        </draw:line>
        <draw:line draw:style-name="gr2" draw:text-style-name="P2" draw:layer="layout" svg:x1="12.593cm" svg:y1="10.089cm" svg:x2="12.559cm" svg:y2="10.095cm">
          <text:p/>
        </draw:line>
        <draw:line draw:style-name="gr2" draw:text-style-name="P2" draw:layer="layout" svg:x1="12.559cm" svg:y1="10.095cm" svg:x2="12.525cm" svg:y2="10.095cm">
          <text:p/>
        </draw:line>
        <draw:line draw:style-name="gr2" draw:text-style-name="P2" draw:layer="layout" svg:x1="12.525cm" svg:y1="10.095cm" svg:x2="12.492cm" svg:y2="10.089cm">
          <text:p/>
        </draw:line>
        <draw:line draw:style-name="gr2" draw:text-style-name="P2" draw:layer="layout" svg:x1="12.492cm" svg:y1="10.089cm" svg:x2="12.458cm" svg:y2="10.078cm">
          <text:p/>
        </draw:line>
        <draw:line draw:style-name="gr2" draw:text-style-name="P2" draw:layer="layout" svg:x1="12.458cm" svg:y1="10.078cm" svg:x2="12.441cm" svg:y2="10.067cm">
          <text:p/>
        </draw:line>
        <draw:line draw:style-name="gr2" draw:text-style-name="P2" draw:layer="layout" svg:x1="12.441cm" svg:y1="10.067cm" svg:x2="12.424cm" svg:y2="10.05cm">
          <text:p/>
        </draw:line>
        <draw:line draw:style-name="gr2" draw:text-style-name="P2" draw:layer="layout" svg:x1="12.424cm" svg:y1="10.05cm" svg:x2="12.407cm" svg:y2="10.022cm">
          <text:p/>
        </draw:line>
        <draw:line draw:style-name="gr2" draw:text-style-name="P2" draw:layer="layout" svg:x1="12.407cm" svg:y1="10.022cm" svg:x2="12.396cm" svg:y2="9.988cm">
          <text:p/>
        </draw:line>
        <draw:line draw:style-name="gr2" draw:text-style-name="P2" draw:layer="layout" svg:x1="12.396cm" svg:y1="9.988cm" svg:x2="12.39cm" svg:y2="9.949cm">
          <text:p/>
        </draw:line>
        <draw:line draw:style-name="gr2" draw:text-style-name="P2" draw:layer="layout" svg:x1="12.39cm" svg:y1="9.949cm" svg:x2="12.39cm" svg:y2="9.915cm">
          <text:p/>
        </draw:line>
        <draw:line draw:style-name="gr2" draw:text-style-name="P2" draw:layer="layout" svg:x1="12.39cm" svg:y1="9.915cm" svg:x2="12.396cm" svg:y2="9.875cm">
          <text:p/>
        </draw:line>
        <draw:line draw:style-name="gr2" draw:text-style-name="P2" draw:layer="layout" svg:x1="12.396cm" svg:y1="9.875cm" svg:x2="12.407cm" svg:y2="9.842cm">
          <text:p/>
        </draw:line>
        <draw:line draw:style-name="gr2" draw:text-style-name="P2" draw:layer="layout" svg:x1="12.407cm" svg:y1="9.842cm" svg:x2="12.424cm" svg:y2="9.814cm">
          <text:p/>
        </draw:line>
        <draw:line draw:style-name="gr2" draw:text-style-name="P2" draw:layer="layout" svg:x1="12.424cm" svg:y1="9.814cm" svg:x2="12.441cm" svg:y2="9.797cm">
          <text:p/>
        </draw:line>
        <draw:line draw:style-name="gr2" draw:text-style-name="P2" draw:layer="layout" svg:x1="12.441cm" svg:y1="9.797cm" svg:x2="12.458cm" svg:y2="9.785cm">
          <text:p/>
        </draw:line>
        <draw:line draw:style-name="gr2" draw:text-style-name="P2" draw:layer="layout" svg:x1="12.458cm" svg:y1="9.785cm" svg:x2="12.492cm" svg:y2="9.774cm">
          <text:p/>
        </draw:line>
        <draw:line draw:style-name="gr2" draw:text-style-name="P2" draw:layer="layout" svg:x1="12.492cm" svg:y1="9.774cm" svg:x2="12.525cm" svg:y2="9.769cm">
          <text:p/>
        </draw:line>
        <draw:line draw:style-name="gr2" draw:text-style-name="P2" draw:layer="layout" svg:x1="12.525cm" svg:y1="9.769cm" svg:x2="12.559cm" svg:y2="9.769cm">
          <text:p/>
        </draw:line>
        <draw:line draw:style-name="gr2" draw:text-style-name="P2" draw:layer="layout" svg:x1="12.559cm" svg:y1="9.769cm" svg:x2="12.593cm" svg:y2="9.774cm">
          <text:p/>
        </draw:line>
        <draw:line draw:style-name="gr2" draw:text-style-name="P2" draw:layer="layout" svg:x1="12.593cm" svg:y1="9.774cm" svg:x2="12.627cm" svg:y2="9.785cm">
          <text:p/>
        </draw:line>
        <draw:line draw:style-name="gr2" draw:text-style-name="P2" draw:layer="layout" svg:x1="12.627cm" svg:y1="9.785cm" svg:x2="12.643cm" svg:y2="9.797cm">
          <text:p/>
        </draw:line>
        <draw:line draw:style-name="gr2" draw:text-style-name="P2" draw:layer="layout" svg:x1="12.643cm" svg:y1="9.797cm" svg:x2="12.66cm" svg:y2="9.814cm">
          <text:p/>
        </draw:line>
        <draw:line draw:style-name="gr2" draw:text-style-name="P2" draw:layer="layout" svg:x1="12.66cm" svg:y1="9.814cm" svg:x2="12.677cm" svg:y2="9.842cm">
          <text:p/>
        </draw:line>
        <draw:line draw:style-name="gr2" draw:text-style-name="P2" draw:layer="layout" svg:x1="12.677cm" svg:y1="9.842cm" svg:x2="12.739cm" svg:y2="9.842cm">
          <text:p/>
        </draw:line>
        <draw:line draw:style-name="gr2" draw:text-style-name="P2" draw:layer="layout" svg:x1="12.739cm" svg:y1="9.842cm" svg:x2="12.728cm" svg:y2="9.808cm">
          <text:p/>
        </draw:line>
        <draw:line draw:style-name="gr2" draw:text-style-name="P2" draw:layer="layout" svg:x1="12.728cm" svg:y1="9.808cm" svg:x2="12.7cm" svg:y2="9.769cm">
          <text:p/>
        </draw:line>
        <draw:line draw:style-name="gr2" draw:text-style-name="P2" draw:layer="layout" svg:x1="12.7cm" svg:y1="9.769cm" svg:x2="12.666cm" svg:y2="9.74cm">
          <text:p/>
        </draw:line>
        <draw:line draw:style-name="gr2" draw:text-style-name="P2" draw:layer="layout" svg:x1="12.666cm" svg:y1="9.74cm" svg:x2="12.632cm" svg:y2="9.724cm">
          <text:p/>
        </draw:line>
        <draw:line draw:style-name="gr2" draw:text-style-name="P2" draw:layer="layout" svg:x1="12.632cm" svg:y1="9.724cm" svg:x2="12.593cm" svg:y2="9.712cm">
          <text:p/>
        </draw:line>
        <draw:line draw:style-name="gr2" draw:text-style-name="P2" draw:layer="layout" svg:x1="12.593cm" svg:y1="9.712cm" svg:x2="12.559cm" svg:y2="9.707cm">
          <text:p/>
        </draw:line>
        <draw:line draw:style-name="gr2" draw:text-style-name="P2" draw:layer="layout" svg:x1="12.559cm" svg:y1="9.707cm" svg:x2="12.525cm" svg:y2="9.707cm">
          <text:p/>
        </draw:line>
        <draw:line draw:style-name="gr2" draw:text-style-name="P2" draw:layer="layout" svg:x1="12.525cm" svg:y1="9.707cm" svg:x2="12.492cm" svg:y2="9.712cm">
          <text:p/>
        </draw:line>
        <draw:line draw:style-name="gr2" draw:text-style-name="P2" draw:layer="layout" svg:x1="12.492cm" svg:y1="9.712cm" svg:x2="12.452cm" svg:y2="9.724cm">
          <text:p/>
        </draw:line>
        <draw:line draw:style-name="gr2" draw:text-style-name="P2" draw:layer="layout" svg:x1="12.452cm" svg:y1="9.724cm" svg:x2="12.43cm" svg:y2="9.735cm">
          <text:p/>
        </draw:line>
        <draw:line draw:style-name="gr2" draw:text-style-name="P2" draw:layer="layout" svg:x1="12.43cm" svg:y1="9.735cm" svg:x2="12.396cm" svg:y2="9.763cm">
          <text:p/>
        </draw:line>
        <draw:line draw:style-name="gr2" draw:text-style-name="P2" draw:layer="layout" svg:x1="12.396cm" svg:y1="9.763cm" svg:x2="12.373cm" svg:y2="9.791cm">
          <text:p/>
        </draw:line>
        <draw:line draw:style-name="gr2" draw:text-style-name="P2" draw:layer="layout" svg:x1="12.373cm" svg:y1="9.791cm" svg:x2="12.351cm" svg:y2="9.825cm">
          <text:p/>
        </draw:line>
        <draw:line draw:style-name="gr2" draw:text-style-name="P2" draw:layer="layout" svg:x1="12.351cm" svg:y1="9.825cm" svg:x2="12.334cm" svg:y2="9.875cm">
          <text:p/>
        </draw:line>
        <draw:line draw:style-name="gr2" draw:text-style-name="P2" draw:layer="layout" svg:x1="12.334cm" svg:y1="9.875cm" svg:x2="12.328cm" svg:y2="9.915cm">
          <text:p/>
        </draw:line>
        <draw:line draw:style-name="gr2" draw:text-style-name="P2" draw:layer="layout" svg:x1="12.328cm" svg:y1="9.915cm" svg:x2="12.328cm" svg:y2="9.949cm">
          <text:p/>
        </draw:line>
        <draw:line draw:style-name="gr2" draw:text-style-name="P2" draw:layer="layout" svg:x1="12.328cm" svg:y1="9.949cm" svg:x2="12.334cm" svg:y2="9.988cm">
          <text:p/>
        </draw:line>
        <draw:line draw:style-name="gr2" draw:text-style-name="P2" draw:layer="layout" svg:x1="11.702cm" svg:y1="10.157cm" svg:x2="11.702cm" svg:y2="9.954cm">
          <text:p/>
        </draw:line>
        <draw:line draw:style-name="gr2" draw:text-style-name="P2" draw:layer="layout" svg:x1="11.702cm" svg:y1="9.954cm" svg:x2="11.91cm" svg:y2="9.954cm">
          <text:p/>
        </draw:line>
        <draw:line draw:style-name="gr2" draw:text-style-name="P2" draw:layer="layout" svg:x1="11.91cm" svg:y1="9.954cm" svg:x2="11.91cm" svg:y2="9.898cm">
          <text:p/>
        </draw:line>
        <draw:line draw:style-name="gr2" draw:text-style-name="P2" draw:layer="layout" svg:x1="11.91cm" svg:y1="9.898cm" svg:x2="11.702cm" svg:y2="9.898cm">
          <text:p/>
        </draw:line>
        <draw:line draw:style-name="gr2" draw:text-style-name="P2" draw:layer="layout" svg:x1="11.702cm" svg:y1="9.898cm" svg:x2="11.702cm" svg:y2="9.763cm">
          <text:p/>
        </draw:line>
        <draw:line draw:style-name="gr2" draw:text-style-name="P2" draw:layer="layout" svg:x1="11.702cm" svg:y1="9.763cm" svg:x2="11.944cm" svg:y2="9.763cm">
          <text:p/>
        </draw:line>
        <draw:line draw:style-name="gr2" draw:text-style-name="P2" draw:layer="layout" svg:x1="11.944cm" svg:y1="9.763cm" svg:x2="11.944cm" svg:y2="9.707cm">
          <text:p/>
        </draw:line>
        <draw:line draw:style-name="gr2" draw:text-style-name="P2" draw:layer="layout" svg:x1="11.944cm" svg:y1="9.707cm" svg:x2="11.64cm" svg:y2="9.707cm">
          <text:p/>
        </draw:line>
        <draw:line draw:style-name="gr2" draw:text-style-name="P2" draw:layer="layout" svg:x1="11.64cm" svg:y1="9.707cm" svg:x2="11.64cm" svg:y2="10.157cm">
          <text:p/>
        </draw:line>
        <draw:line draw:style-name="gr2" draw:text-style-name="P2" draw:layer="layout" svg:x1="11.64cm" svg:y1="10.157cm" svg:x2="11.702cm" svg:y2="10.157cm">
          <text:p/>
        </draw:line>
        <draw:line draw:style-name="gr2" draw:text-style-name="P2" draw:layer="layout" svg:x1="8.832cm" svg:y1="10.157cm" svg:x2="8.877cm" svg:y2="10.145cm">
          <text:p/>
        </draw:line>
        <draw:line draw:style-name="gr2" draw:text-style-name="P2" draw:layer="layout" svg:x1="8.877cm" svg:y1="10.145cm" svg:x2="8.91cm" svg:y2="10.129cm">
          <text:p/>
        </draw:line>
        <draw:line draw:style-name="gr2" draw:text-style-name="P2" draw:layer="layout" svg:x1="8.91cm" svg:y1="10.129cm" svg:x2="8.938cm" svg:y2="10.1cm">
          <text:p/>
        </draw:line>
        <draw:line draw:style-name="gr2" draw:text-style-name="P2" draw:layer="layout" svg:x1="8.938cm" svg:y1="10.1cm" svg:x2="8.955cm" svg:y2="10.072cm">
          <text:p/>
        </draw:line>
        <draw:line draw:style-name="gr2" draw:text-style-name="P2" draw:layer="layout" svg:x1="8.955cm" svg:y1="10.072cm" svg:x2="8.967cm" svg:y2="10.033cm">
          <text:p/>
        </draw:line>
        <draw:line draw:style-name="gr2" draw:text-style-name="P2" draw:layer="layout" svg:x1="8.967cm" svg:y1="10.033cm" svg:x2="8.967cm" svg:y2="10.005cm">
          <text:p/>
        </draw:line>
        <draw:line draw:style-name="gr2" draw:text-style-name="P2" draw:layer="layout" svg:x1="8.967cm" svg:y1="10.005cm" svg:x2="8.955cm" svg:y2="9.965cm">
          <text:p/>
        </draw:line>
        <draw:line draw:style-name="gr2" draw:text-style-name="P2" draw:layer="layout" svg:x1="8.955cm" svg:y1="9.965cm" svg:x2="8.933cm" svg:y2="9.932cm">
          <text:p/>
        </draw:line>
        <draw:line draw:style-name="gr2" draw:text-style-name="P2" draw:layer="layout" svg:x1="8.933cm" svg:y1="9.932cm" svg:x2="8.905cm" svg:y2="9.909cm">
          <text:p/>
        </draw:line>
        <draw:line draw:style-name="gr2" draw:text-style-name="P2" draw:layer="layout" svg:x1="8.905cm" svg:y1="9.909cm" svg:x2="8.916cm" svg:y2="9.898cm">
          <text:p/>
        </draw:line>
        <draw:line draw:style-name="gr2" draw:text-style-name="P2" draw:layer="layout" svg:x1="8.916cm" svg:y1="9.898cm" svg:x2="8.938cm" svg:y2="9.864cm">
          <text:p/>
        </draw:line>
        <draw:line draw:style-name="gr2" draw:text-style-name="P2" draw:layer="layout" svg:x1="8.938cm" svg:y1="9.864cm" svg:x2="8.944cm" svg:y2="9.836cm">
          <text:p/>
        </draw:line>
        <draw:line draw:style-name="gr2" draw:text-style-name="P2" draw:layer="layout" svg:x1="8.944cm" svg:y1="9.836cm" svg:x2="8.944cm" svg:y2="9.814cm">
          <text:p/>
        </draw:line>
        <draw:line draw:style-name="gr2" draw:text-style-name="P2" draw:layer="layout" svg:x1="8.944cm" svg:y1="9.814cm" svg:x2="8.938cm" svg:y2="9.785cm">
          <text:p/>
        </draw:line>
        <draw:line draw:style-name="gr2" draw:text-style-name="P2" draw:layer="layout" svg:x1="8.938cm" svg:y1="9.785cm" svg:x2="8.916cm" svg:y2="9.752cm">
          <text:p/>
        </draw:line>
        <draw:line draw:style-name="gr2" draw:text-style-name="P2" draw:layer="layout" svg:x1="7.291cm" svg:y1="11.049cm" svg:x2="17.701cm" svg:y2="11.049cm">
          <text:p/>
        </draw:line>
        <draw:line draw:style-name="gr2" draw:text-style-name="P2" draw:layer="layout" svg:x1="17.701cm" svg:y1="11.049cm" svg:x2="17.701cm" svg:y2="11.259cm">
          <text:p/>
        </draw:line>
        <draw:line draw:style-name="gr2" draw:text-style-name="P2" draw:layer="layout" svg:x1="17.701cm" svg:y1="11.259cm" svg:x2="7.291cm" svg:y2="11.259cm">
          <text:p/>
        </draw:line>
        <draw:line draw:style-name="gr2" draw:text-style-name="P2" draw:layer="layout" svg:x1="7.291cm" svg:y1="11.049cm" svg:x2="7.291cm" svg:y2="11.259cm">
          <text:p/>
        </draw:line>
        <draw:line draw:style-name="gr2" draw:text-style-name="P2" draw:layer="layout" svg:x1="6.181cm" svg:y1="5.109cm" svg:x2="6.181cm" svg:y2="9.939cm">
          <text:p/>
        </draw:line>
        <draw:line draw:style-name="gr2" draw:text-style-name="P2" draw:layer="layout" svg:x1="17.701cm" svg:y1="3.999cm" svg:x2="7.291cm" svg:y2="3.999cm">
          <text:p/>
        </draw:line>
        <draw:line draw:style-name="gr2" draw:text-style-name="P2" draw:layer="layout" svg:x1="18.811cm" svg:y1="9.939cm" svg:x2="18.811cm" svg:y2="5.109cm">
          <text:p/>
        </draw:line>
        <draw:line draw:style-name="gr2" draw:text-style-name="P2" draw:layer="layout" svg:x1="6.286cm" svg:y1="9.774cm" svg:x2="6.286cm" svg:y2="5.274cm">
          <text:p/>
        </draw:line>
        <draw:line draw:style-name="gr2" draw:text-style-name="P2" draw:layer="layout" svg:x1="17.596cm" svg:y1="10.884cm" svg:x2="7.396cm" svg:y2="10.884cm">
          <text:p/>
        </draw:line>
        <draw:line draw:style-name="gr2" draw:text-style-name="P2" draw:layer="layout" svg:x1="18.706cm" svg:y1="5.274cm" svg:x2="18.706cm" svg:y2="9.774cm">
          <text:p/>
        </draw:line>
        <draw:line draw:style-name="gr2" draw:text-style-name="P2" draw:layer="layout" svg:x1="7.396cm" svg:y1="4.164cm" svg:x2="17.596cm" svg:y2="4.164cm">
          <text:p/>
        </draw:line>
        <draw:line draw:style-name="gr2" draw:text-style-name="P2" draw:layer="layout" svg:x1="18.811cm" svg:y1="9.939cm" svg:x2="19.021cm" svg:y2="9.939cm">
          <text:p/>
        </draw:line>
        <draw:line draw:style-name="gr2" draw:text-style-name="P2" draw:layer="layout" svg:x1="7.291cm" svg:y1="3.789cm" svg:x2="7.291cm" svg:y2="3.999cm">
          <text:p/>
        </draw:line>
        <draw:line draw:style-name="gr2" draw:text-style-name="P2" draw:layer="layout" svg:x1="5.971cm" svg:y1="5.109cm" svg:x2="6.181cm" svg:y2="5.109cm">
          <text:p/>
        </draw:line>
        <draw:line draw:style-name="gr2" draw:text-style-name="P2" draw:layer="layout" svg:x1="6.286cm" svg:y1="9.774cm" svg:x2="6.496cm" svg:y2="9.774cm">
          <text:p/>
        </draw:line>
        <draw:line draw:style-name="gr2" draw:text-style-name="P2" draw:layer="layout" svg:x1="7.396cm" svg:y1="10.674cm" svg:x2="7.396cm" svg:y2="10.884cm">
          <text:p/>
        </draw:line>
        <draw:line draw:style-name="gr2" draw:text-style-name="P2" draw:layer="layout" svg:x1="6.286cm" svg:y1="5.274cm" svg:x2="6.496cm" svg:y2="5.274cm">
          <text:p/>
        </draw:line>
        <draw:line draw:style-name="gr2" draw:text-style-name="P2" draw:layer="layout" svg:x1="6.496cm" svg:y1="5.274cm" svg:x2="6.496cm" svg:y2="9.774cm">
          <text:p/>
        </draw:line>
        <draw:line draw:style-name="gr2" draw:text-style-name="P2" draw:layer="layout" svg:x1="7.396cm" svg:y1="10.674cm" svg:x2="17.596cm" svg:y2="10.674cm">
          <text:p/>
        </draw:line>
        <draw:line draw:style-name="gr2" draw:text-style-name="P2" draw:layer="layout" svg:x1="17.596cm" svg:y1="10.674cm" svg:x2="17.596cm" svg:y2="10.884cm">
          <text:p/>
        </draw:line>
        <draw:line draw:style-name="gr2" draw:text-style-name="P2" draw:layer="layout" svg:x1="7.396cm" svg:y1="4.164cm" svg:x2="7.396cm" svg:y2="4.374cm">
          <text:p/>
        </draw:line>
        <draw:line draw:style-name="gr2" draw:text-style-name="P2" draw:layer="layout" svg:x1="18.496cm" svg:y1="9.774cm" svg:x2="18.706cm" svg:y2="9.774cm">
          <text:p/>
        </draw:line>
        <draw:line draw:style-name="gr2" draw:text-style-name="P2" draw:layer="layout" svg:x1="17.596cm" svg:y1="4.164cm" svg:x2="17.596cm" svg:y2="4.374cm">
          <text:p/>
        </draw:line>
        <draw:line draw:style-name="gr2" draw:text-style-name="P2" draw:layer="layout" svg:x1="17.596cm" svg:y1="4.374cm" svg:x2="7.396cm" svg:y2="4.374cm">
          <text:p/>
        </draw:line>
        <draw:line draw:style-name="gr2" draw:text-style-name="P2" draw:layer="layout" svg:x1="18.496cm" svg:y1="9.774cm" svg:x2="18.496cm" svg:y2="5.274cm">
          <text:p/>
        </draw:line>
        <draw:line draw:style-name="gr2" draw:text-style-name="P2" draw:layer="layout" svg:x1="18.496cm" svg:y1="5.274cm" svg:x2="18.706cm" svg:y2="5.274cm">
          <text:p/>
        </draw:line>
        <draw:line draw:style-name="gr2" draw:text-style-name="P2" draw:layer="layout" svg:x1="5.971cm" svg:y1="9.939cm" svg:x2="6.181cm" svg:y2="9.939cm">
          <text:p/>
        </draw:line>
        <draw:line draw:style-name="gr2" draw:text-style-name="P2" draw:layer="layout" svg:x1="17.701cm" svg:y1="3.789cm" svg:x2="17.701cm" svg:y2="3.999cm">
          <text:p/>
        </draw:line>
        <draw:line draw:style-name="gr2" draw:text-style-name="P2" draw:layer="layout" svg:x1="18.811cm" svg:y1="5.109cm" svg:x2="19.021cm" svg:y2="5.109cm">
          <text:p/>
        </draw:line>
        <draw:line draw:style-name="gr2" draw:text-style-name="P2" draw:layer="layout" svg:x1="5.971cm" svg:y1="9.939cm" svg:x2="5.971cm" svg:y2="5.109cm">
          <text:p/>
        </draw:line>
        <draw:line draw:style-name="gr2" draw:text-style-name="P2" draw:layer="layout" svg:x1="7.291cm" svg:y1="3.789cm" svg:x2="17.701cm" svg:y2="3.789cm">
          <text:p/>
        </draw:line>
        <draw:line draw:style-name="gr2" draw:text-style-name="P2" draw:layer="layout" svg:x1="19.021cm" svg:y1="5.109cm" svg:x2="19.021cm" svg:y2="9.939cm">
          <text:p/>
        </draw:line>
        <draw:line draw:style-name="gr2" draw:text-style-name="P2" draw:layer="layout" svg:x1="11.78cm" svg:y1="3.024cm" svg:x2="11.78cm" svg:y2="3.174cm">
          <text:p/>
        </draw:line>
        <draw:line draw:style-name="gr2" draw:text-style-name="P2" draw:layer="layout" svg:x1="11.908cm" svg:y1="3.174cm" svg:x2="11.908cm" svg:y2="3.024cm">
          <text:p/>
        </draw:line>
        <draw:line draw:style-name="gr2" draw:text-style-name="P2" draw:layer="layout" svg:x1="13.085cm" svg:y1="12.114cm" svg:x2="11.908cm" svg:y2="12.114cm">
          <text:p/>
        </draw:line>
        <draw:line draw:style-name="gr2" draw:text-style-name="P2" draw:layer="layout" svg:x1="11.908cm" svg:y1="12.024cm" svg:x2="13.085cm" svg:y2="12.024cm">
          <text:p/>
        </draw:line>
        <draw:line draw:style-name="gr2" draw:text-style-name="P2" draw:layer="layout" svg:x1="11.908cm" svg:y1="11.874cm" svg:x2="12.21cm" svg:y2="11.874cm">
          <text:p/>
        </draw:line>
        <draw:line draw:style-name="gr2" draw:text-style-name="P2" draw:layer="layout" svg:x1="12.21cm" svg:y1="11.874cm" svg:x2="12.496cm" svg:y2="11.874cm">
          <text:p/>
        </draw:line>
        <draw:line draw:style-name="gr2" draw:text-style-name="P2" draw:layer="layout" svg:x1="12.496cm" svg:y1="11.874cm" svg:x2="12.783cm" svg:y2="11.874cm">
          <text:p/>
        </draw:line>
        <draw:line draw:style-name="gr2" draw:text-style-name="P2" draw:layer="layout" svg:x1="12.783cm" svg:y1="11.874cm" svg:x2="13.085cm" svg:y2="11.874cm">
          <text:p/>
        </draw:line>
        <draw:line draw:style-name="gr2" draw:text-style-name="P2" draw:layer="layout" svg:x1="13.085cm" svg:y1="12.024cm" svg:x2="13.085cm" svg:y2="11.874cm">
          <text:p/>
        </draw:line>
        <draw:line draw:style-name="gr2" draw:text-style-name="P2" draw:layer="layout" svg:x1="11.908cm" svg:y1="11.874cm" svg:x2="11.908cm" svg:y2="12.024cm">
          <text:p/>
        </draw:line>
        <draw:line draw:style-name="gr2" draw:text-style-name="P2" draw:layer="layout" svg:x1="11.908cm" svg:y1="3.024cm" svg:x2="13.085cm" svg:y2="3.024cm">
          <text:p/>
        </draw:line>
        <draw:line draw:style-name="gr2" draw:text-style-name="P2" draw:layer="layout" svg:x1="13.085cm" svg:y1="2.934cm" svg:x2="11.908cm" svg:y2="2.934cm">
          <text:p/>
        </draw:line>
        <draw:line draw:style-name="gr2" draw:text-style-name="P2" draw:layer="layout" svg:x1="12.783cm" svg:y1="3.174cm" svg:x2="13.085cm" svg:y2="3.174cm">
          <text:p/>
        </draw:line>
        <draw:line draw:style-name="gr2" draw:text-style-name="P2" draw:layer="layout" svg:x1="12.496cm" svg:y1="3.174cm" svg:x2="12.783cm" svg:y2="3.174cm">
          <text:p/>
        </draw:line>
        <draw:line draw:style-name="gr2" draw:text-style-name="P2" draw:layer="layout" svg:x1="12.21cm" svg:y1="3.174cm" svg:x2="12.496cm" svg:y2="3.174cm">
          <text:p/>
        </draw:line>
        <draw:line draw:style-name="gr2" draw:text-style-name="P2" draw:layer="layout" svg:x1="11.908cm" svg:y1="3.174cm" svg:x2="12.21cm" svg:y2="3.174cm">
          <text:p/>
        </draw:line>
        <draw:line draw:style-name="gr2" draw:text-style-name="P2" draw:layer="layout" svg:x1="13.085cm" svg:y1="3.024cm" svg:x2="13.085cm" svg:y2="3.174cm">
          <text:p/>
        </draw:line>
        <draw:line draw:style-name="gr2" draw:text-style-name="P2" draw:layer="layout" svg:x1="11.78cm" svg:y1="12.024cm" svg:x2="11.78cm" svg:y2="11.874cm">
          <text:p/>
        </draw:line>
        <draw:line draw:style-name="gr2" draw:text-style-name="P2" draw:layer="layout" svg:x1="11.986cm" svg:y1="11.334cm" svg:x2="11.986cm" svg:y2="11.799cm">
          <text:p/>
        </draw:line>
        <draw:line draw:style-name="gr2" draw:text-style-name="P2" draw:layer="layout" svg:x1="13.006cm" svg:y1="11.799cm" svg:x2="13.006cm" svg:y2="11.334cm">
          <text:p/>
        </draw:line>
        <draw:line draw:style-name="gr2" draw:text-style-name="P2" draw:layer="layout" svg:x1="13.006cm" svg:y1="3.714cm" svg:x2="13.006cm" svg:y2="3.249cm">
          <text:p/>
        </draw:line>
        <draw:line draw:style-name="gr2" draw:text-style-name="P2" draw:layer="layout" svg:x1="11.986cm" svg:y1="3.249cm" svg:x2="11.986cm" svg:y2="3.714cm">
          <text:p/>
        </draw:line>
        <draw:line draw:style-name="gr2" draw:text-style-name="P2" draw:layer="layout" svg:x1="13.213cm" svg:y1="3.174cm" svg:x2="13.213cm" svg:y2="3.024cm">
          <text:p/>
        </draw:line>
        <draw:line draw:style-name="gr2" draw:text-style-name="P2" draw:layer="layout" svg:x1="13.213cm" svg:y1="11.874cm" svg:x2="13.213cm" svg:y2="12.024cm">
          <text:p/>
        </draw:line>
        <draw:line draw:style-name="gr2" draw:text-style-name="P2" draw:layer="layout" svg:x1="13.336cm" svg:y1="3.174cm" svg:x2="13.336cm" svg:y2="3.024cm">
          <text:p/>
        </draw:line>
        <draw:line draw:style-name="gr2" draw:text-style-name="P2" draw:layer="layout" svg:x1="11.656cm" svg:y1="3.024cm" svg:x2="11.656cm" svg:y2="3.174cm">
          <text:p/>
        </draw:line>
        <draw:line draw:style-name="gr2" draw:text-style-name="P2" draw:layer="layout" svg:x1="11.656cm" svg:y1="11.874cm" svg:x2="11.656cm" svg:y2="12.024cm">
          <text:p/>
        </draw:line>
        <draw:line draw:style-name="gr2" draw:text-style-name="P2" draw:layer="layout" svg:x1="13.336cm" svg:y1="12.024cm" svg:x2="13.336cm" svg:y2="11.874cm">
          <text:p/>
        </draw:line>
        <draw:line draw:style-name="gr2" draw:text-style-name="P2" draw:layer="layout" svg:x1="12.106cm" svg:y1="10.299cm" svg:x2="12.886cm" svg:y2="10.299cm">
          <text:p/>
        </draw:line>
        <draw:line draw:style-name="gr2" draw:text-style-name="P2" draw:layer="layout" svg:x1="12.886cm" svg:y1="10.299cm" svg:x2="12.796cm" svg:y2="10.389cm">
          <text:p/>
        </draw:line>
        <draw:line draw:style-name="gr2" draw:text-style-name="P2" draw:layer="layout" svg:x1="12.796cm" svg:y1="10.389cm" svg:x2="12.196cm" svg:y2="10.389cm">
          <text:p/>
        </draw:line>
        <draw:line draw:style-name="gr2" draw:text-style-name="P2" draw:layer="layout" svg:x1="12.106cm" svg:y1="10.299cm" svg:x2="12.196cm" svg:y2="10.389cm">
          <text:p/>
        </draw:line>
        <draw:line draw:style-name="gr2" draw:text-style-name="P2" draw:layer="layout" svg:x1="12.886cm" svg:y1="4.749cm" svg:x2="12.106cm" svg:y2="4.749cm">
          <text:p/>
        </draw:line>
        <draw:line draw:style-name="gr2" draw:text-style-name="P2" draw:layer="layout" svg:x1="12.106cm" svg:y1="4.749cm" svg:x2="12.196cm" svg:y2="4.659cm">
          <text:p/>
        </draw:line>
        <draw:line draw:style-name="gr2" draw:text-style-name="P2" draw:layer="layout" svg:x1="12.196cm" svg:y1="4.659cm" svg:x2="12.796cm" svg:y2="4.659cm">
          <text:p/>
        </draw:line>
        <draw:line draw:style-name="gr2" draw:text-style-name="P2" draw:layer="layout" svg:x1="12.886cm" svg:y1="4.749cm" svg:x2="12.796cm" svg:y2="4.659cm">
          <text:p/>
        </draw:line>
        <draw:line draw:style-name="gr2" draw:text-style-name="P2" draw:layer="layout" svg:x1="12.106cm" svg:y1="10.674cm" svg:x2="12.106cm" svg:y2="10.299cm">
          <text:p/>
        </draw:line>
        <draw:line draw:style-name="gr2" draw:text-style-name="P2" draw:layer="layout" svg:x1="12.196cm" svg:y1="10.389cm" svg:x2="12.196cm" svg:y2="10.674cm">
          <text:p/>
        </draw:line>
        <draw:line draw:style-name="gr2" draw:text-style-name="P2" draw:layer="layout" svg:x1="12.796cm" svg:y1="10.674cm" svg:x2="12.796cm" svg:y2="10.389cm">
          <text:p/>
        </draw:line>
        <draw:line draw:style-name="gr2" draw:text-style-name="P2" draw:layer="layout" svg:x1="12.886cm" svg:y1="10.299cm" svg:x2="12.886cm" svg:y2="10.674cm">
          <text:p/>
        </draw:line>
        <draw:line draw:style-name="gr2" draw:text-style-name="P2" draw:layer="layout" svg:x1="12.196cm" svg:y1="4.374cm" svg:x2="12.196cm" svg:y2="4.659cm">
          <text:p/>
        </draw:line>
        <draw:line draw:style-name="gr2" draw:text-style-name="P2" draw:layer="layout" svg:x1="12.106cm" svg:y1="4.749cm" svg:x2="12.106cm" svg:y2="4.374cm">
          <text:p/>
        </draw:line>
        <draw:line draw:style-name="gr2" draw:text-style-name="P2" draw:layer="layout" svg:x1="9.166cm" svg:y1="4.749cm" svg:x2="9.166cm" svg:y2="4.374cm">
          <text:p/>
        </draw:line>
        <draw:line draw:style-name="gr2" draw:text-style-name="P2" draw:layer="layout" svg:x1="8.626cm" svg:y1="4.749cm" svg:x2="9.166cm" svg:y2="4.749cm">
          <text:p/>
        </draw:line>
        <draw:line draw:style-name="gr2" draw:text-style-name="P2" draw:layer="layout" svg:x1="8.626cm" svg:y1="4.374cm" svg:x2="8.626cm" svg:y2="4.749cm">
          <text:p/>
        </draw:line>
        <draw:line draw:style-name="gr2" draw:text-style-name="P2" draw:layer="layout" svg:x1="13.846cm" svg:y1="4.749cm" svg:x2="14.386cm" svg:y2="4.749cm">
          <text:p/>
        </draw:line>
        <draw:line draw:style-name="gr2" draw:text-style-name="P2" draw:layer="layout" svg:x1="14.386cm" svg:y1="4.749cm" svg:x2="14.386cm" svg:y2="4.374cm">
          <text:p/>
        </draw:line>
        <draw:line draw:style-name="gr2" draw:text-style-name="P2" draw:layer="layout" svg:x1="13.846cm" svg:y1="4.374cm" svg:x2="13.846cm" svg:y2="4.749cm">
          <text:p/>
        </draw:line>
        <draw:line draw:style-name="gr2" draw:text-style-name="P2" draw:layer="layout" svg:x1="10.486cm" svg:y1="10.299cm" svg:x2="9.946cm" svg:y2="10.299cm">
          <text:p/>
        </draw:line>
        <draw:line draw:style-name="gr2" draw:text-style-name="P2" draw:layer="layout" svg:x1="10.486cm" svg:y1="10.674cm" svg:x2="10.486cm" svg:y2="10.299cm">
          <text:p/>
        </draw:line>
        <draw:line draw:style-name="gr2" draw:text-style-name="P2" draw:layer="layout" svg:x1="9.946cm" svg:y1="10.299cm" svg:x2="9.946cm" svg:y2="10.674cm">
          <text:p/>
        </draw:line>
        <draw:line draw:style-name="gr2" draw:text-style-name="P2" draw:layer="layout" svg:x1="14.386cm" svg:y1="10.299cm" svg:x2="13.846cm" svg:y2="10.299cm">
          <text:p/>
        </draw:line>
        <draw:line draw:style-name="gr2" draw:text-style-name="P2" draw:layer="layout" svg:x1="14.386cm" svg:y1="10.674cm" svg:x2="14.386cm" svg:y2="10.299cm">
          <text:p/>
        </draw:line>
        <draw:line draw:style-name="gr2" draw:text-style-name="P2" draw:layer="layout" svg:x1="13.846cm" svg:y1="10.299cm" svg:x2="13.846cm" svg:y2="10.674cm">
          <text:p/>
        </draw:line>
        <draw:line draw:style-name="gr2" draw:text-style-name="P2" draw:layer="layout" svg:x1="12.886cm" svg:y1="4.374cm" svg:x2="12.886cm" svg:y2="4.749cm">
          <text:p/>
        </draw:line>
        <draw:line draw:style-name="gr2" draw:text-style-name="P2" draw:layer="layout" svg:x1="12.796cm" svg:y1="4.659cm" svg:x2="12.796cm" svg:y2="4.374cm">
          <text:p/>
        </draw:line>
        <draw:line draw:style-name="gr2" draw:text-style-name="P2" draw:layer="layout" svg:x1="17.029cm" svg:y1="9.354cm" svg:x2="16.873cm" svg:y2="9.354cm">
          <text:p/>
        </draw:line>
        <draw:line draw:style-name="gr2" draw:text-style-name="P2" draw:layer="layout" svg:x1="16.726cm" svg:y1="9.294cm" svg:x2="16.848cm" svg:y2="9.35cm">
          <text:p/>
        </draw:line>
        <draw:line draw:style-name="gr2" draw:text-style-name="P2" draw:layer="layout" svg:x1="16.726cm" svg:y1="9.294cm" svg:x2="17.176cm" svg:y2="9.294cm">
          <text:p/>
        </draw:line>
        <draw:line draw:style-name="gr2" draw:text-style-name="P2" draw:layer="layout" svg:x1="17.054cm" svg:y1="9.35cm" svg:x2="17.176cm" svg:y2="9.294cm">
          <text:p/>
        </draw:line>
        <draw:line draw:style-name="gr2" draw:text-style-name="P2" draw:layer="layout" svg:x1="15.738cm" svg:y1="9.478cm" svg:x2="15.616cm" svg:y2="9.534cm">
          <text:p/>
        </draw:line>
        <draw:line draw:style-name="gr2" draw:text-style-name="P2" draw:layer="layout" svg:x1="15.763cm" svg:y1="9.474cm" svg:x2="15.919cm" svg:y2="9.474cm">
          <text:p/>
        </draw:line>
        <draw:line draw:style-name="gr2" draw:text-style-name="P2" draw:layer="layout" svg:x1="16.066cm" svg:y1="9.534cm" svg:x2="15.944cm" svg:y2="9.478cm">
          <text:p/>
        </draw:line>
        <draw:line draw:style-name="gr2" draw:text-style-name="P2" draw:layer="layout" svg:x1="16.066cm" svg:y1="9.534cm" svg:x2="15.616cm" svg:y2="9.534cm">
          <text:p/>
        </draw:line>
        <draw:line draw:style-name="gr2" draw:text-style-name="P2" draw:layer="layout" svg:x1="16.848cm" svg:y1="9.478cm" svg:x2="16.726cm" svg:y2="9.534cm">
          <text:p/>
        </draw:line>
        <draw:line draw:style-name="gr2" draw:text-style-name="P2" draw:layer="layout" svg:x1="16.873cm" svg:y1="9.474cm" svg:x2="17.029cm" svg:y2="9.474cm">
          <text:p/>
        </draw:line>
        <draw:line draw:style-name="gr2" draw:text-style-name="P2" draw:layer="layout" svg:x1="17.176cm" svg:y1="9.534cm" svg:x2="17.054cm" svg:y2="9.478cm">
          <text:p/>
        </draw:line>
        <draw:line draw:style-name="gr2" draw:text-style-name="P2" draw:layer="layout" svg:x1="17.176cm" svg:y1="9.534cm" svg:x2="16.726cm" svg:y2="9.534cm">
          <text:p/>
        </draw:line>
        <draw:line draw:style-name="gr2" draw:text-style-name="P2" draw:layer="layout" svg:x1="16.873cm" svg:y1="9.354cm" svg:x2="16.873cm" svg:y2="9.474cm">
          <text:p/>
        </draw:line>
        <draw:line draw:style-name="gr2" draw:text-style-name="P2" draw:layer="layout" svg:x1="16.848cm" svg:y1="9.478cm" svg:x2="16.848cm" svg:y2="9.35cm">
          <text:p/>
        </draw:line>
        <draw:line draw:style-name="gr2" draw:text-style-name="P2" draw:layer="layout" svg:x1="17.029cm" svg:y1="9.474cm" svg:x2="17.029cm" svg:y2="9.354cm">
          <text:p/>
        </draw:line>
        <draw:line draw:style-name="gr2" draw:text-style-name="P2" draw:layer="layout" svg:x1="17.054cm" svg:y1="9.35cm" svg:x2="17.054cm" svg:y2="9.478cm">
          <text:p/>
        </draw:line>
        <draw:line draw:style-name="gr2" draw:text-style-name="P2" draw:layer="layout" svg:x1="15.763cm" svg:y1="9.354cm" svg:x2="15.763cm" svg:y2="9.474cm">
          <text:p/>
        </draw:line>
        <draw:line draw:style-name="gr2" draw:text-style-name="P2" draw:layer="layout" svg:x1="15.738cm" svg:y1="9.478cm" svg:x2="15.738cm" svg:y2="9.35cm">
          <text:p/>
        </draw:line>
        <draw:line draw:style-name="gr2" draw:text-style-name="P2" draw:layer="layout" svg:x1="15.919cm" svg:y1="9.474cm" svg:x2="15.919cm" svg:y2="9.354cm">
          <text:p/>
        </draw:line>
        <draw:line draw:style-name="gr2" draw:text-style-name="P2" draw:layer="layout" svg:x1="15.944cm" svg:y1="9.35cm" svg:x2="15.944cm" svg:y2="9.478cm">
          <text:p/>
        </draw:line>
        <draw:line draw:style-name="gr2" draw:text-style-name="P2" draw:layer="layout" svg:x1="15.919cm" svg:y1="9.354cm" svg:x2="15.763cm" svg:y2="9.354cm">
          <text:p/>
        </draw:line>
        <draw:line draw:style-name="gr2" draw:text-style-name="P2" draw:layer="layout" svg:x1="15.616cm" svg:y1="9.294cm" svg:x2="15.738cm" svg:y2="9.35cm">
          <text:p/>
        </draw:line>
        <draw:line draw:style-name="gr2" draw:text-style-name="P2" draw:layer="layout" svg:x1="15.616cm" svg:y1="9.294cm" svg:x2="16.066cm" svg:y2="9.294cm">
          <text:p/>
        </draw:line>
        <draw:line draw:style-name="gr2" draw:text-style-name="P2" draw:layer="layout" svg:x1="15.944cm" svg:y1="9.35cm" svg:x2="16.066cm" svg:y2="9.294cm">
          <text:p/>
        </draw:line>
        <draw:line draw:style-name="gr2" draw:text-style-name="P2" draw:layer="layout" svg:x1="17.176cm" svg:y1="9.294cm" svg:x2="17.176cm" svg:y2="9.534cm">
          <text:p/>
        </draw:line>
        <draw:line draw:style-name="gr2" draw:text-style-name="P2" draw:layer="layout" svg:x1="15.616cm" svg:y1="9.534cm" svg:x2="15.616cm" svg:y2="9.294cm">
          <text:p/>
        </draw:line>
        <draw:line draw:style-name="gr2" draw:text-style-name="P2" draw:layer="layout" svg:x1="16.066cm" svg:y1="9.294cm" svg:x2="16.066cm" svg:y2="9.534cm">
          <text:p/>
        </draw:line>
        <draw:line draw:style-name="gr2" draw:text-style-name="P2" draw:layer="layout" svg:x1="16.726cm" svg:y1="9.534cm" svg:x2="16.726cm" svg:y2="9.294cm">
          <text:p/>
        </draw:line>
        <draw:line draw:style-name="gr2" draw:text-style-name="P2" draw:layer="layout" svg:x1="10.096cm" svg:y1="6.189cm" svg:x2="7.846cm" svg:y2="6.189cm">
          <text:p/>
        </draw:line>
        <draw:line draw:style-name="gr2" draw:text-style-name="P2" draw:layer="layout" svg:x1="7.846cm" svg:y1="6.369cm" svg:x2="10.096cm" svg:y2="6.369cm">
          <text:p/>
        </draw:line>
        <draw:line draw:style-name="gr2" draw:text-style-name="P2" draw:layer="layout" svg:x1="14.986cm" svg:y1="8.679cm" svg:x2="14.986cm" svg:y2="8.637cm">
          <text:p/>
        </draw:line>
        <draw:line draw:style-name="gr2" draw:text-style-name="P2" draw:layer="layout" svg:x1="14.986cm" svg:y1="8.859cm" svg:x2="14.986cm" svg:y2="8.901cm">
          <text:p/>
        </draw:line>
        <draw:line draw:style-name="gr2" draw:text-style-name="P2" draw:layer="layout" svg:x1="14.986cm" svg:y1="8.679cm" svg:x2="12.736cm" svg:y2="8.679cm">
          <text:p/>
        </draw:line>
        <draw:line draw:style-name="gr2" draw:text-style-name="P2" draw:layer="layout" svg:x1="12.736cm" svg:y1="8.679cm" svg:x2="12.736cm" svg:y2="8.637cm">
          <text:p/>
        </draw:line>
        <draw:line draw:style-name="gr2" draw:text-style-name="P2" draw:layer="layout" svg:x1="14.986cm" svg:y1="8.637cm" svg:x2="12.736cm" svg:y2="8.637cm">
          <text:p/>
        </draw:line>
        <draw:line draw:style-name="gr2" draw:text-style-name="P2" draw:layer="layout" svg:x1="12.736cm" svg:y1="8.859cm" svg:x2="14.986cm" svg:y2="8.859cm">
          <text:p/>
        </draw:line>
        <draw:line draw:style-name="gr2" draw:text-style-name="P2" draw:layer="layout" svg:x1="12.736cm" svg:y1="8.901cm" svg:x2="14.986cm" svg:y2="8.901cm">
          <text:p/>
        </draw:line>
        <draw:line draw:style-name="gr2" draw:text-style-name="P2" draw:layer="layout" svg:x1="12.736cm" svg:y1="8.859cm" svg:x2="12.736cm" svg:y2="8.901cm">
          <text:p/>
        </draw:line>
        <draw:line draw:style-name="gr2" draw:text-style-name="P2" draw:layer="layout" svg:x1="10.096cm" svg:y1="6.189cm" svg:x2="10.096cm" svg:y2="6.147cm">
          <text:p/>
        </draw:line>
        <draw:line draw:style-name="gr2" draw:text-style-name="P2" draw:layer="layout" svg:x1="10.096cm" svg:y1="6.369cm" svg:x2="10.096cm" svg:y2="6.411cm">
          <text:p/>
        </draw:line>
        <draw:line draw:style-name="gr2" draw:text-style-name="P2" draw:layer="layout" svg:x1="7.846cm" svg:y1="8.859cm" svg:x2="7.846cm" svg:y2="8.901cm">
          <text:p/>
        </draw:line>
        <draw:line draw:style-name="gr2" draw:text-style-name="P2" draw:layer="layout" svg:x1="7.846cm" svg:y1="8.679cm" svg:x2="7.846cm" svg:y2="8.637cm">
          <text:p/>
        </draw:line>
        <draw:line draw:style-name="gr2" draw:text-style-name="P2" draw:layer="layout" svg:x1="7.846cm" svg:y1="6.411cm" svg:x2="10.096cm" svg:y2="6.411cm">
          <text:p/>
        </draw:line>
        <draw:line draw:style-name="gr2" draw:text-style-name="P2" draw:layer="layout" svg:x1="7.846cm" svg:y1="6.369cm" svg:x2="7.846cm" svg:y2="6.411cm">
          <text:p/>
        </draw:line>
        <draw:line draw:style-name="gr2" draw:text-style-name="P2" draw:layer="layout" svg:x1="12.736cm" svg:y1="6.369cm" svg:x2="12.736cm" svg:y2="6.411cm">
          <text:p/>
        </draw:line>
        <draw:line draw:style-name="gr2" draw:text-style-name="P2" draw:layer="layout" svg:x1="12.736cm" svg:y1="6.189cm" svg:x2="12.736cm" svg:y2="6.147cm">
          <text:p/>
        </draw:line>
        <draw:line draw:style-name="gr2" draw:text-style-name="P2" draw:layer="layout" svg:x1="12.736cm" svg:y1="6.369cm" svg:x2="14.986cm" svg:y2="6.369cm">
          <text:p/>
        </draw:line>
        <draw:line draw:style-name="gr2" draw:text-style-name="P2" draw:layer="layout" svg:x1="14.986cm" svg:y1="6.369cm" svg:x2="14.986cm" svg:y2="6.411cm">
          <text:p/>
        </draw:line>
        <draw:line draw:style-name="gr2" draw:text-style-name="P2" draw:layer="layout" svg:x1="12.736cm" svg:y1="6.411cm" svg:x2="14.986cm" svg:y2="6.411cm">
          <text:p/>
        </draw:line>
        <draw:line draw:style-name="gr2" draw:text-style-name="P2" draw:layer="layout" svg:x1="14.986cm" svg:y1="6.189cm" svg:x2="14.986cm" svg:y2="6.147cm">
          <text:p/>
        </draw:line>
        <draw:line draw:style-name="gr2" draw:text-style-name="P2" draw:layer="layout" svg:x1="7.846cm" svg:y1="6.189cm" svg:x2="7.846cm" svg:y2="6.147cm">
          <text:p/>
        </draw:line>
        <draw:line draw:style-name="gr2" draw:text-style-name="P2" draw:layer="layout" svg:x1="10.096cm" svg:y1="6.147cm" svg:x2="7.846cm" svg:y2="6.147cm">
          <text:p/>
        </draw:line>
        <draw:line draw:style-name="gr2" draw:text-style-name="P2" draw:layer="layout" svg:x1="10.096cm" svg:y1="8.679cm" svg:x2="7.846cm" svg:y2="8.679cm">
          <text:p/>
        </draw:line>
        <draw:line draw:style-name="gr2" draw:text-style-name="P2" draw:layer="layout" svg:x1="7.846cm" svg:y1="8.859cm" svg:x2="10.096cm" svg:y2="8.859cm">
          <text:p/>
        </draw:line>
        <draw:line draw:style-name="gr2" draw:text-style-name="P2" draw:layer="layout" svg:x1="14.986cm" svg:y1="6.189cm" svg:x2="12.736cm" svg:y2="6.189cm">
          <text:p/>
        </draw:line>
        <draw:line draw:style-name="gr2" draw:text-style-name="P2" draw:layer="layout" svg:x1="14.986cm" svg:y1="6.147cm" svg:x2="12.736cm" svg:y2="6.147cm">
          <text:p/>
        </draw:line>
        <draw:line draw:style-name="gr2" draw:text-style-name="P2" draw:layer="layout" svg:x1="10.096cm" svg:y1="8.859cm" svg:x2="10.096cm" svg:y2="8.901cm">
          <text:p/>
        </draw:line>
        <draw:line draw:style-name="gr2" draw:text-style-name="P2" draw:layer="layout" svg:x1="7.846cm" svg:y1="8.901cm" svg:x2="10.096cm" svg:y2="8.901cm">
          <text:p/>
        </draw:line>
        <draw:line draw:style-name="gr2" draw:text-style-name="P2" draw:layer="layout" svg:x1="10.096cm" svg:y1="8.679cm" svg:x2="10.096cm" svg:y2="8.637cm">
          <text:p/>
        </draw:line>
        <draw:line draw:style-name="gr2" draw:text-style-name="P2" draw:layer="layout" svg:x1="10.096cm" svg:y1="8.637cm" svg:x2="7.846cm" svg:y2="8.637cm">
          <text:p/>
        </draw:line>
        <draw:line draw:style-name="gr2" draw:text-style-name="P2" draw:layer="layout" svg:x1="17.029cm" svg:y1="8.094cm" svg:x2="16.873cm" svg:y2="8.094cm">
          <text:p/>
        </draw:line>
        <draw:line draw:style-name="gr2" draw:text-style-name="P2" draw:layer="layout" svg:x1="16.726cm" svg:y1="8.034cm" svg:x2="16.848cm" svg:y2="8.09cm">
          <text:p/>
        </draw:line>
        <draw:line draw:style-name="gr2" draw:text-style-name="P2" draw:layer="layout" svg:x1="16.726cm" svg:y1="8.034cm" svg:x2="17.176cm" svg:y2="8.034cm">
          <text:p/>
        </draw:line>
        <draw:line draw:style-name="gr2" draw:text-style-name="P2" draw:layer="layout" svg:x1="17.054cm" svg:y1="8.09cm" svg:x2="17.176cm" svg:y2="8.034cm">
          <text:p/>
        </draw:line>
        <draw:line draw:style-name="gr2" draw:text-style-name="P2" draw:layer="layout" svg:x1="15.919cm" svg:y1="8.214cm" svg:x2="15.919cm" svg:y2="8.094cm">
          <text:p/>
        </draw:line>
        <draw:line draw:style-name="gr2" draw:text-style-name="P2" draw:layer="layout" svg:x1="15.944cm" svg:y1="8.09cm" svg:x2="15.944cm" svg:y2="8.218cm">
          <text:p/>
        </draw:line>
        <draw:line draw:style-name="gr2" draw:text-style-name="P2" draw:layer="layout" svg:x1="16.873cm" svg:y1="8.094cm" svg:x2="16.873cm" svg:y2="8.214cm">
          <text:p/>
        </draw:line>
        <draw:line draw:style-name="gr2" draw:text-style-name="P2" draw:layer="layout" svg:x1="16.848cm" svg:y1="8.218cm" svg:x2="16.848cm" svg:y2="8.09cm">
          <text:p/>
        </draw:line>
        <draw:line draw:style-name="gr2" draw:text-style-name="P2" draw:layer="layout" svg:x1="15.763cm" svg:y1="8.094cm" svg:x2="15.763cm" svg:y2="8.214cm">
          <text:p/>
        </draw:line>
        <draw:line draw:style-name="gr2" draw:text-style-name="P2" draw:layer="layout" svg:x1="15.738cm" svg:y1="8.218cm" svg:x2="15.738cm" svg:y2="8.09cm">
          <text:p/>
        </draw:line>
        <draw:line draw:style-name="gr2" draw:text-style-name="P2" draw:layer="layout" svg:x1="17.029cm" svg:y1="8.214cm" svg:x2="17.029cm" svg:y2="8.094cm">
          <text:p/>
        </draw:line>
        <draw:line draw:style-name="gr2" draw:text-style-name="P2" draw:layer="layout" svg:x1="17.054cm" svg:y1="8.09cm" svg:x2="17.054cm" svg:y2="8.218cm">
          <text:p/>
        </draw:line>
        <draw:line draw:style-name="gr2" draw:text-style-name="P2" draw:layer="layout" svg:x1="15.919cm" svg:y1="8.094cm" svg:x2="15.763cm" svg:y2="8.094cm">
          <text:p/>
        </draw:line>
        <draw:line draw:style-name="gr2" draw:text-style-name="P2" draw:layer="layout" svg:x1="15.616cm" svg:y1="8.034cm" svg:x2="15.738cm" svg:y2="8.09cm">
          <text:p/>
        </draw:line>
        <draw:line draw:style-name="gr2" draw:text-style-name="P2" draw:layer="layout" svg:x1="15.616cm" svg:y1="8.034cm" svg:x2="16.066cm" svg:y2="8.034cm">
          <text:p/>
        </draw:line>
        <draw:line draw:style-name="gr2" draw:text-style-name="P2" draw:layer="layout" svg:x1="15.944cm" svg:y1="8.09cm" svg:x2="16.066cm" svg:y2="8.034cm">
          <text:p/>
        </draw:line>
        <draw:line draw:style-name="gr2" draw:text-style-name="P2" draw:layer="layout" svg:x1="15.738cm" svg:y1="8.218cm" svg:x2="15.616cm" svg:y2="8.274cm">
          <text:p/>
        </draw:line>
        <draw:line draw:style-name="gr2" draw:text-style-name="P2" draw:layer="layout" svg:x1="15.763cm" svg:y1="8.214cm" svg:x2="15.919cm" svg:y2="8.214cm">
          <text:p/>
        </draw:line>
        <draw:line draw:style-name="gr2" draw:text-style-name="P2" draw:layer="layout" svg:x1="16.066cm" svg:y1="8.274cm" svg:x2="15.944cm" svg:y2="8.218cm">
          <text:p/>
        </draw:line>
        <draw:line draw:style-name="gr2" draw:text-style-name="P2" draw:layer="layout" svg:x1="16.066cm" svg:y1="8.274cm" svg:x2="15.616cm" svg:y2="8.274cm">
          <text:p/>
        </draw:line>
        <draw:line draw:style-name="gr2" draw:text-style-name="P2" draw:layer="layout" svg:x1="16.848cm" svg:y1="8.218cm" svg:x2="16.726cm" svg:y2="8.274cm">
          <text:p/>
        </draw:line>
        <draw:line draw:style-name="gr2" draw:text-style-name="P2" draw:layer="layout" svg:x1="16.873cm" svg:y1="8.214cm" svg:x2="17.029cm" svg:y2="8.214cm">
          <text:p/>
        </draw:line>
        <draw:line draw:style-name="gr2" draw:text-style-name="P2" draw:layer="layout" svg:x1="17.176cm" svg:y1="8.274cm" svg:x2="17.054cm" svg:y2="8.218cm">
          <text:p/>
        </draw:line>
        <draw:line draw:style-name="gr2" draw:text-style-name="P2" draw:layer="layout" svg:x1="17.176cm" svg:y1="8.274cm" svg:x2="16.726cm" svg:y2="8.274cm">
          <text:p/>
        </draw:line>
        <draw:line draw:style-name="gr2" draw:text-style-name="P2" draw:layer="layout" svg:x1="16.848cm" svg:y1="6.958cm" svg:x2="16.726cm" svg:y2="7.014cm">
          <text:p/>
        </draw:line>
        <draw:line draw:style-name="gr2" draw:text-style-name="P2" draw:layer="layout" svg:x1="16.873cm" svg:y1="6.954cm" svg:x2="17.029cm" svg:y2="6.954cm">
          <text:p/>
        </draw:line>
        <draw:line draw:style-name="gr2" draw:text-style-name="P2" draw:layer="layout" svg:x1="17.176cm" svg:y1="7.014cm" svg:x2="17.054cm" svg:y2="6.958cm">
          <text:p/>
        </draw:line>
        <draw:line draw:style-name="gr2" draw:text-style-name="P2" draw:layer="layout" svg:x1="17.176cm" svg:y1="7.014cm" svg:x2="16.726cm" svg:y2="7.014cm">
          <text:p/>
        </draw:line>
        <draw:line draw:style-name="gr2" draw:text-style-name="P2" draw:layer="layout" svg:x1="15.738cm" svg:y1="6.958cm" svg:x2="15.616cm" svg:y2="7.014cm">
          <text:p/>
        </draw:line>
        <draw:line draw:style-name="gr2" draw:text-style-name="P2" draw:layer="layout" svg:x1="15.763cm" svg:y1="6.954cm" svg:x2="15.919cm" svg:y2="6.954cm">
          <text:p/>
        </draw:line>
        <draw:line draw:style-name="gr2" draw:text-style-name="P2" draw:layer="layout" svg:x1="16.066cm" svg:y1="7.014cm" svg:x2="15.944cm" svg:y2="6.958cm">
          <text:p/>
        </draw:line>
        <draw:line draw:style-name="gr2" draw:text-style-name="P2" draw:layer="layout" svg:x1="16.066cm" svg:y1="7.014cm" svg:x2="15.616cm" svg:y2="7.014cm">
          <text:p/>
        </draw:line>
        <draw:line draw:style-name="gr2" draw:text-style-name="P2" draw:layer="layout" svg:x1="15.763cm" svg:y1="6.834cm" svg:x2="15.763cm" svg:y2="6.954cm">
          <text:p/>
        </draw:line>
        <draw:line draw:style-name="gr2" draw:text-style-name="P2" draw:layer="layout" svg:x1="15.738cm" svg:y1="6.958cm" svg:x2="15.738cm" svg:y2="6.83cm">
          <text:p/>
        </draw:line>
        <draw:line draw:style-name="gr2" draw:text-style-name="P2" draw:layer="layout" svg:x1="15.919cm" svg:y1="6.834cm" svg:x2="15.763cm" svg:y2="6.834cm">
          <text:p/>
        </draw:line>
        <draw:line draw:style-name="gr2" draw:text-style-name="P2" draw:layer="layout" svg:x1="15.919cm" svg:y1="6.954cm" svg:x2="15.919cm" svg:y2="6.834cm">
          <text:p/>
        </draw:line>
        <draw:line draw:style-name="gr2" draw:text-style-name="P2" draw:layer="layout" svg:x1="15.944cm" svg:y1="6.83cm" svg:x2="15.944cm" svg:y2="6.958cm">
          <text:p/>
        </draw:line>
        <draw:line draw:style-name="gr2" draw:text-style-name="P2" draw:layer="layout" svg:x1="15.616cm" svg:y1="6.774cm" svg:x2="15.738cm" svg:y2="6.83cm">
          <text:p/>
        </draw:line>
        <draw:line draw:style-name="gr2" draw:text-style-name="P2" draw:layer="layout" svg:x1="15.616cm" svg:y1="6.774cm" svg:x2="16.066cm" svg:y2="6.774cm">
          <text:p/>
        </draw:line>
        <draw:line draw:style-name="gr2" draw:text-style-name="P2" draw:layer="layout" svg:x1="15.944cm" svg:y1="6.83cm" svg:x2="16.066cm" svg:y2="6.774cm">
          <text:p/>
        </draw:line>
        <draw:line draw:style-name="gr2" draw:text-style-name="P2" draw:layer="layout" svg:x1="16.873cm" svg:y1="6.834cm" svg:x2="16.873cm" svg:y2="6.954cm">
          <text:p/>
        </draw:line>
        <draw:line draw:style-name="gr2" draw:text-style-name="P2" draw:layer="layout" svg:x1="16.848cm" svg:y1="6.958cm" svg:x2="16.848cm" svg:y2="6.83cm">
          <text:p/>
        </draw:line>
        <draw:line draw:style-name="gr2" draw:text-style-name="P2" draw:layer="layout" svg:x1="17.029cm" svg:y1="6.834cm" svg:x2="16.873cm" svg:y2="6.834cm">
          <text:p/>
        </draw:line>
        <draw:line draw:style-name="gr2" draw:text-style-name="P2" draw:layer="layout" svg:x1="17.029cm" svg:y1="6.954cm" svg:x2="17.029cm" svg:y2="6.834cm">
          <text:p/>
        </draw:line>
        <draw:line draw:style-name="gr2" draw:text-style-name="P2" draw:layer="layout" svg:x1="17.054cm" svg:y1="6.83cm" svg:x2="17.054cm" svg:y2="6.958cm">
          <text:p/>
        </draw:line>
        <draw:line draw:style-name="gr2" draw:text-style-name="P2" draw:layer="layout" svg:x1="16.726cm" svg:y1="6.774cm" svg:x2="16.848cm" svg:y2="6.83cm">
          <text:p/>
        </draw:line>
        <draw:line draw:style-name="gr2" draw:text-style-name="P2" draw:layer="layout" svg:x1="16.726cm" svg:y1="6.774cm" svg:x2="17.176cm" svg:y2="6.774cm">
          <text:p/>
        </draw:line>
        <draw:line draw:style-name="gr2" draw:text-style-name="P2" draw:layer="layout" svg:x1="17.054cm" svg:y1="6.83cm" svg:x2="17.176cm" svg:y2="6.7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UnicodeMS" svg:font-family="ArialUnicodeMS"/>
    <style:font-face style:name="ArialUnicodeMS1" svg:font-family="ArialUnicodeMS" style:font-pitch="variable"/>
    <style:font-face style:name="ArialmonospacedforSAP" svg:font-family="ArialmonospacedforSAP" style:font-pitch="variable"/>
    <style:font-face style:name="ArialmonospacedforSAP1" svg:font-family="ArialmonospacedforSAP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XANSISymbols" svg:font-family="NXANSISymbols"/>
    <style:font-face style:name="NXANSISymbols1" svg:font-family="NXANSISymbol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2.2$Windows_X86_64 LibreOffice_project/53bb9681a964705cf672590721dbc85eb4d0c3a2</meta:generator>
    <dc:date>2023-08-26T23:10:44.766000000</dc:date>
    <meta:editing-duration>PT1H23M38S</meta:editing-duration>
    <meta:editing-cycles>2</meta:editing-cycles>
    <meta:document-statistic meta:object-count="3077"/>
  </office:meta>
</office:document-meta>
</file>